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3" table:style-name="ta1">
        <table:shapes>
          <draw:frame draw:z-index="0" draw:style-name="gr1" draw:text-style-name="P1" svg:width="26.985cm" svg:height="15.178cm" svg:x="12.985cm" svg:y="0.472cm">
            <draw:object draw:notify-on-update-of-ranges="LOGGER03.B1:LOGGER03.B1 LOGGER03.B2:LOGGER03.B978 LOGGER03.C1:LOGGER03.C1 LOGGER03.C2:LOGGER03.C9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8" calcext:value-type="float">
            <text:p>1.28</text:p>
          </table:table-cell>
          <table:table-cell office:value-type="float" office:value="460" calcext:value-type="float">
            <text:p>460</text:p>
          </table:table-cell>
          <table:table-cell office:value-type="float" office:value="589.73" calcext:value-type="float">
            <text:p>589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8" calcext:value-type="float">
            <text:p>15738</text:p>
          </table:table-cell>
          <table:table-cell table:formula="of:=[.A3]/1000/(60*60*24)" office:value-type="time" office:time-value="PT00H00M15.738S" calcext:value-type="time">
            <text:p>00:00:16</text:p>
          </table:table-cell>
          <table:table-cell office:value-type="float" office:value="1.28" calcext:value-type="float">
            <text:p>1.28</text:p>
          </table:table-cell>
          <table:table-cell office:value-type="float" office:value="459.92" calcext:value-type="float">
            <text:p>459.92</text:p>
          </table:table-cell>
          <table:table-cell office:value-type="float" office:value="587.77" calcext:value-type="float">
            <text:p>587.77</text:p>
          </table:table-cell>
          <table:table-cell office:value-type="float" office:value="2.01" calcext:value-type="float">
            <text:p>2.01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1738" calcext:value-type="float">
            <text:p>31738</text:p>
          </table:table-cell>
          <table:table-cell table:formula="of:=[.A4]/1000/(60*60*24)" office:value-type="time" office:time-value="PT00H00M31.738S" calcext:value-type="time">
            <text:p>00:00:32</text:p>
          </table:table-cell>
          <table:table-cell office:value-type="float" office:value="1.27" calcext:value-type="float">
            <text:p>1.2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83.84" calcext:value-type="float">
            <text:p>583.84</text:p>
          </table:table-cell>
          <table:table-cell office:value-type="float" office:value="4.05" calcext:value-type="float">
            <text:p>4.05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47739" calcext:value-type="float">
            <text:p>47739</text:p>
          </table:table-cell>
          <table:table-cell table:formula="of:=[.A5]/1000/(60*60*24)" office:value-type="time" office:time-value="PT00H00M47.739S" calcext:value-type="time">
            <text:p>00:00:48</text:p>
          </table:table-cell>
          <table:table-cell office:value-type="float" office:value="1.27" calcext:value-type="float">
            <text:p>1.27</text:p>
          </table:table-cell>
          <table:table-cell office:value-type="float" office:value="459.92" calcext:value-type="float">
            <text:p>459.92</text:p>
          </table:table-cell>
          <table:table-cell office:value-type="float" office:value="584.09" calcext:value-type="float">
            <text:p>584.09</text:p>
          </table:table-cell>
          <table:table-cell office:value-type="float" office:value="6.1" calcext:value-type="float">
            <text:p>6.1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63738" calcext:value-type="float">
            <text:p>63738</text:p>
          </table:table-cell>
          <table:table-cell table:formula="of:=[.A6]/1000/(60*60*24)" office:value-type="time" office:time-value="PT00H01M03.738S" calcext:value-type="time">
            <text:p>00:01:04</text:p>
          </table:table-cell>
          <table:table-cell office:value-type="float" office:value="1.27" calcext:value-type="float">
            <text:p>1.27</text:p>
          </table:table-cell>
          <table:table-cell office:value-type="float" office:value="459.8" calcext:value-type="float">
            <text:p>459.8</text:p>
          </table:table-cell>
          <table:table-cell office:value-type="float" office:value="582.09" calcext:value-type="float">
            <text:p>582.09</text:p>
          </table:table-cell>
          <table:table-cell office:value-type="float" office:value="8.14" calcext:value-type="float">
            <text:p>8.14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79739" calcext:value-type="float">
            <text:p>79739</text:p>
          </table:table-cell>
          <table:table-cell table:formula="of:=[.A7]/1000/(60*60*24)" office:value-type="time" office:time-value="PT00H01M19.739S" calcext:value-type="time">
            <text:p>00:01:20</text:p>
          </table:table-cell>
          <table:table-cell office:value-type="float" office:value="1.26" calcext:value-type="float">
            <text:p>1.26</text:p>
          </table:table-cell>
          <table:table-cell office:value-type="float" office:value="459.92" calcext:value-type="float">
            <text:p>459.9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0.18" calcext:value-type="float">
            <text:p>10.18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float" office:value="95738" calcext:value-type="float">
            <text:p>95738</text:p>
          </table:table-cell>
          <table:table-cell table:formula="of:=[.A8]/1000/(60*60*24)" office:value-type="time" office:time-value="PT00H01M35.738S" calcext:value-type="time">
            <text:p>00:01:36</text:p>
          </table:table-cell>
          <table:table-cell office:value-type="float" office:value="1.26" calcext:value-type="float">
            <text:p>1.26</text:p>
          </table:table-cell>
          <table:table-cell office:value-type="float" office:value="459.8" calcext:value-type="float">
            <text:p>459.8</text:p>
          </table:table-cell>
          <table:table-cell office:value-type="float" office:value="580.26" calcext:value-type="float">
            <text:p>580.26</text:p>
          </table:table-cell>
          <table:table-cell office:value-type="float" office:value="12.23" calcext:value-type="float">
            <text:p>12.2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float" office:value="111738" calcext:value-type="float">
            <text:p>111738</text:p>
          </table:table-cell>
          <table:table-cell table:formula="of:=[.A9]/1000/(60*60*24)" office:value-type="time" office:time-value="PT00H01M51.738S" calcext:value-type="time">
            <text:p>00:01:52</text:p>
          </table:table-cell>
          <table:table-cell office:value-type="float" office:value="1.26" calcext:value-type="float">
            <text:p>1.26</text:p>
          </table:table-cell>
          <table:table-cell office:value-type="float" office:value="459.6" calcext:value-type="float">
            <text:p>459.6</text:p>
          </table:table-cell>
          <table:table-cell office:value-type="float" office:value="579.99" calcext:value-type="float">
            <text:p>579.99</text:p>
          </table:table-cell>
          <table:table-cell office:value-type="float" office:value="14.27" calcext:value-type="float">
            <text:p>14.27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127739" calcext:value-type="float">
            <text:p>127739</text:p>
          </table:table-cell>
          <table:table-cell table:formula="of:=[.A10]/1000/(60*60*24)" office:value-type="time" office:time-value="PT00H02M07.739S" calcext:value-type="time">
            <text:p>00:02:08</text:p>
          </table:table-cell>
          <table:table-cell office:value-type="float" office:value="1.26" calcext:value-type="float">
            <text:p>1.26</text:p>
          </table:table-cell>
          <table:table-cell office:value-type="float" office:value="459.6" calcext:value-type="float">
            <text:p>459.6</text:p>
          </table:table-cell>
          <table:table-cell office:value-type="float" office:value="580.01" calcext:value-type="float">
            <text:p>580.01</text:p>
          </table:table-cell>
          <table:table-cell office:value-type="float" office:value="16.31" calcext:value-type="float">
            <text:p>16.31</text:p>
          </table:table-cell>
          <table:table-cell office:value-type="float" office:value="20.68" calcext:value-type="float">
            <text:p>20.68</text:p>
          </table:table-cell>
        </table:table-row>
        <table:table-row table:style-name="ro1">
          <table:table-cell office:value-type="float" office:value="143738" calcext:value-type="float">
            <text:p>143738</text:p>
          </table:table-cell>
          <table:table-cell table:formula="of:=[.A11]/1000/(60*60*24)" office:value-type="time" office:time-value="PT00H02M23.738S" calcext:value-type="time">
            <text:p>00:02:24</text:p>
          </table:table-cell>
          <table:table-cell office:value-type="float" office:value="1.26" calcext:value-type="float">
            <text:p>1.26</text:p>
          </table:table-cell>
          <table:table-cell office:value-type="float" office:value="459.4" calcext:value-type="float">
            <text:p>459.4</text:p>
          </table:table-cell>
          <table:table-cell office:value-type="float" office:value="577.92" calcext:value-type="float">
            <text:p>577.92</text:p>
          </table:table-cell>
          <table:table-cell office:value-type="float" office:value="18.36" calcext:value-type="float">
            <text:p>18.36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159738" calcext:value-type="float">
            <text:p>159738</text:p>
          </table:table-cell>
          <table:table-cell table:formula="of:=[.A12]/1000/(60*60*24)" office:value-type="time" office:time-value="PT00H02M39.738S" calcext:value-type="time">
            <text:p>00:02:40</text:p>
          </table:table-cell>
          <table:table-cell office:value-type="float" office:value="1.25" calcext:value-type="float">
            <text:p>1.25</text:p>
          </table:table-cell>
          <table:table-cell office:value-type="float" office:value="459.8" calcext:value-type="float">
            <text:p>459.8</text:p>
          </table:table-cell>
          <table:table-cell office:value-type="float" office:value="576.58" calcext:value-type="float">
            <text:p>576.58</text:p>
          </table:table-cell>
          <table:table-cell office:value-type="float" office:value="20.4" calcext:value-type="float">
            <text:p>20.4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1">
          <table:table-cell office:value-type="float" office:value="175738" calcext:value-type="float">
            <text:p>175738</text:p>
          </table:table-cell>
          <table:table-cell table:formula="of:=[.A13]/1000/(60*60*24)" office:value-type="time" office:time-value="PT00H02M55.738S" calcext:value-type="time">
            <text:p>00:02:56</text:p>
          </table:table-cell>
          <table:table-cell office:value-type="float" office:value="1.25" calcext:value-type="float">
            <text:p>1.25</text:p>
          </table:table-cell>
          <table:table-cell office:value-type="float" office:value="459.92" calcext:value-type="float">
            <text:p>459.92</text:p>
          </table:table-cell>
          <table:table-cell office:value-type="float" office:value="576.73" calcext:value-type="float">
            <text:p>576.73</text:p>
          </table:table-cell>
          <table:table-cell office:value-type="float" office:value="22.44" calcext:value-type="float">
            <text:p>22.44</text:p>
          </table:table-cell>
          <table:table-cell office:value-type="float" office:value="28.39" calcext:value-type="float">
            <text:p>28.39</text:p>
          </table:table-cell>
        </table:table-row>
        <table:table-row table:style-name="ro1">
          <table:table-cell office:value-type="float" office:value="191738" calcext:value-type="float">
            <text:p>191738</text:p>
          </table:table-cell>
          <table:table-cell table:formula="of:=[.A14]/1000/(60*60*24)" office:value-type="time" office:time-value="PT00H03M11.738S" calcext:value-type="time">
            <text:p>00:03:12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6.32" calcext:value-type="float">
            <text:p>576.32</text:p>
          </table:table-cell>
          <table:table-cell office:value-type="float" office:value="24.48" calcext:value-type="float">
            <text:p>24.48</text:p>
          </table:table-cell>
          <table:table-cell office:value-type="float" office:value="30.95" calcext:value-type="float">
            <text:p>30.95</text:p>
          </table:table-cell>
        </table:table-row>
        <table:table-row table:style-name="ro1">
          <table:table-cell office:value-type="float" office:value="207739" calcext:value-type="float">
            <text:p>207739</text:p>
          </table:table-cell>
          <table:table-cell table:formula="of:=[.A15]/1000/(60*60*24)" office:value-type="time" office:time-value="PT00H03M27.739S" calcext:value-type="time">
            <text:p>00:03:28</text:p>
          </table:table-cell>
          <table:table-cell office:value-type="float" office:value="1.25" calcext:value-type="float">
            <text:p>1.2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74.64" calcext:value-type="float">
            <text:p>574.64</text:p>
          </table:table-cell>
          <table:table-cell office:value-type="float" office:value="26.53" calcext:value-type="float">
            <text:p>26.53</text:p>
          </table:table-cell>
          <table:table-cell office:value-type="float" office:value="33.51" calcext:value-type="float">
            <text:p>33.51</text:p>
          </table:table-cell>
        </table:table-row>
        <table:table-row table:style-name="ro1">
          <table:table-cell office:value-type="float" office:value="223739" calcext:value-type="float">
            <text:p>223739</text:p>
          </table:table-cell>
          <table:table-cell table:formula="of:=[.A16]/1000/(60*60*24)" office:value-type="time" office:time-value="PT00H03M43.739S" calcext:value-type="time">
            <text:p>00:03:44</text:p>
          </table:table-cell>
          <table:table-cell office:value-type="float" office:value="1.25" calcext:value-type="float">
            <text:p>1.2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74.64" calcext:value-type="float">
            <text:p>574.64</text:p>
          </table:table-cell>
          <table:table-cell office:value-type="float" office:value="28.57" calcext:value-type="float">
            <text:p>28.57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 office:value-type="float" office:value="239738" calcext:value-type="float">
            <text:p>239738</text:p>
          </table:table-cell>
          <table:table-cell table:formula="of:=[.A17]/1000/(60*60*24)" office:value-type="time" office:time-value="PT00H03M59.738S" calcext:value-type="time">
            <text:p>00:04:00</text:p>
          </table:table-cell>
          <table:table-cell office:value-type="float" office:value="1.25" calcext:value-type="float">
            <text:p>1.25</text:p>
          </table:table-cell>
          <table:table-cell office:value-type="float" office:value="459.4" calcext:value-type="float">
            <text:p>459.4</text:p>
          </table:table-cell>
          <table:table-cell office:value-type="float" office:value="574.23" calcext:value-type="float">
            <text:p>574.23</text:p>
          </table:table-cell>
          <table:table-cell office:value-type="float" office:value="30.61" calcext:value-type="float">
            <text:p>30.61</text:p>
          </table:table-cell>
          <table:table-cell office:value-type="float" office:value="38.61" calcext:value-type="float">
            <text:p>38.61</text:p>
          </table:table-cell>
        </table:table-row>
        <table:table-row table:style-name="ro1">
          <table:table-cell office:value-type="float" office:value="255739" calcext:value-type="float">
            <text:p>255739</text:p>
          </table:table-cell>
          <table:table-cell table:formula="of:=[.A18]/1000/(60*60*24)" office:value-type="time" office:time-value="PT00H04M15.739S" calcext:value-type="time">
            <text:p>00:04:16</text:p>
          </table:table-cell>
          <table:table-cell office:value-type="float" office:value="1.25" calcext:value-type="float">
            <text:p>1.25</text:p>
          </table:table-cell>
          <table:table-cell office:value-type="float" office:value="459.8" calcext:value-type="float">
            <text:p>459.8</text:p>
          </table:table-cell>
          <table:table-cell office:value-type="float" office:value="574.74" calcext:value-type="float">
            <text:p>574.74</text:p>
          </table:table-cell>
          <table:table-cell office:value-type="float" office:value="32.66" calcext:value-type="float">
            <text:p>32.66</text:p>
          </table:table-cell>
          <table:table-cell office:value-type="float" office:value="41.17" calcext:value-type="float">
            <text:p>41.17</text:p>
          </table:table-cell>
        </table:table-row>
        <table:table-row table:style-name="ro1">
          <table:table-cell office:value-type="float" office:value="271738" calcext:value-type="float">
            <text:p>271738</text:p>
          </table:table-cell>
          <table:table-cell table:formula="of:=[.A19]/1000/(60*60*24)" office:value-type="time" office:time-value="PT00H04M31.738S" calcext:value-type="time">
            <text:p>00:04:32</text:p>
          </table:table-cell>
          <table:table-cell office:value-type="float" office:value="1.25" calcext:value-type="float">
            <text:p>1.2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74.63" calcext:value-type="float">
            <text:p>574.63</text:p>
          </table:table-cell>
          <table:table-cell office:value-type="float" office:value="34.7" calcext:value-type="float">
            <text:p>34.7</text:p>
          </table:table-cell>
          <table:table-cell office:value-type="float" office:value="43.71" calcext:value-type="float">
            <text:p>43.71</text:p>
          </table:table-cell>
        </table:table-row>
        <table:table-row table:style-name="ro1">
          <table:table-cell office:value-type="float" office:value="287738" calcext:value-type="float">
            <text:p>287738</text:p>
          </table:table-cell>
          <table:table-cell table:formula="of:=[.A20]/1000/(60*60*24)" office:value-type="time" office:time-value="PT00H04M47.738S" calcext:value-type="time">
            <text:p>00:04:48</text:p>
          </table:table-cell>
          <table:table-cell office:value-type="float" office:value="1.25" calcext:value-type="float">
            <text:p>1.2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72.54" calcext:value-type="float">
            <text:p>572.54</text:p>
          </table:table-cell>
          <table:table-cell office:value-type="float" office:value="36.74" calcext:value-type="float">
            <text:p>36.74</text:p>
          </table:table-cell>
          <table:table-cell office:value-type="float" office:value="46.26" calcext:value-type="float">
            <text:p>46.26</text:p>
          </table:table-cell>
        </table:table-row>
        <table:table-row table:style-name="ro1">
          <table:table-cell office:value-type="float" office:value="303738" calcext:value-type="float">
            <text:p>303738</text:p>
          </table:table-cell>
          <table:table-cell table:formula="of:=[.A21]/1000/(60*60*24)" office:value-type="time" office:time-value="PT00H05M03.738S" calcext:value-type="time">
            <text:p>00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459.4" calcext:value-type="float">
            <text:p>459.4</text:p>
          </table:table-cell>
          <table:table-cell office:value-type="float" office:value="572.41" calcext:value-type="float">
            <text:p>572.41</text:p>
          </table:table-cell>
          <table:table-cell office:value-type="float" office:value="38.78" calcext:value-type="float">
            <text:p>38.78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float" office:value="319738" calcext:value-type="float">
            <text:p>319738</text:p>
          </table:table-cell>
          <table:table-cell table:formula="of:=[.A22]/1000/(60*60*24)" office:value-type="time" office:time-value="PT00H05M19.738S" calcext:value-type="time">
            <text:p>00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459.8" calcext:value-type="float">
            <text:p>459.8</text:p>
          </table:table-cell>
          <table:table-cell office:value-type="float" office:value="571.04" calcext:value-type="float">
            <text:p>571.04</text:p>
          </table:table-cell>
          <table:table-cell office:value-type="float" office:value="40.83" calcext:value-type="float">
            <text:p>40.83</text:p>
          </table:table-cell>
          <table:table-cell office:value-type="float" office:value="51.34" calcext:value-type="float">
            <text:p>51.34</text:p>
          </table:table-cell>
        </table:table-row>
        <table:table-row table:style-name="ro1">
          <table:table-cell office:value-type="float" office:value="335738" calcext:value-type="float">
            <text:p>335738</text:p>
          </table:table-cell>
          <table:table-cell table:formula="of:=[.A23]/1000/(60*60*24)" office:value-type="time" office:time-value="PT00H05M35.738S" calcext:value-type="time">
            <text:p>00:05:36</text:p>
          </table:table-cell>
          <table:table-cell office:value-type="float" office:value="1.25" calcext:value-type="float">
            <text:p>1.2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72.8" calcext:value-type="float">
            <text:p>572.8</text:p>
          </table:table-cell>
          <table:table-cell office:value-type="float" office:value="42.87" calcext:value-type="float">
            <text:p>42.87</text:p>
          </table:table-cell>
          <table:table-cell office:value-type="float" office:value="53.88" calcext:value-type="float">
            <text:p>53.88</text:p>
          </table:table-cell>
        </table:table-row>
        <table:table-row table:style-name="ro1">
          <table:table-cell office:value-type="float" office:value="351738" calcext:value-type="float">
            <text:p>351738</text:p>
          </table:table-cell>
          <table:table-cell table:formula="of:=[.A24]/1000/(60*60*24)" office:value-type="time" office:time-value="PT00H05M51.738S" calcext:value-type="time">
            <text:p>00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459.8" calcext:value-type="float">
            <text:p>459.8</text:p>
          </table:table-cell>
          <table:table-cell office:value-type="float" office:value="571.05" calcext:value-type="float">
            <text:p>571.05</text:p>
          </table:table-cell>
          <table:table-cell office:value-type="float" office:value="44.91" calcext:value-type="float">
            <text:p>44.91</text:p>
          </table:table-cell>
          <table:table-cell office:value-type="float" office:value="56.42" calcext:value-type="float">
            <text:p>56.42</text:p>
          </table:table-cell>
        </table:table-row>
        <table:table-row table:style-name="ro1">
          <table:table-cell office:value-type="float" office:value="367738" calcext:value-type="float">
            <text:p>367738</text:p>
          </table:table-cell>
          <table:table-cell table:formula="of:=[.A25]/1000/(60*60*24)" office:value-type="time" office:time-value="PT00H06M07.738S" calcext:value-type="time">
            <text:p>00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70.45" calcext:value-type="float">
            <text:p>570.45</text:p>
          </table:table-cell>
          <table:table-cell office:value-type="float" office:value="46.95" calcext:value-type="float">
            <text:p>46.95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float" office:value="383738" calcext:value-type="float">
            <text:p>383738</text:p>
          </table:table-cell>
          <table:table-cell table:formula="of:=[.A26]/1000/(60*60*24)" office:value-type="time" office:time-value="PT00H06M23.738S" calcext:value-type="time">
            <text:p>00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459.4" calcext:value-type="float">
            <text:p>459.4</text:p>
          </table:table-cell>
          <table:table-cell office:value-type="float" office:value="568.71" calcext:value-type="float">
            <text:p>568.71</text:p>
          </table:table-cell>
          <table:table-cell office:value-type="float" office:value="49" calcext:value-type="float">
            <text:p>49</text:p>
          </table:table-cell>
          <table:table-cell office:value-type="float" office:value="61.48" calcext:value-type="float">
            <text:p>61.48</text:p>
          </table:table-cell>
        </table:table-row>
        <table:table-row table:style-name="ro1">
          <table:table-cell office:value-type="float" office:value="399738" calcext:value-type="float">
            <text:p>399738</text:p>
          </table:table-cell>
          <table:table-cell table:formula="of:=[.A27]/1000/(60*60*24)" office:value-type="time" office:time-value="PT00H06M39.738S" calcext:value-type="time">
            <text:p>00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459.8" calcext:value-type="float">
            <text:p>459.8</text:p>
          </table:table-cell>
          <table:table-cell office:value-type="float" office:value="569.22" calcext:value-type="float">
            <text:p>569.22</text:p>
          </table:table-cell>
          <table:table-cell office:value-type="float" office:value="51.04" calcext:value-type="float">
            <text:p>51.04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float" office:value="415738" calcext:value-type="float">
            <text:p>415738</text:p>
          </table:table-cell>
          <table:table-cell table:formula="of:=[.A28]/1000/(60*60*24)" office:value-type="time" office:time-value="PT00H06M55.738S" calcext:value-type="time">
            <text:p>00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459.8" calcext:value-type="float">
            <text:p>459.8</text:p>
          </table:table-cell>
          <table:table-cell office:value-type="float" office:value="569.21" calcext:value-type="float">
            <text:p>569.21</text:p>
          </table:table-cell>
          <table:table-cell office:value-type="float" office:value="53.08" calcext:value-type="float">
            <text:p>53.08</text:p>
          </table:table-cell>
          <table:table-cell office:value-type="float" office:value="66.54" calcext:value-type="float">
            <text:p>66.54</text:p>
          </table:table-cell>
        </table:table-row>
        <table:table-row table:style-name="ro1">
          <table:table-cell office:value-type="float" office:value="431738" calcext:value-type="float">
            <text:p>431738</text:p>
          </table:table-cell>
          <table:table-cell table:formula="of:=[.A29]/1000/(60*60*24)" office:value-type="time" office:time-value="PT00H07M11.738S" calcext:value-type="time">
            <text:p>00:07:12</text:p>
          </table:table-cell>
          <table:table-cell office:value-type="float" office:value="1.23" calcext:value-type="float">
            <text:p>1.2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7.03" calcext:value-type="float">
            <text:p>567.03</text:p>
          </table:table-cell>
          <table:table-cell office:value-type="float" office:value="55.13" calcext:value-type="float">
            <text:p>55.13</text:p>
          </table:table-cell>
          <table:table-cell office:value-type="float" office:value="69.07" calcext:value-type="float">
            <text:p>69.07</text:p>
          </table:table-cell>
        </table:table-row>
        <table:table-row table:style-name="ro1">
          <table:table-cell office:value-type="float" office:value="447738" calcext:value-type="float">
            <text:p>447738</text:p>
          </table:table-cell>
          <table:table-cell table:formula="of:=[.A30]/1000/(60*60*24)" office:value-type="time" office:time-value="PT00H07M27.738S" calcext:value-type="time">
            <text:p>00:07:28</text:p>
          </table:table-cell>
          <table:table-cell office:value-type="float" office:value="1.23" calcext:value-type="float">
            <text:p>1.23</text:p>
          </table:table-cell>
          <table:table-cell office:value-type="float" office:value="459.8" calcext:value-type="float">
            <text:p>459.8</text:p>
          </table:table-cell>
          <table:table-cell office:value-type="float" office:value="567.38" calcext:value-type="float">
            <text:p>567.38</text:p>
          </table:table-cell>
          <table:table-cell office:value-type="float" office:value="57.17" calcext:value-type="float">
            <text:p>57.17</text:p>
          </table:table-cell>
          <table:table-cell office:value-type="float" office:value="71.59" calcext:value-type="float">
            <text:p>71.59</text:p>
          </table:table-cell>
        </table:table-row>
        <table:table-row table:style-name="ro1">
          <table:table-cell office:value-type="float" office:value="463738" calcext:value-type="float">
            <text:p>463738</text:p>
          </table:table-cell>
          <table:table-cell table:formula="of:=[.A31]/1000/(60*60*24)" office:value-type="time" office:time-value="PT00H07M43.738S" calcext:value-type="time">
            <text:p>00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7.13" calcext:value-type="float">
            <text:p>567.13</text:p>
          </table:table-cell>
          <table:table-cell office:value-type="float" office:value="59.21" calcext:value-type="float">
            <text:p>59.21</text:p>
          </table:table-cell>
          <table:table-cell office:value-type="float" office:value="74.11" calcext:value-type="float">
            <text:p>74.11</text:p>
          </table:table-cell>
        </table:table-row>
        <table:table-row table:style-name="ro1">
          <table:table-cell office:value-type="float" office:value="479738" calcext:value-type="float">
            <text:p>479738</text:p>
          </table:table-cell>
          <table:table-cell table:formula="of:=[.A32]/1000/(60*60*24)" office:value-type="time" office:time-value="PT00H07M59.738S" calcext:value-type="time">
            <text:p>00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7.13" calcext:value-type="float">
            <text:p>567.13</text:p>
          </table:table-cell>
          <table:table-cell office:value-type="float" office:value="61.25" calcext:value-type="float">
            <text:p>61.25</text:p>
          </table:table-cell>
          <table:table-cell office:value-type="float" office:value="76.64" calcext:value-type="float">
            <text:p>76.64</text:p>
          </table:table-cell>
        </table:table-row>
        <table:table-row table:style-name="ro1">
          <table:table-cell office:value-type="float" office:value="495738" calcext:value-type="float">
            <text:p>495738</text:p>
          </table:table-cell>
          <table:table-cell table:formula="of:=[.A33]/1000/(60*60*24)" office:value-type="time" office:time-value="PT00H08M15.738S" calcext:value-type="time">
            <text:p>00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5.19" calcext:value-type="float">
            <text:p>565.19</text:p>
          </table:table-cell>
          <table:table-cell office:value-type="float" office:value="63.3" calcext:value-type="float">
            <text:p>63.3</text:p>
          </table:table-cell>
          <table:table-cell office:value-type="float" office:value="79.15" calcext:value-type="float">
            <text:p>79.15</text:p>
          </table:table-cell>
        </table:table-row>
        <table:table-row table:style-name="ro1">
          <table:table-cell office:value-type="float" office:value="511738" calcext:value-type="float">
            <text:p>511738</text:p>
          </table:table-cell>
          <table:table-cell table:formula="of:=[.A34]/1000/(60*60*24)" office:value-type="time" office:time-value="PT00H08M31.738S" calcext:value-type="time">
            <text:p>00:08:32</text:p>
          </table:table-cell>
          <table:table-cell office:value-type="float" office:value="1.23" calcext:value-type="float">
            <text:p>1.23</text:p>
          </table:table-cell>
          <table:table-cell office:value-type="float" office:value="459.8" calcext:value-type="float">
            <text:p>459.8</text:p>
          </table:table-cell>
          <table:table-cell office:value-type="float" office:value="565.54" calcext:value-type="float">
            <text:p>565.54</text:p>
          </table:table-cell>
          <table:table-cell office:value-type="float" office:value="65.34" calcext:value-type="float">
            <text:p>65.34</text:p>
          </table:table-cell>
          <table:table-cell office:value-type="float" office:value="81.67" calcext:value-type="float">
            <text:p>81.67</text:p>
          </table:table-cell>
        </table:table-row>
        <table:table-row table:style-name="ro1">
          <table:table-cell office:value-type="float" office:value="527739" calcext:value-type="float">
            <text:p>527739</text:p>
          </table:table-cell>
          <table:table-cell table:formula="of:=[.A35]/1000/(60*60*24)" office:value-type="time" office:time-value="PT00H08M47.739S" calcext:value-type="time">
            <text:p>00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5.05" calcext:value-type="float">
            <text:p>565.05</text:p>
          </table:table-cell>
          <table:table-cell office:value-type="float" office:value="67.38" calcext:value-type="float">
            <text:p>67.38</text:p>
          </table:table-cell>
          <table:table-cell office:value-type="float" office:value="84.19" calcext:value-type="float">
            <text:p>84.19</text:p>
          </table:table-cell>
        </table:table-row>
        <table:table-row table:style-name="ro1">
          <table:table-cell office:value-type="float" office:value="543738" calcext:value-type="float">
            <text:p>543738</text:p>
          </table:table-cell>
          <table:table-cell table:formula="of:=[.A36]/1000/(60*60*24)" office:value-type="time" office:time-value="PT00H09M03.738S" calcext:value-type="time">
            <text:p>00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7.28" calcext:value-type="float">
            <text:p>567.28</text:p>
          </table:table-cell>
          <table:table-cell office:value-type="float" office:value="69.42" calcext:value-type="float">
            <text:p>69.42</text:p>
          </table:table-cell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float" office:value="559738" calcext:value-type="float">
            <text:p>559738</text:p>
          </table:table-cell>
          <table:table-cell table:formula="of:=[.A37]/1000/(60*60*24)" office:value-type="time" office:time-value="PT00H09M19.738S" calcext:value-type="time">
            <text:p>00:09:20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6.87" calcext:value-type="float">
            <text:p>566.87</text:p>
          </table:table-cell>
          <table:table-cell office:value-type="float" office:value="71.47" calcext:value-type="float">
            <text:p>71.47</text:p>
          </table:table-cell>
          <table:table-cell office:value-type="float" office:value="89.21" calcext:value-type="float">
            <text:p>89.21</text:p>
          </table:table-cell>
        </table:table-row>
        <table:table-row table:style-name="ro1">
          <table:table-cell office:value-type="float" office:value="575738" calcext:value-type="float">
            <text:p>575738</text:p>
          </table:table-cell>
          <table:table-cell table:formula="of:=[.A38]/1000/(60*60*24)" office:value-type="time" office:time-value="PT00H09M35.738S" calcext:value-type="time">
            <text:p>00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3.58" calcext:value-type="float">
            <text:p>563.58</text:p>
          </table:table-cell>
          <table:table-cell office:value-type="float" office:value="73.51" calcext:value-type="float">
            <text:p>73.51</text:p>
          </table:table-cell>
          <table:table-cell office:value-type="float" office:value="91.73" calcext:value-type="float">
            <text:p>91.73</text:p>
          </table:table-cell>
        </table:table-row>
        <table:table-row table:style-name="ro1">
          <table:table-cell office:value-type="float" office:value="591738" calcext:value-type="float">
            <text:p>591738</text:p>
          </table:table-cell>
          <table:table-cell table:formula="of:=[.A39]/1000/(60*60*24)" office:value-type="time" office:time-value="PT00H09M51.738S" calcext:value-type="time">
            <text:p>00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3.45" calcext:value-type="float">
            <text:p>563.45</text:p>
          </table:table-cell>
          <table:table-cell office:value-type="float" office:value="75.55" calcext:value-type="float">
            <text:p>75.55</text:p>
          </table:table-cell>
          <table:table-cell office:value-type="float" office:value="94.24" calcext:value-type="float">
            <text:p>94.24</text:p>
          </table:table-cell>
        </table:table-row>
        <table:table-row table:style-name="ro1">
          <table:table-cell office:value-type="float" office:value="607739" calcext:value-type="float">
            <text:p>607739</text:p>
          </table:table-cell>
          <table:table-cell table:formula="of:=[.A40]/1000/(60*60*24)" office:value-type="time" office:time-value="PT00H10M07.739S" calcext:value-type="time">
            <text:p>00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5.19" calcext:value-type="float">
            <text:p>565.19</text:p>
          </table:table-cell>
          <table:table-cell office:value-type="float" office:value="77.59" calcext:value-type="float">
            <text:p>77.59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623738" calcext:value-type="float">
            <text:p>623738</text:p>
          </table:table-cell>
          <table:table-cell table:formula="of:=[.A41]/1000/(60*60*24)" office:value-type="time" office:time-value="PT00H10M23.738S" calcext:value-type="time">
            <text:p>00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5.28" calcext:value-type="float">
            <text:p>565.28</text:p>
          </table:table-cell>
          <table:table-cell office:value-type="float" office:value="79.64" calcext:value-type="float">
            <text:p>79.64</text:p>
          </table:table-cell>
          <table:table-cell office:value-type="float" office:value="99.26" calcext:value-type="float">
            <text:p>99.26</text:p>
          </table:table-cell>
        </table:table-row>
        <table:table-row table:style-name="ro1">
          <table:table-cell office:value-type="float" office:value="639738" calcext:value-type="float">
            <text:p>639738</text:p>
          </table:table-cell>
          <table:table-cell table:formula="of:=[.A42]/1000/(60*60*24)" office:value-type="time" office:time-value="PT00H10M39.738S" calcext:value-type="time">
            <text:p>00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63.12" calcext:value-type="float">
            <text:p>563.12</text:p>
          </table:table-cell>
          <table:table-cell office:value-type="float" office:value="81.68" calcext:value-type="float">
            <text:p>81.68</text:p>
          </table:table-cell>
          <table:table-cell office:value-type="float" office:value="101.76" calcext:value-type="float">
            <text:p>101.76</text:p>
          </table:table-cell>
        </table:table-row>
        <table:table-row table:style-name="ro1">
          <table:table-cell office:value-type="float" office:value="655738" calcext:value-type="float">
            <text:p>655738</text:p>
          </table:table-cell>
          <table:table-cell table:formula="of:=[.A43]/1000/(60*60*24)" office:value-type="time" office:time-value="PT00H10M55.738S" calcext:value-type="time">
            <text:p>00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459.2" calcext:value-type="float">
            <text:p>459.2</text:p>
          </table:table-cell>
          <table:table-cell office:value-type="float" office:value="562.95" calcext:value-type="float">
            <text:p>562.95</text:p>
          </table:table-cell>
          <table:table-cell office:value-type="float" office:value="83.72" calcext:value-type="float">
            <text:p>83.72</text:p>
          </table:table-cell>
          <table:table-cell office:value-type="float" office:value="104.27" calcext:value-type="float">
            <text:p>104.27</text:p>
          </table:table-cell>
        </table:table-row>
        <table:table-row table:style-name="ro1">
          <table:table-cell office:value-type="float" office:value="671738" calcext:value-type="float">
            <text:p>671738</text:p>
          </table:table-cell>
          <table:table-cell table:formula="of:=[.A44]/1000/(60*60*24)" office:value-type="time" office:time-value="PT00H11M11.738S" calcext:value-type="time">
            <text:p>00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5.03" calcext:value-type="float">
            <text:p>565.03</text:p>
          </table:table-cell>
          <table:table-cell office:value-type="float" office:value="85.76" calcext:value-type="float">
            <text:p>85.76</text:p>
          </table:table-cell>
          <table:table-cell office:value-type="float" office:value="106.77" calcext:value-type="float">
            <text:p>106.77</text:p>
          </table:table-cell>
        </table:table-row>
        <table:table-row table:style-name="ro1">
          <table:table-cell office:value-type="float" office:value="687738" calcext:value-type="float">
            <text:p>687738</text:p>
          </table:table-cell>
          <table:table-cell table:formula="of:=[.A45]/1000/(60*60*24)" office:value-type="time" office:time-value="PT00H11M27.738S" calcext:value-type="time">
            <text:p>00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3.21" calcext:value-type="float">
            <text:p>563.21</text:p>
          </table:table-cell>
          <table:table-cell office:value-type="float" office:value="87.81" calcext:value-type="float">
            <text:p>87.81</text:p>
          </table:table-cell>
          <table:table-cell office:value-type="float" office:value="109.28" calcext:value-type="float">
            <text:p>109.28</text:p>
          </table:table-cell>
        </table:table-row>
        <table:table-row table:style-name="ro1">
          <table:table-cell office:value-type="float" office:value="703739" calcext:value-type="float">
            <text:p>703739</text:p>
          </table:table-cell>
          <table:table-cell table:formula="of:=[.A46]/1000/(60*60*24)" office:value-type="time" office:time-value="PT00H11M43.739S" calcext:value-type="time">
            <text:p>00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1.52" calcext:value-type="float">
            <text:p>561.52</text:p>
          </table:table-cell>
          <table:table-cell office:value-type="float" office:value="89.85" calcext:value-type="float">
            <text:p>89.85</text:p>
          </table:table-cell>
          <table:table-cell office:value-type="float" office:value="111.78" calcext:value-type="float">
            <text:p>111.78</text:p>
          </table:table-cell>
        </table:table-row>
        <table:table-row table:style-name="ro1">
          <table:table-cell office:value-type="float" office:value="719739" calcext:value-type="float">
            <text:p>719739</text:p>
          </table:table-cell>
          <table:table-cell table:formula="of:=[.A47]/1000/(60*60*24)" office:value-type="time" office:time-value="PT00H11M59.739S" calcext:value-type="time">
            <text:p>00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459.8" calcext:value-type="float">
            <text:p>459.8</text:p>
          </table:table-cell>
          <table:table-cell office:value-type="float" office:value="561.86" calcext:value-type="float">
            <text:p>561.86</text:p>
          </table:table-cell>
          <table:table-cell office:value-type="float" office:value="91.89" calcext:value-type="float">
            <text:p>91.89</text:p>
          </table:table-cell>
          <table:table-cell office:value-type="float" office:value="114.28" calcext:value-type="float">
            <text:p>114.28</text:p>
          </table:table-cell>
        </table:table-row>
        <table:table-row table:style-name="ro1">
          <table:table-cell office:value-type="float" office:value="735739" calcext:value-type="float">
            <text:p>735739</text:p>
          </table:table-cell>
          <table:table-cell table:formula="of:=[.A48]/1000/(60*60*24)" office:value-type="time" office:time-value="PT00H12M15.739S" calcext:value-type="time">
            <text:p>00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3.61" calcext:value-type="float">
            <text:p>563.61</text:p>
          </table:table-cell>
          <table:table-cell office:value-type="float" office:value="93.94" calcext:value-type="float">
            <text:p>93.94</text:p>
          </table:table-cell>
          <table:table-cell office:value-type="float" office:value="116.78" calcext:value-type="float">
            <text:p>116.78</text:p>
          </table:table-cell>
        </table:table-row>
        <table:table-row table:style-name="ro1">
          <table:table-cell office:value-type="float" office:value="751739" calcext:value-type="float">
            <text:p>751739</text:p>
          </table:table-cell>
          <table:table-cell table:formula="of:=[.A49]/1000/(60*60*24)" office:value-type="time" office:time-value="PT00H12M31.739S" calcext:value-type="time">
            <text:p>00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459.6" calcext:value-type="float">
            <text:p>459.6</text:p>
          </table:table-cell>
          <table:table-cell office:value-type="float" office:value="561.62" calcext:value-type="float">
            <text:p>561.62</text:p>
          </table:table-cell>
          <table:table-cell office:value-type="float" office:value="95.98" calcext:value-type="float">
            <text:p>95.98</text:p>
          </table:table-cell>
          <table:table-cell office:value-type="float" office:value="119.27" calcext:value-type="float">
            <text:p>119.27</text:p>
          </table:table-cell>
        </table:table-row>
        <table:table-row table:style-name="ro1">
          <table:table-cell office:value-type="float" office:value="767738" calcext:value-type="float">
            <text:p>767738</text:p>
          </table:table-cell>
          <table:table-cell table:formula="of:=[.A50]/1000/(60*60*24)" office:value-type="time" office:time-value="PT00H12M47.738S" calcext:value-type="time">
            <text:p>00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459.4" calcext:value-type="float">
            <text:p>459.4</text:p>
          </table:table-cell>
          <table:table-cell office:value-type="float" office:value="559.53" calcext:value-type="float">
            <text:p>559.53</text:p>
          </table:table-cell>
          <table:table-cell office:value-type="float" office:value="98.02" calcext:value-type="float">
            <text:p>98.02</text:p>
          </table:table-cell>
          <table:table-cell office:value-type="float" office:value="121.77" calcext:value-type="float">
            <text:p>121.77</text:p>
          </table:table-cell>
        </table:table-row>
        <table:table-row table:style-name="ro1">
          <table:table-cell office:value-type="float" office:value="783738" calcext:value-type="float">
            <text:p>783738</text:p>
          </table:table-cell>
          <table:table-cell table:formula="of:=[.A51]/1000/(60*60*24)" office:value-type="time" office:time-value="PT00H13M03.738S" calcext:value-type="time">
            <text:p>00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1.75" calcext:value-type="float">
            <text:p>561.75</text:p>
          </table:table-cell>
          <table:table-cell office:value-type="float" office:value="100.06" calcext:value-type="float">
            <text:p>100.06</text:p>
          </table:table-cell>
          <table:table-cell office:value-type="float" office:value="124.26" calcext:value-type="float">
            <text:p>124.26</text:p>
          </table:table-cell>
        </table:table-row>
        <table:table-row table:style-name="ro1">
          <table:table-cell office:value-type="float" office:value="799738" calcext:value-type="float">
            <text:p>799738</text:p>
          </table:table-cell>
          <table:table-cell table:formula="of:=[.A52]/1000/(60*60*24)" office:value-type="time" office:time-value="PT00H13M19.738S" calcext:value-type="time">
            <text:p>00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459.4" calcext:value-type="float">
            <text:p>459.4</text:p>
          </table:table-cell>
          <table:table-cell office:value-type="float" office:value="559.51" calcext:value-type="float">
            <text:p>559.51</text:p>
          </table:table-cell>
          <table:table-cell office:value-type="float" office:value="102.1" calcext:value-type="float">
            <text:p>102.1</text:p>
          </table:table-cell>
          <table:table-cell office:value-type="float" office:value="126.76" calcext:value-type="float">
            <text:p>126.76</text:p>
          </table:table-cell>
        </table:table-row>
        <table:table-row table:style-name="ro1">
          <table:table-cell office:value-type="float" office:value="814739" calcext:value-type="float">
            <text:p>814739</text:p>
          </table:table-cell>
          <table:table-cell table:formula="of:=[.A53]/1000/(60*60*24)" office:value-type="time" office:time-value="PT00H13M34.739S" calcext:value-type="time">
            <text:p>00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459.4" calcext:value-type="float">
            <text:p>459.4</text:p>
          </table:table-cell>
          <table:table-cell office:value-type="float" office:value="559.54" calcext:value-type="float">
            <text:p>559.54</text:p>
          </table:table-cell>
          <table:table-cell office:value-type="float" office:value="104.02" calcext:value-type="float">
            <text:p>104.02</text:p>
          </table:table-cell>
          <table:table-cell office:value-type="float" office:value="129.1" calcext:value-type="float">
            <text:p>129.1</text:p>
          </table:table-cell>
        </table:table-row>
        <table:table-row table:style-name="ro1">
          <table:table-cell office:value-type="float" office:value="830738" calcext:value-type="float">
            <text:p>830738</text:p>
          </table:table-cell>
          <table:table-cell table:formula="of:=[.A54]/1000/(60*60*24)" office:value-type="time" office:time-value="PT00H13M50.738S" calcext:value-type="time">
            <text:p>00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9.67" calcext:value-type="float">
            <text:p>559.67</text:p>
          </table:table-cell>
          <table:table-cell office:value-type="float" office:value="106.06" calcext:value-type="float">
            <text:p>106.06</text:p>
          </table:table-cell>
          <table:table-cell office:value-type="float" office:value="131.59" calcext:value-type="float">
            <text:p>131.59</text:p>
          </table:table-cell>
        </table:table-row>
        <table:table-row table:style-name="ro1">
          <table:table-cell office:value-type="float" office:value="846738" calcext:value-type="float">
            <text:p>846738</text:p>
          </table:table-cell>
          <table:table-cell table:formula="of:=[.A55]/1000/(60*60*24)" office:value-type="time" office:time-value="PT00H14M06.738S" calcext:value-type="time">
            <text:p>00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1.76" calcext:value-type="float">
            <text:p>561.76</text:p>
          </table:table-cell>
          <table:table-cell office:value-type="float" office:value="108.1" calcext:value-type="float">
            <text:p>108.1</text:p>
          </table:table-cell>
          <table:table-cell office:value-type="float" office:value="134.08" calcext:value-type="float">
            <text:p>134.08</text:p>
          </table:table-cell>
        </table:table-row>
        <table:table-row table:style-name="ro1">
          <table:table-cell office:value-type="float" office:value="862738" calcext:value-type="float">
            <text:p>862738</text:p>
          </table:table-cell>
          <table:table-cell table:formula="of:=[.A56]/1000/(60*60*24)" office:value-type="time" office:time-value="PT00H14M22.738S" calcext:value-type="time">
            <text:p>00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9.67" calcext:value-type="float">
            <text:p>559.67</text:p>
          </table:table-cell>
          <table:table-cell office:value-type="float" office:value="110.15" calcext:value-type="float">
            <text:p>110.15</text:p>
          </table:table-cell>
          <table:table-cell office:value-type="float" office:value="136.57" calcext:value-type="float">
            <text:p>136.57</text:p>
          </table:table-cell>
        </table:table-row>
        <table:table-row table:style-name="ro1">
          <table:table-cell office:value-type="float" office:value="878738" calcext:value-type="float">
            <text:p>878738</text:p>
          </table:table-cell>
          <table:table-cell table:formula="of:=[.A57]/1000/(60*60*24)" office:value-type="time" office:time-value="PT00H14M38.738S" calcext:value-type="time">
            <text:p>00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459.12" calcext:value-type="float">
            <text:p>459.12</text:p>
          </table:table-cell>
          <table:table-cell office:value-type="float" office:value="559.18" calcext:value-type="float">
            <text:p>559.18</text:p>
          </table:table-cell>
          <table:table-cell office:value-type="float" office:value="112.19" calcext:value-type="float">
            <text:p>112.19</text:p>
          </table:table-cell>
          <table:table-cell office:value-type="float" office:value="139.05" calcext:value-type="float">
            <text:p>139.05</text:p>
          </table:table-cell>
        </table:table-row>
        <table:table-row table:style-name="ro1">
          <table:table-cell office:value-type="float" office:value="894738" calcext:value-type="float">
            <text:p>894738</text:p>
          </table:table-cell>
          <table:table-cell table:formula="of:=[.A58]/1000/(60*60*24)" office:value-type="time" office:time-value="PT00H14M54.738S" calcext:value-type="time">
            <text:p>00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459.12" calcext:value-type="float">
            <text:p>459.12</text:p>
          </table:table-cell>
          <table:table-cell office:value-type="float" office:value="559.18" calcext:value-type="float">
            <text:p>559.18</text:p>
          </table:table-cell>
          <table:table-cell office:value-type="float" office:value="114.23" calcext:value-type="float">
            <text:p>114.23</text:p>
          </table:table-cell>
          <table:table-cell office:value-type="float" office:value="141.54" calcext:value-type="float">
            <text:p>141.54</text:p>
          </table:table-cell>
        </table:table-row>
        <table:table-row table:style-name="ro1">
          <table:table-cell office:value-type="float" office:value="910738" calcext:value-type="float">
            <text:p>910738</text:p>
          </table:table-cell>
          <table:table-cell table:formula="of:=[.A59]/1000/(60*60*24)" office:value-type="time" office:time-value="PT00H15M10.738S" calcext:value-type="time">
            <text:p>00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459.4" calcext:value-type="float">
            <text:p>459.4</text:p>
          </table:table-cell>
          <table:table-cell office:value-type="float" office:value="559.53" calcext:value-type="float">
            <text:p>559.53</text:p>
          </table:table-cell>
          <table:table-cell office:value-type="float" office:value="116.27" calcext:value-type="float">
            <text:p>116.27</text:p>
          </table:table-cell>
          <table:table-cell office:value-type="float" office:value="144.03" calcext:value-type="float">
            <text:p>144.03</text:p>
          </table:table-cell>
        </table:table-row>
        <table:table-row table:style-name="ro1">
          <table:table-cell office:value-type="float" office:value="926738" calcext:value-type="float">
            <text:p>926738</text:p>
          </table:table-cell>
          <table:table-cell table:formula="of:=[.A60]/1000/(60*60*24)" office:value-type="time" office:time-value="PT00H15M26.738S" calcext:value-type="time">
            <text:p>00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7.6" calcext:value-type="float">
            <text:p>557.6</text:p>
          </table:table-cell>
          <table:table-cell office:value-type="float" office:value="118.31" calcext:value-type="float">
            <text:p>118.31</text:p>
          </table:table-cell>
          <table:table-cell office:value-type="float" office:value="146.51" calcext:value-type="float">
            <text:p>146.51</text:p>
          </table:table-cell>
        </table:table-row>
        <table:table-row table:style-name="ro1">
          <table:table-cell office:value-type="float" office:value="942739" calcext:value-type="float">
            <text:p>942739</text:p>
          </table:table-cell>
          <table:table-cell table:formula="of:=[.A61]/1000/(60*60*24)" office:value-type="time" office:time-value="PT00H15M42.739S" calcext:value-type="time">
            <text:p>00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7.83" calcext:value-type="float">
            <text:p>557.83</text:p>
          </table:table-cell>
          <table:table-cell office:value-type="float" office:value="120.36" calcext:value-type="float">
            <text:p>120.3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58738" calcext:value-type="float">
            <text:p>958738</text:p>
          </table:table-cell>
          <table:table-cell table:formula="of:=[.A62]/1000/(60*60*24)" office:value-type="time" office:time-value="PT00H15M58.738S" calcext:value-type="time">
            <text:p>00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459.6" calcext:value-type="float">
            <text:p>459.6</text:p>
          </table:table-cell>
          <table:table-cell office:value-type="float" office:value="559.77" calcext:value-type="float">
            <text:p>559.77</text:p>
          </table:table-cell>
          <table:table-cell office:value-type="float" office:value="122.4" calcext:value-type="float">
            <text:p>122.4</text:p>
          </table:table-cell>
          <table:table-cell office:value-type="float" office:value="151.48" calcext:value-type="float">
            <text:p>151.48</text:p>
          </table:table-cell>
        </table:table-row>
        <table:table-row table:style-name="ro1">
          <table:table-cell office:value-type="float" office:value="974738" calcext:value-type="float">
            <text:p>974738</text:p>
          </table:table-cell>
          <table:table-cell table:formula="of:=[.A63]/1000/(60*60*24)" office:value-type="time" office:time-value="PT00H16M14.738S" calcext:value-type="time">
            <text:p>00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7.68" calcext:value-type="float">
            <text:p>557.68</text:p>
          </table:table-cell>
          <table:table-cell office:value-type="float" office:value="124.44" calcext:value-type="float">
            <text:p>124.44</text:p>
          </table:table-cell>
          <table:table-cell office:value-type="float" office:value="153.96" calcext:value-type="float">
            <text:p>153.96</text:p>
          </table:table-cell>
        </table:table-row>
        <table:table-row table:style-name="ro1">
          <table:table-cell office:value-type="float" office:value="990737" calcext:value-type="float">
            <text:p>990737</text:p>
          </table:table-cell>
          <table:table-cell table:formula="of:=[.A64]/1000/(60*60*24)" office:value-type="time" office:time-value="PT00H16M30.737S" calcext:value-type="time">
            <text:p>00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7.69" calcext:value-type="float">
            <text:p>557.69</text:p>
          </table:table-cell>
          <table:table-cell office:value-type="float" office:value="126.48" calcext:value-type="float">
            <text:p>126.48</text:p>
          </table:table-cell>
          <table:table-cell office:value-type="float" office:value="156.44" calcext:value-type="float">
            <text:p>156.44</text:p>
          </table:table-cell>
        </table:table-row>
        <table:table-row table:style-name="ro1">
          <table:table-cell office:value-type="float" office:value="1006738" calcext:value-type="float">
            <text:p>1006738</text:p>
          </table:table-cell>
          <table:table-cell table:formula="of:=[.A65]/1000/(60*60*24)" office:value-type="time" office:time-value="PT00H16M46.738S" calcext:value-type="time">
            <text:p>00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7.83" calcext:value-type="float">
            <text:p>557.83</text:p>
          </table:table-cell>
          <table:table-cell office:value-type="float" office:value="128.53" calcext:value-type="float">
            <text:p>128.53</text:p>
          </table:table-cell>
          <table:table-cell office:value-type="float" office:value="158.92" calcext:value-type="float">
            <text:p>158.92</text:p>
          </table:table-cell>
        </table:table-row>
        <table:table-row table:style-name="ro1">
          <table:table-cell office:value-type="float" office:value="1022739" calcext:value-type="float">
            <text:p>1022739</text:p>
          </table:table-cell>
          <table:table-cell table:formula="of:=[.A66]/1000/(60*60*24)" office:value-type="time" office:time-value="PT00H17M02.739S" calcext:value-type="time">
            <text:p>00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7.59" calcext:value-type="float">
            <text:p>557.59</text:p>
          </table:table-cell>
          <table:table-cell office:value-type="float" office:value="130.57" calcext:value-type="float">
            <text:p>130.57</text:p>
          </table:table-cell>
          <table:table-cell office:value-type="float" office:value="161.4" calcext:value-type="float">
            <text:p>161.4</text:p>
          </table:table-cell>
        </table:table-row>
        <table:table-row table:style-name="ro1">
          <table:table-cell office:value-type="float" office:value="1038738" calcext:value-type="float">
            <text:p>1038738</text:p>
          </table:table-cell>
          <table:table-cell table:formula="of:=[.A67]/1000/(60*60*24)" office:value-type="time" office:time-value="PT00H17M18.738S" calcext:value-type="time">
            <text:p>00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459.92" calcext:value-type="float">
            <text:p>459.92</text:p>
          </table:table-cell>
          <table:table-cell office:value-type="float" office:value="556.48" calcext:value-type="float">
            <text:p>556.48</text:p>
          </table:table-cell>
          <table:table-cell office:value-type="float" office:value="132.61" calcext:value-type="float">
            <text:p>132.61</text:p>
          </table:table-cell>
          <table:table-cell office:value-type="float" office:value="163.88" calcext:value-type="float">
            <text:p>163.88</text:p>
          </table:table-cell>
        </table:table-row>
        <table:table-row table:style-name="ro1">
          <table:table-cell office:value-type="float" office:value="1054738" calcext:value-type="float">
            <text:p>1054738</text:p>
          </table:table-cell>
          <table:table-cell table:formula="of:=[.A68]/1000/(60*60*24)" office:value-type="time" office:time-value="PT00H17M34.738S" calcext:value-type="time">
            <text:p>00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459.2" calcext:value-type="float">
            <text:p>459.2</text:p>
          </table:table-cell>
          <table:table-cell office:value-type="float" office:value="557.44" calcext:value-type="float">
            <text:p>557.44</text:p>
          </table:table-cell>
          <table:table-cell office:value-type="float" office:value="134.65" calcext:value-type="float">
            <text:p>134.65</text:p>
          </table:table-cell>
          <table:table-cell office:value-type="float" office:value="166.36" calcext:value-type="float">
            <text:p>166.36</text:p>
          </table:table-cell>
        </table:table-row>
        <table:table-row table:style-name="ro1">
          <table:table-cell office:value-type="float" office:value="1070738" calcext:value-type="float">
            <text:p>1070738</text:p>
          </table:table-cell>
          <table:table-cell table:formula="of:=[.A69]/1000/(60*60*24)" office:value-type="time" office:time-value="PT00H17M50.738S" calcext:value-type="time">
            <text:p>00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6.1" calcext:value-type="float">
            <text:p>556.1</text:p>
          </table:table-cell>
          <table:table-cell office:value-type="float" office:value="136.69" calcext:value-type="float">
            <text:p>136.69</text:p>
          </table:table-cell>
          <table:table-cell office:value-type="float" office:value="168.84" calcext:value-type="float">
            <text:p>168.84</text:p>
          </table:table-cell>
        </table:table-row>
        <table:table-row table:style-name="ro1">
          <table:table-cell office:value-type="float" office:value="1086738" calcext:value-type="float">
            <text:p>1086738</text:p>
          </table:table-cell>
          <table:table-cell table:formula="of:=[.A70]/1000/(60*60*24)" office:value-type="time" office:time-value="PT00H18M06.738S" calcext:value-type="time">
            <text:p>00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7.92" calcext:value-type="float">
            <text:p>557.92</text:p>
          </table:table-cell>
          <table:table-cell office:value-type="float" office:value="138.74" calcext:value-type="float">
            <text:p>138.74</text:p>
          </table:table-cell>
          <table:table-cell office:value-type="float" office:value="171.32" calcext:value-type="float">
            <text:p>171.32</text:p>
          </table:table-cell>
        </table:table-row>
        <table:table-row table:style-name="ro1">
          <table:table-cell office:value-type="float" office:value="1102738" calcext:value-type="float">
            <text:p>1102738</text:p>
          </table:table-cell>
          <table:table-cell table:formula="of:=[.A71]/1000/(60*60*24)" office:value-type="time" office:time-value="PT00H18M22.738S" calcext:value-type="time">
            <text:p>00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7.83" calcext:value-type="float">
            <text:p>557.83</text:p>
          </table:table-cell>
          <table:table-cell office:value-type="float" office:value="140.78" calcext:value-type="float">
            <text:p>140.78</text:p>
          </table:table-cell>
          <table:table-cell office:value-type="float" office:value="173.79" calcext:value-type="float">
            <text:p>173.79</text:p>
          </table:table-cell>
        </table:table-row>
        <table:table-row table:style-name="ro1">
          <table:table-cell office:value-type="float" office:value="1118739" calcext:value-type="float">
            <text:p>1118739</text:p>
          </table:table-cell>
          <table:table-cell table:formula="of:=[.A72]/1000/(60*60*24)" office:value-type="time" office:time-value="PT00H18M38.739S" calcext:value-type="time">
            <text:p>00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459.2" calcext:value-type="float">
            <text:p>459.2</text:p>
          </table:table-cell>
          <table:table-cell office:value-type="float" office:value="555.6" calcext:value-type="float">
            <text:p>555.6</text:p>
          </table:table-cell>
          <table:table-cell office:value-type="float" office:value="142.82" calcext:value-type="float">
            <text:p>142.82</text:p>
          </table:table-cell>
          <table:table-cell office:value-type="float" office:value="176.27" calcext:value-type="float">
            <text:p>176.27</text:p>
          </table:table-cell>
        </table:table-row>
        <table:table-row table:style-name="ro1">
          <table:table-cell office:value-type="float" office:value="1134739" calcext:value-type="float">
            <text:p>1134739</text:p>
          </table:table-cell>
          <table:table-cell table:formula="of:=[.A73]/1000/(60*60*24)" office:value-type="time" office:time-value="PT00H18M54.739S" calcext:value-type="time">
            <text:p>00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5.99" calcext:value-type="float">
            <text:p>555.99</text:p>
          </table:table-cell>
          <table:table-cell office:value-type="float" office:value="144.86" calcext:value-type="float">
            <text:p>144.86</text:p>
          </table:table-cell>
          <table:table-cell office:value-type="float" office:value="178.74" calcext:value-type="float">
            <text:p>178.74</text:p>
          </table:table-cell>
        </table:table-row>
        <table:table-row table:style-name="ro1">
          <table:table-cell office:value-type="float" office:value="1150738" calcext:value-type="float">
            <text:p>1150738</text:p>
          </table:table-cell>
          <table:table-cell table:formula="of:=[.A74]/1000/(60*60*24)" office:value-type="time" office:time-value="PT00H19M10.738S" calcext:value-type="time">
            <text:p>00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7.67" calcext:value-type="float">
            <text:p>557.67</text:p>
          </table:table-cell>
          <table:table-cell office:value-type="float" office:value="146.9" calcext:value-type="float">
            <text:p>146.9</text:p>
          </table:table-cell>
          <table:table-cell office:value-type="float" office:value="181.21" calcext:value-type="float">
            <text:p>181.21</text:p>
          </table:table-cell>
        </table:table-row>
        <table:table-row table:style-name="ro1">
          <table:table-cell office:value-type="float" office:value="1166738" calcext:value-type="float">
            <text:p>1166738</text:p>
          </table:table-cell>
          <table:table-cell table:formula="of:=[.A75]/1000/(60*60*24)" office:value-type="time" office:time-value="PT00H19M26.738S" calcext:value-type="time">
            <text:p>00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6.01" calcext:value-type="float">
            <text:p>556.01</text:p>
          </table:table-cell>
          <table:table-cell office:value-type="float" office:value="148.95" calcext:value-type="float">
            <text:p>148.95</text:p>
          </table:table-cell>
          <table:table-cell office:value-type="float" office:value="183.69" calcext:value-type="float">
            <text:p>183.69</text:p>
          </table:table-cell>
        </table:table-row>
        <table:table-row table:style-name="ro1">
          <table:table-cell office:value-type="float" office:value="1182737" calcext:value-type="float">
            <text:p>1182737</text:p>
          </table:table-cell>
          <table:table-cell table:formula="of:=[.A76]/1000/(60*60*24)" office:value-type="time" office:time-value="PT00H19M42.737S" calcext:value-type="time">
            <text:p>00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6.1" calcext:value-type="float">
            <text:p>556.1</text:p>
          </table:table-cell>
          <table:table-cell office:value-type="float" office:value="150.99" calcext:value-type="float">
            <text:p>150.99</text:p>
          </table:table-cell>
          <table:table-cell office:value-type="float" office:value="186.16" calcext:value-type="float">
            <text:p>186.16</text:p>
          </table:table-cell>
        </table:table-row>
        <table:table-row table:style-name="ro1">
          <table:table-cell office:value-type="float" office:value="1198738" calcext:value-type="float">
            <text:p>1198738</text:p>
          </table:table-cell>
          <table:table-cell table:formula="of:=[.A77]/1000/(60*60*24)" office:value-type="time" office:time-value="PT00H19M58.738S" calcext:value-type="time">
            <text:p>00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6.08" calcext:value-type="float">
            <text:p>556.08</text:p>
          </table:table-cell>
          <table:table-cell office:value-type="float" office:value="153.03" calcext:value-type="float">
            <text:p>153.03</text:p>
          </table:table-cell>
          <table:table-cell office:value-type="float" office:value="188.63" calcext:value-type="float">
            <text:p>188.63</text:p>
          </table:table-cell>
        </table:table-row>
        <table:table-row table:style-name="ro1">
          <table:table-cell office:value-type="float" office:value="1214738" calcext:value-type="float">
            <text:p>1214738</text:p>
          </table:table-cell>
          <table:table-cell table:formula="of:=[.A78]/1000/(60*60*24)" office:value-type="time" office:time-value="PT00H20M14.738S" calcext:value-type="time">
            <text:p>00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5" calcext:value-type="float">
            <text:p>554.25</text:p>
          </table:table-cell>
          <table:table-cell office:value-type="float" office:value="155.07" calcext:value-type="float">
            <text:p>155.07</text:p>
          </table:table-cell>
          <table:table-cell office:value-type="float" office:value="191.1" calcext:value-type="float">
            <text:p>191.1</text:p>
          </table:table-cell>
        </table:table-row>
        <table:table-row table:style-name="ro1">
          <table:table-cell office:value-type="float" office:value="1230738" calcext:value-type="float">
            <text:p>1230738</text:p>
          </table:table-cell>
          <table:table-cell table:formula="of:=[.A79]/1000/(60*60*24)" office:value-type="time" office:time-value="PT00H20M30.738S" calcext:value-type="time">
            <text:p>00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6" calcext:value-type="float">
            <text:p>556</text:p>
          </table:table-cell>
          <table:table-cell office:value-type="float" office:value="157.11" calcext:value-type="float">
            <text:p>157.11</text:p>
          </table:table-cell>
          <table:table-cell office:value-type="float" office:value="193.56" calcext:value-type="float">
            <text:p>193.56</text:p>
          </table:table-cell>
        </table:table-row>
        <table:table-row table:style-name="ro1">
          <table:table-cell office:value-type="float" office:value="1246739" calcext:value-type="float">
            <text:p>1246739</text:p>
          </table:table-cell>
          <table:table-cell table:formula="of:=[.A80]/1000/(60*60*24)" office:value-type="time" office:time-value="PT00H20M46.739S" calcext:value-type="time">
            <text:p>00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3.93" calcext:value-type="float">
            <text:p>553.93</text:p>
          </table:table-cell>
          <table:table-cell office:value-type="float" office:value="159.16" calcext:value-type="float">
            <text:p>159.16</text:p>
          </table:table-cell>
          <table:table-cell office:value-type="float" office:value="196.03" calcext:value-type="float">
            <text:p>196.03</text:p>
          </table:table-cell>
        </table:table-row>
        <table:table-row table:style-name="ro1">
          <table:table-cell office:value-type="float" office:value="1262738" calcext:value-type="float">
            <text:p>1262738</text:p>
          </table:table-cell>
          <table:table-cell table:formula="of:=[.A81]/1000/(60*60*24)" office:value-type="time" office:time-value="PT00H21M02.738S" calcext:value-type="time">
            <text:p>00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5" calcext:value-type="float">
            <text:p>554.25</text:p>
          </table:table-cell>
          <table:table-cell office:value-type="float" office:value="161.2" calcext:value-type="float">
            <text:p>161.2</text:p>
          </table:table-cell>
          <table:table-cell office:value-type="float" office:value="198.5" calcext:value-type="float">
            <text:p>198.5</text:p>
          </table:table-cell>
        </table:table-row>
        <table:table-row table:style-name="ro1">
          <table:table-cell office:value-type="float" office:value="1278738" calcext:value-type="float">
            <text:p>1278738</text:p>
          </table:table-cell>
          <table:table-cell table:formula="of:=[.A82]/1000/(60*60*24)" office:value-type="time" office:time-value="PT00H21M18.738S" calcext:value-type="time">
            <text:p>00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3.91" calcext:value-type="float">
            <text:p>553.91</text:p>
          </table:table-cell>
          <table:table-cell office:value-type="float" office:value="163.24" calcext:value-type="float">
            <text:p>163.24</text:p>
          </table:table-cell>
          <table:table-cell office:value-type="float" office:value="200.96" calcext:value-type="float">
            <text:p>200.96</text:p>
          </table:table-cell>
        </table:table-row>
        <table:table-row table:style-name="ro1">
          <table:table-cell office:value-type="float" office:value="1294738" calcext:value-type="float">
            <text:p>1294738</text:p>
          </table:table-cell>
          <table:table-cell table:formula="of:=[.A83]/1000/(60*60*24)" office:value-type="time" office:time-value="PT00H21M34.738S" calcext:value-type="time">
            <text:p>00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5.76" calcext:value-type="float">
            <text:p>555.76</text:p>
          </table:table-cell>
          <table:table-cell office:value-type="float" office:value="165.28" calcext:value-type="float">
            <text:p>165.28</text:p>
          </table:table-cell>
          <table:table-cell office:value-type="float" office:value="203.43" calcext:value-type="float">
            <text:p>203.43</text:p>
          </table:table-cell>
        </table:table-row>
        <table:table-row table:style-name="ro1">
          <table:table-cell office:value-type="float" office:value="1310737" calcext:value-type="float">
            <text:p>1310737</text:p>
          </table:table-cell>
          <table:table-cell table:formula="of:=[.A84]/1000/(60*60*24)" office:value-type="time" office:time-value="PT00H21M50.737S" calcext:value-type="time">
            <text:p>00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4.16" calcext:value-type="float">
            <text:p>554.16</text:p>
          </table:table-cell>
          <table:table-cell office:value-type="float" office:value="167.32" calcext:value-type="float">
            <text:p>167.32</text:p>
          </table:table-cell>
          <table:table-cell office:value-type="float" office:value="205.89" calcext:value-type="float">
            <text:p>205.89</text:p>
          </table:table-cell>
        </table:table-row>
        <table:table-row table:style-name="ro1">
          <table:table-cell office:value-type="float" office:value="1326738" calcext:value-type="float">
            <text:p>1326738</text:p>
          </table:table-cell>
          <table:table-cell table:formula="of:=[.A85]/1000/(60*60*24)" office:value-type="time" office:time-value="PT00H22M06.738S" calcext:value-type="time">
            <text:p>00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5.84" calcext:value-type="float">
            <text:p>555.84</text:p>
          </table:table-cell>
          <table:table-cell office:value-type="float" office:value="169.37" calcext:value-type="float">
            <text:p>169.37</text:p>
          </table:table-cell>
          <table:table-cell office:value-type="float" office:value="208.36" calcext:value-type="float">
            <text:p>208.36</text:p>
          </table:table-cell>
        </table:table-row>
        <table:table-row table:style-name="ro1">
          <table:table-cell office:value-type="float" office:value="1342737" calcext:value-type="float">
            <text:p>1342737</text:p>
          </table:table-cell>
          <table:table-cell table:formula="of:=[.A86]/1000/(60*60*24)" office:value-type="time" office:time-value="PT00H22M22.737S" calcext:value-type="time">
            <text:p>00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5.85" calcext:value-type="float">
            <text:p>555.85</text:p>
          </table:table-cell>
          <table:table-cell office:value-type="float" office:value="171.41" calcext:value-type="float">
            <text:p>171.41</text:p>
          </table:table-cell>
          <table:table-cell office:value-type="float" office:value="210.83" calcext:value-type="float">
            <text:p>210.83</text:p>
          </table:table-cell>
        </table:table-row>
        <table:table-row table:style-name="ro1">
          <table:table-cell office:value-type="float" office:value="1358738" calcext:value-type="float">
            <text:p>1358738</text:p>
          </table:table-cell>
          <table:table-cell table:formula="of:=[.A87]/1000/(60*60*24)" office:value-type="time" office:time-value="PT00H22M38.738S" calcext:value-type="time">
            <text:p>00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4.41" calcext:value-type="float">
            <text:p>554.41</text:p>
          </table:table-cell>
          <table:table-cell office:value-type="float" office:value="173.45" calcext:value-type="float">
            <text:p>173.45</text:p>
          </table:table-cell>
          <table:table-cell office:value-type="float" office:value="213.29" calcext:value-type="float">
            <text:p>213.29</text:p>
          </table:table-cell>
        </table:table-row>
        <table:table-row table:style-name="ro1">
          <table:table-cell office:value-type="float" office:value="1374739" calcext:value-type="float">
            <text:p>1374739</text:p>
          </table:table-cell>
          <table:table-cell table:formula="of:=[.A88]/1000/(60*60*24)" office:value-type="time" office:time-value="PT00H22M54.739S" calcext:value-type="time">
            <text:p>00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3.9" calcext:value-type="float">
            <text:p>553.9</text:p>
          </table:table-cell>
          <table:table-cell office:value-type="float" office:value="175.49" calcext:value-type="float">
            <text:p>175.49</text:p>
          </table:table-cell>
          <table:table-cell office:value-type="float" office:value="215.75" calcext:value-type="float">
            <text:p>215.75</text:p>
          </table:table-cell>
        </table:table-row>
        <table:table-row table:style-name="ro1">
          <table:table-cell office:value-type="float" office:value="1390738" calcext:value-type="float">
            <text:p>1390738</text:p>
          </table:table-cell>
          <table:table-cell table:formula="of:=[.A89]/1000/(60*60*24)" office:value-type="time" office:time-value="PT00H23M10.738S" calcext:value-type="time">
            <text:p>00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3.91" calcext:value-type="float">
            <text:p>553.91</text:p>
          </table:table-cell>
          <table:table-cell office:value-type="float" office:value="177.53" calcext:value-type="float">
            <text:p>177.53</text:p>
          </table:table-cell>
          <table:table-cell office:value-type="float" office:value="218.21" calcext:value-type="float">
            <text:p>218.21</text:p>
          </table:table-cell>
        </table:table-row>
        <table:table-row table:style-name="ro1">
          <table:table-cell office:value-type="float" office:value="1406737" calcext:value-type="float">
            <text:p>1406737</text:p>
          </table:table-cell>
          <table:table-cell table:formula="of:=[.A90]/1000/(60*60*24)" office:value-type="time" office:time-value="PT00H23M26.737S" calcext:value-type="time">
            <text:p>00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2" calcext:value-type="float">
            <text:p>554.02</text:p>
          </table:table-cell>
          <table:table-cell office:value-type="float" office:value="179.58" calcext:value-type="float">
            <text:p>179.58</text:p>
          </table:table-cell>
          <table:table-cell office:value-type="float" office:value="220.68" calcext:value-type="float">
            <text:p>220.68</text:p>
          </table:table-cell>
        </table:table-row>
        <table:table-row table:style-name="ro1">
          <table:table-cell office:value-type="float" office:value="1422738" calcext:value-type="float">
            <text:p>1422738</text:p>
          </table:table-cell>
          <table:table-cell table:formula="of:=[.A91]/1000/(60*60*24)" office:value-type="time" office:time-value="PT00H23M42.738S" calcext:value-type="time">
            <text:p>00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1" calcext:value-type="float">
            <text:p>554.01</text:p>
          </table:table-cell>
          <table:table-cell office:value-type="float" office:value="181.62" calcext:value-type="float">
            <text:p>181.62</text:p>
          </table:table-cell>
          <table:table-cell office:value-type="float" office:value="223.14" calcext:value-type="float">
            <text:p>223.14</text:p>
          </table:table-cell>
        </table:table-row>
        <table:table-row table:style-name="ro1">
          <table:table-cell office:value-type="float" office:value="1438738" calcext:value-type="float">
            <text:p>1438738</text:p>
          </table:table-cell>
          <table:table-cell table:formula="of:=[.A92]/1000/(60*60*24)" office:value-type="time" office:time-value="PT00H23M58.738S" calcext:value-type="time">
            <text:p>00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5" calcext:value-type="float">
            <text:p>554.25</text:p>
          </table:table-cell>
          <table:table-cell office:value-type="float" office:value="183.66" calcext:value-type="float">
            <text:p>183.66</text:p>
          </table:table-cell>
          <table:table-cell office:value-type="float" office:value="225.6" calcext:value-type="float">
            <text:p>225.6</text:p>
          </table:table-cell>
        </table:table-row>
        <table:table-row table:style-name="ro1">
          <table:table-cell office:value-type="float" office:value="1454738" calcext:value-type="float">
            <text:p>1454738</text:p>
          </table:table-cell>
          <table:table-cell table:formula="of:=[.A93]/1000/(60*60*24)" office:value-type="time" office:time-value="PT00H24M14.738S" calcext:value-type="time">
            <text:p>00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4.39" calcext:value-type="float">
            <text:p>554.39</text:p>
          </table:table-cell>
          <table:table-cell office:value-type="float" office:value="185.7" calcext:value-type="float">
            <text:p>185.7</text:p>
          </table:table-cell>
          <table:table-cell office:value-type="float" office:value="228.06" calcext:value-type="float">
            <text:p>228.06</text:p>
          </table:table-cell>
        </table:table-row>
        <table:table-row table:style-name="ro1">
          <table:table-cell office:value-type="float" office:value="1470739" calcext:value-type="float">
            <text:p>1470739</text:p>
          </table:table-cell>
          <table:table-cell table:formula="of:=[.A94]/1000/(60*60*24)" office:value-type="time" office:time-value="PT00H24M30.739S" calcext:value-type="time">
            <text:p>00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4.4" calcext:value-type="float">
            <text:p>554.4</text:p>
          </table:table-cell>
          <table:table-cell office:value-type="float" office:value="187.74" calcext:value-type="float">
            <text:p>187.74</text:p>
          </table:table-cell>
          <table:table-cell office:value-type="float" office:value="230.52" calcext:value-type="float">
            <text:p>230.52</text:p>
          </table:table-cell>
        </table:table-row>
        <table:table-row table:style-name="ro1">
          <table:table-cell office:value-type="float" office:value="1486737" calcext:value-type="float">
            <text:p>1486737</text:p>
          </table:table-cell>
          <table:table-cell table:formula="of:=[.A95]/1000/(60*60*24)" office:value-type="time" office:time-value="PT00H24M46.737S" calcext:value-type="time">
            <text:p>00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3.92" calcext:value-type="float">
            <text:p>553.92</text:p>
          </table:table-cell>
          <table:table-cell office:value-type="float" office:value="189.79" calcext:value-type="float">
            <text:p>189.79</text:p>
          </table:table-cell>
          <table:table-cell office:value-type="float" office:value="232.99" calcext:value-type="float">
            <text:p>232.99</text:p>
          </table:table-cell>
        </table:table-row>
        <table:table-row table:style-name="ro1">
          <table:table-cell office:value-type="float" office:value="1502738" calcext:value-type="float">
            <text:p>1502738</text:p>
          </table:table-cell>
          <table:table-cell table:formula="of:=[.A96]/1000/(60*60*24)" office:value-type="time" office:time-value="PT00H25M02.738S" calcext:value-type="time">
            <text:p>00:25:03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2.09" calcext:value-type="float">
            <text:p>552.09</text:p>
          </table:table-cell>
          <table:table-cell office:value-type="float" office:value="191.83" calcext:value-type="float">
            <text:p>191.83</text:p>
          </table:table-cell>
          <table:table-cell office:value-type="float" office:value="235.44" calcext:value-type="float">
            <text:p>235.44</text:p>
          </table:table-cell>
        </table:table-row>
        <table:table-row table:style-name="ro1">
          <table:table-cell office:value-type="float" office:value="1518739" calcext:value-type="float">
            <text:p>1518739</text:p>
          </table:table-cell>
          <table:table-cell table:formula="of:=[.A97]/1000/(60*60*24)" office:value-type="time" office:time-value="PT00H25M18.739S" calcext:value-type="time">
            <text:p>00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4.15" calcext:value-type="float">
            <text:p>554.15</text:p>
          </table:table-cell>
          <table:table-cell office:value-type="float" office:value="193.87" calcext:value-type="float">
            <text:p>193.87</text:p>
          </table:table-cell>
          <table:table-cell office:value-type="float" office:value="237.9" calcext:value-type="float">
            <text:p>237.9</text:p>
          </table:table-cell>
        </table:table-row>
        <table:table-row table:style-name="ro1">
          <table:table-cell office:value-type="float" office:value="1534738" calcext:value-type="float">
            <text:p>1534738</text:p>
          </table:table-cell>
          <table:table-cell table:formula="of:=[.A98]/1000/(60*60*24)" office:value-type="time" office:time-value="PT00H25M34.738S" calcext:value-type="time">
            <text:p>00:25:35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1.92" calcext:value-type="float">
            <text:p>551.92</text:p>
          </table:table-cell>
          <table:table-cell office:value-type="float" office:value="195.91" calcext:value-type="float">
            <text:p>195.91</text:p>
          </table:table-cell>
          <table:table-cell office:value-type="float" office:value="240.36" calcext:value-type="float">
            <text:p>240.36</text:p>
          </table:table-cell>
        </table:table-row>
        <table:table-row table:style-name="ro1">
          <table:table-cell office:value-type="float" office:value="1550737" calcext:value-type="float">
            <text:p>1550737</text:p>
          </table:table-cell>
          <table:table-cell table:formula="of:=[.A99]/1000/(60*60*24)" office:value-type="time" office:time-value="PT00H25M50.737S" calcext:value-type="time">
            <text:p>00:25:51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2.42" calcext:value-type="float">
            <text:p>552.42</text:p>
          </table:table-cell>
          <table:table-cell office:value-type="float" office:value="197.95" calcext:value-type="float">
            <text:p>197.95</text:p>
          </table:table-cell>
          <table:table-cell office:value-type="float" office:value="242.82" calcext:value-type="float">
            <text:p>242.82</text:p>
          </table:table-cell>
        </table:table-row>
        <table:table-row table:style-name="ro1">
          <table:table-cell office:value-type="float" office:value="1566737" calcext:value-type="float">
            <text:p>1566737</text:p>
          </table:table-cell>
          <table:table-cell table:formula="of:=[.A100]/1000/(60*60*24)" office:value-type="time" office:time-value="PT00H26M06.737S" calcext:value-type="time">
            <text:p>00:26:07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2.08" calcext:value-type="float">
            <text:p>552.08</text:p>
          </table:table-cell>
          <table:table-cell office:value-type="float" office:value="199.99" calcext:value-type="float">
            <text:p>199.99</text:p>
          </table:table-cell>
          <table:table-cell office:value-type="float" office:value="245.27" calcext:value-type="float">
            <text:p>245.27</text:p>
          </table:table-cell>
        </table:table-row>
        <table:table-row table:style-name="ro1">
          <table:table-cell office:value-type="float" office:value="1582739" calcext:value-type="float">
            <text:p>1582739</text:p>
          </table:table-cell>
          <table:table-cell table:formula="of:=[.A101]/1000/(60*60*24)" office:value-type="time" office:time-value="PT00H26M22.739S" calcext:value-type="time">
            <text:p>00:26:23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2.17" calcext:value-type="float">
            <text:p>552.17</text:p>
          </table:table-cell>
          <table:table-cell office:value-type="float" office:value="202.04" calcext:value-type="float">
            <text:p>202.04</text:p>
          </table:table-cell>
          <table:table-cell office:value-type="float" office:value="247.72" calcext:value-type="float">
            <text:p>247.72</text:p>
          </table:table-cell>
        </table:table-row>
        <table:table-row table:style-name="ro1">
          <table:table-cell office:value-type="float" office:value="1598737" calcext:value-type="float">
            <text:p>1598737</text:p>
          </table:table-cell>
          <table:table-cell table:formula="of:=[.A102]/1000/(60*60*24)" office:value-type="time" office:time-value="PT00H26M38.737S" calcext:value-type="time">
            <text:p>00:26:39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2.17" calcext:value-type="float">
            <text:p>552.17</text:p>
          </table:table-cell>
          <table:table-cell office:value-type="float" office:value="204.08" calcext:value-type="float">
            <text:p>204.08</text:p>
          </table:table-cell>
          <table:table-cell office:value-type="float" office:value="250.18" calcext:value-type="float">
            <text:p>250.18</text:p>
          </table:table-cell>
        </table:table-row>
        <table:table-row table:style-name="ro1">
          <table:table-cell office:value-type="float" office:value="1614738" calcext:value-type="float">
            <text:p>1614738</text:p>
          </table:table-cell>
          <table:table-cell table:formula="of:=[.A103]/1000/(60*60*24)" office:value-type="time" office:time-value="PT00H26M54.738S" calcext:value-type="time">
            <text:p>00:26:55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2.18" calcext:value-type="float">
            <text:p>552.18</text:p>
          </table:table-cell>
          <table:table-cell office:value-type="float" office:value="206.12" calcext:value-type="float">
            <text:p>206.12</text:p>
          </table:table-cell>
          <table:table-cell office:value-type="float" office:value="252.63" calcext:value-type="float">
            <text:p>252.63</text:p>
          </table:table-cell>
        </table:table-row>
        <table:table-row table:style-name="ro1">
          <table:table-cell office:value-type="float" office:value="1630739" calcext:value-type="float">
            <text:p>1630739</text:p>
          </table:table-cell>
          <table:table-cell table:formula="of:=[.A104]/1000/(60*60*24)" office:value-type="time" office:time-value="PT00H27M10.739S" calcext:value-type="time">
            <text:p>00:27:11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2.06" calcext:value-type="float">
            <text:p>552.06</text:p>
          </table:table-cell>
          <table:table-cell office:value-type="float" office:value="208.16" calcext:value-type="float">
            <text:p>208.16</text:p>
          </table:table-cell>
          <table:table-cell office:value-type="float" office:value="255.09" calcext:value-type="float">
            <text:p>255.09</text:p>
          </table:table-cell>
        </table:table-row>
        <table:table-row table:style-name="ro1">
          <table:table-cell office:value-type="float" office:value="1646738" calcext:value-type="float">
            <text:p>1646738</text:p>
          </table:table-cell>
          <table:table-cell table:formula="of:=[.A105]/1000/(60*60*24)" office:value-type="time" office:time-value="PT00H27M26.738S" calcext:value-type="time">
            <text:p>00:27:27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0.09" calcext:value-type="float">
            <text:p>550.09</text:p>
          </table:table-cell>
          <table:table-cell office:value-type="float" office:value="210.2" calcext:value-type="float">
            <text:p>210.2</text:p>
          </table:table-cell>
          <table:table-cell office:value-type="float" office:value="257.54" calcext:value-type="float">
            <text:p>257.54</text:p>
          </table:table-cell>
        </table:table-row>
        <table:table-row table:style-name="ro1">
          <table:table-cell office:value-type="float" office:value="1662737" calcext:value-type="float">
            <text:p>1662737</text:p>
          </table:table-cell>
          <table:table-cell table:formula="of:=[.A106]/1000/(60*60*24)" office:value-type="time" office:time-value="PT00H27M42.737S" calcext:value-type="time">
            <text:p>00:27:43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1" calcext:value-type="float">
            <text:p>552.31</text:p>
          </table:table-cell>
          <table:table-cell office:value-type="float" office:value="212.25" calcext:value-type="float">
            <text:p>212.25</text:p>
          </table:table-cell>
          <table:table-cell office:value-type="float" office:value="259.99" calcext:value-type="float">
            <text:p>259.99</text:p>
          </table:table-cell>
        </table:table-row>
        <table:table-row table:style-name="ro1">
          <table:table-cell office:value-type="float" office:value="1678739" calcext:value-type="float">
            <text:p>1678739</text:p>
          </table:table-cell>
          <table:table-cell table:formula="of:=[.A107]/1000/(60*60*24)" office:value-type="time" office:time-value="PT00H27M58.739S" calcext:value-type="time">
            <text:p>00:27:59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7" calcext:value-type="float">
            <text:p>550.47</text:p>
          </table:table-cell>
          <table:table-cell office:value-type="float" office:value="214.29" calcext:value-type="float">
            <text:p>214.29</text:p>
          </table:table-cell>
          <table:table-cell office:value-type="float" office:value="262.45" calcext:value-type="float">
            <text:p>262.45</text:p>
          </table:table-cell>
        </table:table-row>
        <table:table-row table:style-name="ro1">
          <table:table-cell office:value-type="float" office:value="1694739" calcext:value-type="float">
            <text:p>1694739</text:p>
          </table:table-cell>
          <table:table-cell table:formula="of:=[.A108]/1000/(60*60*24)" office:value-type="time" office:time-value="PT00H28M14.739S" calcext:value-type="time">
            <text:p>00:28:15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1" calcext:value-type="float">
            <text:p>552.31</text:p>
          </table:table-cell>
          <table:table-cell office:value-type="float" office:value="216.33" calcext:value-type="float">
            <text:p>216.33</text:p>
          </table:table-cell>
          <table:table-cell office:value-type="float" office:value="264.9" calcext:value-type="float">
            <text:p>264.9</text:p>
          </table:table-cell>
        </table:table-row>
        <table:table-row table:style-name="ro1">
          <table:table-cell office:value-type="float" office:value="1710738" calcext:value-type="float">
            <text:p>1710738</text:p>
          </table:table-cell>
          <table:table-cell table:formula="of:=[.A109]/1000/(60*60*24)" office:value-type="time" office:time-value="PT00H28M30.738S" calcext:value-type="time">
            <text:p>00:28:31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2.18" calcext:value-type="float">
            <text:p>552.18</text:p>
          </table:table-cell>
          <table:table-cell office:value-type="float" office:value="218.37" calcext:value-type="float">
            <text:p>218.37</text:p>
          </table:table-cell>
          <table:table-cell office:value-type="float" office:value="267.35" calcext:value-type="float">
            <text:p>267.35</text:p>
          </table:table-cell>
        </table:table-row>
        <table:table-row table:style-name="ro1">
          <table:table-cell office:value-type="float" office:value="1726739" calcext:value-type="float">
            <text:p>1726739</text:p>
          </table:table-cell>
          <table:table-cell table:formula="of:=[.A110]/1000/(60*60*24)" office:value-type="time" office:time-value="PT00H28M46.739S" calcext:value-type="time">
            <text:p>00:28:47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8" calcext:value-type="float">
            <text:p>550.48</text:p>
          </table:table-cell>
          <table:table-cell office:value-type="float" office:value="220.41" calcext:value-type="float">
            <text:p>220.41</text:p>
          </table:table-cell>
          <table:table-cell office:value-type="float" office:value="269.8" calcext:value-type="float">
            <text:p>269.8</text:p>
          </table:table-cell>
        </table:table-row>
        <table:table-row table:style-name="ro1">
          <table:table-cell office:value-type="float" office:value="1742737" calcext:value-type="float">
            <text:p>1742737</text:p>
          </table:table-cell>
          <table:table-cell table:formula="of:=[.A111]/1000/(60*60*24)" office:value-type="time" office:time-value="PT00H29M02.737S" calcext:value-type="time">
            <text:p>00:29:03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8" calcext:value-type="float">
            <text:p>550.48</text:p>
          </table:table-cell>
          <table:table-cell office:value-type="float" office:value="222.46" calcext:value-type="float">
            <text:p>222.46</text:p>
          </table:table-cell>
          <table:table-cell office:value-type="float" office:value="272.25" calcext:value-type="float">
            <text:p>272.25</text:p>
          </table:table-cell>
        </table:table-row>
        <table:table-row table:style-name="ro1">
          <table:table-cell office:value-type="float" office:value="1758739" calcext:value-type="float">
            <text:p>1758739</text:p>
          </table:table-cell>
          <table:table-cell table:formula="of:=[.A112]/1000/(60*60*24)" office:value-type="time" office:time-value="PT00H29M18.739S" calcext:value-type="time">
            <text:p>00:29:19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3" calcext:value-type="float">
            <text:p>550.33</text:p>
          </table:table-cell>
          <table:table-cell office:value-type="float" office:value="224.5" calcext:value-type="float">
            <text:p>224.5</text:p>
          </table:table-cell>
          <table:table-cell office:value-type="float" office:value="274.7" calcext:value-type="float">
            <text:p>274.7</text:p>
          </table:table-cell>
        </table:table-row>
        <table:table-row table:style-name="ro1">
          <table:table-cell office:value-type="float" office:value="1774738" calcext:value-type="float">
            <text:p>1774738</text:p>
          </table:table-cell>
          <table:table-cell table:formula="of:=[.A113]/1000/(60*60*24)" office:value-type="time" office:time-value="PT00H29M34.738S" calcext:value-type="time">
            <text:p>00:29:35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0.72" calcext:value-type="float">
            <text:p>550.72</text:p>
          </table:table-cell>
          <table:table-cell office:value-type="float" office:value="226.54" calcext:value-type="float">
            <text:p>226.54</text:p>
          </table:table-cell>
          <table:table-cell office:value-type="float" office:value="277.15" calcext:value-type="float">
            <text:p>277.15</text:p>
          </table:table-cell>
        </table:table-row>
        <table:table-row table:style-name="ro1">
          <table:table-cell office:value-type="float" office:value="1790737" calcext:value-type="float">
            <text:p>1790737</text:p>
          </table:table-cell>
          <table:table-cell table:formula="of:=[.A114]/1000/(60*60*24)" office:value-type="time" office:time-value="PT00H29M50.737S" calcext:value-type="time">
            <text:p>00:29:51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3" calcext:value-type="float">
            <text:p>550.33</text:p>
          </table:table-cell>
          <table:table-cell office:value-type="float" office:value="228.58" calcext:value-type="float">
            <text:p>228.58</text:p>
          </table:table-cell>
          <table:table-cell office:value-type="float" office:value="279.59" calcext:value-type="float">
            <text:p>279.59</text:p>
          </table:table-cell>
        </table:table-row>
        <table:table-row table:style-name="ro1">
          <table:table-cell office:value-type="float" office:value="1806738" calcext:value-type="float">
            <text:p>1806738</text:p>
          </table:table-cell>
          <table:table-cell table:formula="of:=[.A115]/1000/(60*60*24)" office:value-type="time" office:time-value="PT00H30M06.738S" calcext:value-type="time">
            <text:p>00:30:07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0.1" calcext:value-type="float">
            <text:p>550.1</text:p>
          </table:table-cell>
          <table:table-cell office:value-type="float" office:value="230.62" calcext:value-type="float">
            <text:p>230.62</text:p>
          </table:table-cell>
          <table:table-cell office:value-type="float" office:value="282.04" calcext:value-type="float">
            <text:p>282.04</text:p>
          </table:table-cell>
        </table:table-row>
        <table:table-row table:style-name="ro1">
          <table:table-cell office:value-type="float" office:value="1822739" calcext:value-type="float">
            <text:p>1822739</text:p>
          </table:table-cell>
          <table:table-cell table:formula="of:=[.A116]/1000/(60*60*24)" office:value-type="time" office:time-value="PT00H30M22.739S" calcext:value-type="time">
            <text:p>00:30:23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9" calcext:value-type="float">
            <text:p>550.49</text:p>
          </table:table-cell>
          <table:table-cell office:value-type="float" office:value="232.67" calcext:value-type="float">
            <text:p>232.67</text:p>
          </table:table-cell>
          <table:table-cell office:value-type="float" office:value="284.48" calcext:value-type="float">
            <text:p>284.48</text:p>
          </table:table-cell>
        </table:table-row>
        <table:table-row table:style-name="ro1">
          <table:table-cell office:value-type="float" office:value="1838737" calcext:value-type="float">
            <text:p>1838737</text:p>
          </table:table-cell>
          <table:table-cell table:formula="of:=[.A117]/1000/(60*60*24)" office:value-type="time" office:time-value="PT00H30M38.737S" calcext:value-type="time">
            <text:p>00:30:39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234.71" calcext:value-type="float">
            <text:p>234.71</text:p>
          </table:table-cell>
          <table:table-cell office:value-type="float" office:value="286.93" calcext:value-type="float">
            <text:p>286.93</text:p>
          </table:table-cell>
        </table:table-row>
        <table:table-row table:style-name="ro1">
          <table:table-cell office:value-type="float" office:value="1854739" calcext:value-type="float">
            <text:p>1854739</text:p>
          </table:table-cell>
          <table:table-cell table:formula="of:=[.A118]/1000/(60*60*24)" office:value-type="time" office:time-value="PT00H30M54.739S" calcext:value-type="time">
            <text:p>00:30:55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0.57" calcext:value-type="float">
            <text:p>550.57</text:p>
          </table:table-cell>
          <table:table-cell office:value-type="float" office:value="236.75" calcext:value-type="float">
            <text:p>236.75</text:p>
          </table:table-cell>
          <table:table-cell office:value-type="float" office:value="289.38" calcext:value-type="float">
            <text:p>289.38</text:p>
          </table:table-cell>
        </table:table-row>
        <table:table-row table:style-name="ro1">
          <table:table-cell office:value-type="float" office:value="1870738" calcext:value-type="float">
            <text:p>1870738</text:p>
          </table:table-cell>
          <table:table-cell table:formula="of:=[.A119]/1000/(60*60*24)" office:value-type="time" office:time-value="PT00H31M10.738S" calcext:value-type="time">
            <text:p>00:31:11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4" calcext:value-type="float">
            <text:p>550.34</text:p>
          </table:table-cell>
          <table:table-cell office:value-type="float" office:value="238.79" calcext:value-type="float">
            <text:p>238.79</text:p>
          </table:table-cell>
          <table:table-cell office:value-type="float" office:value="291.82" calcext:value-type="float">
            <text:p>291.82</text:p>
          </table:table-cell>
        </table:table-row>
        <table:table-row table:style-name="ro1">
          <table:table-cell office:value-type="float" office:value="1886738" calcext:value-type="float">
            <text:p>1886738</text:p>
          </table:table-cell>
          <table:table-cell table:formula="of:=[.A120]/1000/(60*60*24)" office:value-type="time" office:time-value="PT00H31M26.738S" calcext:value-type="time">
            <text:p>00:31:27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7" calcext:value-type="float">
            <text:p>550.47</text:p>
          </table:table-cell>
          <table:table-cell office:value-type="float" office:value="240.83" calcext:value-type="float">
            <text:p>240.83</text:p>
          </table:table-cell>
          <table:table-cell office:value-type="float" office:value="294.27" calcext:value-type="float">
            <text:p>294.27</text:p>
          </table:table-cell>
        </table:table-row>
        <table:table-row table:style-name="ro1">
          <table:table-cell office:value-type="float" office:value="1902739" calcext:value-type="float">
            <text:p>1902739</text:p>
          </table:table-cell>
          <table:table-cell table:formula="of:=[.A121]/1000/(60*60*24)" office:value-type="time" office:time-value="PT00H31M42.739S" calcext:value-type="time">
            <text:p>00:31:43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0.09" calcext:value-type="float">
            <text:p>550.09</text:p>
          </table:table-cell>
          <table:table-cell office:value-type="float" office:value="242.88" calcext:value-type="float">
            <text:p>242.88</text:p>
          </table:table-cell>
          <table:table-cell office:value-type="float" office:value="296.71" calcext:value-type="float">
            <text:p>296.71</text:p>
          </table:table-cell>
        </table:table-row>
        <table:table-row table:style-name="ro1">
          <table:table-cell office:value-type="float" office:value="1918738" calcext:value-type="float">
            <text:p>1918738</text:p>
          </table:table-cell>
          <table:table-cell table:formula="of:=[.A122]/1000/(60*60*24)" office:value-type="time" office:time-value="PT00H31M58.738S" calcext:value-type="time">
            <text:p>00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3" calcext:value-type="float">
            <text:p>548.63</text:p>
          </table:table-cell>
          <table:table-cell office:value-type="float" office:value="244.92" calcext:value-type="float">
            <text:p>244.92</text:p>
          </table:table-cell>
          <table:table-cell office:value-type="float" office:value="299.16" calcext:value-type="float">
            <text:p>299.16</text:p>
          </table:table-cell>
        </table:table-row>
        <table:table-row table:style-name="ro1">
          <table:table-cell office:value-type="float" office:value="1934738" calcext:value-type="float">
            <text:p>1934738</text:p>
          </table:table-cell>
          <table:table-cell table:formula="of:=[.A123]/1000/(60*60*24)" office:value-type="time" office:time-value="PT00H32M14.738S" calcext:value-type="time">
            <text:p>00:32:15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0.58" calcext:value-type="float">
            <text:p>550.58</text:p>
          </table:table-cell>
          <table:table-cell office:value-type="float" office:value="246.96" calcext:value-type="float">
            <text:p>246.96</text:p>
          </table:table-cell>
          <table:table-cell office:value-type="float" office:value="301.6" calcext:value-type="float">
            <text:p>301.6</text:p>
          </table:table-cell>
        </table:table-row>
        <table:table-row table:style-name="ro1">
          <table:table-cell office:value-type="float" office:value="1950737" calcext:value-type="float">
            <text:p>1950737</text:p>
          </table:table-cell>
          <table:table-cell table:formula="of:=[.A124]/1000/(60*60*24)" office:value-type="time" office:time-value="PT00H32M30.737S" calcext:value-type="time">
            <text:p>00:32:31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0.1" calcext:value-type="float">
            <text:p>550.1</text:p>
          </table:table-cell>
          <table:table-cell office:value-type="float" office:value="249" calcext:value-type="float">
            <text:p>249</text:p>
          </table:table-cell>
          <table:table-cell office:value-type="float" office:value="304.05" calcext:value-type="float">
            <text:p>304.05</text:p>
          </table:table-cell>
        </table:table-row>
        <table:table-row table:style-name="ro1">
          <table:table-cell office:value-type="float" office:value="1966737" calcext:value-type="float">
            <text:p>1966737</text:p>
          </table:table-cell>
          <table:table-cell table:formula="of:=[.A125]/1000/(60*60*24)" office:value-type="time" office:time-value="PT00H32M46.737S" calcext:value-type="time">
            <text:p>00:32:47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251.04" calcext:value-type="float">
            <text:p>251.04</text:p>
          </table:table-cell>
          <table:table-cell office:value-type="float" office:value="306.49" calcext:value-type="float">
            <text:p>306.49</text:p>
          </table:table-cell>
        </table:table-row>
        <table:table-row table:style-name="ro1">
          <table:table-cell office:value-type="float" office:value="1982739" calcext:value-type="float">
            <text:p>1982739</text:p>
          </table:table-cell>
          <table:table-cell table:formula="of:=[.A126]/1000/(60*60*24)" office:value-type="time" office:time-value="PT00H33M02.739S" calcext:value-type="time">
            <text:p>00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253.09" calcext:value-type="float">
            <text:p>253.09</text:p>
          </table:table-cell>
          <table:table-cell office:value-type="float" office:value="308.94" calcext:value-type="float">
            <text:p>308.94</text:p>
          </table:table-cell>
        </table:table-row>
        <table:table-row table:style-name="ro1">
          <table:table-cell office:value-type="float" office:value="1998738" calcext:value-type="float">
            <text:p>1998738</text:p>
          </table:table-cell>
          <table:table-cell table:formula="of:=[.A127]/1000/(60*60*24)" office:value-type="time" office:time-value="PT00H33M18.738S" calcext:value-type="time">
            <text:p>00:33:19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0.57" calcext:value-type="float">
            <text:p>550.57</text:p>
          </table:table-cell>
          <table:table-cell office:value-type="float" office:value="255.13" calcext:value-type="float">
            <text:p>255.13</text:p>
          </table:table-cell>
          <table:table-cell office:value-type="float" office:value="311.38" calcext:value-type="float">
            <text:p>311.38</text:p>
          </table:table-cell>
        </table:table-row>
        <table:table-row table:style-name="ro1">
          <table:table-cell office:value-type="float" office:value="2014738" calcext:value-type="float">
            <text:p>2014738</text:p>
          </table:table-cell>
          <table:table-cell table:formula="of:=[.A128]/1000/(60*60*24)" office:value-type="time" office:time-value="PT00H33M34.738S" calcext:value-type="time">
            <text:p>00:33:35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4" calcext:value-type="float">
            <text:p>550.34</text:p>
          </table:table-cell>
          <table:table-cell office:value-type="float" office:value="257.17" calcext:value-type="float">
            <text:p>257.17</text:p>
          </table:table-cell>
          <table:table-cell office:value-type="float" office:value="313.82" calcext:value-type="float">
            <text:p>313.82</text:p>
          </table:table-cell>
        </table:table-row>
        <table:table-row table:style-name="ro1">
          <table:table-cell office:value-type="float" office:value="2030739" calcext:value-type="float">
            <text:p>2030739</text:p>
          </table:table-cell>
          <table:table-cell table:formula="of:=[.A129]/1000/(60*60*24)" office:value-type="time" office:time-value="PT00H33M50.739S" calcext:value-type="time">
            <text:p>00:33:51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9" calcext:value-type="float">
            <text:p>550.49</text:p>
          </table:table-cell>
          <table:table-cell office:value-type="float" office:value="259.21" calcext:value-type="float">
            <text:p>259.21</text:p>
          </table:table-cell>
          <table:table-cell office:value-type="float" office:value="316.27" calcext:value-type="float">
            <text:p>316.27</text:p>
          </table:table-cell>
        </table:table-row>
        <table:table-row table:style-name="ro1">
          <table:table-cell office:value-type="float" office:value="2046737" calcext:value-type="float">
            <text:p>2046737</text:p>
          </table:table-cell>
          <table:table-cell table:formula="of:=[.A130]/1000/(60*60*24)" office:value-type="time" office:time-value="PT00H34M06.737S" calcext:value-type="time">
            <text:p>00:34:07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8" calcext:value-type="float">
            <text:p>550.48</text:p>
          </table:table-cell>
          <table:table-cell office:value-type="float" office:value="261.25" calcext:value-type="float">
            <text:p>261.25</text:p>
          </table:table-cell>
          <table:table-cell office:value-type="float" office:value="318.71" calcext:value-type="float">
            <text:p>318.71</text:p>
          </table:table-cell>
        </table:table-row>
        <table:table-row table:style-name="ro1">
          <table:table-cell office:value-type="float" office:value="2062738" calcext:value-type="float">
            <text:p>2062738</text:p>
          </table:table-cell>
          <table:table-cell table:formula="of:=[.A131]/1000/(60*60*24)" office:value-type="time" office:time-value="PT00H34M22.738S" calcext:value-type="time">
            <text:p>00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3" calcext:value-type="float">
            <text:p>548.73</text:p>
          </table:table-cell>
          <table:table-cell office:value-type="float" office:value="263.3" calcext:value-type="float">
            <text:p>263.3</text:p>
          </table:table-cell>
          <table:table-cell office:value-type="float" office:value="321.15" calcext:value-type="float">
            <text:p>321.15</text:p>
          </table:table-cell>
        </table:table-row>
        <table:table-row table:style-name="ro1">
          <table:table-cell office:value-type="float" office:value="2078738" calcext:value-type="float">
            <text:p>2078738</text:p>
          </table:table-cell>
          <table:table-cell table:formula="of:=[.A132]/1000/(60*60*24)" office:value-type="time" office:time-value="PT00H34M38.738S" calcext:value-type="time">
            <text:p>00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3" calcext:value-type="float">
            <text:p>548.73</text:p>
          </table:table-cell>
          <table:table-cell office:value-type="float" office:value="265.34" calcext:value-type="float">
            <text:p>265.34</text:p>
          </table:table-cell>
          <table:table-cell office:value-type="float" office:value="323.59" calcext:value-type="float">
            <text:p>323.59</text:p>
          </table:table-cell>
        </table:table-row>
        <table:table-row table:style-name="ro1">
          <table:table-cell office:value-type="float" office:value="2094738" calcext:value-type="float">
            <text:p>2094738</text:p>
          </table:table-cell>
          <table:table-cell table:formula="of:=[.A133]/1000/(60*60*24)" office:value-type="time" office:time-value="PT00H34M54.738S" calcext:value-type="time">
            <text:p>00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8" calcext:value-type="float">
            <text:p>548.88</text:p>
          </table:table-cell>
          <table:table-cell office:value-type="float" office:value="267.38" calcext:value-type="float">
            <text:p>267.38</text:p>
          </table:table-cell>
          <table:table-cell office:value-type="float" office:value="326.03" calcext:value-type="float">
            <text:p>326.03</text:p>
          </table:table-cell>
        </table:table-row>
        <table:table-row table:style-name="ro1">
          <table:table-cell office:value-type="float" office:value="2110737" calcext:value-type="float">
            <text:p>2110737</text:p>
          </table:table-cell>
          <table:table-cell table:formula="of:=[.A134]/1000/(60*60*24)" office:value-type="time" office:time-value="PT00H35M10.737S" calcext:value-type="time">
            <text:p>00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9.12" calcext:value-type="float">
            <text:p>549.12</text:p>
          </table:table-cell>
          <table:table-cell office:value-type="float" office:value="269.42" calcext:value-type="float">
            <text:p>269.42</text:p>
          </table:table-cell>
          <table:table-cell office:value-type="float" office:value="328.47" calcext:value-type="float">
            <text:p>328.47</text:p>
          </table:table-cell>
        </table:table-row>
        <table:table-row table:style-name="ro1">
          <table:table-cell office:value-type="float" office:value="2126739" calcext:value-type="float">
            <text:p>2126739</text:p>
          </table:table-cell>
          <table:table-cell table:formula="of:=[.A135]/1000/(60*60*24)" office:value-type="time" office:time-value="PT00H35M26.739S" calcext:value-type="time">
            <text:p>00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8" calcext:value-type="float">
            <text:p>548.88</text:p>
          </table:table-cell>
          <table:table-cell office:value-type="float" office:value="271.46" calcext:value-type="float">
            <text:p>271.46</text:p>
          </table:table-cell>
          <table:table-cell office:value-type="float" office:value="330.91" calcext:value-type="float">
            <text:p>330.91</text:p>
          </table:table-cell>
        </table:table-row>
        <table:table-row table:style-name="ro1">
          <table:table-cell office:value-type="float" office:value="2142738" calcext:value-type="float">
            <text:p>2142738</text:p>
          </table:table-cell>
          <table:table-cell table:formula="of:=[.A136]/1000/(60*60*24)" office:value-type="time" office:time-value="PT00H35M42.738S" calcext:value-type="time">
            <text:p>00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49" calcext:value-type="float">
            <text:p>548.49</text:p>
          </table:table-cell>
          <table:table-cell office:value-type="float" office:value="273.51" calcext:value-type="float">
            <text:p>273.51</text:p>
          </table:table-cell>
          <table:table-cell office:value-type="float" office:value="333.35" calcext:value-type="float">
            <text:p>333.35</text:p>
          </table:table-cell>
        </table:table-row>
        <table:table-row table:style-name="ro1">
          <table:table-cell office:value-type="float" office:value="2158739" calcext:value-type="float">
            <text:p>2158739</text:p>
          </table:table-cell>
          <table:table-cell table:formula="of:=[.A137]/1000/(60*60*24)" office:value-type="time" office:time-value="PT00H35M58.739S" calcext:value-type="time">
            <text:p>00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275.55" calcext:value-type="float">
            <text:p>275.55</text:p>
          </table:table-cell>
          <table:table-cell office:value-type="float" office:value="335.79" calcext:value-type="float">
            <text:p>335.79</text:p>
          </table:table-cell>
        </table:table-row>
        <table:table-row table:style-name="ro1">
          <table:table-cell office:value-type="float" office:value="2174738" calcext:value-type="float">
            <text:p>2174738</text:p>
          </table:table-cell>
          <table:table-cell table:formula="of:=[.A138]/1000/(60*60*24)" office:value-type="time" office:time-value="PT00H36M14.738S" calcext:value-type="time">
            <text:p>00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277.59" calcext:value-type="float">
            <text:p>277.59</text:p>
          </table:table-cell>
          <table:table-cell office:value-type="float" office:value="338.23" calcext:value-type="float">
            <text:p>338.23</text:p>
          </table:table-cell>
        </table:table-row>
        <table:table-row table:style-name="ro1">
          <table:table-cell office:value-type="float" office:value="2190738" calcext:value-type="float">
            <text:p>2190738</text:p>
          </table:table-cell>
          <table:table-cell table:formula="of:=[.A139]/1000/(60*60*24)" office:value-type="time" office:time-value="PT00H36M30.738S" calcext:value-type="time">
            <text:p>00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279.63" calcext:value-type="float">
            <text:p>279.63</text:p>
          </table:table-cell>
          <table:table-cell office:value-type="float" office:value="340.67" calcext:value-type="float">
            <text:p>340.67</text:p>
          </table:table-cell>
        </table:table-row>
        <table:table-row table:style-name="ro1">
          <table:table-cell office:value-type="float" office:value="2206739" calcext:value-type="float">
            <text:p>2206739</text:p>
          </table:table-cell>
          <table:table-cell table:formula="of:=[.A140]/1000/(60*60*24)" office:value-type="time" office:time-value="PT00H36M46.739S" calcext:value-type="time">
            <text:p>00:36:47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3" calcext:value-type="float">
            <text:p>550.33</text:p>
          </table:table-cell>
          <table:table-cell office:value-type="float" office:value="281.67" calcext:value-type="float">
            <text:p>281.67</text:p>
          </table:table-cell>
          <table:table-cell office:value-type="float" office:value="343.11" calcext:value-type="float">
            <text:p>343.11</text:p>
          </table:table-cell>
        </table:table-row>
        <table:table-row table:style-name="ro1">
          <table:table-cell office:value-type="float" office:value="2222738" calcext:value-type="float">
            <text:p>2222738</text:p>
          </table:table-cell>
          <table:table-cell table:formula="of:=[.A141]/1000/(60*60*24)" office:value-type="time" office:time-value="PT00H37M02.738S" calcext:value-type="time">
            <text:p>00:37:03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7" calcext:value-type="float">
            <text:p>550.47</text:p>
          </table:table-cell>
          <table:table-cell office:value-type="float" office:value="283.72" calcext:value-type="float">
            <text:p>283.72</text:p>
          </table:table-cell>
          <table:table-cell office:value-type="float" office:value="345.55" calcext:value-type="float">
            <text:p>345.55</text:p>
          </table:table-cell>
        </table:table-row>
        <table:table-row table:style-name="ro1">
          <table:table-cell office:value-type="float" office:value="2238738" calcext:value-type="float">
            <text:p>2238738</text:p>
          </table:table-cell>
          <table:table-cell table:formula="of:=[.A142]/1000/(60*60*24)" office:value-type="time" office:time-value="PT00H37M18.738S" calcext:value-type="time">
            <text:p>00:37:19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3" calcext:value-type="float">
            <text:p>550.33</text:p>
          </table:table-cell>
          <table:table-cell office:value-type="float" office:value="285.76" calcext:value-type="float">
            <text:p>285.76</text:p>
          </table:table-cell>
          <table:table-cell office:value-type="float" office:value="347.98" calcext:value-type="float">
            <text:p>347.98</text:p>
          </table:table-cell>
        </table:table-row>
        <table:table-row table:style-name="ro1">
          <table:table-cell office:value-type="float" office:value="2254739" calcext:value-type="float">
            <text:p>2254739</text:p>
          </table:table-cell>
          <table:table-cell table:formula="of:=[.A143]/1000/(60*60*24)" office:value-type="time" office:time-value="PT00H37M34.739S" calcext:value-type="time">
            <text:p>00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4" calcext:value-type="float">
            <text:p>548.74</text:p>
          </table:table-cell>
          <table:table-cell office:value-type="float" office:value="287.8" calcext:value-type="float">
            <text:p>287.8</text:p>
          </table:table-cell>
          <table:table-cell office:value-type="float" office:value="350.42" calcext:value-type="float">
            <text:p>350.42</text:p>
          </table:table-cell>
        </table:table-row>
        <table:table-row table:style-name="ro1">
          <table:table-cell office:value-type="float" office:value="2270738" calcext:value-type="float">
            <text:p>2270738</text:p>
          </table:table-cell>
          <table:table-cell table:formula="of:=[.A144]/1000/(60*60*24)" office:value-type="time" office:time-value="PT00H37M50.738S" calcext:value-type="time">
            <text:p>00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289.84" calcext:value-type="float">
            <text:p>289.84</text:p>
          </table:table-cell>
          <table:table-cell office:value-type="float" office:value="352.86" calcext:value-type="float">
            <text:p>352.86</text:p>
          </table:table-cell>
        </table:table-row>
        <table:table-row table:style-name="ro1">
          <table:table-cell office:value-type="float" office:value="2286737" calcext:value-type="float">
            <text:p>2286737</text:p>
          </table:table-cell>
          <table:table-cell table:formula="of:=[.A145]/1000/(60*60*24)" office:value-type="time" office:time-value="PT00H38M06.737S" calcext:value-type="time">
            <text:p>00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291.88" calcext:value-type="float">
            <text:p>291.88</text:p>
          </table:table-cell>
          <table:table-cell office:value-type="float" office:value="355.3" calcext:value-type="float">
            <text:p>355.3</text:p>
          </table:table-cell>
        </table:table-row>
        <table:table-row table:style-name="ro1">
          <table:table-cell office:value-type="float" office:value="2302738" calcext:value-type="float">
            <text:p>2302738</text:p>
          </table:table-cell>
          <table:table-cell table:formula="of:=[.A146]/1000/(60*60*24)" office:value-type="time" office:time-value="PT00H38M22.738S" calcext:value-type="time">
            <text:p>00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8.25" calcext:value-type="float">
            <text:p>548.25</text:p>
          </table:table-cell>
          <table:table-cell office:value-type="float" office:value="293.92" calcext:value-type="float">
            <text:p>293.92</text:p>
          </table:table-cell>
          <table:table-cell office:value-type="float" office:value="357.73" calcext:value-type="float">
            <text:p>357.73</text:p>
          </table:table-cell>
        </table:table-row>
        <table:table-row table:style-name="ro1">
          <table:table-cell office:value-type="float" office:value="2318738" calcext:value-type="float">
            <text:p>2318738</text:p>
          </table:table-cell>
          <table:table-cell table:formula="of:=[.A147]/1000/(60*60*24)" office:value-type="time" office:time-value="PT00H38M38.738S" calcext:value-type="time">
            <text:p>00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49" calcext:value-type="float">
            <text:p>548.49</text:p>
          </table:table-cell>
          <table:table-cell office:value-type="float" office:value="295.97" calcext:value-type="float">
            <text:p>295.97</text:p>
          </table:table-cell>
          <table:table-cell office:value-type="float" office:value="360.17" calcext:value-type="float">
            <text:p>360.17</text:p>
          </table:table-cell>
        </table:table-row>
        <table:table-row table:style-name="ro1">
          <table:table-cell office:value-type="float" office:value="2334738" calcext:value-type="float">
            <text:p>2334738</text:p>
          </table:table-cell>
          <table:table-cell table:formula="of:=[.A148]/1000/(60*60*24)" office:value-type="time" office:time-value="PT00H38M54.738S" calcext:value-type="time">
            <text:p>00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79" calcext:value-type="float">
            <text:p>546.79</text:p>
          </table:table-cell>
          <table:table-cell office:value-type="float" office:value="298.01" calcext:value-type="float">
            <text:p>298.01</text:p>
          </table:table-cell>
          <table:table-cell office:value-type="float" office:value="362.6" calcext:value-type="float">
            <text:p>362.6</text:p>
          </table:table-cell>
        </table:table-row>
        <table:table-row table:style-name="ro1">
          <table:table-cell office:value-type="float" office:value="2350738" calcext:value-type="float">
            <text:p>2350738</text:p>
          </table:table-cell>
          <table:table-cell table:formula="of:=[.A149]/1000/(60*60*24)" office:value-type="time" office:time-value="PT00H39M10.738S" calcext:value-type="time">
            <text:p>00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" calcext:value-type="float">
            <text:p>459</text:p>
          </table:table-cell>
          <table:table-cell office:value-type="float" office:value="548.02" calcext:value-type="float">
            <text:p>548.02</text:p>
          </table:table-cell>
          <table:table-cell office:value-type="float" office:value="300.05" calcext:value-type="float">
            <text:p>300.05</text:p>
          </table:table-cell>
          <table:table-cell office:value-type="float" office:value="365.04" calcext:value-type="float">
            <text:p>365.04</text:p>
          </table:table-cell>
        </table:table-row>
        <table:table-row table:style-name="ro1">
          <table:table-cell office:value-type="float" office:value="2366738" calcext:value-type="float">
            <text:p>2366738</text:p>
          </table:table-cell>
          <table:table-cell table:formula="of:=[.A150]/1000/(60*60*24)" office:value-type="time" office:time-value="PT00H39M26.738S" calcext:value-type="time">
            <text:p>00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5" calcext:value-type="float">
            <text:p>546.65</text:p>
          </table:table-cell>
          <table:table-cell office:value-type="float" office:value="302.09" calcext:value-type="float">
            <text:p>302.09</text:p>
          </table:table-cell>
          <table:table-cell office:value-type="float" office:value="367.48" calcext:value-type="float">
            <text:p>367.48</text:p>
          </table:table-cell>
        </table:table-row>
        <table:table-row table:style-name="ro1">
          <table:table-cell office:value-type="float" office:value="2382739" calcext:value-type="float">
            <text:p>2382739</text:p>
          </table:table-cell>
          <table:table-cell table:formula="of:=[.A151]/1000/(60*60*24)" office:value-type="time" office:time-value="PT00H39M42.739S" calcext:value-type="time">
            <text:p>00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" calcext:value-type="float">
            <text:p>459</text:p>
          </table:table-cell>
          <table:table-cell office:value-type="float" office:value="548.02" calcext:value-type="float">
            <text:p>548.02</text:p>
          </table:table-cell>
          <table:table-cell office:value-type="float" office:value="304.13" calcext:value-type="float">
            <text:p>304.13</text:p>
          </table:table-cell>
          <table:table-cell office:value-type="float" office:value="369.91" calcext:value-type="float">
            <text:p>369.91</text:p>
          </table:table-cell>
        </table:table-row>
        <table:table-row table:style-name="ro1">
          <table:table-cell office:value-type="float" office:value="2398738" calcext:value-type="float">
            <text:p>2398738</text:p>
          </table:table-cell>
          <table:table-cell table:formula="of:=[.A152]/1000/(60*60*24)" office:value-type="time" office:time-value="PT00H39M58.738S" calcext:value-type="time">
            <text:p>00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306.18" calcext:value-type="float">
            <text:p>306.18</text:p>
          </table:table-cell>
          <table:table-cell office:value-type="float" office:value="372.35" calcext:value-type="float">
            <text:p>372.35</text:p>
          </table:table-cell>
        </table:table-row>
        <table:table-row table:style-name="ro1">
          <table:table-cell office:value-type="float" office:value="2414738" calcext:value-type="float">
            <text:p>2414738</text:p>
          </table:table-cell>
          <table:table-cell table:formula="of:=[.A153]/1000/(60*60*24)" office:value-type="time" office:time-value="PT00H40M14.738S" calcext:value-type="time">
            <text:p>00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6" calcext:value-type="float">
            <text:p>546.56</text:p>
          </table:table-cell>
          <table:table-cell office:value-type="float" office:value="308.22" calcext:value-type="float">
            <text:p>308.22</text:p>
          </table:table-cell>
          <table:table-cell office:value-type="float" office:value="374.78" calcext:value-type="float">
            <text:p>374.78</text:p>
          </table:table-cell>
        </table:table-row>
        <table:table-row table:style-name="ro1">
          <table:table-cell office:value-type="float" office:value="2430738" calcext:value-type="float">
            <text:p>2430738</text:p>
          </table:table-cell>
          <table:table-cell table:formula="of:=[.A154]/1000/(60*60*24)" office:value-type="time" office:time-value="PT00H40M30.738S" calcext:value-type="time">
            <text:p>00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1" calcext:value-type="float">
            <text:p>548.51</text:p>
          </table:table-cell>
          <table:table-cell office:value-type="float" office:value="310.26" calcext:value-type="float">
            <text:p>310.26</text:p>
          </table:table-cell>
          <table:table-cell office:value-type="float" office:value="377.22" calcext:value-type="float">
            <text:p>377.22</text:p>
          </table:table-cell>
        </table:table-row>
        <table:table-row table:style-name="ro1">
          <table:table-cell office:value-type="float" office:value="2446738" calcext:value-type="float">
            <text:p>2446738</text:p>
          </table:table-cell>
          <table:table-cell table:formula="of:=[.A155]/1000/(60*60*24)" office:value-type="time" office:time-value="PT00H40M46.738S" calcext:value-type="time">
            <text:p>00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5" calcext:value-type="float">
            <text:p>546.65</text:p>
          </table:table-cell>
          <table:table-cell office:value-type="float" office:value="312.3" calcext:value-type="float">
            <text:p>312.3</text:p>
          </table:table-cell>
          <table:table-cell office:value-type="float" office:value="379.65" calcext:value-type="float">
            <text:p>379.65</text:p>
          </table:table-cell>
        </table:table-row>
        <table:table-row table:style-name="ro1">
          <table:table-cell office:value-type="float" office:value="2462739" calcext:value-type="float">
            <text:p>2462739</text:p>
          </table:table-cell>
          <table:table-cell table:formula="of:=[.A156]/1000/(60*60*24)" office:value-type="time" office:time-value="PT00H41M02.739S" calcext:value-type="time">
            <text:p>00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8.41" calcext:value-type="float">
            <text:p>548.41</text:p>
          </table:table-cell>
          <table:table-cell office:value-type="float" office:value="314.34" calcext:value-type="float">
            <text:p>314.34</text:p>
          </table:table-cell>
          <table:table-cell office:value-type="float" office:value="382.08" calcext:value-type="float">
            <text:p>382.08</text:p>
          </table:table-cell>
        </table:table-row>
        <table:table-row table:style-name="ro1">
          <table:table-cell office:value-type="float" office:value="2478738" calcext:value-type="float">
            <text:p>2478738</text:p>
          </table:table-cell>
          <table:table-cell table:formula="of:=[.A157]/1000/(60*60*24)" office:value-type="time" office:time-value="PT00H41M18.738S" calcext:value-type="time">
            <text:p>00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6" calcext:value-type="float">
            <text:p>546.56</text:p>
          </table:table-cell>
          <table:table-cell office:value-type="float" office:value="316.38" calcext:value-type="float">
            <text:p>316.38</text:p>
          </table:table-cell>
          <table:table-cell office:value-type="float" office:value="384.51" calcext:value-type="float">
            <text:p>384.51</text:p>
          </table:table-cell>
        </table:table-row>
        <table:table-row table:style-name="ro1">
          <table:table-cell office:value-type="float" office:value="2494738" calcext:value-type="float">
            <text:p>2494738</text:p>
          </table:table-cell>
          <table:table-cell table:formula="of:=[.A158]/1000/(60*60*24)" office:value-type="time" office:time-value="PT00H41M34.738S" calcext:value-type="time">
            <text:p>00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318.43" calcext:value-type="float">
            <text:p>318.43</text:p>
          </table:table-cell>
          <table:table-cell office:value-type="float" office:value="386.95" calcext:value-type="float">
            <text:p>386.95</text:p>
          </table:table-cell>
        </table:table-row>
        <table:table-row table:style-name="ro1">
          <table:table-cell office:value-type="float" office:value="2510739" calcext:value-type="float">
            <text:p>2510739</text:p>
          </table:table-cell>
          <table:table-cell table:formula="of:=[.A159]/1000/(60*60*24)" office:value-type="time" office:time-value="PT00H41M50.739S" calcext:value-type="time">
            <text:p>00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6.43" calcext:value-type="float">
            <text:p>546.43</text:p>
          </table:table-cell>
          <table:table-cell office:value-type="float" office:value="320.47" calcext:value-type="float">
            <text:p>320.47</text:p>
          </table:table-cell>
          <table:table-cell office:value-type="float" office:value="389.38" calcext:value-type="float">
            <text:p>389.38</text:p>
          </table:table-cell>
        </table:table-row>
        <table:table-row table:style-name="ro1">
          <table:table-cell office:value-type="float" office:value="2526737" calcext:value-type="float">
            <text:p>2526737</text:p>
          </table:table-cell>
          <table:table-cell table:formula="of:=[.A160]/1000/(60*60*24)" office:value-type="time" office:time-value="PT00H42M06.737S" calcext:value-type="time">
            <text:p>00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4" calcext:value-type="float">
            <text:p>548.74</text:p>
          </table:table-cell>
          <table:table-cell office:value-type="float" office:value="322.51" calcext:value-type="float">
            <text:p>322.51</text:p>
          </table:table-cell>
          <table:table-cell office:value-type="float" office:value="391.81" calcext:value-type="float">
            <text:p>391.81</text:p>
          </table:table-cell>
        </table:table-row>
        <table:table-row table:style-name="ro1">
          <table:table-cell office:value-type="float" office:value="2542737" calcext:value-type="float">
            <text:p>2542737</text:p>
          </table:table-cell>
          <table:table-cell table:formula="of:=[.A161]/1000/(60*60*24)" office:value-type="time" office:time-value="PT00H42M22.737S" calcext:value-type="time">
            <text:p>00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4" calcext:value-type="float">
            <text:p>546.64</text:p>
          </table:table-cell>
          <table:table-cell office:value-type="float" office:value="324.55" calcext:value-type="float">
            <text:p>324.55</text:p>
          </table:table-cell>
          <table:table-cell office:value-type="float" office:value="394.24" calcext:value-type="float">
            <text:p>394.24</text:p>
          </table:table-cell>
        </table:table-row>
        <table:table-row table:style-name="ro1">
          <table:table-cell office:value-type="float" office:value="2558738" calcext:value-type="float">
            <text:p>2558738</text:p>
          </table:table-cell>
          <table:table-cell table:formula="of:=[.A162]/1000/(60*60*24)" office:value-type="time" office:time-value="PT00H42M38.738S" calcext:value-type="time">
            <text:p>00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8.41" calcext:value-type="float">
            <text:p>548.41</text:p>
          </table:table-cell>
          <table:table-cell office:value-type="float" office:value="326.59" calcext:value-type="float">
            <text:p>326.59</text:p>
          </table:table-cell>
          <table:table-cell office:value-type="float" office:value="396.67" calcext:value-type="float">
            <text:p>396.67</text:p>
          </table:table-cell>
        </table:table-row>
        <table:table-row table:style-name="ro1">
          <table:table-cell office:value-type="float" office:value="2574737" calcext:value-type="float">
            <text:p>2574737</text:p>
          </table:table-cell>
          <table:table-cell table:formula="of:=[.A163]/1000/(60*60*24)" office:value-type="time" office:time-value="PT00H42M54.737S" calcext:value-type="time">
            <text:p>00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89" calcext:value-type="float">
            <text:p>546.89</text:p>
          </table:table-cell>
          <table:table-cell office:value-type="float" office:value="328.64" calcext:value-type="float">
            <text:p>328.64</text:p>
          </table:table-cell>
          <table:table-cell office:value-type="float" office:value="399.11" calcext:value-type="float">
            <text:p>399.11</text:p>
          </table:table-cell>
        </table:table-row>
        <table:table-row table:style-name="ro1">
          <table:table-cell office:value-type="float" office:value="2590739" calcext:value-type="float">
            <text:p>2590739</text:p>
          </table:table-cell>
          <table:table-cell table:formula="of:=[.A164]/1000/(60*60*24)" office:value-type="time" office:time-value="PT00H43M10.739S" calcext:value-type="time">
            <text:p>00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8" calcext:value-type="float">
            <text:p>546.68</text:p>
          </table:table-cell>
          <table:table-cell office:value-type="float" office:value="330.68" calcext:value-type="float">
            <text:p>330.68</text:p>
          </table:table-cell>
          <table:table-cell office:value-type="float" office:value="401.54" calcext:value-type="float">
            <text:p>401.54</text:p>
          </table:table-cell>
        </table:table-row>
        <table:table-row table:style-name="ro1">
          <table:table-cell office:value-type="float" office:value="2606739" calcext:value-type="float">
            <text:p>2606739</text:p>
          </table:table-cell>
          <table:table-cell table:formula="of:=[.A165]/1000/(60*60*24)" office:value-type="time" office:time-value="PT00H43M26.739S" calcext:value-type="time">
            <text:p>00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332.72" calcext:value-type="float">
            <text:p>332.72</text:p>
          </table:table-cell>
          <table:table-cell office:value-type="float" office:value="403.97" calcext:value-type="float">
            <text:p>403.97</text:p>
          </table:table-cell>
        </table:table-row>
        <table:table-row table:style-name="ro1">
          <table:table-cell office:value-type="float" office:value="2622737" calcext:value-type="float">
            <text:p>2622737</text:p>
          </table:table-cell>
          <table:table-cell table:formula="of:=[.A166]/1000/(60*60*24)" office:value-type="time" office:time-value="PT00H43M42.737S" calcext:value-type="time">
            <text:p>00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" calcext:value-type="float">
            <text:p>546.9</text:p>
          </table:table-cell>
          <table:table-cell office:value-type="float" office:value="334.76" calcext:value-type="float">
            <text:p>334.76</text:p>
          </table:table-cell>
          <table:table-cell office:value-type="float" office:value="406.4" calcext:value-type="float">
            <text:p>406.4</text:p>
          </table:table-cell>
        </table:table-row>
        <table:table-row table:style-name="ro1">
          <table:table-cell office:value-type="float" office:value="2638738" calcext:value-type="float">
            <text:p>2638738</text:p>
          </table:table-cell>
          <table:table-cell table:formula="of:=[.A167]/1000/(60*60*24)" office:value-type="time" office:time-value="PT00H43M58.738S" calcext:value-type="time">
            <text:p>00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336.81" calcext:value-type="float">
            <text:p>336.81</text:p>
          </table:table-cell>
          <table:table-cell office:value-type="float" office:value="408.83" calcext:value-type="float">
            <text:p>408.83</text:p>
          </table:table-cell>
        </table:table-row>
        <table:table-row table:style-name="ro1">
          <table:table-cell office:value-type="float" office:value="2654738" calcext:value-type="float">
            <text:p>2654738</text:p>
          </table:table-cell>
          <table:table-cell table:formula="of:=[.A168]/1000/(60*60*24)" office:value-type="time" office:time-value="PT00H44M14.738S" calcext:value-type="time">
            <text:p>00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5" calcext:value-type="float">
            <text:p>547.05</text:p>
          </table:table-cell>
          <table:table-cell office:value-type="float" office:value="338.85" calcext:value-type="float">
            <text:p>338.85</text:p>
          </table:table-cell>
          <table:table-cell office:value-type="float" office:value="411.26" calcext:value-type="float">
            <text:p>411.26</text:p>
          </table:table-cell>
        </table:table-row>
        <table:table-row table:style-name="ro1">
          <table:table-cell office:value-type="float" office:value="2670739" calcext:value-type="float">
            <text:p>2670739</text:p>
          </table:table-cell>
          <table:table-cell table:formula="of:=[.A169]/1000/(60*60*24)" office:value-type="time" office:time-value="PT00H44M30.739S" calcext:value-type="time">
            <text:p>00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340.89" calcext:value-type="float">
            <text:p>340.89</text:p>
          </table:table-cell>
          <table:table-cell office:value-type="float" office:value="413.69" calcext:value-type="float">
            <text:p>413.69</text:p>
          </table:table-cell>
        </table:table-row>
        <table:table-row table:style-name="ro1">
          <table:table-cell office:value-type="float" office:value="2686739" calcext:value-type="float">
            <text:p>2686739</text:p>
          </table:table-cell>
          <table:table-cell table:formula="of:=[.A170]/1000/(60*60*24)" office:value-type="time" office:time-value="PT00H44M46.739S" calcext:value-type="time">
            <text:p>00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89" calcext:value-type="float">
            <text:p>546.89</text:p>
          </table:table-cell>
          <table:table-cell office:value-type="float" office:value="342.93" calcext:value-type="float">
            <text:p>342.93</text:p>
          </table:table-cell>
          <table:table-cell office:value-type="float" office:value="416.12" calcext:value-type="float">
            <text:p>416.12</text:p>
          </table:table-cell>
        </table:table-row>
        <table:table-row table:style-name="ro1">
          <table:table-cell office:value-type="float" office:value="2702739" calcext:value-type="float">
            <text:p>2702739</text:p>
          </table:table-cell>
          <table:table-cell table:formula="of:=[.A171]/1000/(60*60*24)" office:value-type="time" office:time-value="PT00H45M02.739S" calcext:value-type="time">
            <text:p>00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344.97" calcext:value-type="float">
            <text:p>344.97</text:p>
          </table:table-cell>
          <table:table-cell office:value-type="float" office:value="418.55" calcext:value-type="float">
            <text:p>418.55</text:p>
          </table:table-cell>
        </table:table-row>
        <table:table-row table:style-name="ro1">
          <table:table-cell office:value-type="float" office:value="2718738" calcext:value-type="float">
            <text:p>2718738</text:p>
          </table:table-cell>
          <table:table-cell table:formula="of:=[.A172]/1000/(60*60*24)" office:value-type="time" office:time-value="PT00H45M18.738S" calcext:value-type="time">
            <text:p>00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347.02" calcext:value-type="float">
            <text:p>347.02</text:p>
          </table:table-cell>
          <table:table-cell office:value-type="float" office:value="420.98" calcext:value-type="float">
            <text:p>420.98</text:p>
          </table:table-cell>
        </table:table-row>
        <table:table-row table:style-name="ro1">
          <table:table-cell office:value-type="float" office:value="2734737" calcext:value-type="float">
            <text:p>2734737</text:p>
          </table:table-cell>
          <table:table-cell table:formula="of:=[.A173]/1000/(60*60*24)" office:value-type="time" office:time-value="PT00H45M34.737S" calcext:value-type="time">
            <text:p>00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349.06" calcext:value-type="float">
            <text:p>349.06</text:p>
          </table:table-cell>
          <table:table-cell office:value-type="float" office:value="423.41" calcext:value-type="float">
            <text:p>423.41</text:p>
          </table:table-cell>
        </table:table-row>
        <table:table-row table:style-name="ro1">
          <table:table-cell office:value-type="float" office:value="2750739" calcext:value-type="float">
            <text:p>2750739</text:p>
          </table:table-cell>
          <table:table-cell table:formula="of:=[.A174]/1000/(60*60*24)" office:value-type="time" office:time-value="PT00H45M50.739S" calcext:value-type="time">
            <text:p>00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351.1" calcext:value-type="float">
            <text:p>351.1</text:p>
          </table:table-cell>
          <table:table-cell office:value-type="float" office:value="425.85" calcext:value-type="float">
            <text:p>425.85</text:p>
          </table:table-cell>
        </table:table-row>
        <table:table-row table:style-name="ro1">
          <table:table-cell office:value-type="float" office:value="2766737" calcext:value-type="float">
            <text:p>2766737</text:p>
          </table:table-cell>
          <table:table-cell table:formula="of:=[.A175]/1000/(60*60*24)" office:value-type="time" office:time-value="PT00H46M06.737S" calcext:value-type="time">
            <text:p>00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5" calcext:value-type="float">
            <text:p>546.55</text:p>
          </table:table-cell>
          <table:table-cell office:value-type="float" office:value="353.14" calcext:value-type="float">
            <text:p>353.14</text:p>
          </table:table-cell>
          <table:table-cell office:value-type="float" office:value="428.28" calcext:value-type="float">
            <text:p>428.28</text:p>
          </table:table-cell>
        </table:table-row>
        <table:table-row table:style-name="ro1">
          <table:table-cell office:value-type="float" office:value="2782738" calcext:value-type="float">
            <text:p>2782738</text:p>
          </table:table-cell>
          <table:table-cell table:formula="of:=[.A176]/1000/(60*60*24)" office:value-type="time" office:time-value="PT00H46M22.738S" calcext:value-type="time">
            <text:p>00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6" calcext:value-type="float">
            <text:p>544.96</text:p>
          </table:table-cell>
          <table:table-cell office:value-type="float" office:value="355.19" calcext:value-type="float">
            <text:p>355.19</text:p>
          </table:table-cell>
          <table:table-cell office:value-type="float" office:value="430.71" calcext:value-type="float">
            <text:p>430.71</text:p>
          </table:table-cell>
        </table:table-row>
        <table:table-row table:style-name="ro1">
          <table:table-cell office:value-type="float" office:value="2798738" calcext:value-type="float">
            <text:p>2798738</text:p>
          </table:table-cell>
          <table:table-cell table:formula="of:=[.A177]/1000/(60*60*24)" office:value-type="time" office:time-value="PT00H46M38.738S" calcext:value-type="time">
            <text:p>00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357.23" calcext:value-type="float">
            <text:p>357.23</text:p>
          </table:table-cell>
          <table:table-cell office:value-type="float" office:value="433.14" calcext:value-type="float">
            <text:p>433.14</text:p>
          </table:table-cell>
        </table:table-row>
        <table:table-row table:style-name="ro1">
          <table:table-cell office:value-type="float" office:value="2814738" calcext:value-type="float">
            <text:p>2814738</text:p>
          </table:table-cell>
          <table:table-cell table:formula="of:=[.A178]/1000/(60*60*24)" office:value-type="time" office:time-value="PT00H46M54.738S" calcext:value-type="time">
            <text:p>00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" calcext:value-type="float">
            <text:p>546.9</text:p>
          </table:table-cell>
          <table:table-cell office:value-type="float" office:value="359.27" calcext:value-type="float">
            <text:p>359.27</text:p>
          </table:table-cell>
          <table:table-cell office:value-type="float" office:value="435.57" calcext:value-type="float">
            <text:p>435.57</text:p>
          </table:table-cell>
        </table:table-row>
        <table:table-row table:style-name="ro1">
          <table:table-cell office:value-type="float" office:value="2830738" calcext:value-type="float">
            <text:p>2830738</text:p>
          </table:table-cell>
          <table:table-cell table:formula="of:=[.A179]/1000/(60*60*24)" office:value-type="time" office:time-value="PT00H47M10.738S" calcext:value-type="time">
            <text:p>00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5" calcext:value-type="float">
            <text:p>546.65</text:p>
          </table:table-cell>
          <table:table-cell office:value-type="float" office:value="361.31" calcext:value-type="float">
            <text:p>361.3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846737" calcext:value-type="float">
            <text:p>2846737</text:p>
          </table:table-cell>
          <table:table-cell table:formula="of:=[.A180]/1000/(60*60*24)" office:value-type="time" office:time-value="PT00H47M26.737S" calcext:value-type="time">
            <text:p>00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363.35" calcext:value-type="float">
            <text:p>363.35</text:p>
          </table:table-cell>
          <table:table-cell office:value-type="float" office:value="440.42" calcext:value-type="float">
            <text:p>440.42</text:p>
          </table:table-cell>
        </table:table-row>
        <table:table-row table:style-name="ro1">
          <table:table-cell office:value-type="float" office:value="2862738" calcext:value-type="float">
            <text:p>2862738</text:p>
          </table:table-cell>
          <table:table-cell table:formula="of:=[.A181]/1000/(60*60*24)" office:value-type="time" office:time-value="PT00H47M42.738S" calcext:value-type="time">
            <text:p>00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6.42" calcext:value-type="float">
            <text:p>546.42</text:p>
          </table:table-cell>
          <table:table-cell office:value-type="float" office:value="365.4" calcext:value-type="float">
            <text:p>365.4</text:p>
          </table:table-cell>
          <table:table-cell office:value-type="float" office:value="442.85" calcext:value-type="float">
            <text:p>442.85</text:p>
          </table:table-cell>
        </table:table-row>
        <table:table-row table:style-name="ro1">
          <table:table-cell office:value-type="float" office:value="2878738" calcext:value-type="float">
            <text:p>2878738</text:p>
          </table:table-cell>
          <table:table-cell table:formula="of:=[.A182]/1000/(60*60*24)" office:value-type="time" office:time-value="PT00H47M58.738S" calcext:value-type="time">
            <text:p>00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5" calcext:value-type="float">
            <text:p>547.05</text:p>
          </table:table-cell>
          <table:table-cell office:value-type="float" office:value="367.44" calcext:value-type="float">
            <text:p>367.44</text:p>
          </table:table-cell>
          <table:table-cell office:value-type="float" office:value="445.28" calcext:value-type="float">
            <text:p>445.28</text:p>
          </table:table-cell>
        </table:table-row>
        <table:table-row table:style-name="ro1">
          <table:table-cell office:value-type="float" office:value="2894738" calcext:value-type="float">
            <text:p>2894738</text:p>
          </table:table-cell>
          <table:table-cell table:formula="of:=[.A183]/1000/(60*60*24)" office:value-type="time" office:time-value="PT00H48M14.738S" calcext:value-type="time">
            <text:p>00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5" calcext:value-type="float">
            <text:p>547.05</text:p>
          </table:table-cell>
          <table:table-cell office:value-type="float" office:value="369.48" calcext:value-type="float">
            <text:p>369.48</text:p>
          </table:table-cell>
          <table:table-cell office:value-type="float" office:value="447.71" calcext:value-type="float">
            <text:p>447.71</text:p>
          </table:table-cell>
        </table:table-row>
        <table:table-row table:style-name="ro1">
          <table:table-cell office:value-type="float" office:value="2910738" calcext:value-type="float">
            <text:p>2910738</text:p>
          </table:table-cell>
          <table:table-cell table:formula="of:=[.A184]/1000/(60*60*24)" office:value-type="time" office:time-value="PT00H48M30.738S" calcext:value-type="time">
            <text:p>00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5" calcext:value-type="float">
            <text:p>546.55</text:p>
          </table:table-cell>
          <table:table-cell office:value-type="float" office:value="371.52" calcext:value-type="float">
            <text:p>371.52</text:p>
          </table:table-cell>
          <table:table-cell office:value-type="float" office:value="450.13" calcext:value-type="float">
            <text:p>450.13</text:p>
          </table:table-cell>
        </table:table-row>
        <table:table-row table:style-name="ro1">
          <table:table-cell office:value-type="float" office:value="2926738" calcext:value-type="float">
            <text:p>2926738</text:p>
          </table:table-cell>
          <table:table-cell table:formula="of:=[.A185]/1000/(60*60*24)" office:value-type="time" office:time-value="PT00H48M46.738S" calcext:value-type="time">
            <text:p>00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89" calcext:value-type="float">
            <text:p>546.89</text:p>
          </table:table-cell>
          <table:table-cell office:value-type="float" office:value="373.57" calcext:value-type="float">
            <text:p>373.57</text:p>
          </table:table-cell>
          <table:table-cell office:value-type="float" office:value="452.56" calcext:value-type="float">
            <text:p>452.56</text:p>
          </table:table-cell>
        </table:table-row>
        <table:table-row table:style-name="ro1">
          <table:table-cell office:value-type="float" office:value="2942738" calcext:value-type="float">
            <text:p>2942738</text:p>
          </table:table-cell>
          <table:table-cell table:formula="of:=[.A186]/1000/(60*60*24)" office:value-type="time" office:time-value="PT00H49M02.738S" calcext:value-type="time">
            <text:p>00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8" calcext:value-type="float">
            <text:p>544.98</text:p>
          </table:table-cell>
          <table:table-cell office:value-type="float" office:value="375.61" calcext:value-type="float">
            <text:p>375.61</text:p>
          </table:table-cell>
          <table:table-cell office:value-type="float" office:value="454.99" calcext:value-type="float">
            <text:p>454.99</text:p>
          </table:table-cell>
        </table:table-row>
        <table:table-row table:style-name="ro1">
          <table:table-cell office:value-type="float" office:value="2958738" calcext:value-type="float">
            <text:p>2958738</text:p>
          </table:table-cell>
          <table:table-cell table:formula="of:=[.A187]/1000/(60*60*24)" office:value-type="time" office:time-value="PT00H49M18.738S" calcext:value-type="time">
            <text:p>00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3" calcext:value-type="float">
            <text:p>547.13</text:p>
          </table:table-cell>
          <table:table-cell office:value-type="float" office:value="377.65" calcext:value-type="float">
            <text:p>377.65</text:p>
          </table:table-cell>
          <table:table-cell office:value-type="float" office:value="457.42" calcext:value-type="float">
            <text:p>457.42</text:p>
          </table:table-cell>
        </table:table-row>
        <table:table-row table:style-name="ro1">
          <table:table-cell office:value-type="float" office:value="2974738" calcext:value-type="float">
            <text:p>2974738</text:p>
          </table:table-cell>
          <table:table-cell table:formula="of:=[.A188]/1000/(60*60*24)" office:value-type="time" office:time-value="PT00H49M34.738S" calcext:value-type="time">
            <text:p>00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2" calcext:value-type="float">
            <text:p>546.82</text:p>
          </table:table-cell>
          <table:table-cell office:value-type="float" office:value="379.69" calcext:value-type="float">
            <text:p>379.69</text:p>
          </table:table-cell>
          <table:table-cell office:value-type="float" office:value="459.84" calcext:value-type="float">
            <text:p>459.84</text:p>
          </table:table-cell>
        </table:table-row>
        <table:table-row table:style-name="ro1">
          <table:table-cell office:value-type="float" office:value="2990738" calcext:value-type="float">
            <text:p>2990738</text:p>
          </table:table-cell>
          <table:table-cell table:formula="of:=[.A189]/1000/(60*60*24)" office:value-type="time" office:time-value="PT00H49M50.738S" calcext:value-type="time">
            <text:p>00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" calcext:value-type="float">
            <text:p>546.8</text:p>
          </table:table-cell>
          <table:table-cell office:value-type="float" office:value="381.73" calcext:value-type="float">
            <text:p>381.73</text:p>
          </table:table-cell>
          <table:table-cell office:value-type="float" office:value="462.27" calcext:value-type="float">
            <text:p>462.27</text:p>
          </table:table-cell>
        </table:table-row>
        <table:table-row table:style-name="ro1">
          <table:table-cell office:value-type="float" office:value="3006738" calcext:value-type="float">
            <text:p>3006738</text:p>
          </table:table-cell>
          <table:table-cell table:formula="of:=[.A190]/1000/(60*60*24)" office:value-type="time" office:time-value="PT00H50M06.738S" calcext:value-type="time">
            <text:p>00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383.78" calcext:value-type="float">
            <text:p>383.78</text:p>
          </table:table-cell>
          <table:table-cell office:value-type="float" office:value="464.7" calcext:value-type="float">
            <text:p>464.7</text:p>
          </table:table-cell>
        </table:table-row>
        <table:table-row table:style-name="ro1">
          <table:table-cell office:value-type="float" office:value="3022738" calcext:value-type="float">
            <text:p>3022738</text:p>
          </table:table-cell>
          <table:table-cell table:formula="of:=[.A191]/1000/(60*60*24)" office:value-type="time" office:time-value="PT00H50M22.738S" calcext:value-type="time">
            <text:p>00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" calcext:value-type="float">
            <text:p>546.9</text:p>
          </table:table-cell>
          <table:table-cell office:value-type="float" office:value="385.82" calcext:value-type="float">
            <text:p>385.82</text:p>
          </table:table-cell>
          <table:table-cell office:value-type="float" office:value="467.13" calcext:value-type="float">
            <text:p>467.13</text:p>
          </table:table-cell>
        </table:table-row>
        <table:table-row table:style-name="ro1">
          <table:table-cell office:value-type="float" office:value="3038738" calcext:value-type="float">
            <text:p>3038738</text:p>
          </table:table-cell>
          <table:table-cell table:formula="of:=[.A192]/1000/(60*60*24)" office:value-type="time" office:time-value="PT00H50M38.738S" calcext:value-type="time">
            <text:p>00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2" calcext:value-type="float">
            <text:p>544.82</text:p>
          </table:table-cell>
          <table:table-cell office:value-type="float" office:value="387.86" calcext:value-type="float">
            <text:p>387.86</text:p>
          </table:table-cell>
          <table:table-cell office:value-type="float" office:value="469.55" calcext:value-type="float">
            <text:p>469.55</text:p>
          </table:table-cell>
        </table:table-row>
        <table:table-row table:style-name="ro1">
          <table:table-cell office:value-type="float" office:value="3054737" calcext:value-type="float">
            <text:p>3054737</text:p>
          </table:table-cell>
          <table:table-cell table:formula="of:=[.A193]/1000/(60*60*24)" office:value-type="time" office:time-value="PT00H50M54.737S" calcext:value-type="time">
            <text:p>00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389.9" calcext:value-type="float">
            <text:p>389.9</text:p>
          </table:table-cell>
          <table:table-cell office:value-type="float" office:value="471.98" calcext:value-type="float">
            <text:p>471.98</text:p>
          </table:table-cell>
        </table:table-row>
        <table:table-row table:style-name="ro1">
          <table:table-cell office:value-type="float" office:value="3070737" calcext:value-type="float">
            <text:p>3070737</text:p>
          </table:table-cell>
          <table:table-cell table:formula="of:=[.A194]/1000/(60*60*24)" office:value-type="time" office:time-value="PT00H51M10.737S" calcext:value-type="time">
            <text:p>00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3" calcext:value-type="float">
            <text:p>547.03</text:p>
          </table:table-cell>
          <table:table-cell office:value-type="float" office:value="391.94" calcext:value-type="float">
            <text:p>391.94</text:p>
          </table:table-cell>
          <table:table-cell office:value-type="float" office:value="474.4" calcext:value-type="float">
            <text:p>474.4</text:p>
          </table:table-cell>
        </table:table-row>
        <table:table-row table:style-name="ro1">
          <table:table-cell office:value-type="float" office:value="3086738" calcext:value-type="float">
            <text:p>3086738</text:p>
          </table:table-cell>
          <table:table-cell table:formula="of:=[.A195]/1000/(60*60*24)" office:value-type="time" office:time-value="PT00H51M26.738S" calcext:value-type="time">
            <text:p>00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393.99" calcext:value-type="float">
            <text:p>393.99</text:p>
          </table:table-cell>
          <table:table-cell office:value-type="float" office:value="476.83" calcext:value-type="float">
            <text:p>476.83</text:p>
          </table:table-cell>
        </table:table-row>
        <table:table-row table:style-name="ro1">
          <table:table-cell office:value-type="float" office:value="3102738" calcext:value-type="float">
            <text:p>3102738</text:p>
          </table:table-cell>
          <table:table-cell table:formula="of:=[.A196]/1000/(60*60*24)" office:value-type="time" office:time-value="PT00H51M42.738S" calcext:value-type="time">
            <text:p>00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3" calcext:value-type="float">
            <text:p>547.03</text:p>
          </table:table-cell>
          <table:table-cell office:value-type="float" office:value="396.03" calcext:value-type="float">
            <text:p>396.03</text:p>
          </table:table-cell>
          <table:table-cell office:value-type="float" office:value="479.25" calcext:value-type="float">
            <text:p>479.25</text:p>
          </table:table-cell>
        </table:table-row>
        <table:table-row table:style-name="ro1">
          <table:table-cell office:value-type="float" office:value="3118738" calcext:value-type="float">
            <text:p>3118738</text:p>
          </table:table-cell>
          <table:table-cell table:formula="of:=[.A197]/1000/(60*60*24)" office:value-type="time" office:time-value="PT00H51M58.738S" calcext:value-type="time">
            <text:p>00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398.07" calcext:value-type="float">
            <text:p>398.07</text:p>
          </table:table-cell>
          <table:table-cell office:value-type="float" office:value="481.68" calcext:value-type="float">
            <text:p>481.68</text:p>
          </table:table-cell>
        </table:table-row>
        <table:table-row table:style-name="ro1">
          <table:table-cell office:value-type="float" office:value="3134737" calcext:value-type="float">
            <text:p>3134737</text:p>
          </table:table-cell>
          <table:table-cell table:formula="of:=[.A198]/1000/(60*60*24)" office:value-type="time" office:time-value="PT00H52M14.737S" calcext:value-type="time">
            <text:p>00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" calcext:value-type="float">
            <text:p>545.2</text:p>
          </table:table-cell>
          <table:table-cell office:value-type="float" office:value="400.11" calcext:value-type="float">
            <text:p>400.11</text:p>
          </table:table-cell>
          <table:table-cell office:value-type="float" office:value="484.1" calcext:value-type="float">
            <text:p>484.1</text:p>
          </table:table-cell>
        </table:table-row>
        <table:table-row table:style-name="ro1">
          <table:table-cell office:value-type="float" office:value="3150739" calcext:value-type="float">
            <text:p>3150739</text:p>
          </table:table-cell>
          <table:table-cell table:formula="of:=[.A199]/1000/(60*60*24)" office:value-type="time" office:time-value="PT00H52M30.739S" calcext:value-type="time">
            <text:p>00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3" calcext:value-type="float">
            <text:p>547.03</text:p>
          </table:table-cell>
          <table:table-cell office:value-type="float" office:value="402.16" calcext:value-type="float">
            <text:p>402.16</text:p>
          </table:table-cell>
          <table:table-cell office:value-type="float" office:value="486.52" calcext:value-type="float">
            <text:p>486.52</text:p>
          </table:table-cell>
        </table:table-row>
        <table:table-row table:style-name="ro1">
          <table:table-cell office:value-type="float" office:value="3166739" calcext:value-type="float">
            <text:p>3166739</text:p>
          </table:table-cell>
          <table:table-cell table:formula="of:=[.A200]/1000/(60*60*24)" office:value-type="time" office:time-value="PT00H52M46.739S" calcext:value-type="time">
            <text:p>00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1" calcext:value-type="float">
            <text:p>546.91</text:p>
          </table:table-cell>
          <table:table-cell office:value-type="float" office:value="404.2" calcext:value-type="float">
            <text:p>404.2</text:p>
          </table:table-cell>
          <table:table-cell office:value-type="float" office:value="488.95" calcext:value-type="float">
            <text:p>488.95</text:p>
          </table:table-cell>
        </table:table-row>
        <table:table-row table:style-name="ro1">
          <table:table-cell office:value-type="float" office:value="3182737" calcext:value-type="float">
            <text:p>3182737</text:p>
          </table:table-cell>
          <table:table-cell table:formula="of:=[.A201]/1000/(60*60*24)" office:value-type="time" office:time-value="PT00H53M02.737S" calcext:value-type="time">
            <text:p>00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1" calcext:value-type="float">
            <text:p>544.71</text:p>
          </table:table-cell>
          <table:table-cell office:value-type="float" office:value="406.24" calcext:value-type="float">
            <text:p>406.24</text:p>
          </table:table-cell>
          <table:table-cell office:value-type="float" office:value="491.37" calcext:value-type="float">
            <text:p>491.37</text:p>
          </table:table-cell>
        </table:table-row>
        <table:table-row table:style-name="ro1">
          <table:table-cell office:value-type="float" office:value="3198738" calcext:value-type="float">
            <text:p>3198738</text:p>
          </table:table-cell>
          <table:table-cell table:formula="of:=[.A202]/1000/(60*60*24)" office:value-type="time" office:time-value="PT00H53M18.738S" calcext:value-type="time">
            <text:p>00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12" calcext:value-type="float">
            <text:p>459.12</text:p>
          </table:table-cell>
          <table:table-cell office:value-type="float" office:value="544.5" calcext:value-type="float">
            <text:p>544.5</text:p>
          </table:table-cell>
          <table:table-cell office:value-type="float" office:value="408.28" calcext:value-type="float">
            <text:p>408.28</text:p>
          </table:table-cell>
          <table:table-cell office:value-type="float" office:value="493.8" calcext:value-type="float">
            <text:p>493.8</text:p>
          </table:table-cell>
        </table:table-row>
        <table:table-row table:style-name="ro1">
          <table:table-cell office:value-type="float" office:value="3214739" calcext:value-type="float">
            <text:p>3214739</text:p>
          </table:table-cell>
          <table:table-cell table:formula="of:=[.A203]/1000/(60*60*24)" office:value-type="time" office:time-value="PT00H53M34.739S" calcext:value-type="time">
            <text:p>00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2" calcext:value-type="float">
            <text:p>544.82</text:p>
          </table:table-cell>
          <table:table-cell office:value-type="float" office:value="410.32" calcext:value-type="float">
            <text:p>410.32</text:p>
          </table:table-cell>
          <table:table-cell office:value-type="float" office:value="496.22" calcext:value-type="float">
            <text:p>496.22</text:p>
          </table:table-cell>
        </table:table-row>
        <table:table-row table:style-name="ro1">
          <table:table-cell office:value-type="float" office:value="3230739" calcext:value-type="float">
            <text:p>3230739</text:p>
          </table:table-cell>
          <table:table-cell table:formula="of:=[.A204]/1000/(60*60*24)" office:value-type="time" office:time-value="PT00H53M50.739S" calcext:value-type="time">
            <text:p>00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412.37" calcext:value-type="float">
            <text:p>412.37</text:p>
          </table:table-cell>
          <table:table-cell office:value-type="float" office:value="498.64" calcext:value-type="float">
            <text:p>498.64</text:p>
          </table:table-cell>
        </table:table-row>
        <table:table-row table:style-name="ro1">
          <table:table-cell office:value-type="float" office:value="3246737" calcext:value-type="float">
            <text:p>3246737</text:p>
          </table:table-cell>
          <table:table-cell table:formula="of:=[.A205]/1000/(60*60*24)" office:value-type="time" office:time-value="PT00H54M06.737S" calcext:value-type="time">
            <text:p>00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6" calcext:value-type="float">
            <text:p>544.96</text:p>
          </table:table-cell>
          <table:table-cell office:value-type="float" office:value="414.41" calcext:value-type="float">
            <text:p>414.41</text:p>
          </table:table-cell>
          <table:table-cell office:value-type="float" office:value="501.07" calcext:value-type="float">
            <text:p>501.07</text:p>
          </table:table-cell>
        </table:table-row>
        <table:table-row table:style-name="ro1">
          <table:table-cell office:value-type="float" office:value="3262738" calcext:value-type="float">
            <text:p>3262738</text:p>
          </table:table-cell>
          <table:table-cell table:formula="of:=[.A206]/1000/(60*60*24)" office:value-type="time" office:time-value="PT00H54M22.738S" calcext:value-type="time">
            <text:p>00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459" calcext:value-type="float">
            <text:p>459</text:p>
          </table:table-cell>
          <table:table-cell office:value-type="float" office:value="542.51" calcext:value-type="float">
            <text:p>542.51</text:p>
          </table:table-cell>
          <table:table-cell office:value-type="float" office:value="416.45" calcext:value-type="float">
            <text:p>416.45</text:p>
          </table:table-cell>
          <table:table-cell office:value-type="float" office:value="503.49" calcext:value-type="float">
            <text:p>503.49</text:p>
          </table:table-cell>
        </table:table-row>
        <table:table-row table:style-name="ro1">
          <table:table-cell office:value-type="float" office:value="3278738" calcext:value-type="float">
            <text:p>3278738</text:p>
          </table:table-cell>
          <table:table-cell table:formula="of:=[.A207]/1000/(60*60*24)" office:value-type="time" office:time-value="PT00H54M38.738S" calcext:value-type="time">
            <text:p>00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2" calcext:value-type="float">
            <text:p>544.82</text:p>
          </table:table-cell>
          <table:table-cell office:value-type="float" office:value="418.49" calcext:value-type="float">
            <text:p>418.49</text:p>
          </table:table-cell>
          <table:table-cell office:value-type="float" office:value="505.91" calcext:value-type="float">
            <text:p>505.91</text:p>
          </table:table-cell>
        </table:table-row>
        <table:table-row table:style-name="ro1">
          <table:table-cell office:value-type="float" office:value="3294737" calcext:value-type="float">
            <text:p>3294737</text:p>
          </table:table-cell>
          <table:table-cell table:formula="of:=[.A208]/1000/(60*60*24)" office:value-type="time" office:time-value="PT00H54M54.737S" calcext:value-type="time">
            <text:p>00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3" calcext:value-type="float">
            <text:p>544.73</text:p>
          </table:table-cell>
          <table:table-cell office:value-type="float" office:value="420.53" calcext:value-type="float">
            <text:p>420.53</text:p>
          </table:table-cell>
          <table:table-cell office:value-type="float" office:value="508.33" calcext:value-type="float">
            <text:p>508.33</text:p>
          </table:table-cell>
        </table:table-row>
        <table:table-row table:style-name="ro1">
          <table:table-cell office:value-type="float" office:value="3310738" calcext:value-type="float">
            <text:p>3310738</text:p>
          </table:table-cell>
          <table:table-cell table:formula="of:=[.A209]/1000/(60*60*24)" office:value-type="time" office:time-value="PT00H55M10.738S" calcext:value-type="time">
            <text:p>00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" calcext:value-type="float">
            <text:p>545.2</text:p>
          </table:table-cell>
          <table:table-cell office:value-type="float" office:value="422.58" calcext:value-type="float">
            <text:p>422.58</text:p>
          </table:table-cell>
          <table:table-cell office:value-type="float" office:value="510.75" calcext:value-type="float">
            <text:p>510.75</text:p>
          </table:table-cell>
        </table:table-row>
        <table:table-row table:style-name="ro1">
          <table:table-cell office:value-type="float" office:value="3326738" calcext:value-type="float">
            <text:p>3326738</text:p>
          </table:table-cell>
          <table:table-cell table:formula="of:=[.A210]/1000/(60*60*24)" office:value-type="time" office:time-value="PT00H55M26.738S" calcext:value-type="time">
            <text:p>00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424.62" calcext:value-type="float">
            <text:p>424.62</text:p>
          </table:table-cell>
          <table:table-cell office:value-type="float" office:value="513.18" calcext:value-type="float">
            <text:p>513.18</text:p>
          </table:table-cell>
        </table:table-row>
        <table:table-row table:style-name="ro1">
          <table:table-cell office:value-type="float" office:value="3342737" calcext:value-type="float">
            <text:p>3342737</text:p>
          </table:table-cell>
          <table:table-cell table:formula="of:=[.A211]/1000/(60*60*24)" office:value-type="time" office:time-value="PT00H55M42.737S" calcext:value-type="time">
            <text:p>00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426.66" calcext:value-type="float">
            <text:p>426.66</text:p>
          </table:table-cell>
          <table:table-cell office:value-type="float" office:value="515.6" calcext:value-type="float">
            <text:p>515.6</text:p>
          </table:table-cell>
        </table:table-row>
        <table:table-row table:style-name="ro1">
          <table:table-cell office:value-type="float" office:value="3358739" calcext:value-type="float">
            <text:p>3358739</text:p>
          </table:table-cell>
          <table:table-cell table:formula="of:=[.A212]/1000/(60*60*24)" office:value-type="time" office:time-value="PT00H55M58.739S" calcext:value-type="time">
            <text:p>00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428.7" calcext:value-type="float">
            <text:p>428.7</text:p>
          </table:table-cell>
          <table:table-cell office:value-type="float" office:value="518.02" calcext:value-type="float">
            <text:p>518.02</text:p>
          </table:table-cell>
        </table:table-row>
        <table:table-row table:style-name="ro1">
          <table:table-cell office:value-type="float" office:value="3374738" calcext:value-type="float">
            <text:p>3374738</text:p>
          </table:table-cell>
          <table:table-cell table:formula="of:=[.A213]/1000/(60*60*24)" office:value-type="time" office:time-value="PT00H56M14.738S" calcext:value-type="time">
            <text:p>00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430.75" calcext:value-type="float">
            <text:p>430.75</text:p>
          </table:table-cell>
          <table:table-cell office:value-type="float" office:value="520.44" calcext:value-type="float">
            <text:p>520.44</text:p>
          </table:table-cell>
        </table:table-row>
        <table:table-row table:style-name="ro1">
          <table:table-cell office:value-type="float" office:value="3390737" calcext:value-type="float">
            <text:p>3390737</text:p>
          </table:table-cell>
          <table:table-cell table:formula="of:=[.A214]/1000/(60*60*24)" office:value-type="time" office:time-value="PT00H56M30.737S" calcext:value-type="time">
            <text:p>00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432.79" calcext:value-type="float">
            <text:p>432.79</text:p>
          </table:table-cell>
          <table:table-cell office:value-type="float" office:value="522.86" calcext:value-type="float">
            <text:p>522.86</text:p>
          </table:table-cell>
        </table:table-row>
        <table:table-row table:style-name="ro1">
          <table:table-cell office:value-type="float" office:value="3406738" calcext:value-type="float">
            <text:p>3406738</text:p>
          </table:table-cell>
          <table:table-cell table:formula="of:=[.A215]/1000/(60*60*24)" office:value-type="time" office:time-value="PT00H56M46.738S" calcext:value-type="time">
            <text:p>00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6" calcext:value-type="float">
            <text:p>544.96</text:p>
          </table:table-cell>
          <table:table-cell office:value-type="float" office:value="434.83" calcext:value-type="float">
            <text:p>434.83</text:p>
          </table:table-cell>
          <table:table-cell office:value-type="float" office:value="525.28" calcext:value-type="float">
            <text:p>525.28</text:p>
          </table:table-cell>
        </table:table-row>
        <table:table-row table:style-name="ro1">
          <table:table-cell office:value-type="float" office:value="3422737" calcext:value-type="float">
            <text:p>3422737</text:p>
          </table:table-cell>
          <table:table-cell table:formula="of:=[.A216]/1000/(60*60*24)" office:value-type="time" office:time-value="PT00H57M02.737S" calcext:value-type="time">
            <text:p>00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78" calcext:value-type="float">
            <text:p>546.78</text:p>
          </table:table-cell>
          <table:table-cell office:value-type="float" office:value="436.87" calcext:value-type="float">
            <text:p>436.87</text:p>
          </table:table-cell>
          <table:table-cell office:value-type="float" office:value="527.7" calcext:value-type="float">
            <text:p>527.7</text:p>
          </table:table-cell>
        </table:table-row>
        <table:table-row table:style-name="ro1">
          <table:table-cell office:value-type="float" office:value="3438738" calcext:value-type="float">
            <text:p>3438738</text:p>
          </table:table-cell>
          <table:table-cell table:formula="of:=[.A217]/1000/(60*60*24)" office:value-type="time" office:time-value="PT00H57M18.738S" calcext:value-type="time">
            <text:p>00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438.91" calcext:value-type="float">
            <text:p>438.91</text:p>
          </table:table-cell>
          <table:table-cell office:value-type="float" office:value="530.12" calcext:value-type="float">
            <text:p>530.12</text:p>
          </table:table-cell>
        </table:table-row>
        <table:table-row table:style-name="ro1">
          <table:table-cell office:value-type="float" office:value="3454738" calcext:value-type="float">
            <text:p>3454738</text:p>
          </table:table-cell>
          <table:table-cell table:formula="of:=[.A218]/1000/(60*60*24)" office:value-type="time" office:time-value="PT00H57M34.738S" calcext:value-type="time">
            <text:p>00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440.95" calcext:value-type="float">
            <text:p>440.95</text:p>
          </table:table-cell>
          <table:table-cell office:value-type="float" office:value="532.54" calcext:value-type="float">
            <text:p>532.54</text:p>
          </table:table-cell>
        </table:table-row>
        <table:table-row table:style-name="ro1">
          <table:table-cell office:value-type="float" office:value="3470738" calcext:value-type="float">
            <text:p>3470738</text:p>
          </table:table-cell>
          <table:table-cell table:formula="of:=[.A219]/1000/(60*60*24)" office:value-type="time" office:time-value="PT00H57M50.738S" calcext:value-type="time">
            <text:p>00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443" calcext:value-type="float">
            <text:p>443</text:p>
          </table:table-cell>
          <table:table-cell office:value-type="float" office:value="534.96" calcext:value-type="float">
            <text:p>534.96</text:p>
          </table:table-cell>
        </table:table-row>
        <table:table-row table:style-name="ro1">
          <table:table-cell office:value-type="float" office:value="3486738" calcext:value-type="float">
            <text:p>3486738</text:p>
          </table:table-cell>
          <table:table-cell table:formula="of:=[.A220]/1000/(60*60*24)" office:value-type="time" office:time-value="PT00H58M06.738S" calcext:value-type="time">
            <text:p>00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6" calcext:value-type="float">
            <text:p>543.36</text:p>
          </table:table-cell>
          <table:table-cell office:value-type="float" office:value="445.04" calcext:value-type="float">
            <text:p>445.04</text:p>
          </table:table-cell>
          <table:table-cell office:value-type="float" office:value="537.38" calcext:value-type="float">
            <text:p>537.38</text:p>
          </table:table-cell>
        </table:table-row>
        <table:table-row table:style-name="ro1">
          <table:table-cell office:value-type="float" office:value="3502737" calcext:value-type="float">
            <text:p>3502737</text:p>
          </table:table-cell>
          <table:table-cell table:formula="of:=[.A221]/1000/(60*60*24)" office:value-type="time" office:time-value="PT00H58M22.737S" calcext:value-type="time">
            <text:p>00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447.08" calcext:value-type="float">
            <text:p>447.08</text:p>
          </table:table-cell>
          <table:table-cell office:value-type="float" office:value="539.8" calcext:value-type="float">
            <text:p>539.8</text:p>
          </table:table-cell>
        </table:table-row>
        <table:table-row table:style-name="ro1">
          <table:table-cell office:value-type="float" office:value="3518737" calcext:value-type="float">
            <text:p>3518737</text:p>
          </table:table-cell>
          <table:table-cell table:formula="of:=[.A222]/1000/(60*60*24)" office:value-type="time" office:time-value="PT00H58M38.737S" calcext:value-type="time">
            <text:p>00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6" calcext:value-type="float">
            <text:p>544.96</text:p>
          </table:table-cell>
          <table:table-cell office:value-type="float" office:value="449.12" calcext:value-type="float">
            <text:p>449.12</text:p>
          </table:table-cell>
          <table:table-cell office:value-type="float" office:value="542.23" calcext:value-type="float">
            <text:p>542.23</text:p>
          </table:table-cell>
        </table:table-row>
        <table:table-row table:style-name="ro1">
          <table:table-cell office:value-type="float" office:value="3534739" calcext:value-type="float">
            <text:p>3534739</text:p>
          </table:table-cell>
          <table:table-cell table:formula="of:=[.A223]/1000/(60*60*24)" office:value-type="time" office:time-value="PT00H58M54.739S" calcext:value-type="time">
            <text:p>00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8" calcext:value-type="float">
            <text:p>541.38</text:p>
          </table:table-cell>
          <table:table-cell office:value-type="float" office:value="451.17" calcext:value-type="float">
            <text:p>451.17</text:p>
          </table:table-cell>
          <table:table-cell office:value-type="float" office:value="544.65" calcext:value-type="float">
            <text:p>544.65</text:p>
          </table:table-cell>
        </table:table-row>
        <table:table-row table:style-name="ro1">
          <table:table-cell office:value-type="float" office:value="3550739" calcext:value-type="float">
            <text:p>3550739</text:p>
          </table:table-cell>
          <table:table-cell table:formula="of:=[.A224]/1000/(60*60*24)" office:value-type="time" office:time-value="PT00H59M10.739S" calcext:value-type="time">
            <text:p>00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453.21" calcext:value-type="float">
            <text:p>453.21</text:p>
          </table:table-cell>
          <table:table-cell office:value-type="float" office:value="547.06" calcext:value-type="float">
            <text:p>547.06</text:p>
          </table:table-cell>
        </table:table-row>
        <table:table-row table:style-name="ro1">
          <table:table-cell office:value-type="float" office:value="3566737" calcext:value-type="float">
            <text:p>3566737</text:p>
          </table:table-cell>
          <table:table-cell table:formula="of:=[.A225]/1000/(60*60*24)" office:value-type="time" office:time-value="PT00H59M26.737S" calcext:value-type="time">
            <text:p>00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455.25" calcext:value-type="float">
            <text:p>455.25</text:p>
          </table:table-cell>
          <table:table-cell office:value-type="float" office:value="549.48" calcext:value-type="float">
            <text:p>549.48</text:p>
          </table:table-cell>
        </table:table-row>
        <table:table-row table:style-name="ro1">
          <table:table-cell office:value-type="float" office:value="3582738" calcext:value-type="float">
            <text:p>3582738</text:p>
          </table:table-cell>
          <table:table-cell table:formula="of:=[.A226]/1000/(60*60*24)" office:value-type="time" office:time-value="PT00H59M42.738S" calcext:value-type="time">
            <text:p>00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7" calcext:value-type="float">
            <text:p>542.97</text:p>
          </table:table-cell>
          <table:table-cell office:value-type="float" office:value="457.29" calcext:value-type="float">
            <text:p>457.29</text:p>
          </table:table-cell>
          <table:table-cell office:value-type="float" office:value="551.9" calcext:value-type="float">
            <text:p>551.9</text:p>
          </table:table-cell>
        </table:table-row>
        <table:table-row table:style-name="ro1">
          <table:table-cell office:value-type="float" office:value="3598738" calcext:value-type="float">
            <text:p>3598738</text:p>
          </table:table-cell>
          <table:table-cell table:formula="of:=[.A227]/1000/(60*60*24)" office:value-type="time" office:time-value="PT00H59M58.738S" calcext:value-type="time">
            <text:p>00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2" calcext:value-type="float">
            <text:p>544.82</text:p>
          </table:table-cell>
          <table:table-cell office:value-type="float" office:value="459.33" calcext:value-type="float">
            <text:p>459.33</text:p>
          </table:table-cell>
          <table:table-cell office:value-type="float" office:value="554.32" calcext:value-type="float">
            <text:p>554.32</text:p>
          </table:table-cell>
        </table:table-row>
        <table:table-row table:style-name="ro1">
          <table:table-cell office:value-type="float" office:value="3614739" calcext:value-type="float">
            <text:p>3614739</text:p>
          </table:table-cell>
          <table:table-cell table:formula="of:=[.A228]/1000/(60*60*24)" office:value-type="time" office:time-value="PT01H00M14.739S" calcext:value-type="time">
            <text:p>01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461.37" calcext:value-type="float">
            <text:p>461.37</text:p>
          </table:table-cell>
          <table:table-cell office:value-type="float" office:value="556.74" calcext:value-type="float">
            <text:p>556.74</text:p>
          </table:table-cell>
        </table:table-row>
        <table:table-row table:style-name="ro1">
          <table:table-cell office:value-type="float" office:value="3630739" calcext:value-type="float">
            <text:p>3630739</text:p>
          </table:table-cell>
          <table:table-cell table:formula="of:=[.A229]/1000/(60*60*24)" office:value-type="time" office:time-value="PT01H00M30.739S" calcext:value-type="time">
            <text:p>01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8" calcext:value-type="float">
            <text:p>542.88</text:p>
          </table:table-cell>
          <table:table-cell office:value-type="float" office:value="463.42" calcext:value-type="float">
            <text:p>463.42</text:p>
          </table:table-cell>
          <table:table-cell office:value-type="float" office:value="559.15" calcext:value-type="float">
            <text:p>559.15</text:p>
          </table:table-cell>
        </table:table-row>
        <table:table-row table:style-name="ro1">
          <table:table-cell office:value-type="float" office:value="3646737" calcext:value-type="float">
            <text:p>3646737</text:p>
          </table:table-cell>
          <table:table-cell table:formula="of:=[.A230]/1000/(60*60*24)" office:value-type="time" office:time-value="PT01H00M46.737S" calcext:value-type="time">
            <text:p>01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465.46" calcext:value-type="float">
            <text:p>465.46</text:p>
          </table:table-cell>
          <table:table-cell office:value-type="float" office:value="561.57" calcext:value-type="float">
            <text:p>561.57</text:p>
          </table:table-cell>
        </table:table-row>
        <table:table-row table:style-name="ro1">
          <table:table-cell office:value-type="float" office:value="3662739" calcext:value-type="float">
            <text:p>3662739</text:p>
          </table:table-cell>
          <table:table-cell table:formula="of:=[.A231]/1000/(60*60*24)" office:value-type="time" office:time-value="PT01H01M02.739S" calcext:value-type="time">
            <text:p>01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8" calcext:value-type="float">
            <text:p>545.08</text:p>
          </table:table-cell>
          <table:table-cell office:value-type="float" office:value="467.5" calcext:value-type="float">
            <text:p>467.5</text:p>
          </table:table-cell>
          <table:table-cell office:value-type="float" office:value="563.99" calcext:value-type="float">
            <text:p>563.99</text:p>
          </table:table-cell>
        </table:table-row>
        <table:table-row table:style-name="ro1">
          <table:table-cell office:value-type="float" office:value="3678738" calcext:value-type="float">
            <text:p>3678738</text:p>
          </table:table-cell>
          <table:table-cell table:formula="of:=[.A232]/1000/(60*60*24)" office:value-type="time" office:time-value="PT01H01M18.738S" calcext:value-type="time">
            <text:p>01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9" calcext:value-type="float">
            <text:p>542.9</text:p>
          </table:table-cell>
          <table:table-cell office:value-type="float" office:value="469.54" calcext:value-type="float">
            <text:p>469.54</text:p>
          </table:table-cell>
          <table:table-cell office:value-type="float" office:value="566.41" calcext:value-type="float">
            <text:p>566.41</text:p>
          </table:table-cell>
        </table:table-row>
        <table:table-row table:style-name="ro1">
          <table:table-cell office:value-type="float" office:value="3694738" calcext:value-type="float">
            <text:p>3694738</text:p>
          </table:table-cell>
          <table:table-cell table:formula="of:=[.A233]/1000/(60*60*24)" office:value-type="time" office:time-value="PT01H01M34.738S" calcext:value-type="time">
            <text:p>01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3" calcext:value-type="float">
            <text:p>544.73</text:p>
          </table:table-cell>
          <table:table-cell office:value-type="float" office:value="471.58" calcext:value-type="float">
            <text:p>471.58</text:p>
          </table:table-cell>
          <table:table-cell office:value-type="float" office:value="568.82" calcext:value-type="float">
            <text:p>568.82</text:p>
          </table:table-cell>
        </table:table-row>
        <table:table-row table:style-name="ro1">
          <table:table-cell office:value-type="float" office:value="3710738" calcext:value-type="float">
            <text:p>3710738</text:p>
          </table:table-cell>
          <table:table-cell table:formula="of:=[.A234]/1000/(60*60*24)" office:value-type="time" office:time-value="PT01H01M50.738S" calcext:value-type="time">
            <text:p>01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473.63" calcext:value-type="float">
            <text:p>473.63</text:p>
          </table:table-cell>
          <table:table-cell office:value-type="float" office:value="571.24" calcext:value-type="float">
            <text:p>571.24</text:p>
          </table:table-cell>
        </table:table-row>
        <table:table-row table:style-name="ro1">
          <table:table-cell office:value-type="float" office:value="3726738" calcext:value-type="float">
            <text:p>3726738</text:p>
          </table:table-cell>
          <table:table-cell table:formula="of:=[.A235]/1000/(60*60*24)" office:value-type="time" office:time-value="PT01H02M06.738S" calcext:value-type="time">
            <text:p>01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12" calcext:value-type="float">
            <text:p>459.12</text:p>
          </table:table-cell>
          <table:table-cell office:value-type="float" office:value="542.65" calcext:value-type="float">
            <text:p>542.65</text:p>
          </table:table-cell>
          <table:table-cell office:value-type="float" office:value="475.67" calcext:value-type="float">
            <text:p>475.67</text:p>
          </table:table-cell>
          <table:table-cell office:value-type="float" office:value="573.66" calcext:value-type="float">
            <text:p>573.66</text:p>
          </table:table-cell>
        </table:table-row>
        <table:table-row table:style-name="ro1">
          <table:table-cell office:value-type="float" office:value="3742738" calcext:value-type="float">
            <text:p>3742738</text:p>
          </table:table-cell>
          <table:table-cell table:formula="of:=[.A236]/1000/(60*60*24)" office:value-type="time" office:time-value="PT01H02M22.738S" calcext:value-type="time">
            <text:p>01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477.71" calcext:value-type="float">
            <text:p>477.71</text:p>
          </table:table-cell>
          <table:table-cell office:value-type="float" office:value="576.07" calcext:value-type="float">
            <text:p>576.07</text:p>
          </table:table-cell>
        </table:table-row>
        <table:table-row table:style-name="ro1">
          <table:table-cell office:value-type="float" office:value="3758739" calcext:value-type="float">
            <text:p>3758739</text:p>
          </table:table-cell>
          <table:table-cell table:formula="of:=[.A237]/1000/(60*60*24)" office:value-type="time" office:time-value="PT01H02M38.739S" calcext:value-type="time">
            <text:p>01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459.2" calcext:value-type="float">
            <text:p>459.2</text:p>
          </table:table-cell>
          <table:table-cell office:value-type="float" office:value="542.76" calcext:value-type="float">
            <text:p>542.76</text:p>
          </table:table-cell>
          <table:table-cell office:value-type="float" office:value="479.75" calcext:value-type="float">
            <text:p>479.75</text:p>
          </table:table-cell>
          <table:table-cell office:value-type="float" office:value="578.49" calcext:value-type="float">
            <text:p>578.49</text:p>
          </table:table-cell>
        </table:table-row>
        <table:table-row table:style-name="ro1">
          <table:table-cell office:value-type="float" office:value="3774738" calcext:value-type="float">
            <text:p>3774738</text:p>
          </table:table-cell>
          <table:table-cell table:formula="of:=[.A238]/1000/(60*60*24)" office:value-type="time" office:time-value="PT01H02M54.738S" calcext:value-type="time">
            <text:p>01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481.79" calcext:value-type="float">
            <text:p>481.79</text:p>
          </table:table-cell>
          <table:table-cell office:value-type="float" office:value="580.91" calcext:value-type="float">
            <text:p>580.91</text:p>
          </table:table-cell>
        </table:table-row>
        <table:table-row table:style-name="ro1">
          <table:table-cell office:value-type="float" office:value="3790739" calcext:value-type="float">
            <text:p>3790739</text:p>
          </table:table-cell>
          <table:table-cell table:formula="of:=[.A239]/1000/(60*60*24)" office:value-type="time" office:time-value="PT01H03M10.739S" calcext:value-type="time">
            <text:p>01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483.84" calcext:value-type="float">
            <text:p>483.84</text:p>
          </table:table-cell>
          <table:table-cell office:value-type="float" office:value="583.32" calcext:value-type="float">
            <text:p>583.32</text:p>
          </table:table-cell>
        </table:table-row>
        <table:table-row table:style-name="ro1">
          <table:table-cell office:value-type="float" office:value="3806739" calcext:value-type="float">
            <text:p>3806739</text:p>
          </table:table-cell>
          <table:table-cell table:formula="of:=[.A240]/1000/(60*60*24)" office:value-type="time" office:time-value="PT01H03M26.739S" calcext:value-type="time">
            <text:p>01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485.88" calcext:value-type="float">
            <text:p>485.88</text:p>
          </table:table-cell>
          <table:table-cell office:value-type="float" office:value="585.74" calcext:value-type="float">
            <text:p>585.74</text:p>
          </table:table-cell>
        </table:table-row>
        <table:table-row table:style-name="ro1">
          <table:table-cell office:value-type="float" office:value="3822739" calcext:value-type="float">
            <text:p>3822739</text:p>
          </table:table-cell>
          <table:table-cell table:formula="of:=[.A241]/1000/(60*60*24)" office:value-type="time" office:time-value="PT01H03M42.739S" calcext:value-type="time">
            <text:p>01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487.92" calcext:value-type="float">
            <text:p>487.92</text:p>
          </table:table-cell>
          <table:table-cell office:value-type="float" office:value="588.15" calcext:value-type="float">
            <text:p>588.15</text:p>
          </table:table-cell>
        </table:table-row>
        <table:table-row table:style-name="ro1">
          <table:table-cell office:value-type="float" office:value="3838738" calcext:value-type="float">
            <text:p>3838738</text:p>
          </table:table-cell>
          <table:table-cell table:formula="of:=[.A242]/1000/(60*60*24)" office:value-type="time" office:time-value="PT01H03M58.738S" calcext:value-type="time">
            <text:p>01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2" calcext:value-type="float">
            <text:p>544.72</text:p>
          </table:table-cell>
          <table:table-cell office:value-type="float" office:value="489.96" calcext:value-type="float">
            <text:p>489.96</text:p>
          </table:table-cell>
          <table:table-cell office:value-type="float" office:value="590.57" calcext:value-type="float">
            <text:p>590.57</text:p>
          </table:table-cell>
        </table:table-row>
        <table:table-row table:style-name="ro1">
          <table:table-cell office:value-type="float" office:value="3854738" calcext:value-type="float">
            <text:p>3854738</text:p>
          </table:table-cell>
          <table:table-cell table:formula="of:=[.A243]/1000/(60*60*24)" office:value-type="time" office:time-value="PT01H04M14.738S" calcext:value-type="time">
            <text:p>01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492" calcext:value-type="float">
            <text:p>492</text:p>
          </table:table-cell>
          <table:table-cell office:value-type="float" office:value="592.98" calcext:value-type="float">
            <text:p>592.98</text:p>
          </table:table-cell>
        </table:table-row>
        <table:table-row table:style-name="ro1">
          <table:table-cell office:value-type="float" office:value="3870737" calcext:value-type="float">
            <text:p>3870737</text:p>
          </table:table-cell>
          <table:table-cell table:formula="of:=[.A244]/1000/(60*60*24)" office:value-type="time" office:time-value="PT01H04M30.737S" calcext:value-type="time">
            <text:p>01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8" calcext:value-type="float">
            <text:p>545.08</text:p>
          </table:table-cell>
          <table:table-cell office:value-type="float" office:value="494.04" calcext:value-type="float">
            <text:p>494.04</text:p>
          </table:table-cell>
          <table:table-cell office:value-type="float" office:value="595.4" calcext:value-type="float">
            <text:p>595.4</text:p>
          </table:table-cell>
        </table:table-row>
        <table:table-row table:style-name="ro1">
          <table:table-cell office:value-type="float" office:value="3886737" calcext:value-type="float">
            <text:p>3886737</text:p>
          </table:table-cell>
          <table:table-cell table:formula="of:=[.A245]/1000/(60*60*24)" office:value-type="time" office:time-value="PT01H04M46.737S" calcext:value-type="time">
            <text:p>01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2" calcext:value-type="float">
            <text:p>543.12</text:p>
          </table:table-cell>
          <table:table-cell office:value-type="float" office:value="496.09" calcext:value-type="float">
            <text:p>496.09</text:p>
          </table:table-cell>
          <table:table-cell office:value-type="float" office:value="597.81" calcext:value-type="float">
            <text:p>597.81</text:p>
          </table:table-cell>
        </table:table-row>
        <table:table-row table:style-name="ro1">
          <table:table-cell office:value-type="float" office:value="3902737" calcext:value-type="float">
            <text:p>3902737</text:p>
          </table:table-cell>
          <table:table-cell table:formula="of:=[.A246]/1000/(60*60*24)" office:value-type="time" office:time-value="PT01H05M02.737S" calcext:value-type="time">
            <text:p>01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498.13" calcext:value-type="float">
            <text:p>498.13</text:p>
          </table:table-cell>
          <table:table-cell office:value-type="float" office:value="600.23" calcext:value-type="float">
            <text:p>600.23</text:p>
          </table:table-cell>
        </table:table-row>
        <table:table-row table:style-name="ro1">
          <table:table-cell office:value-type="float" office:value="3918738" calcext:value-type="float">
            <text:p>3918738</text:p>
          </table:table-cell>
          <table:table-cell table:formula="of:=[.A247]/1000/(60*60*24)" office:value-type="time" office:time-value="PT01H05M18.738S" calcext:value-type="time">
            <text:p>01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4.58" calcext:value-type="float">
            <text:p>544.58</text:p>
          </table:table-cell>
          <table:table-cell office:value-type="float" office:value="500.17" calcext:value-type="float">
            <text:p>500.17</text:p>
          </table:table-cell>
          <table:table-cell office:value-type="float" office:value="602.64" calcext:value-type="float">
            <text:p>602.64</text:p>
          </table:table-cell>
        </table:table-row>
        <table:table-row table:style-name="ro1">
          <table:table-cell office:value-type="float" office:value="3934738" calcext:value-type="float">
            <text:p>3934738</text:p>
          </table:table-cell>
          <table:table-cell table:formula="of:=[.A248]/1000/(60*60*24)" office:value-type="time" office:time-value="PT01H05M34.738S" calcext:value-type="time">
            <text:p>01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459.2" calcext:value-type="float">
            <text:p>459.2</text:p>
          </table:table-cell>
          <table:table-cell office:value-type="float" office:value="542.74" calcext:value-type="float">
            <text:p>542.74</text:p>
          </table:table-cell>
          <table:table-cell office:value-type="float" office:value="502.21" calcext:value-type="float">
            <text:p>502.21</text:p>
          </table:table-cell>
          <table:table-cell office:value-type="float" office:value="605.06" calcext:value-type="float">
            <text:p>605.06</text:p>
          </table:table-cell>
        </table:table-row>
        <table:table-row table:style-name="ro1">
          <table:table-cell office:value-type="float" office:value="3950739" calcext:value-type="float">
            <text:p>3950739</text:p>
          </table:table-cell>
          <table:table-cell table:formula="of:=[.A249]/1000/(60*60*24)" office:value-type="time" office:time-value="PT01H05M50.739S" calcext:value-type="time">
            <text:p>01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504.25" calcext:value-type="float">
            <text:p>504.25</text:p>
          </table:table-cell>
          <table:table-cell office:value-type="float" office:value="607.47" calcext:value-type="float">
            <text:p>607.47</text:p>
          </table:table-cell>
        </table:table-row>
        <table:table-row table:style-name="ro1">
          <table:table-cell office:value-type="float" office:value="3966738" calcext:value-type="float">
            <text:p>3966738</text:p>
          </table:table-cell>
          <table:table-cell table:formula="of:=[.A250]/1000/(60*60*24)" office:value-type="time" office:time-value="PT01H06M06.738S" calcext:value-type="time">
            <text:p>01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506.3" calcext:value-type="float">
            <text:p>506.3</text:p>
          </table:table-cell>
          <table:table-cell office:value-type="float" office:value="609.89" calcext:value-type="float">
            <text:p>609.89</text:p>
          </table:table-cell>
        </table:table-row>
        <table:table-row table:style-name="ro1">
          <table:table-cell office:value-type="float" office:value="3982738" calcext:value-type="float">
            <text:p>3982738</text:p>
          </table:table-cell>
          <table:table-cell table:formula="of:=[.A251]/1000/(60*60*24)" office:value-type="time" office:time-value="PT01H06M22.738S" calcext:value-type="time">
            <text:p>01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459.2" calcext:value-type="float">
            <text:p>459.2</text:p>
          </table:table-cell>
          <table:table-cell office:value-type="float" office:value="542.76" calcext:value-type="float">
            <text:p>542.76</text:p>
          </table:table-cell>
          <table:table-cell office:value-type="float" office:value="508.34" calcext:value-type="float">
            <text:p>508.34</text:p>
          </table:table-cell>
          <table:table-cell office:value-type="float" office:value="612.3" calcext:value-type="float">
            <text:p>612.3</text:p>
          </table:table-cell>
        </table:table-row>
        <table:table-row table:style-name="ro1">
          <table:table-cell office:value-type="float" office:value="3998738" calcext:value-type="float">
            <text:p>3998738</text:p>
          </table:table-cell>
          <table:table-cell table:formula="of:=[.A252]/1000/(60*60*24)" office:value-type="time" office:time-value="PT01H06M38.738S" calcext:value-type="time">
            <text:p>01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1" calcext:value-type="float">
            <text:p>543.21</text:p>
          </table:table-cell>
          <table:table-cell office:value-type="float" office:value="510.38" calcext:value-type="float">
            <text:p>510.38</text:p>
          </table:table-cell>
          <table:table-cell office:value-type="float" office:value="614.72" calcext:value-type="float">
            <text:p>614.72</text:p>
          </table:table-cell>
        </table:table-row>
        <table:table-row table:style-name="ro1">
          <table:table-cell office:value-type="float" office:value="4014739" calcext:value-type="float">
            <text:p>4014739</text:p>
          </table:table-cell>
          <table:table-cell table:formula="of:=[.A253]/1000/(60*60*24)" office:value-type="time" office:time-value="PT01H06M54.739S" calcext:value-type="time">
            <text:p>01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12.42" calcext:value-type="float">
            <text:p>512.42</text:p>
          </table:table-cell>
          <table:table-cell office:value-type="float" office:value="617.13" calcext:value-type="float">
            <text:p>617.13</text:p>
          </table:table-cell>
        </table:table-row>
        <table:table-row table:style-name="ro1">
          <table:table-cell office:value-type="float" office:value="4030738" calcext:value-type="float">
            <text:p>4030738</text:p>
          </table:table-cell>
          <table:table-cell table:formula="of:=[.A254]/1000/(60*60*24)" office:value-type="time" office:time-value="PT01H07M10.738S" calcext:value-type="time">
            <text:p>01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514.46" calcext:value-type="float">
            <text:p>514.46</text:p>
          </table:table-cell>
          <table:table-cell office:value-type="float" office:value="619.54" calcext:value-type="float">
            <text:p>619.54</text:p>
          </table:table-cell>
        </table:table-row>
        <table:table-row table:style-name="ro1">
          <table:table-cell office:value-type="float" office:value="4046737" calcext:value-type="float">
            <text:p>4046737</text:p>
          </table:table-cell>
          <table:table-cell table:formula="of:=[.A255]/1000/(60*60*24)" office:value-type="time" office:time-value="PT01H07M26.737S" calcext:value-type="time">
            <text:p>01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516.5" calcext:value-type="float">
            <text:p>516.5</text:p>
          </table:table-cell>
          <table:table-cell office:value-type="float" office:value="621.96" calcext:value-type="float">
            <text:p>621.96</text:p>
          </table:table-cell>
        </table:table-row>
        <table:table-row table:style-name="ro1">
          <table:table-cell office:value-type="float" office:value="4062738" calcext:value-type="float">
            <text:p>4062738</text:p>
          </table:table-cell>
          <table:table-cell table:formula="of:=[.A256]/1000/(60*60*24)" office:value-type="time" office:time-value="PT01H07M42.738S" calcext:value-type="time">
            <text:p>01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6" calcext:value-type="float">
            <text:p>543.36</text:p>
          </table:table-cell>
          <table:table-cell office:value-type="float" office:value="518.55" calcext:value-type="float">
            <text:p>518.55</text:p>
          </table:table-cell>
          <table:table-cell office:value-type="float" office:value="624.37" calcext:value-type="float">
            <text:p>624.37</text:p>
          </table:table-cell>
        </table:table-row>
        <table:table-row table:style-name="ro1">
          <table:table-cell office:value-type="float" office:value="4078738" calcext:value-type="float">
            <text:p>4078738</text:p>
          </table:table-cell>
          <table:table-cell table:formula="of:=[.A257]/1000/(60*60*24)" office:value-type="time" office:time-value="PT01H07M58.738S" calcext:value-type="time">
            <text:p>01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5" calcext:value-type="float">
            <text:p>543.35</text:p>
          </table:table-cell>
          <table:table-cell office:value-type="float" office:value="520.59" calcext:value-type="float">
            <text:p>520.59</text:p>
          </table:table-cell>
          <table:table-cell office:value-type="float" office:value="626.79" calcext:value-type="float">
            <text:p>626.79</text:p>
          </table:table-cell>
        </table:table-row>
        <table:table-row table:style-name="ro1">
          <table:table-cell office:value-type="float" office:value="4094738" calcext:value-type="float">
            <text:p>4094738</text:p>
          </table:table-cell>
          <table:table-cell table:formula="of:=[.A258]/1000/(60*60*24)" office:value-type="time" office:time-value="PT01H08M14.738S" calcext:value-type="time">
            <text:p>01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460.92" calcext:value-type="float">
            <text:p>460.92</text:p>
          </table:table-cell>
          <table:table-cell office:value-type="float" office:value="544.84" calcext:value-type="float">
            <text:p>544.84</text:p>
          </table:table-cell>
          <table:table-cell office:value-type="float" office:value="522.63" calcext:value-type="float">
            <text:p>522.63</text:p>
          </table:table-cell>
          <table:table-cell office:value-type="float" office:value="629.2" calcext:value-type="float">
            <text:p>629.2</text:p>
          </table:table-cell>
        </table:table-row>
        <table:table-row table:style-name="ro1">
          <table:table-cell office:value-type="float" office:value="4110737" calcext:value-type="float">
            <text:p>4110737</text:p>
          </table:table-cell>
          <table:table-cell table:formula="of:=[.A259]/1000/(60*60*24)" office:value-type="time" office:time-value="PT01H08M30.737S" calcext:value-type="time">
            <text:p>01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460.92" calcext:value-type="float">
            <text:p>460.92</text:p>
          </table:table-cell>
          <table:table-cell office:value-type="float" office:value="544.86" calcext:value-type="float">
            <text:p>544.86</text:p>
          </table:table-cell>
          <table:table-cell office:value-type="float" office:value="524.68" calcext:value-type="float">
            <text:p>524.68</text:p>
          </table:table-cell>
          <table:table-cell office:value-type="float" office:value="631.62" calcext:value-type="float">
            <text:p>631.62</text:p>
          </table:table-cell>
        </table:table-row>
        <table:table-row table:style-name="ro1">
          <table:table-cell office:value-type="float" office:value="4126737" calcext:value-type="float">
            <text:p>4126737</text:p>
          </table:table-cell>
          <table:table-cell table:formula="of:=[.A260]/1000/(60*60*24)" office:value-type="time" office:time-value="PT01H08M46.737S" calcext:value-type="time">
            <text:p>01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" calcext:value-type="float">
            <text:p>459</text:p>
          </table:table-cell>
          <table:table-cell office:value-type="float" office:value="542.52" calcext:value-type="float">
            <text:p>542.52</text:p>
          </table:table-cell>
          <table:table-cell office:value-type="float" office:value="526.72" calcext:value-type="float">
            <text:p>526.72</text:p>
          </table:table-cell>
          <table:table-cell office:value-type="float" office:value="634.04" calcext:value-type="float">
            <text:p>634.04</text:p>
          </table:table-cell>
        </table:table-row>
        <table:table-row table:style-name="ro1">
          <table:table-cell office:value-type="float" office:value="4142737" calcext:value-type="float">
            <text:p>4142737</text:p>
          </table:table-cell>
          <table:table-cell table:formula="of:=[.A261]/1000/(60*60*24)" office:value-type="time" office:time-value="PT01H09M02.737S" calcext:value-type="time">
            <text:p>01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7" calcext:value-type="float">
            <text:p>542.87</text:p>
          </table:table-cell>
          <table:table-cell office:value-type="float" office:value="528.76" calcext:value-type="float">
            <text:p>528.76</text:p>
          </table:table-cell>
          <table:table-cell office:value-type="float" office:value="636.45" calcext:value-type="float">
            <text:p>636.45</text:p>
          </table:table-cell>
        </table:table-row>
        <table:table-row table:style-name="ro1">
          <table:table-cell office:value-type="float" office:value="4158738" calcext:value-type="float">
            <text:p>4158738</text:p>
          </table:table-cell>
          <table:table-cell table:formula="of:=[.A262]/1000/(60*60*24)" office:value-type="time" office:time-value="PT01H09M18.738S" calcext:value-type="time">
            <text:p>01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459.12" calcext:value-type="float">
            <text:p>459.12</text:p>
          </table:table-cell>
          <table:table-cell office:value-type="float" office:value="542.66" calcext:value-type="float">
            <text:p>542.66</text:p>
          </table:table-cell>
          <table:table-cell office:value-type="float" office:value="530.81" calcext:value-type="float">
            <text:p>530.81</text:p>
          </table:table-cell>
          <table:table-cell office:value-type="float" office:value="638.86" calcext:value-type="float">
            <text:p>638.86</text:p>
          </table:table-cell>
        </table:table-row>
        <table:table-row table:style-name="ro1">
          <table:table-cell office:value-type="float" office:value="4174737" calcext:value-type="float">
            <text:p>4174737</text:p>
          </table:table-cell>
          <table:table-cell table:formula="of:=[.A263]/1000/(60*60*24)" office:value-type="time" office:time-value="PT01H09M34.737S" calcext:value-type="time">
            <text:p>01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8" calcext:value-type="float">
            <text:p>542.88</text:p>
          </table:table-cell>
          <table:table-cell office:value-type="float" office:value="532.85" calcext:value-type="float">
            <text:p>532.85</text:p>
          </table:table-cell>
          <table:table-cell office:value-type="float" office:value="641.27" calcext:value-type="float">
            <text:p>641.27</text:p>
          </table:table-cell>
        </table:table-row>
        <table:table-row table:style-name="ro1">
          <table:table-cell office:value-type="float" office:value="4190738" calcext:value-type="float">
            <text:p>4190738</text:p>
          </table:table-cell>
          <table:table-cell table:formula="of:=[.A264]/1000/(60*60*24)" office:value-type="time" office:time-value="PT01H09M50.738S" calcext:value-type="time">
            <text:p>01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534.89" calcext:value-type="float">
            <text:p>534.89</text:p>
          </table:table-cell>
          <table:table-cell office:value-type="float" office:value="643.69" calcext:value-type="float">
            <text:p>643.69</text:p>
          </table:table-cell>
        </table:table-row>
        <table:table-row table:style-name="ro1">
          <table:table-cell office:value-type="float" office:value="4206739" calcext:value-type="float">
            <text:p>4206739</text:p>
          </table:table-cell>
          <table:table-cell table:formula="of:=[.A265]/1000/(60*60*24)" office:value-type="time" office:time-value="PT01H10M06.739S" calcext:value-type="time">
            <text:p>01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2" calcext:value-type="float">
            <text:p>543.12</text:p>
          </table:table-cell>
          <table:table-cell office:value-type="float" office:value="536.93" calcext:value-type="float">
            <text:p>536.93</text:p>
          </table:table-cell>
          <table:table-cell office:value-type="float" office:value="646.1" calcext:value-type="float">
            <text:p>646.1</text:p>
          </table:table-cell>
        </table:table-row>
        <table:table-row table:style-name="ro1">
          <table:table-cell office:value-type="float" office:value="4222738" calcext:value-type="float">
            <text:p>4222738</text:p>
          </table:table-cell>
          <table:table-cell table:formula="of:=[.A266]/1000/(60*60*24)" office:value-type="time" office:time-value="PT01H10M22.738S" calcext:value-type="time">
            <text:p>01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538.97" calcext:value-type="float">
            <text:p>538.97</text:p>
          </table:table-cell>
          <table:table-cell office:value-type="float" office:value="648.51" calcext:value-type="float">
            <text:p>648.51</text:p>
          </table:table-cell>
        </table:table-row>
        <table:table-row table:style-name="ro1">
          <table:table-cell office:value-type="float" office:value="4238738" calcext:value-type="float">
            <text:p>4238738</text:p>
          </table:table-cell>
          <table:table-cell table:formula="of:=[.A267]/1000/(60*60*24)" office:value-type="time" office:time-value="PT01H10M38.738S" calcext:value-type="time">
            <text:p>01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8" calcext:value-type="float">
            <text:p>541.38</text:p>
          </table:table-cell>
          <table:table-cell office:value-type="float" office:value="541.01" calcext:value-type="float">
            <text:p>541.01</text:p>
          </table:table-cell>
          <table:table-cell office:value-type="float" office:value="650.92" calcext:value-type="float">
            <text:p>650.92</text:p>
          </table:table-cell>
        </table:table-row>
        <table:table-row table:style-name="ro1">
          <table:table-cell office:value-type="float" office:value="4254738" calcext:value-type="float">
            <text:p>4254738</text:p>
          </table:table-cell>
          <table:table-cell table:formula="of:=[.A268]/1000/(60*60*24)" office:value-type="time" office:time-value="PT01H10M54.738S" calcext:value-type="time">
            <text:p>01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543.06" calcext:value-type="float">
            <text:p>543.06</text:p>
          </table:table-cell>
          <table:table-cell office:value-type="float" office:value="653.33" calcext:value-type="float">
            <text:p>653.33</text:p>
          </table:table-cell>
        </table:table-row>
        <table:table-row table:style-name="ro1">
          <table:table-cell office:value-type="float" office:value="4270738" calcext:value-type="float">
            <text:p>4270738</text:p>
          </table:table-cell>
          <table:table-cell table:formula="of:=[.A269]/1000/(60*60*24)" office:value-type="time" office:time-value="PT01H11M10.738S" calcext:value-type="time">
            <text:p>01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545.1" calcext:value-type="float">
            <text:p>545.1</text:p>
          </table:table-cell>
          <table:table-cell office:value-type="float" office:value="655.74" calcext:value-type="float">
            <text:p>655.74</text:p>
          </table:table-cell>
        </table:table-row>
        <table:table-row table:style-name="ro1">
          <table:table-cell office:value-type="float" office:value="4286738" calcext:value-type="float">
            <text:p>4286738</text:p>
          </table:table-cell>
          <table:table-cell table:formula="of:=[.A270]/1000/(60*60*24)" office:value-type="time" office:time-value="PT01H11M26.738S" calcext:value-type="time">
            <text:p>01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5" calcext:value-type="float">
            <text:p>543.35</text:p>
          </table:table-cell>
          <table:table-cell office:value-type="float" office:value="547.14" calcext:value-type="float">
            <text:p>547.14</text:p>
          </table:table-cell>
          <table:table-cell office:value-type="float" office:value="658.16" calcext:value-type="float">
            <text:p>658.16</text:p>
          </table:table-cell>
        </table:table-row>
        <table:table-row table:style-name="ro1">
          <table:table-cell office:value-type="float" office:value="4302738" calcext:value-type="float">
            <text:p>4302738</text:p>
          </table:table-cell>
          <table:table-cell table:formula="of:=[.A271]/1000/(60*60*24)" office:value-type="time" office:time-value="PT01H11M42.738S" calcext:value-type="time">
            <text:p>01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459.12" calcext:value-type="float">
            <text:p>459.12</text:p>
          </table:table-cell>
          <table:table-cell office:value-type="float" office:value="544.49" calcext:value-type="float">
            <text:p>544.49</text:p>
          </table:table-cell>
          <table:table-cell office:value-type="float" office:value="549.18" calcext:value-type="float">
            <text:p>549.18</text:p>
          </table:table-cell>
          <table:table-cell office:value-type="float" office:value="660.57" calcext:value-type="float">
            <text:p>660.57</text:p>
          </table:table-cell>
        </table:table-row>
        <table:table-row table:style-name="ro1">
          <table:table-cell office:value-type="float" office:value="4318738" calcext:value-type="float">
            <text:p>4318738</text:p>
          </table:table-cell>
          <table:table-cell table:formula="of:=[.A272]/1000/(60*60*24)" office:value-type="time" office:time-value="PT01H11M58.738S" calcext:value-type="time">
            <text:p>01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551.22" calcext:value-type="float">
            <text:p>551.22</text:p>
          </table:table-cell>
          <table:table-cell office:value-type="float" office:value="662.98" calcext:value-type="float">
            <text:p>662.98</text:p>
          </table:table-cell>
        </table:table-row>
        <table:table-row table:style-name="ro1">
          <table:table-cell office:value-type="float" office:value="4334738" calcext:value-type="float">
            <text:p>4334738</text:p>
          </table:table-cell>
          <table:table-cell table:formula="of:=[.A273]/1000/(60*60*24)" office:value-type="time" office:time-value="PT01H12M14.738S" calcext:value-type="time">
            <text:p>01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7" calcext:value-type="float">
            <text:p>541.07</text:p>
          </table:table-cell>
          <table:table-cell office:value-type="float" office:value="553.27" calcext:value-type="float">
            <text:p>553.27</text:p>
          </table:table-cell>
          <table:table-cell office:value-type="float" office:value="665.39" calcext:value-type="float">
            <text:p>665.39</text:p>
          </table:table-cell>
        </table:table-row>
        <table:table-row table:style-name="ro1">
          <table:table-cell office:value-type="float" office:value="4350738" calcext:value-type="float">
            <text:p>4350738</text:p>
          </table:table-cell>
          <table:table-cell table:formula="of:=[.A274]/1000/(60*60*24)" office:value-type="time" office:time-value="PT01H12M30.738S" calcext:value-type="time">
            <text:p>01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555.31" calcext:value-type="float">
            <text:p>555.31</text:p>
          </table:table-cell>
          <table:table-cell office:value-type="float" office:value="667.8" calcext:value-type="float">
            <text:p>667.8</text:p>
          </table:table-cell>
        </table:table-row>
        <table:table-row table:style-name="ro1">
          <table:table-cell office:value-type="float" office:value="4366739" calcext:value-type="float">
            <text:p>4366739</text:p>
          </table:table-cell>
          <table:table-cell table:formula="of:=[.A275]/1000/(60*60*24)" office:value-type="time" office:time-value="PT01H12M46.739S" calcext:value-type="time">
            <text:p>01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8" calcext:value-type="float">
            <text:p>542.88</text:p>
          </table:table-cell>
          <table:table-cell office:value-type="float" office:value="557.35" calcext:value-type="float">
            <text:p>557.35</text:p>
          </table:table-cell>
          <table:table-cell office:value-type="float" office:value="670.21" calcext:value-type="float">
            <text:p>670.21</text:p>
          </table:table-cell>
        </table:table-row>
        <table:table-row table:style-name="ro1">
          <table:table-cell office:value-type="float" office:value="4382738" calcext:value-type="float">
            <text:p>4382738</text:p>
          </table:table-cell>
          <table:table-cell table:formula="of:=[.A276]/1000/(60*60*24)" office:value-type="time" office:time-value="PT01H13M02.738S" calcext:value-type="time">
            <text:p>01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559.39" calcext:value-type="float">
            <text:p>559.39</text:p>
          </table:table-cell>
          <table:table-cell office:value-type="float" office:value="672.63" calcext:value-type="float">
            <text:p>672.63</text:p>
          </table:table-cell>
        </table:table-row>
        <table:table-row table:style-name="ro1">
          <table:table-cell office:value-type="float" office:value="4398738" calcext:value-type="float">
            <text:p>4398738</text:p>
          </table:table-cell>
          <table:table-cell table:formula="of:=[.A277]/1000/(60*60*24)" office:value-type="time" office:time-value="PT01H13M18.738S" calcext:value-type="time">
            <text:p>01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561.43" calcext:value-type="float">
            <text:p>561.43</text:p>
          </table:table-cell>
          <table:table-cell office:value-type="float" office:value="675.04" calcext:value-type="float">
            <text:p>675.04</text:p>
          </table:table-cell>
        </table:table-row>
        <table:table-row table:style-name="ro1">
          <table:table-cell office:value-type="float" office:value="4414739" calcext:value-type="float">
            <text:p>4414739</text:p>
          </table:table-cell>
          <table:table-cell table:formula="of:=[.A278]/1000/(60*60*24)" office:value-type="time" office:time-value="PT01H13M34.739S" calcext:value-type="time">
            <text:p>01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563.47" calcext:value-type="float">
            <text:p>563.47</text:p>
          </table:table-cell>
          <table:table-cell office:value-type="float" office:value="677.45" calcext:value-type="float">
            <text:p>677.45</text:p>
          </table:table-cell>
        </table:table-row>
        <table:table-row table:style-name="ro1">
          <table:table-cell office:value-type="float" office:value="4430738" calcext:value-type="float">
            <text:p>4430738</text:p>
          </table:table-cell>
          <table:table-cell table:formula="of:=[.A279]/1000/(60*60*24)" office:value-type="time" office:time-value="PT01H13M50.738S" calcext:value-type="time">
            <text:p>01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565.52" calcext:value-type="float">
            <text:p>565.52</text:p>
          </table:table-cell>
          <table:table-cell office:value-type="float" office:value="679.86" calcext:value-type="float">
            <text:p>679.86</text:p>
          </table:table-cell>
        </table:table-row>
        <table:table-row table:style-name="ro1">
          <table:table-cell office:value-type="float" office:value="4446738" calcext:value-type="float">
            <text:p>4446738</text:p>
          </table:table-cell>
          <table:table-cell table:formula="of:=[.A280]/1000/(60*60*24)" office:value-type="time" office:time-value="PT01H14M06.738S" calcext:value-type="time">
            <text:p>01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67.56" calcext:value-type="float">
            <text:p>567.56</text:p>
          </table:table-cell>
          <table:table-cell office:value-type="float" office:value="682.28" calcext:value-type="float">
            <text:p>682.28</text:p>
          </table:table-cell>
        </table:table-row>
        <table:table-row table:style-name="ro1">
          <table:table-cell office:value-type="float" office:value="4462739" calcext:value-type="float">
            <text:p>4462739</text:p>
          </table:table-cell>
          <table:table-cell table:formula="of:=[.A281]/1000/(60*60*24)" office:value-type="time" office:time-value="PT01H14M22.739S" calcext:value-type="time">
            <text:p>01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569.6" calcext:value-type="float">
            <text:p>569.6</text:p>
          </table:table-cell>
          <table:table-cell office:value-type="float" office:value="684.69" calcext:value-type="float">
            <text:p>684.69</text:p>
          </table:table-cell>
        </table:table-row>
        <table:table-row table:style-name="ro1">
          <table:table-cell office:value-type="float" office:value="4478738" calcext:value-type="float">
            <text:p>4478738</text:p>
          </table:table-cell>
          <table:table-cell table:formula="of:=[.A282]/1000/(60*60*24)" office:value-type="time" office:time-value="PT01H14M38.738S" calcext:value-type="time">
            <text:p>01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8" calcext:value-type="float">
            <text:p>541.38</text:p>
          </table:table-cell>
          <table:table-cell office:value-type="float" office:value="571.64" calcext:value-type="float">
            <text:p>571.64</text:p>
          </table:table-cell>
          <table:table-cell office:value-type="float" office:value="687.09" calcext:value-type="float">
            <text:p>687.09</text:p>
          </table:table-cell>
        </table:table-row>
        <table:table-row table:style-name="ro1">
          <table:table-cell office:value-type="float" office:value="4494738" calcext:value-type="float">
            <text:p>4494738</text:p>
          </table:table-cell>
          <table:table-cell table:formula="of:=[.A283]/1000/(60*60*24)" office:value-type="time" office:time-value="PT01H14M54.738S" calcext:value-type="time">
            <text:p>01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4" calcext:value-type="float">
            <text:p>543.14</text:p>
          </table:table-cell>
          <table:table-cell office:value-type="float" office:value="573.69" calcext:value-type="float">
            <text:p>573.69</text:p>
          </table:table-cell>
          <table:table-cell office:value-type="float" office:value="689.5" calcext:value-type="float">
            <text:p>689.5</text:p>
          </table:table-cell>
        </table:table-row>
        <table:table-row table:style-name="ro1">
          <table:table-cell office:value-type="float" office:value="4510738" calcext:value-type="float">
            <text:p>4510738</text:p>
          </table:table-cell>
          <table:table-cell table:formula="of:=[.A284]/1000/(60*60*24)" office:value-type="time" office:time-value="PT01H15M10.738S" calcext:value-type="time">
            <text:p>01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75.73" calcext:value-type="float">
            <text:p>575.73</text:p>
          </table:table-cell>
          <table:table-cell office:value-type="float" office:value="691.91" calcext:value-type="float">
            <text:p>691.91</text:p>
          </table:table-cell>
        </table:table-row>
        <table:table-row table:style-name="ro1">
          <table:table-cell office:value-type="float" office:value="4526739" calcext:value-type="float">
            <text:p>4526739</text:p>
          </table:table-cell>
          <table:table-cell table:formula="of:=[.A285]/1000/(60*60*24)" office:value-type="time" office:time-value="PT01H15M26.739S" calcext:value-type="time">
            <text:p>01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4" calcext:value-type="float">
            <text:p>543.14</text:p>
          </table:table-cell>
          <table:table-cell office:value-type="float" office:value="577.77" calcext:value-type="float">
            <text:p>577.77</text:p>
          </table:table-cell>
          <table:table-cell office:value-type="float" office:value="694.32" calcext:value-type="float">
            <text:p>694.32</text:p>
          </table:table-cell>
        </table:table-row>
        <table:table-row table:style-name="ro1">
          <table:table-cell office:value-type="float" office:value="4542738" calcext:value-type="float">
            <text:p>4542738</text:p>
          </table:table-cell>
          <table:table-cell table:formula="of:=[.A286]/1000/(60*60*24)" office:value-type="time" office:time-value="PT01H15M42.738S" calcext:value-type="time">
            <text:p>01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579.81" calcext:value-type="float">
            <text:p>579.81</text:p>
          </table:table-cell>
          <table:table-cell office:value-type="float" office:value="696.73" calcext:value-type="float">
            <text:p>696.73</text:p>
          </table:table-cell>
        </table:table-row>
        <table:table-row table:style-name="ro1">
          <table:table-cell office:value-type="float" office:value="4558738" calcext:value-type="float">
            <text:p>4558738</text:p>
          </table:table-cell>
          <table:table-cell table:formula="of:=[.A287]/1000/(60*60*24)" office:value-type="time" office:time-value="PT01H15M58.738S" calcext:value-type="time">
            <text:p>01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581.85" calcext:value-type="float">
            <text:p>581.85</text:p>
          </table:table-cell>
          <table:table-cell office:value-type="float" office:value="699.14" calcext:value-type="float">
            <text:p>699.14</text:p>
          </table:table-cell>
        </table:table-row>
        <table:table-row table:style-name="ro1">
          <table:table-cell office:value-type="float" office:value="4574738" calcext:value-type="float">
            <text:p>4574738</text:p>
          </table:table-cell>
          <table:table-cell table:formula="of:=[.A288]/1000/(60*60*24)" office:value-type="time" office:time-value="PT01H16M14.738S" calcext:value-type="time">
            <text:p>01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2" calcext:value-type="float">
            <text:p>541.52</text:p>
          </table:table-cell>
          <table:table-cell office:value-type="float" office:value="583.9" calcext:value-type="float">
            <text:p>583.9</text:p>
          </table:table-cell>
          <table:table-cell office:value-type="float" office:value="701.55" calcext:value-type="float">
            <text:p>701.55</text:p>
          </table:table-cell>
        </table:table-row>
        <table:table-row table:style-name="ro1">
          <table:table-cell office:value-type="float" office:value="4590739" calcext:value-type="float">
            <text:p>4590739</text:p>
          </table:table-cell>
          <table:table-cell table:formula="of:=[.A289]/1000/(60*60*24)" office:value-type="time" office:time-value="PT01H16M30.739S" calcext:value-type="time">
            <text:p>01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85.94" calcext:value-type="float">
            <text:p>585.94</text:p>
          </table:table-cell>
          <table:table-cell office:value-type="float" office:value="703.96" calcext:value-type="float">
            <text:p>703.96</text:p>
          </table:table-cell>
        </table:table-row>
        <table:table-row table:style-name="ro1">
          <table:table-cell office:value-type="float" office:value="4606739" calcext:value-type="float">
            <text:p>4606739</text:p>
          </table:table-cell>
          <table:table-cell table:formula="of:=[.A290]/1000/(60*60*24)" office:value-type="time" office:time-value="PT01H16M46.739S" calcext:value-type="time">
            <text:p>01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2" calcext:value-type="float">
            <text:p>459.2</text:p>
          </table:table-cell>
          <table:table-cell office:value-type="float" office:value="540.92" calcext:value-type="float">
            <text:p>540.92</text:p>
          </table:table-cell>
          <table:table-cell office:value-type="float" office:value="587.98" calcext:value-type="float">
            <text:p>587.98</text:p>
          </table:table-cell>
          <table:table-cell office:value-type="float" office:value="706.37" calcext:value-type="float">
            <text:p>706.37</text:p>
          </table:table-cell>
        </table:table-row>
        <table:table-row table:style-name="ro1">
          <table:table-cell office:value-type="float" office:value="4622738" calcext:value-type="float">
            <text:p>4622738</text:p>
          </table:table-cell>
          <table:table-cell table:formula="of:=[.A291]/1000/(60*60*24)" office:value-type="time" office:time-value="PT01H17M02.738S" calcext:value-type="time">
            <text:p>01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590.02" calcext:value-type="float">
            <text:p>590.02</text:p>
          </table:table-cell>
          <table:table-cell office:value-type="float" office:value="708.78" calcext:value-type="float">
            <text:p>708.78</text:p>
          </table:table-cell>
        </table:table-row>
        <table:table-row table:style-name="ro1">
          <table:table-cell office:value-type="float" office:value="4638738" calcext:value-type="float">
            <text:p>4638738</text:p>
          </table:table-cell>
          <table:table-cell table:formula="of:=[.A292]/1000/(60*60*24)" office:value-type="time" office:time-value="PT01H17M18.738S" calcext:value-type="time">
            <text:p>01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92.06" calcext:value-type="float">
            <text:p>592.06</text:p>
          </table:table-cell>
          <table:table-cell office:value-type="float" office:value="711.18" calcext:value-type="float">
            <text:p>711.18</text:p>
          </table:table-cell>
        </table:table-row>
        <table:table-row table:style-name="ro1">
          <table:table-cell office:value-type="float" office:value="4654739" calcext:value-type="float">
            <text:p>4654739</text:p>
          </table:table-cell>
          <table:table-cell table:formula="of:=[.A293]/1000/(60*60*24)" office:value-type="time" office:time-value="PT01H17M34.739S" calcext:value-type="time">
            <text:p>01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594.11" calcext:value-type="float">
            <text:p>594.11</text:p>
          </table:table-cell>
          <table:table-cell office:value-type="float" office:value="713.59" calcext:value-type="float">
            <text:p>713.59</text:p>
          </table:table-cell>
        </table:table-row>
        <table:table-row table:style-name="ro1">
          <table:table-cell office:value-type="float" office:value="4670738" calcext:value-type="float">
            <text:p>4670738</text:p>
          </table:table-cell>
          <table:table-cell table:formula="of:=[.A294]/1000/(60*60*24)" office:value-type="time" office:time-value="PT01H17M50.738S" calcext:value-type="time">
            <text:p>01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596.15" calcext:value-type="float">
            <text:p>596.15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4686738" calcext:value-type="float">
            <text:p>4686738</text:p>
          </table:table-cell>
          <table:table-cell table:formula="of:=[.A295]/1000/(60*60*24)" office:value-type="time" office:time-value="PT01H18M06.738S" calcext:value-type="time">
            <text:p>01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6" calcext:value-type="float">
            <text:p>541.16</text:p>
          </table:table-cell>
          <table:table-cell office:value-type="float" office:value="598.19" calcext:value-type="float">
            <text:p>598.19</text:p>
          </table:table-cell>
          <table:table-cell office:value-type="float" office:value="718.41" calcext:value-type="float">
            <text:p>718.41</text:p>
          </table:table-cell>
        </table:table-row>
        <table:table-row table:style-name="ro1">
          <table:table-cell office:value-type="float" office:value="4702738" calcext:value-type="float">
            <text:p>4702738</text:p>
          </table:table-cell>
          <table:table-cell table:formula="of:=[.A296]/1000/(60*60*24)" office:value-type="time" office:time-value="PT01H18M22.738S" calcext:value-type="time">
            <text:p>01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600.23" calcext:value-type="float">
            <text:p>600.23</text:p>
          </table:table-cell>
          <table:table-cell office:value-type="float" office:value="720.81" calcext:value-type="float">
            <text:p>720.81</text:p>
          </table:table-cell>
        </table:table-row>
        <table:table-row table:style-name="ro1">
          <table:table-cell office:value-type="float" office:value="4718738" calcext:value-type="float">
            <text:p>4718738</text:p>
          </table:table-cell>
          <table:table-cell table:formula="of:=[.A297]/1000/(60*60*24)" office:value-type="time" office:time-value="PT01H18M38.738S" calcext:value-type="time">
            <text:p>01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4" calcext:value-type="float">
            <text:p>541.04</text:p>
          </table:table-cell>
          <table:table-cell office:value-type="float" office:value="602.28" calcext:value-type="float">
            <text:p>602.28</text:p>
          </table:table-cell>
          <table:table-cell office:value-type="float" office:value="723.22" calcext:value-type="float">
            <text:p>723.22</text:p>
          </table:table-cell>
        </table:table-row>
        <table:table-row table:style-name="ro1">
          <table:table-cell office:value-type="float" office:value="4734738" calcext:value-type="float">
            <text:p>4734738</text:p>
          </table:table-cell>
          <table:table-cell table:formula="of:=[.A298]/1000/(60*60*24)" office:value-type="time" office:time-value="PT01H18M54.738S" calcext:value-type="time">
            <text:p>01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6" calcext:value-type="float">
            <text:p>541.06</text:p>
          </table:table-cell>
          <table:table-cell office:value-type="float" office:value="604.32" calcext:value-type="float">
            <text:p>604.32</text:p>
          </table:table-cell>
          <table:table-cell office:value-type="float" office:value="725.63" calcext:value-type="float">
            <text:p>725.63</text:p>
          </table:table-cell>
        </table:table-row>
        <table:table-row table:style-name="ro1">
          <table:table-cell office:value-type="float" office:value="4750739" calcext:value-type="float">
            <text:p>4750739</text:p>
          </table:table-cell>
          <table:table-cell table:formula="of:=[.A299]/1000/(60*60*24)" office:value-type="time" office:time-value="PT01H19M10.739S" calcext:value-type="time">
            <text:p>01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606.36" calcext:value-type="float">
            <text:p>606.36</text:p>
          </table:table-cell>
          <table:table-cell office:value-type="float" office:value="728.03" calcext:value-type="float">
            <text:p>728.03</text:p>
          </table:table-cell>
        </table:table-row>
        <table:table-row table:style-name="ro1">
          <table:table-cell office:value-type="float" office:value="4766739" calcext:value-type="float">
            <text:p>4766739</text:p>
          </table:table-cell>
          <table:table-cell table:formula="of:=[.A300]/1000/(60*60*24)" office:value-type="time" office:time-value="PT01H19M26.739S" calcext:value-type="time">
            <text:p>01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608.4" calcext:value-type="float">
            <text:p>608.4</text:p>
          </table:table-cell>
          <table:table-cell office:value-type="float" office:value="730.44" calcext:value-type="float">
            <text:p>730.44</text:p>
          </table:table-cell>
        </table:table-row>
        <table:table-row table:style-name="ro1">
          <table:table-cell office:value-type="float" office:value="4782739" calcext:value-type="float">
            <text:p>4782739</text:p>
          </table:table-cell>
          <table:table-cell table:formula="of:=[.A301]/1000/(60*60*24)" office:value-type="time" office:time-value="PT01H19M42.739S" calcext:value-type="time">
            <text:p>01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4" calcext:value-type="float">
            <text:p>541.14</text:p>
          </table:table-cell>
          <table:table-cell office:value-type="float" office:value="610.44" calcext:value-type="float">
            <text:p>610.44</text:p>
          </table:table-cell>
          <table:table-cell office:value-type="float" office:value="732.85" calcext:value-type="float">
            <text:p>732.85</text:p>
          </table:table-cell>
        </table:table-row>
        <table:table-row table:style-name="ro1">
          <table:table-cell office:value-type="float" office:value="4798738" calcext:value-type="float">
            <text:p>4798738</text:p>
          </table:table-cell>
          <table:table-cell table:formula="of:=[.A302]/1000/(60*60*24)" office:value-type="time" office:time-value="PT01H19M58.738S" calcext:value-type="time">
            <text:p>01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612.48" calcext:value-type="float">
            <text:p>612.48</text:p>
          </table:table-cell>
          <table:table-cell office:value-type="float" office:value="735.25" calcext:value-type="float">
            <text:p>735.25</text:p>
          </table:table-cell>
        </table:table-row>
        <table:table-row table:style-name="ro1">
          <table:table-cell office:value-type="float" office:value="4814738" calcext:value-type="float">
            <text:p>4814738</text:p>
          </table:table-cell>
          <table:table-cell table:formula="of:=[.A303]/1000/(60*60*24)" office:value-type="time" office:time-value="PT01H20M14.738S" calcext:value-type="time">
            <text:p>01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8" calcext:value-type="float">
            <text:p>541.38</text:p>
          </table:table-cell>
          <table:table-cell office:value-type="float" office:value="614.53" calcext:value-type="float">
            <text:p>614.53</text:p>
          </table:table-cell>
          <table:table-cell office:value-type="float" office:value="737.66" calcext:value-type="float">
            <text:p>737.66</text:p>
          </table:table-cell>
        </table:table-row>
        <table:table-row table:style-name="ro1">
          <table:table-cell office:value-type="float" office:value="4830739" calcext:value-type="float">
            <text:p>4830739</text:p>
          </table:table-cell>
          <table:table-cell table:formula="of:=[.A304]/1000/(60*60*24)" office:value-type="time" office:time-value="PT01H20M30.739S" calcext:value-type="time">
            <text:p>01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616.57" calcext:value-type="float">
            <text:p>616.57</text:p>
          </table:table-cell>
          <table:table-cell office:value-type="float" office:value="740.06" calcext:value-type="float">
            <text:p>740.06</text:p>
          </table:table-cell>
        </table:table-row>
        <table:table-row table:style-name="ro1">
          <table:table-cell office:value-type="float" office:value="4846738" calcext:value-type="float">
            <text:p>4846738</text:p>
          </table:table-cell>
          <table:table-cell table:formula="of:=[.A305]/1000/(60*60*24)" office:value-type="time" office:time-value="PT01H20M46.738S" calcext:value-type="time">
            <text:p>01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618.61" calcext:value-type="float">
            <text:p>618.61</text:p>
          </table:table-cell>
          <table:table-cell office:value-type="float" office:value="742.47" calcext:value-type="float">
            <text:p>742.47</text:p>
          </table:table-cell>
        </table:table-row>
        <table:table-row table:style-name="ro1">
          <table:table-cell office:value-type="float" office:value="4862738" calcext:value-type="float">
            <text:p>4862738</text:p>
          </table:table-cell>
          <table:table-cell table:formula="of:=[.A306]/1000/(60*60*24)" office:value-type="time" office:time-value="PT01H21M02.738S" calcext:value-type="time">
            <text:p>01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459.12" calcext:value-type="float">
            <text:p>459.12</text:p>
          </table:table-cell>
          <table:table-cell office:value-type="float" office:value="540.82" calcext:value-type="float">
            <text:p>540.82</text:p>
          </table:table-cell>
          <table:table-cell office:value-type="float" office:value="620.65" calcext:value-type="float">
            <text:p>620.65</text:p>
          </table:table-cell>
          <table:table-cell office:value-type="float" office:value="744.87" calcext:value-type="float">
            <text:p>744.87</text:p>
          </table:table-cell>
        </table:table-row>
        <table:table-row table:style-name="ro1">
          <table:table-cell office:value-type="float" office:value="4878738" calcext:value-type="float">
            <text:p>4878738</text:p>
          </table:table-cell>
          <table:table-cell table:formula="of:=[.A307]/1000/(60*60*24)" office:value-type="time" office:time-value="PT01H21M18.738S" calcext:value-type="time">
            <text:p>01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622.7" calcext:value-type="float">
            <text:p>622.7</text:p>
          </table:table-cell>
          <table:table-cell office:value-type="float" office:value="747.28" calcext:value-type="float">
            <text:p>747.28</text:p>
          </table:table-cell>
        </table:table-row>
        <table:table-row table:style-name="ro1">
          <table:table-cell office:value-type="float" office:value="4894738" calcext:value-type="float">
            <text:p>4894738</text:p>
          </table:table-cell>
          <table:table-cell table:formula="of:=[.A308]/1000/(60*60*24)" office:value-type="time" office:time-value="PT01H21M34.738S" calcext:value-type="time">
            <text:p>01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3" calcext:value-type="float">
            <text:p>541.3</text:p>
          </table:table-cell>
          <table:table-cell office:value-type="float" office:value="624.74" calcext:value-type="float">
            <text:p>624.74</text:p>
          </table:table-cell>
          <table:table-cell office:value-type="float" office:value="749.68" calcext:value-type="float">
            <text:p>749.68</text:p>
          </table:table-cell>
        </table:table-row>
        <table:table-row table:style-name="ro1">
          <table:table-cell office:value-type="float" office:value="4910738" calcext:value-type="float">
            <text:p>4910738</text:p>
          </table:table-cell>
          <table:table-cell table:formula="of:=[.A309]/1000/(60*60*24)" office:value-type="time" office:time-value="PT01H21M50.738S" calcext:value-type="time">
            <text:p>01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6" calcext:value-type="float">
            <text:p>541.16</text:p>
          </table:table-cell>
          <table:table-cell office:value-type="float" office:value="626.78" calcext:value-type="float">
            <text:p>626.78</text:p>
          </table:table-cell>
          <table:table-cell office:value-type="float" office:value="752.09" calcext:value-type="float">
            <text:p>752.09</text:p>
          </table:table-cell>
        </table:table-row>
        <table:table-row table:style-name="ro1">
          <table:table-cell office:value-type="float" office:value="4926738" calcext:value-type="float">
            <text:p>4926738</text:p>
          </table:table-cell>
          <table:table-cell table:formula="of:=[.A310]/1000/(60*60*24)" office:value-type="time" office:time-value="PT01H22M06.738S" calcext:value-type="time">
            <text:p>01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628.82" calcext:value-type="float">
            <text:p>628.82</text:p>
          </table:table-cell>
          <table:table-cell office:value-type="float" office:value="754.49" calcext:value-type="float">
            <text:p>754.49</text:p>
          </table:table-cell>
        </table:table-row>
        <table:table-row table:style-name="ro1">
          <table:table-cell office:value-type="float" office:value="4942738" calcext:value-type="float">
            <text:p>4942738</text:p>
          </table:table-cell>
          <table:table-cell table:formula="of:=[.A311]/1000/(60*60*24)" office:value-type="time" office:time-value="PT01H22M22.738S" calcext:value-type="time">
            <text:p>01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9.07" calcext:value-type="float">
            <text:p>539.07</text:p>
          </table:table-cell>
          <table:table-cell office:value-type="float" office:value="630.86" calcext:value-type="float">
            <text:p>630.86</text:p>
          </table:table-cell>
          <table:table-cell office:value-type="float" office:value="756.9" calcext:value-type="float">
            <text:p>756.9</text:p>
          </table:table-cell>
        </table:table-row>
        <table:table-row table:style-name="ro1">
          <table:table-cell office:value-type="float" office:value="4958739" calcext:value-type="float">
            <text:p>4958739</text:p>
          </table:table-cell>
          <table:table-cell table:formula="of:=[.A312]/1000/(60*60*24)" office:value-type="time" office:time-value="PT01H22M38.739S" calcext:value-type="time">
            <text:p>01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4" calcext:value-type="float">
            <text:p>541.04</text:p>
          </table:table-cell>
          <table:table-cell office:value-type="float" office:value="632.91" calcext:value-type="float">
            <text:p>632.91</text:p>
          </table:table-cell>
          <table:table-cell office:value-type="float" office:value="759.3" calcext:value-type="float">
            <text:p>759.3</text:p>
          </table:table-cell>
        </table:table-row>
        <table:table-row table:style-name="ro1">
          <table:table-cell office:value-type="float" office:value="4974738" calcext:value-type="float">
            <text:p>4974738</text:p>
          </table:table-cell>
          <table:table-cell table:formula="of:=[.A313]/1000/(60*60*24)" office:value-type="time" office:time-value="PT01H22M54.738S" calcext:value-type="time">
            <text:p>01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634.95" calcext:value-type="float">
            <text:p>634.95</text:p>
          </table:table-cell>
          <table:table-cell office:value-type="float" office:value="761.71" calcext:value-type="float">
            <text:p>761.71</text:p>
          </table:table-cell>
        </table:table-row>
        <table:table-row table:style-name="ro1">
          <table:table-cell office:value-type="float" office:value="4990738" calcext:value-type="float">
            <text:p>4990738</text:p>
          </table:table-cell>
          <table:table-cell table:formula="of:=[.A314]/1000/(60*60*24)" office:value-type="time" office:time-value="PT01H23M10.738S" calcext:value-type="time">
            <text:p>01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636.99" calcext:value-type="float">
            <text:p>636.99</text:p>
          </table:table-cell>
          <table:table-cell office:value-type="float" office:value="764.11" calcext:value-type="float">
            <text:p>764.11</text:p>
          </table:table-cell>
        </table:table-row>
        <table:table-row table:style-name="ro1">
          <table:table-cell office:value-type="float" office:value="5006738" calcext:value-type="float">
            <text:p>5006738</text:p>
          </table:table-cell>
          <table:table-cell table:formula="of:=[.A315]/1000/(60*60*24)" office:value-type="time" office:time-value="PT01H23M26.738S" calcext:value-type="time">
            <text:p>01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639.03" calcext:value-type="float">
            <text:p>639.03</text:p>
          </table:table-cell>
          <table:table-cell office:value-type="float" office:value="766.52" calcext:value-type="float">
            <text:p>766.52</text:p>
          </table:table-cell>
        </table:table-row>
        <table:table-row table:style-name="ro1">
          <table:table-cell office:value-type="float" office:value="5022739" calcext:value-type="float">
            <text:p>5022739</text:p>
          </table:table-cell>
          <table:table-cell table:formula="of:=[.A316]/1000/(60*60*24)" office:value-type="time" office:time-value="PT01H23M42.739S" calcext:value-type="time">
            <text:p>01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641.07" calcext:value-type="float">
            <text:p>641.07</text:p>
          </table:table-cell>
          <table:table-cell office:value-type="float" office:value="768.92" calcext:value-type="float">
            <text:p>768.92</text:p>
          </table:table-cell>
        </table:table-row>
        <table:table-row table:style-name="ro1">
          <table:table-cell office:value-type="float" office:value="5038738" calcext:value-type="float">
            <text:p>5038738</text:p>
          </table:table-cell>
          <table:table-cell table:formula="of:=[.A317]/1000/(60*60*24)" office:value-type="time" office:time-value="PT01H23M58.738S" calcext:value-type="time">
            <text:p>01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1" calcext:value-type="float">
            <text:p>539.21</text:p>
          </table:table-cell>
          <table:table-cell office:value-type="float" office:value="643.12" calcext:value-type="float">
            <text:p>643.12</text:p>
          </table:table-cell>
          <table:table-cell office:value-type="float" office:value="771.32" calcext:value-type="float">
            <text:p>771.32</text:p>
          </table:table-cell>
        </table:table-row>
        <table:table-row table:style-name="ro1">
          <table:table-cell office:value-type="float" office:value="5054738" calcext:value-type="float">
            <text:p>5054738</text:p>
          </table:table-cell>
          <table:table-cell table:formula="of:=[.A318]/1000/(60*60*24)" office:value-type="time" office:time-value="PT01H24M14.738S" calcext:value-type="time">
            <text:p>01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9.08" calcext:value-type="float">
            <text:p>539.08</text:p>
          </table:table-cell>
          <table:table-cell office:value-type="float" office:value="645.16" calcext:value-type="float">
            <text:p>645.16</text:p>
          </table:table-cell>
          <table:table-cell office:value-type="float" office:value="773.73" calcext:value-type="float">
            <text:p>773.73</text:p>
          </table:table-cell>
        </table:table-row>
        <table:table-row table:style-name="ro1">
          <table:table-cell office:value-type="float" office:value="5070739" calcext:value-type="float">
            <text:p>5070739</text:p>
          </table:table-cell>
          <table:table-cell table:formula="of:=[.A319]/1000/(60*60*24)" office:value-type="time" office:time-value="PT01H24M30.739S" calcext:value-type="time">
            <text:p>01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647.2" calcext:value-type="float">
            <text:p>647.2</text:p>
          </table:table-cell>
          <table:table-cell office:value-type="float" office:value="776.13" calcext:value-type="float">
            <text:p>776.13</text:p>
          </table:table-cell>
        </table:table-row>
        <table:table-row table:style-name="ro1">
          <table:table-cell office:value-type="float" office:value="5086739" calcext:value-type="float">
            <text:p>5086739</text:p>
          </table:table-cell>
          <table:table-cell table:formula="of:=[.A320]/1000/(60*60*24)" office:value-type="time" office:time-value="PT01H24M46.739S" calcext:value-type="time">
            <text:p>01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649.24" calcext:value-type="float">
            <text:p>649.24</text:p>
          </table:table-cell>
          <table:table-cell office:value-type="float" office:value="778.53" calcext:value-type="float">
            <text:p>778.53</text:p>
          </table:table-cell>
        </table:table-row>
        <table:table-row table:style-name="ro1">
          <table:table-cell office:value-type="float" office:value="5102738" calcext:value-type="float">
            <text:p>5102738</text:p>
          </table:table-cell>
          <table:table-cell table:formula="of:=[.A321]/1000/(60*60*24)" office:value-type="time" office:time-value="PT01H25M02.738S" calcext:value-type="time">
            <text:p>01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651.28" calcext:value-type="float">
            <text:p>651.28</text:p>
          </table:table-cell>
          <table:table-cell office:value-type="float" office:value="780.94" calcext:value-type="float">
            <text:p>780.94</text:p>
          </table:table-cell>
        </table:table-row>
        <table:table-row table:style-name="ro1">
          <table:table-cell office:value-type="float" office:value="5118738" calcext:value-type="float">
            <text:p>5118738</text:p>
          </table:table-cell>
          <table:table-cell table:formula="of:=[.A322]/1000/(60*60*24)" office:value-type="time" office:time-value="PT01H25M18.738S" calcext:value-type="time">
            <text:p>01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653.33" calcext:value-type="float">
            <text:p>653.33</text:p>
          </table:table-cell>
          <table:table-cell office:value-type="float" office:value="783.34" calcext:value-type="float">
            <text:p>783.34</text:p>
          </table:table-cell>
        </table:table-row>
        <table:table-row table:style-name="ro1">
          <table:table-cell office:value-type="float" office:value="5134738" calcext:value-type="float">
            <text:p>5134738</text:p>
          </table:table-cell>
          <table:table-cell table:formula="of:=[.A323]/1000/(60*60*24)" office:value-type="time" office:time-value="PT01H25M34.738S" calcext:value-type="time">
            <text:p>01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655.37" calcext:value-type="float">
            <text:p>655.37</text:p>
          </table:table-cell>
          <table:table-cell office:value-type="float" office:value="785.75" calcext:value-type="float">
            <text:p>785.75</text:p>
          </table:table-cell>
        </table:table-row>
        <table:table-row table:style-name="ro1">
          <table:table-cell office:value-type="float" office:value="5150737" calcext:value-type="float">
            <text:p>5150737</text:p>
          </table:table-cell>
          <table:table-cell table:formula="of:=[.A324]/1000/(60*60*24)" office:value-type="time" office:time-value="PT01H25M50.737S" calcext:value-type="time">
            <text:p>01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9.06" calcext:value-type="float">
            <text:p>539.06</text:p>
          </table:table-cell>
          <table:table-cell office:value-type="float" office:value="657.41" calcext:value-type="float">
            <text:p>657.41</text:p>
          </table:table-cell>
          <table:table-cell office:value-type="float" office:value="788.15" calcext:value-type="float">
            <text:p>788.15</text:p>
          </table:table-cell>
        </table:table-row>
        <table:table-row table:style-name="ro1">
          <table:table-cell office:value-type="float" office:value="5166739" calcext:value-type="float">
            <text:p>5166739</text:p>
          </table:table-cell>
          <table:table-cell table:formula="of:=[.A325]/1000/(60*60*24)" office:value-type="time" office:time-value="PT01H26M06.739S" calcext:value-type="time">
            <text:p>01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4" calcext:value-type="float">
            <text:p>541.04</text:p>
          </table:table-cell>
          <table:table-cell office:value-type="float" office:value="659.45" calcext:value-type="float">
            <text:p>659.45</text:p>
          </table:table-cell>
          <table:table-cell office:value-type="float" office:value="790.55" calcext:value-type="float">
            <text:p>790.55</text:p>
          </table:table-cell>
        </table:table-row>
        <table:table-row table:style-name="ro1">
          <table:table-cell office:value-type="float" office:value="5182737" calcext:value-type="float">
            <text:p>5182737</text:p>
          </table:table-cell>
          <table:table-cell table:formula="of:=[.A326]/1000/(60*60*24)" office:value-type="time" office:time-value="PT01H26M22.737S" calcext:value-type="time">
            <text:p>01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661.49" calcext:value-type="float">
            <text:p>661.49</text:p>
          </table:table-cell>
          <table:table-cell office:value-type="float" office:value="792.95" calcext:value-type="float">
            <text:p>792.95</text:p>
          </table:table-cell>
        </table:table-row>
        <table:table-row table:style-name="ro1">
          <table:table-cell office:value-type="float" office:value="5198738" calcext:value-type="float">
            <text:p>5198738</text:p>
          </table:table-cell>
          <table:table-cell table:formula="of:=[.A327]/1000/(60*60*24)" office:value-type="time" office:time-value="PT01H26M38.738S" calcext:value-type="time">
            <text:p>01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663.54" calcext:value-type="float">
            <text:p>663.54</text:p>
          </table:table-cell>
          <table:table-cell office:value-type="float" office:value="795.35" calcext:value-type="float">
            <text:p>795.35</text:p>
          </table:table-cell>
        </table:table-row>
        <table:table-row table:style-name="ro1">
          <table:table-cell office:value-type="float" office:value="5214738" calcext:value-type="float">
            <text:p>5214738</text:p>
          </table:table-cell>
          <table:table-cell table:formula="of:=[.A328]/1000/(60*60*24)" office:value-type="time" office:time-value="PT01H26M54.738S" calcext:value-type="time">
            <text:p>01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665.58" calcext:value-type="float">
            <text:p>665.58</text:p>
          </table:table-cell>
          <table:table-cell office:value-type="float" office:value="797.76" calcext:value-type="float">
            <text:p>797.76</text:p>
          </table:table-cell>
        </table:table-row>
        <table:table-row table:style-name="ro1">
          <table:table-cell office:value-type="float" office:value="5230738" calcext:value-type="float">
            <text:p>5230738</text:p>
          </table:table-cell>
          <table:table-cell table:formula="of:=[.A329]/1000/(60*60*24)" office:value-type="time" office:time-value="PT01H27M10.738S" calcext:value-type="time">
            <text:p>01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667.62" calcext:value-type="float">
            <text:p>667.62</text:p>
          </table:table-cell>
          <table:table-cell office:value-type="float" office:value="800.16" calcext:value-type="float">
            <text:p>800.16</text:p>
          </table:table-cell>
        </table:table-row>
        <table:table-row table:style-name="ro1">
          <table:table-cell office:value-type="float" office:value="5246738" calcext:value-type="float">
            <text:p>5246738</text:p>
          </table:table-cell>
          <table:table-cell table:formula="of:=[.A330]/1000/(60*60*24)" office:value-type="time" office:time-value="PT01H27M26.738S" calcext:value-type="time">
            <text:p>01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4" calcext:value-type="float">
            <text:p>539.44</text:p>
          </table:table-cell>
          <table:table-cell office:value-type="float" office:value="669.66" calcext:value-type="float">
            <text:p>669.66</text:p>
          </table:table-cell>
          <table:table-cell office:value-type="float" office:value="802.56" calcext:value-type="float">
            <text:p>802.56</text:p>
          </table:table-cell>
        </table:table-row>
        <table:table-row table:style-name="ro1">
          <table:table-cell office:value-type="float" office:value="5262738" calcext:value-type="float">
            <text:p>5262738</text:p>
          </table:table-cell>
          <table:table-cell table:formula="of:=[.A331]/1000/(60*60*24)" office:value-type="time" office:time-value="PT01H27M42.738S" calcext:value-type="time">
            <text:p>01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671.7" calcext:value-type="float">
            <text:p>671.7</text:p>
          </table:table-cell>
          <table:table-cell office:value-type="float" office:value="804.97" calcext:value-type="float">
            <text:p>804.97</text:p>
          </table:table-cell>
        </table:table-row>
        <table:table-row table:style-name="ro1">
          <table:table-cell office:value-type="float" office:value="5278739" calcext:value-type="float">
            <text:p>5278739</text:p>
          </table:table-cell>
          <table:table-cell table:formula="of:=[.A332]/1000/(60*60*24)" office:value-type="time" office:time-value="PT01H27M58.739S" calcext:value-type="time">
            <text:p>01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673.75" calcext:value-type="float">
            <text:p>673.75</text:p>
          </table:table-cell>
          <table:table-cell office:value-type="float" office:value="807.37" calcext:value-type="float">
            <text:p>807.37</text:p>
          </table:table-cell>
        </table:table-row>
        <table:table-row table:style-name="ro1">
          <table:table-cell office:value-type="float" office:value="5294738" calcext:value-type="float">
            <text:p>5294738</text:p>
          </table:table-cell>
          <table:table-cell table:formula="of:=[.A333]/1000/(60*60*24)" office:value-type="time" office:time-value="PT01H28M14.738S" calcext:value-type="time">
            <text:p>01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675.79" calcext:value-type="float">
            <text:p>675.79</text:p>
          </table:table-cell>
          <table:table-cell office:value-type="float" office:value="809.77" calcext:value-type="float">
            <text:p>809.77</text:p>
          </table:table-cell>
        </table:table-row>
        <table:table-row table:style-name="ro1">
          <table:table-cell office:value-type="float" office:value="5310738" calcext:value-type="float">
            <text:p>5310738</text:p>
          </table:table-cell>
          <table:table-cell table:formula="of:=[.A334]/1000/(60*60*24)" office:value-type="time" office:time-value="PT01H28M30.738S" calcext:value-type="time">
            <text:p>01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677.83" calcext:value-type="float">
            <text:p>677.83</text:p>
          </table:table-cell>
          <table:table-cell office:value-type="float" office:value="812.17" calcext:value-type="float">
            <text:p>812.17</text:p>
          </table:table-cell>
        </table:table-row>
        <table:table-row table:style-name="ro1">
          <table:table-cell office:value-type="float" office:value="5326738" calcext:value-type="float">
            <text:p>5326738</text:p>
          </table:table-cell>
          <table:table-cell table:formula="of:=[.A335]/1000/(60*60*24)" office:value-type="time" office:time-value="PT01H28M46.738S" calcext:value-type="time">
            <text:p>01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29" calcext:value-type="float">
            <text:p>539.29</text:p>
          </table:table-cell>
          <table:table-cell office:value-type="float" office:value="679.87" calcext:value-type="float">
            <text:p>679.87</text:p>
          </table:table-cell>
          <table:table-cell office:value-type="float" office:value="814.57" calcext:value-type="float">
            <text:p>814.57</text:p>
          </table:table-cell>
        </table:table-row>
        <table:table-row table:style-name="ro1">
          <table:table-cell office:value-type="float" office:value="5342738" calcext:value-type="float">
            <text:p>5342738</text:p>
          </table:table-cell>
          <table:table-cell table:formula="of:=[.A336]/1000/(60*60*24)" office:value-type="time" office:time-value="PT01H29M02.738S" calcext:value-type="time">
            <text:p>01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8" calcext:value-type="float">
            <text:p>541.28</text:p>
          </table:table-cell>
          <table:table-cell office:value-type="float" office:value="681.91" calcext:value-type="float">
            <text:p>681.91</text:p>
          </table:table-cell>
          <table:table-cell office:value-type="float" office:value="816.98" calcext:value-type="float">
            <text:p>816.98</text:p>
          </table:table-cell>
        </table:table-row>
        <table:table-row table:style-name="ro1">
          <table:table-cell office:value-type="float" office:value="5358738" calcext:value-type="float">
            <text:p>5358738</text:p>
          </table:table-cell>
          <table:table-cell table:formula="of:=[.A337]/1000/(60*60*24)" office:value-type="time" office:time-value="PT01H29M18.738S" calcext:value-type="time">
            <text:p>01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4" calcext:value-type="float">
            <text:p>539.44</text:p>
          </table:table-cell>
          <table:table-cell office:value-type="float" office:value="683.95" calcext:value-type="float">
            <text:p>683.95</text:p>
          </table:table-cell>
          <table:table-cell office:value-type="float" office:value="819.38" calcext:value-type="float">
            <text:p>819.38</text:p>
          </table:table-cell>
        </table:table-row>
        <table:table-row table:style-name="ro1">
          <table:table-cell office:value-type="float" office:value="5374738" calcext:value-type="float">
            <text:p>5374738</text:p>
          </table:table-cell>
          <table:table-cell table:formula="of:=[.A338]/1000/(60*60*24)" office:value-type="time" office:time-value="PT01H29M34.738S" calcext:value-type="time">
            <text:p>01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1" calcext:value-type="float">
            <text:p>539.21</text:p>
          </table:table-cell>
          <table:table-cell office:value-type="float" office:value="686" calcext:value-type="float">
            <text:p>686</text:p>
          </table:table-cell>
          <table:table-cell office:value-type="float" office:value="821.78" calcext:value-type="float">
            <text:p>821.78</text:p>
          </table:table-cell>
        </table:table-row>
        <table:table-row table:style-name="ro1">
          <table:table-cell office:value-type="float" office:value="5390738" calcext:value-type="float">
            <text:p>5390738</text:p>
          </table:table-cell>
          <table:table-cell table:formula="of:=[.A339]/1000/(60*60*24)" office:value-type="time" office:time-value="PT01H29M50.738S" calcext:value-type="time">
            <text:p>01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2" calcext:value-type="float">
            <text:p>459.2</text:p>
          </table:table-cell>
          <table:table-cell office:value-type="float" office:value="540.91" calcext:value-type="float">
            <text:p>540.91</text:p>
          </table:table-cell>
          <table:table-cell office:value-type="float" office:value="688.04" calcext:value-type="float">
            <text:p>688.04</text:p>
          </table:table-cell>
          <table:table-cell office:value-type="float" office:value="824.18" calcext:value-type="float">
            <text:p>824.18</text:p>
          </table:table-cell>
        </table:table-row>
        <table:table-row table:style-name="ro1">
          <table:table-cell office:value-type="float" office:value="5406739" calcext:value-type="float">
            <text:p>5406739</text:p>
          </table:table-cell>
          <table:table-cell table:formula="of:=[.A340]/1000/(60*60*24)" office:value-type="time" office:time-value="PT01H30M06.739S" calcext:value-type="time">
            <text:p>01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3" calcext:value-type="float">
            <text:p>541.53</text:p>
          </table:table-cell>
          <table:table-cell office:value-type="float" office:value="690.08" calcext:value-type="float">
            <text:p>690.08</text:p>
          </table:table-cell>
          <table:table-cell office:value-type="float" office:value="826.58" calcext:value-type="float">
            <text:p>826.58</text:p>
          </table:table-cell>
        </table:table-row>
        <table:table-row table:style-name="ro1">
          <table:table-cell office:value-type="float" office:value="5422737" calcext:value-type="float">
            <text:p>5422737</text:p>
          </table:table-cell>
          <table:table-cell table:formula="of:=[.A341]/1000/(60*60*24)" office:value-type="time" office:time-value="PT01H30M22.737S" calcext:value-type="time">
            <text:p>01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692.12" calcext:value-type="float">
            <text:p>692.12</text:p>
          </table:table-cell>
          <table:table-cell office:value-type="float" office:value="828.98" calcext:value-type="float">
            <text:p>828.98</text:p>
          </table:table-cell>
        </table:table-row>
        <table:table-row table:style-name="ro1">
          <table:table-cell office:value-type="float" office:value="5438739" calcext:value-type="float">
            <text:p>5438739</text:p>
          </table:table-cell>
          <table:table-cell table:formula="of:=[.A342]/1000/(60*60*24)" office:value-type="time" office:time-value="PT01H30M38.739S" calcext:value-type="time">
            <text:p>01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694.16" calcext:value-type="float">
            <text:p>694.16</text:p>
          </table:table-cell>
          <table:table-cell office:value-type="float" office:value="831.38" calcext:value-type="float">
            <text:p>831.38</text:p>
          </table:table-cell>
        </table:table-row>
        <table:table-row table:style-name="ro1">
          <table:table-cell office:value-type="float" office:value="5454737" calcext:value-type="float">
            <text:p>5454737</text:p>
          </table:table-cell>
          <table:table-cell table:formula="of:=[.A343]/1000/(60*60*24)" office:value-type="time" office:time-value="PT01H30M54.737S" calcext:value-type="time">
            <text:p>01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" calcext:value-type="float">
            <text:p>539.3</text:p>
          </table:table-cell>
          <table:table-cell office:value-type="float" office:value="696.21" calcext:value-type="float">
            <text:p>696.21</text:p>
          </table:table-cell>
          <table:table-cell office:value-type="float" office:value="833.78" calcext:value-type="float">
            <text:p>833.78</text:p>
          </table:table-cell>
        </table:table-row>
        <table:table-row table:style-name="ro1">
          <table:table-cell office:value-type="float" office:value="5470739" calcext:value-type="float">
            <text:p>5470739</text:p>
          </table:table-cell>
          <table:table-cell table:formula="of:=[.A344]/1000/(60*60*24)" office:value-type="time" office:time-value="PT01H31M10.739S" calcext:value-type="time">
            <text:p>01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698.25" calcext:value-type="float">
            <text:p>698.25</text:p>
          </table:table-cell>
          <table:table-cell office:value-type="float" office:value="836.18" calcext:value-type="float">
            <text:p>836.18</text:p>
          </table:table-cell>
        </table:table-row>
        <table:table-row table:style-name="ro1">
          <table:table-cell office:value-type="float" office:value="5486739" calcext:value-type="float">
            <text:p>5486739</text:p>
          </table:table-cell>
          <table:table-cell table:formula="of:=[.A345]/1000/(60*60*24)" office:value-type="time" office:time-value="PT01H31M26.739S" calcext:value-type="time">
            <text:p>01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700.29" calcext:value-type="float">
            <text:p>700.29</text:p>
          </table:table-cell>
          <table:table-cell office:value-type="float" office:value="838.58" calcext:value-type="float">
            <text:p>838.58</text:p>
          </table:table-cell>
        </table:table-row>
        <table:table-row table:style-name="ro1">
          <table:table-cell office:value-type="float" office:value="5502737" calcext:value-type="float">
            <text:p>5502737</text:p>
          </table:table-cell>
          <table:table-cell table:formula="of:=[.A346]/1000/(60*60*24)" office:value-type="time" office:time-value="PT01H31M42.737S" calcext:value-type="time">
            <text:p>01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" calcext:value-type="float">
            <text:p>539.2</text:p>
          </table:table-cell>
          <table:table-cell office:value-type="float" office:value="702.33" calcext:value-type="float">
            <text:p>702.33</text:p>
          </table:table-cell>
          <table:table-cell office:value-type="float" office:value="840.98" calcext:value-type="float">
            <text:p>840.98</text:p>
          </table:table-cell>
        </table:table-row>
        <table:table-row table:style-name="ro1">
          <table:table-cell office:value-type="float" office:value="5518739" calcext:value-type="float">
            <text:p>5518739</text:p>
          </table:table-cell>
          <table:table-cell table:formula="of:=[.A347]/1000/(60*60*24)" office:value-type="time" office:time-value="PT01H31M58.739S" calcext:value-type="time">
            <text:p>01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4" calcext:value-type="float">
            <text:p>541.14</text:p>
          </table:table-cell>
          <table:table-cell office:value-type="float" office:value="704.37" calcext:value-type="float">
            <text:p>704.37</text:p>
          </table:table-cell>
          <table:table-cell office:value-type="float" office:value="843.38" calcext:value-type="float">
            <text:p>843.38</text:p>
          </table:table-cell>
        </table:table-row>
        <table:table-row table:style-name="ro1">
          <table:table-cell office:value-type="float" office:value="5534738" calcext:value-type="float">
            <text:p>5534738</text:p>
          </table:table-cell>
          <table:table-cell table:formula="of:=[.A348]/1000/(60*60*24)" office:value-type="time" office:time-value="PT01H32M14.738S" calcext:value-type="time">
            <text:p>01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706.41" calcext:value-type="float">
            <text:p>706.41</text:p>
          </table:table-cell>
          <table:table-cell office:value-type="float" office:value="845.78" calcext:value-type="float">
            <text:p>845.78</text:p>
          </table:table-cell>
        </table:table-row>
        <table:table-row table:style-name="ro1">
          <table:table-cell office:value-type="float" office:value="5550737" calcext:value-type="float">
            <text:p>5550737</text:p>
          </table:table-cell>
          <table:table-cell table:formula="of:=[.A349]/1000/(60*60*24)" office:value-type="time" office:time-value="PT01H32M30.737S" calcext:value-type="time">
            <text:p>01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708.46" calcext:value-type="float">
            <text:p>708.46</text:p>
          </table:table-cell>
          <table:table-cell office:value-type="float" office:value="848.18" calcext:value-type="float">
            <text:p>848.18</text:p>
          </table:table-cell>
        </table:table-row>
        <table:table-row table:style-name="ro1">
          <table:table-cell office:value-type="float" office:value="5566738" calcext:value-type="float">
            <text:p>5566738</text:p>
          </table:table-cell>
          <table:table-cell table:formula="of:=[.A350]/1000/(60*60*24)" office:value-type="time" office:time-value="PT01H32M46.738S" calcext:value-type="time">
            <text:p>01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459.2" calcext:value-type="float">
            <text:p>459.2</text:p>
          </table:table-cell>
          <table:table-cell office:value-type="float" office:value="540.9" calcext:value-type="float">
            <text:p>540.9</text:p>
          </table:table-cell>
          <table:table-cell office:value-type="float" office:value="710.5" calcext:value-type="float">
            <text:p>710.5</text:p>
          </table:table-cell>
          <table:table-cell office:value-type="float" office:value="850.58" calcext:value-type="float">
            <text:p>850.58</text:p>
          </table:table-cell>
        </table:table-row>
        <table:table-row table:style-name="ro1">
          <table:table-cell office:value-type="float" office:value="5582739" calcext:value-type="float">
            <text:p>5582739</text:p>
          </table:table-cell>
          <table:table-cell table:formula="of:=[.A351]/1000/(60*60*24)" office:value-type="time" office:time-value="PT01H33M02.739S" calcext:value-type="time">
            <text:p>01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712.54" calcext:value-type="float">
            <text:p>712.54</text:p>
          </table:table-cell>
          <table:table-cell office:value-type="float" office:value="852.98" calcext:value-type="float">
            <text:p>852.98</text:p>
          </table:table-cell>
        </table:table-row>
        <table:table-row table:style-name="ro1">
          <table:table-cell office:value-type="float" office:value="5598738" calcext:value-type="float">
            <text:p>5598738</text:p>
          </table:table-cell>
          <table:table-cell table:formula="of:=[.A352]/1000/(60*60*24)" office:value-type="time" office:time-value="PT01H33M18.738S" calcext:value-type="time">
            <text:p>01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9.07" calcext:value-type="float">
            <text:p>539.07</text:p>
          </table:table-cell>
          <table:table-cell office:value-type="float" office:value="714.58" calcext:value-type="float">
            <text:p>714.58</text:p>
          </table:table-cell>
          <table:table-cell office:value-type="float" office:value="855.38" calcext:value-type="float">
            <text:p>855.38</text:p>
          </table:table-cell>
        </table:table-row>
        <table:table-row table:style-name="ro1">
          <table:table-cell office:value-type="float" office:value="5614737" calcext:value-type="float">
            <text:p>5614737</text:p>
          </table:table-cell>
          <table:table-cell table:formula="of:=[.A353]/1000/(60*60*24)" office:value-type="time" office:time-value="PT01H33M34.737S" calcext:value-type="time">
            <text:p>01:33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716.62" calcext:value-type="float">
            <text:p>716.62</text:p>
          </table:table-cell>
          <table:table-cell office:value-type="float" office:value="857.78" calcext:value-type="float">
            <text:p>857.78</text:p>
          </table:table-cell>
        </table:table-row>
        <table:table-row table:style-name="ro1">
          <table:table-cell office:value-type="float" office:value="5630737" calcext:value-type="float">
            <text:p>5630737</text:p>
          </table:table-cell>
          <table:table-cell table:formula="of:=[.A354]/1000/(60*60*24)" office:value-type="time" office:time-value="PT01H33M50.737S" calcext:value-type="time">
            <text:p>01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18.67" calcext:value-type="float">
            <text:p>718.67</text:p>
          </table:table-cell>
          <table:table-cell office:value-type="float" office:value="860.18" calcext:value-type="float">
            <text:p>860.18</text:p>
          </table:table-cell>
        </table:table-row>
        <table:table-row table:style-name="ro1">
          <table:table-cell office:value-type="float" office:value="5646738" calcext:value-type="float">
            <text:p>5646738</text:p>
          </table:table-cell>
          <table:table-cell table:formula="of:=[.A355]/1000/(60*60*24)" office:value-type="time" office:time-value="PT01H34M06.738S" calcext:value-type="time">
            <text:p>01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1" calcext:value-type="float">
            <text:p>539.21</text:p>
          </table:table-cell>
          <table:table-cell office:value-type="float" office:value="720.71" calcext:value-type="float">
            <text:p>720.71</text:p>
          </table:table-cell>
          <table:table-cell office:value-type="float" office:value="862.58" calcext:value-type="float">
            <text:p>862.58</text:p>
          </table:table-cell>
        </table:table-row>
        <table:table-row table:style-name="ro1">
          <table:table-cell office:value-type="float" office:value="5662739" calcext:value-type="float">
            <text:p>5662739</text:p>
          </table:table-cell>
          <table:table-cell table:formula="of:=[.A356]/1000/(60*60*24)" office:value-type="time" office:time-value="PT01H34M22.739S" calcext:value-type="time">
            <text:p>01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4" calcext:value-type="float">
            <text:p>539.44</text:p>
          </table:table-cell>
          <table:table-cell office:value-type="float" office:value="722.75" calcext:value-type="float">
            <text:p>722.75</text:p>
          </table:table-cell>
          <table:table-cell office:value-type="float" office:value="864.97" calcext:value-type="float">
            <text:p>864.97</text:p>
          </table:table-cell>
        </table:table-row>
        <table:table-row table:style-name="ro1">
          <table:table-cell office:value-type="float" office:value="5678738" calcext:value-type="float">
            <text:p>5678738</text:p>
          </table:table-cell>
          <table:table-cell table:formula="of:=[.A357]/1000/(60*60*24)" office:value-type="time" office:time-value="PT01H34M38.738S" calcext:value-type="time">
            <text:p>01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724.79" calcext:value-type="float">
            <text:p>724.79</text:p>
          </table:table-cell>
          <table:table-cell office:value-type="float" office:value="867.37" calcext:value-type="float">
            <text:p>867.37</text:p>
          </table:table-cell>
        </table:table-row>
        <table:table-row table:style-name="ro1">
          <table:table-cell office:value-type="float" office:value="5694738" calcext:value-type="float">
            <text:p>5694738</text:p>
          </table:table-cell>
          <table:table-cell table:formula="of:=[.A358]/1000/(60*60*24)" office:value-type="time" office:time-value="PT01H34M54.738S" calcext:value-type="time">
            <text:p>01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" calcext:value-type="float">
            <text:p>539.3</text:p>
          </table:table-cell>
          <table:table-cell office:value-type="float" office:value="726.83" calcext:value-type="float">
            <text:p>726.83</text:p>
          </table:table-cell>
          <table:table-cell office:value-type="float" office:value="869.77" calcext:value-type="float">
            <text:p>869.77</text:p>
          </table:table-cell>
        </table:table-row>
        <table:table-row table:style-name="ro1">
          <table:table-cell office:value-type="float" office:value="5710738" calcext:value-type="float">
            <text:p>5710738</text:p>
          </table:table-cell>
          <table:table-cell table:formula="of:=[.A359]/1000/(60*60*24)" office:value-type="time" office:time-value="PT01H35M10.738S" calcext:value-type="time">
            <text:p>01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459.2" calcext:value-type="float">
            <text:p>459.2</text:p>
          </table:table-cell>
          <table:table-cell office:value-type="float" office:value="540.89" calcext:value-type="float">
            <text:p>540.89</text:p>
          </table:table-cell>
          <table:table-cell office:value-type="float" office:value="728.87" calcext:value-type="float">
            <text:p>728.87</text:p>
          </table:table-cell>
          <table:table-cell office:value-type="float" office:value="872.17" calcext:value-type="float">
            <text:p>872.17</text:p>
          </table:table-cell>
        </table:table-row>
        <table:table-row table:style-name="ro1">
          <table:table-cell office:value-type="float" office:value="5726739" calcext:value-type="float">
            <text:p>5726739</text:p>
          </table:table-cell>
          <table:table-cell table:formula="of:=[.A360]/1000/(60*60*24)" office:value-type="time" office:time-value="PT01H35M26.739S" calcext:value-type="time">
            <text:p>01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1" calcext:value-type="float">
            <text:p>539.21</text:p>
          </table:table-cell>
          <table:table-cell office:value-type="float" office:value="730.92" calcext:value-type="float">
            <text:p>730.92</text:p>
          </table:table-cell>
          <table:table-cell office:value-type="float" office:value="874.56" calcext:value-type="float">
            <text:p>874.56</text:p>
          </table:table-cell>
        </table:table-row>
        <table:table-row table:style-name="ro1">
          <table:table-cell office:value-type="float" office:value="5742738" calcext:value-type="float">
            <text:p>5742738</text:p>
          </table:table-cell>
          <table:table-cell table:formula="of:=[.A361]/1000/(60*60*24)" office:value-type="time" office:time-value="PT01H35M42.738S" calcext:value-type="time">
            <text:p>01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8.99" calcext:value-type="float">
            <text:p>538.99</text:p>
          </table:table-cell>
          <table:table-cell office:value-type="float" office:value="732.96" calcext:value-type="float">
            <text:p>732.96</text:p>
          </table:table-cell>
          <table:table-cell office:value-type="float" office:value="876.96" calcext:value-type="float">
            <text:p>876.96</text:p>
          </table:table-cell>
        </table:table-row>
        <table:table-row table:style-name="ro1">
          <table:table-cell office:value-type="float" office:value="5758738" calcext:value-type="float">
            <text:p>5758738</text:p>
          </table:table-cell>
          <table:table-cell table:formula="of:=[.A362]/1000/(60*60*24)" office:value-type="time" office:time-value="PT01H35M58.738S" calcext:value-type="time">
            <text:p>01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" calcext:value-type="float">
            <text:p>539.2</text:p>
          </table:table-cell>
          <table:table-cell office:value-type="float" office:value="735" calcext:value-type="float">
            <text:p>735</text:p>
          </table:table-cell>
          <table:table-cell office:value-type="float" office:value="879.36" calcext:value-type="float">
            <text:p>879.36</text:p>
          </table:table-cell>
        </table:table-row>
        <table:table-row table:style-name="ro1">
          <table:table-cell office:value-type="float" office:value="5774738" calcext:value-type="float">
            <text:p>5774738</text:p>
          </table:table-cell>
          <table:table-cell table:formula="of:=[.A363]/1000/(60*60*24)" office:value-type="time" office:time-value="PT01H36M14.738S" calcext:value-type="time">
            <text:p>01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737.04" calcext:value-type="float">
            <text:p>737.04</text:p>
          </table:table-cell>
          <table:table-cell office:value-type="float" office:value="881.75" calcext:value-type="float">
            <text:p>881.75</text:p>
          </table:table-cell>
        </table:table-row>
        <table:table-row table:style-name="ro1">
          <table:table-cell office:value-type="float" office:value="5790737" calcext:value-type="float">
            <text:p>5790737</text:p>
          </table:table-cell>
          <table:table-cell table:formula="of:=[.A364]/1000/(60*60*24)" office:value-type="time" office:time-value="PT01H36M30.737S" calcext:value-type="time">
            <text:p>01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2" calcext:value-type="float">
            <text:p>539.22</text:p>
          </table:table-cell>
          <table:table-cell office:value-type="float" office:value="739.08" calcext:value-type="float">
            <text:p>739.08</text:p>
          </table:table-cell>
          <table:table-cell office:value-type="float" office:value="884.15" calcext:value-type="float">
            <text:p>884.15</text:p>
          </table:table-cell>
        </table:table-row>
        <table:table-row table:style-name="ro1">
          <table:table-cell office:value-type="float" office:value="5806738" calcext:value-type="float">
            <text:p>5806738</text:p>
          </table:table-cell>
          <table:table-cell table:formula="of:=[.A365]/1000/(60*60*24)" office:value-type="time" office:time-value="PT01H36M46.738S" calcext:value-type="time">
            <text:p>01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" calcext:value-type="float">
            <text:p>539.3</text:p>
          </table:table-cell>
          <table:table-cell office:value-type="float" office:value="741.13" calcext:value-type="float">
            <text:p>741.13</text:p>
          </table:table-cell>
          <table:table-cell office:value-type="float" office:value="886.55" calcext:value-type="float">
            <text:p>886.55</text:p>
          </table:table-cell>
        </table:table-row>
        <table:table-row table:style-name="ro1">
          <table:table-cell office:value-type="float" office:value="5822739" calcext:value-type="float">
            <text:p>5822739</text:p>
          </table:table-cell>
          <table:table-cell table:formula="of:=[.A366]/1000/(60*60*24)" office:value-type="time" office:time-value="PT01H37M02.739S" calcext:value-type="time">
            <text:p>01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" calcext:value-type="float">
            <text:p>539.3</text:p>
          </table:table-cell>
          <table:table-cell office:value-type="float" office:value="743.17" calcext:value-type="float">
            <text:p>743.17</text:p>
          </table:table-cell>
          <table:table-cell office:value-type="float" office:value="888.95" calcext:value-type="float">
            <text:p>888.95</text:p>
          </table:table-cell>
        </table:table-row>
        <table:table-row table:style-name="ro1">
          <table:table-cell office:value-type="float" office:value="5838738" calcext:value-type="float">
            <text:p>5838738</text:p>
          </table:table-cell>
          <table:table-cell table:formula="of:=[.A367]/1000/(60*60*24)" office:value-type="time" office:time-value="PT01H37M18.738S" calcext:value-type="time">
            <text:p>01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1" calcext:value-type="float">
            <text:p>539.21</text:p>
          </table:table-cell>
          <table:table-cell office:value-type="float" office:value="745.21" calcext:value-type="float">
            <text:p>745.21</text:p>
          </table:table-cell>
          <table:table-cell office:value-type="float" office:value="891.34" calcext:value-type="float">
            <text:p>891.34</text:p>
          </table:table-cell>
        </table:table-row>
        <table:table-row table:style-name="ro1">
          <table:table-cell office:value-type="float" office:value="5854739" calcext:value-type="float">
            <text:p>5854739</text:p>
          </table:table-cell>
          <table:table-cell table:formula="of:=[.A368]/1000/(60*60*24)" office:value-type="time" office:time-value="PT01H37M34.739S" calcext:value-type="time">
            <text:p>01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1" calcext:value-type="float">
            <text:p>539.21</text:p>
          </table:table-cell>
          <table:table-cell office:value-type="float" office:value="747.25" calcext:value-type="float">
            <text:p>747.25</text:p>
          </table:table-cell>
          <table:table-cell office:value-type="float" office:value="893.74" calcext:value-type="float">
            <text:p>893.74</text:p>
          </table:table-cell>
        </table:table-row>
        <table:table-row table:style-name="ro1">
          <table:table-cell office:value-type="float" office:value="5870738" calcext:value-type="float">
            <text:p>5870738</text:p>
          </table:table-cell>
          <table:table-cell table:formula="of:=[.A369]/1000/(60*60*24)" office:value-type="time" office:time-value="PT01H37M50.738S" calcext:value-type="time">
            <text:p>01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749.29" calcext:value-type="float">
            <text:p>749.29</text:p>
          </table:table-cell>
          <table:table-cell office:value-type="float" office:value="896.14" calcext:value-type="float">
            <text:p>896.14</text:p>
          </table:table-cell>
        </table:table-row>
        <table:table-row table:style-name="ro1">
          <table:table-cell office:value-type="float" office:value="5886738" calcext:value-type="float">
            <text:p>5886738</text:p>
          </table:table-cell>
          <table:table-cell table:formula="of:=[.A370]/1000/(60*60*24)" office:value-type="time" office:time-value="PT01H38M06.738S" calcext:value-type="time">
            <text:p>01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9.07" calcext:value-type="float">
            <text:p>539.07</text:p>
          </table:table-cell>
          <table:table-cell office:value-type="float" office:value="751.33" calcext:value-type="float">
            <text:p>751.33</text:p>
          </table:table-cell>
          <table:table-cell office:value-type="float" office:value="898.53" calcext:value-type="float">
            <text:p>898.53</text:p>
          </table:table-cell>
        </table:table-row>
        <table:table-row table:style-name="ro1">
          <table:table-cell office:value-type="float" office:value="5902738" calcext:value-type="float">
            <text:p>5902738</text:p>
          </table:table-cell>
          <table:table-cell table:formula="of:=[.A371]/1000/(60*60*24)" office:value-type="time" office:time-value="PT01H38M22.738S" calcext:value-type="time">
            <text:p>01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753.38" calcext:value-type="float">
            <text:p>753.38</text:p>
          </table:table-cell>
          <table:table-cell office:value-type="float" office:value="900.93" calcext:value-type="float">
            <text:p>900.93</text:p>
          </table:table-cell>
        </table:table-row>
        <table:table-row table:style-name="ro1">
          <table:table-cell office:value-type="float" office:value="5918738" calcext:value-type="float">
            <text:p>5918738</text:p>
          </table:table-cell>
          <table:table-cell table:formula="of:=[.A372]/1000/(60*60*24)" office:value-type="time" office:time-value="PT01H38M38.738S" calcext:value-type="time">
            <text:p>01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755.42" calcext:value-type="float">
            <text:p>755.42</text:p>
          </table:table-cell>
          <table:table-cell office:value-type="float" office:value="903.33" calcext:value-type="float">
            <text:p>903.33</text:p>
          </table:table-cell>
        </table:table-row>
        <table:table-row table:style-name="ro1">
          <table:table-cell office:value-type="float" office:value="5934738" calcext:value-type="float">
            <text:p>5934738</text:p>
          </table:table-cell>
          <table:table-cell table:formula="of:=[.A373]/1000/(60*60*24)" office:value-type="time" office:time-value="PT01H38M54.738S" calcext:value-type="time">
            <text:p>01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757.46" calcext:value-type="float">
            <text:p>757.46</text:p>
          </table:table-cell>
          <table:table-cell office:value-type="float" office:value="905.72" calcext:value-type="float">
            <text:p>905.72</text:p>
          </table:table-cell>
        </table:table-row>
        <table:table-row table:style-name="ro1">
          <table:table-cell office:value-type="float" office:value="5950738" calcext:value-type="float">
            <text:p>5950738</text:p>
          </table:table-cell>
          <table:table-cell table:formula="of:=[.A374]/1000/(60*60*24)" office:value-type="time" office:time-value="PT01H39M10.738S" calcext:value-type="time">
            <text:p>01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759.5" calcext:value-type="float">
            <text:p>759.5</text:p>
          </table:table-cell>
          <table:table-cell office:value-type="float" office:value="908.12" calcext:value-type="float">
            <text:p>908.12</text:p>
          </table:table-cell>
        </table:table-row>
        <table:table-row table:style-name="ro1">
          <table:table-cell office:value-type="float" office:value="5966738" calcext:value-type="float">
            <text:p>5966738</text:p>
          </table:table-cell>
          <table:table-cell table:formula="of:=[.A375]/1000/(60*60*24)" office:value-type="time" office:time-value="PT01H39M26.738S" calcext:value-type="time">
            <text:p>01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3" calcext:value-type="float">
            <text:p>539.53</text:p>
          </table:table-cell>
          <table:table-cell office:value-type="float" office:value="761.54" calcext:value-type="float">
            <text:p>761.54</text:p>
          </table:table-cell>
          <table:table-cell office:value-type="float" office:value="910.52" calcext:value-type="float">
            <text:p>910.52</text:p>
          </table:table-cell>
        </table:table-row>
        <table:table-row table:style-name="ro1">
          <table:table-cell office:value-type="float" office:value="5982738" calcext:value-type="float">
            <text:p>5982738</text:p>
          </table:table-cell>
          <table:table-cell table:formula="of:=[.A376]/1000/(60*60*24)" office:value-type="time" office:time-value="PT01H39M42.738S" calcext:value-type="time">
            <text:p>01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4" calcext:value-type="float">
            <text:p>539.44</text:p>
          </table:table-cell>
          <table:table-cell office:value-type="float" office:value="763.59" calcext:value-type="float">
            <text:p>763.59</text:p>
          </table:table-cell>
          <table:table-cell office:value-type="float" office:value="912.91" calcext:value-type="float">
            <text:p>912.91</text:p>
          </table:table-cell>
        </table:table-row>
        <table:table-row table:style-name="ro1">
          <table:table-cell office:value-type="float" office:value="5998739" calcext:value-type="float">
            <text:p>5998739</text:p>
          </table:table-cell>
          <table:table-cell table:formula="of:=[.A377]/1000/(60*60*24)" office:value-type="time" office:time-value="PT01H39M58.739S" calcext:value-type="time">
            <text:p>01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765.63" calcext:value-type="float">
            <text:p>765.63</text:p>
          </table:table-cell>
          <table:table-cell office:value-type="float" office:value="915.31" calcext:value-type="float">
            <text:p>915.31</text:p>
          </table:table-cell>
        </table:table-row>
        <table:table-row table:style-name="ro1">
          <table:table-cell office:value-type="float" office:value="6014738" calcext:value-type="float">
            <text:p>6014738</text:p>
          </table:table-cell>
          <table:table-cell table:formula="of:=[.A378]/1000/(60*60*24)" office:value-type="time" office:time-value="PT01H40M14.738S" calcext:value-type="time">
            <text:p>01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767.67" calcext:value-type="float">
            <text:p>767.67</text:p>
          </table:table-cell>
          <table:table-cell office:value-type="float" office:value="917.7" calcext:value-type="float">
            <text:p>917.7</text:p>
          </table:table-cell>
        </table:table-row>
        <table:table-row table:style-name="ro1">
          <table:table-cell office:value-type="float" office:value="6030739" calcext:value-type="float">
            <text:p>6030739</text:p>
          </table:table-cell>
          <table:table-cell table:formula="of:=[.A379]/1000/(60*60*24)" office:value-type="time" office:time-value="PT01H40M30.739S" calcext:value-type="time">
            <text:p>01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769.71" calcext:value-type="float">
            <text:p>769.71</text:p>
          </table:table-cell>
          <table:table-cell office:value-type="float" office:value="920.1" calcext:value-type="float">
            <text:p>920.1</text:p>
          </table:table-cell>
        </table:table-row>
        <table:table-row table:style-name="ro1">
          <table:table-cell office:value-type="float" office:value="6046739" calcext:value-type="float">
            <text:p>6046739</text:p>
          </table:table-cell>
          <table:table-cell table:formula="of:=[.A380]/1000/(60*60*24)" office:value-type="time" office:time-value="PT01H40M46.739S" calcext:value-type="time">
            <text:p>01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" calcext:value-type="float">
            <text:p>539.2</text:p>
          </table:table-cell>
          <table:table-cell office:value-type="float" office:value="771.75" calcext:value-type="float">
            <text:p>771.75</text:p>
          </table:table-cell>
          <table:table-cell office:value-type="float" office:value="922.49" calcext:value-type="float">
            <text:p>922.49</text:p>
          </table:table-cell>
        </table:table-row>
        <table:table-row table:style-name="ro1">
          <table:table-cell office:value-type="float" office:value="6062738" calcext:value-type="float">
            <text:p>6062738</text:p>
          </table:table-cell>
          <table:table-cell table:formula="of:=[.A381]/1000/(60*60*24)" office:value-type="time" office:time-value="PT01H41M02.738S" calcext:value-type="time">
            <text:p>01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9.07" calcext:value-type="float">
            <text:p>539.07</text:p>
          </table:table-cell>
          <table:table-cell office:value-type="float" office:value="773.79" calcext:value-type="float">
            <text:p>773.79</text:p>
          </table:table-cell>
          <table:table-cell office:value-type="float" office:value="924.89" calcext:value-type="float">
            <text:p>924.89</text:p>
          </table:table-cell>
        </table:table-row>
        <table:table-row table:style-name="ro1">
          <table:table-cell office:value-type="float" office:value="6078738" calcext:value-type="float">
            <text:p>6078738</text:p>
          </table:table-cell>
          <table:table-cell table:formula="of:=[.A382]/1000/(60*60*24)" office:value-type="time" office:time-value="PT01H41M18.738S" calcext:value-type="time">
            <text:p>01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775.84" calcext:value-type="float">
            <text:p>775.84</text:p>
          </table:table-cell>
          <table:table-cell office:value-type="float" office:value="927.28" calcext:value-type="float">
            <text:p>927.28</text:p>
          </table:table-cell>
        </table:table-row>
        <table:table-row table:style-name="ro1">
          <table:table-cell office:value-type="float" office:value="6094739" calcext:value-type="float">
            <text:p>6094739</text:p>
          </table:table-cell>
          <table:table-cell table:formula="of:=[.A383]/1000/(60*60*24)" office:value-type="time" office:time-value="PT01H41M34.739S" calcext:value-type="time">
            <text:p>01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777.88" calcext:value-type="float">
            <text:p>777.88</text:p>
          </table:table-cell>
          <table:table-cell office:value-type="float" office:value="929.68" calcext:value-type="float">
            <text:p>929.68</text:p>
          </table:table-cell>
        </table:table-row>
        <table:table-row table:style-name="ro1">
          <table:table-cell office:value-type="float" office:value="6110738" calcext:value-type="float">
            <text:p>6110738</text:p>
          </table:table-cell>
          <table:table-cell table:formula="of:=[.A384]/1000/(60*60*24)" office:value-type="time" office:time-value="PT01H41M50.738S" calcext:value-type="time">
            <text:p>01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459.12" calcext:value-type="float">
            <text:p>459.12</text:p>
          </table:table-cell>
          <table:table-cell office:value-type="float" office:value="540.81" calcext:value-type="float">
            <text:p>540.81</text:p>
          </table:table-cell>
          <table:table-cell office:value-type="float" office:value="779.92" calcext:value-type="float">
            <text:p>779.92</text:p>
          </table:table-cell>
          <table:table-cell office:value-type="float" office:value="932.07" calcext:value-type="float">
            <text:p>932.07</text:p>
          </table:table-cell>
        </table:table-row>
        <table:table-row table:style-name="ro1">
          <table:table-cell office:value-type="float" office:value="6126738" calcext:value-type="float">
            <text:p>6126738</text:p>
          </table:table-cell>
          <table:table-cell table:formula="of:=[.A385]/1000/(60*60*24)" office:value-type="time" office:time-value="PT01H42M06.738S" calcext:value-type="time">
            <text:p>01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" calcext:value-type="float">
            <text:p>539.3</text:p>
          </table:table-cell>
          <table:table-cell office:value-type="float" office:value="781.96" calcext:value-type="float">
            <text:p>781.96</text:p>
          </table:table-cell>
          <table:table-cell office:value-type="float" office:value="934.47" calcext:value-type="float">
            <text:p>934.47</text:p>
          </table:table-cell>
        </table:table-row>
        <table:table-row table:style-name="ro1">
          <table:table-cell office:value-type="float" office:value="6142739" calcext:value-type="float">
            <text:p>6142739</text:p>
          </table:table-cell>
          <table:table-cell table:formula="of:=[.A386]/1000/(60*60*24)" office:value-type="time" office:time-value="PT01H42M22.739S" calcext:value-type="time">
            <text:p>01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784" calcext:value-type="float">
            <text:p>784</text:p>
          </table:table-cell>
          <table:table-cell office:value-type="float" office:value="936.86" calcext:value-type="float">
            <text:p>936.86</text:p>
          </table:table-cell>
        </table:table-row>
        <table:table-row table:style-name="ro1">
          <table:table-cell office:value-type="float" office:value="6158738" calcext:value-type="float">
            <text:p>6158738</text:p>
          </table:table-cell>
          <table:table-cell table:formula="of:=[.A387]/1000/(60*60*24)" office:value-type="time" office:time-value="PT01H42M38.738S" calcext:value-type="time">
            <text:p>01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786.04" calcext:value-type="float">
            <text:p>786.04</text:p>
          </table:table-cell>
          <table:table-cell office:value-type="float" office:value="939.25" calcext:value-type="float">
            <text:p>939.25</text:p>
          </table:table-cell>
        </table:table-row>
        <table:table-row table:style-name="ro1">
          <table:table-cell office:value-type="float" office:value="6174738" calcext:value-type="float">
            <text:p>6174738</text:p>
          </table:table-cell>
          <table:table-cell table:formula="of:=[.A388]/1000/(60*60*24)" office:value-type="time" office:time-value="PT01H42M54.738S" calcext:value-type="time">
            <text:p>01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1" calcext:value-type="float">
            <text:p>537.61</text:p>
          </table:table-cell>
          <table:table-cell office:value-type="float" office:value="788.09" calcext:value-type="float">
            <text:p>788.09</text:p>
          </table:table-cell>
          <table:table-cell office:value-type="float" office:value="941.65" calcext:value-type="float">
            <text:p>941.65</text:p>
          </table:table-cell>
        </table:table-row>
        <table:table-row table:style-name="ro1">
          <table:table-cell office:value-type="float" office:value="6190738" calcext:value-type="float">
            <text:p>6190738</text:p>
          </table:table-cell>
          <table:table-cell table:formula="of:=[.A389]/1000/(60*60*24)" office:value-type="time" office:time-value="PT01H43M10.738S" calcext:value-type="time">
            <text:p>01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790.13" calcext:value-type="float">
            <text:p>790.13</text:p>
          </table:table-cell>
          <table:table-cell office:value-type="float" office:value="944.04" calcext:value-type="float">
            <text:p>944.04</text:p>
          </table:table-cell>
        </table:table-row>
        <table:table-row table:style-name="ro1">
          <table:table-cell office:value-type="float" office:value="6206738" calcext:value-type="float">
            <text:p>6206738</text:p>
          </table:table-cell>
          <table:table-cell table:formula="of:=[.A390]/1000/(60*60*24)" office:value-type="time" office:time-value="PT01H43M26.738S" calcext:value-type="time">
            <text:p>01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4" calcext:value-type="float">
            <text:p>539.44</text:p>
          </table:table-cell>
          <table:table-cell office:value-type="float" office:value="792.17" calcext:value-type="float">
            <text:p>792.17</text:p>
          </table:table-cell>
          <table:table-cell office:value-type="float" office:value="946.43" calcext:value-type="float">
            <text:p>946.43</text:p>
          </table:table-cell>
        </table:table-row>
        <table:table-row table:style-name="ro1">
          <table:table-cell office:value-type="float" office:value="6222739" calcext:value-type="float">
            <text:p>6222739</text:p>
          </table:table-cell>
          <table:table-cell table:formula="of:=[.A391]/1000/(60*60*24)" office:value-type="time" office:time-value="PT01H43M42.739S" calcext:value-type="time">
            <text:p>01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794.21" calcext:value-type="float">
            <text:p>794.21</text:p>
          </table:table-cell>
          <table:table-cell office:value-type="float" office:value="948.83" calcext:value-type="float">
            <text:p>948.83</text:p>
          </table:table-cell>
        </table:table-row>
        <table:table-row table:style-name="ro1">
          <table:table-cell office:value-type="float" office:value="6238739" calcext:value-type="float">
            <text:p>6238739</text:p>
          </table:table-cell>
          <table:table-cell table:formula="of:=[.A392]/1000/(60*60*24)" office:value-type="time" office:time-value="PT01H43M58.739S" calcext:value-type="time">
            <text:p>01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796.26" calcext:value-type="float">
            <text:p>796.26</text:p>
          </table:table-cell>
          <table:table-cell office:value-type="float" office:value="951.22" calcext:value-type="float">
            <text:p>951.22</text:p>
          </table:table-cell>
        </table:table-row>
        <table:table-row table:style-name="ro1">
          <table:table-cell office:value-type="float" office:value="6254738" calcext:value-type="float">
            <text:p>6254738</text:p>
          </table:table-cell>
          <table:table-cell table:formula="of:=[.A393]/1000/(60*60*24)" office:value-type="time" office:time-value="PT01H44M14.738S" calcext:value-type="time">
            <text:p>01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798.3" calcext:value-type="float">
            <text:p>798.3</text:p>
          </table:table-cell>
          <table:table-cell office:value-type="float" office:value="953.61" calcext:value-type="float">
            <text:p>953.61</text:p>
          </table:table-cell>
        </table:table-row>
        <table:table-row table:style-name="ro1">
          <table:table-cell office:value-type="float" office:value="6270738" calcext:value-type="float">
            <text:p>6270738</text:p>
          </table:table-cell>
          <table:table-cell table:formula="of:=[.A394]/1000/(60*60*24)" office:value-type="time" office:time-value="PT01H44M30.738S" calcext:value-type="time">
            <text:p>01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800.34" calcext:value-type="float">
            <text:p>800.34</text:p>
          </table:table-cell>
          <table:table-cell office:value-type="float" office:value="956.01" calcext:value-type="float">
            <text:p>956.01</text:p>
          </table:table-cell>
        </table:table-row>
        <table:table-row table:style-name="ro1">
          <table:table-cell office:value-type="float" office:value="6286739" calcext:value-type="float">
            <text:p>6286739</text:p>
          </table:table-cell>
          <table:table-cell table:formula="of:=[.A395]/1000/(60*60*24)" office:value-type="time" office:time-value="PT01H44M46.739S" calcext:value-type="time">
            <text:p>01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8" calcext:value-type="float">
            <text:p>537.38</text:p>
          </table:table-cell>
          <table:table-cell office:value-type="float" office:value="802.38" calcext:value-type="float">
            <text:p>802.38</text:p>
          </table:table-cell>
          <table:table-cell office:value-type="float" office:value="958.4" calcext:value-type="float">
            <text:p>958.4</text:p>
          </table:table-cell>
        </table:table-row>
        <table:table-row table:style-name="ro1">
          <table:table-cell office:value-type="float" office:value="6302738" calcext:value-type="float">
            <text:p>6302738</text:p>
          </table:table-cell>
          <table:table-cell table:formula="of:=[.A396]/1000/(60*60*24)" office:value-type="time" office:time-value="PT01H45M02.738S" calcext:value-type="time">
            <text:p>01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" calcext:value-type="float">
            <text:p>537.7</text:p>
          </table:table-cell>
          <table:table-cell office:value-type="float" office:value="804.42" calcext:value-type="float">
            <text:p>804.42</text:p>
          </table:table-cell>
          <table:table-cell office:value-type="float" office:value="960.79" calcext:value-type="float">
            <text:p>960.79</text:p>
          </table:table-cell>
        </table:table-row>
        <table:table-row table:style-name="ro1">
          <table:table-cell office:value-type="float" office:value="6318738" calcext:value-type="float">
            <text:p>6318738</text:p>
          </table:table-cell>
          <table:table-cell table:formula="of:=[.A397]/1000/(60*60*24)" office:value-type="time" office:time-value="PT01H45M18.738S" calcext:value-type="time">
            <text:p>01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" calcext:value-type="float">
            <text:p>537.6</text:p>
          </table:table-cell>
          <table:table-cell office:value-type="float" office:value="806.47" calcext:value-type="float">
            <text:p>806.47</text:p>
          </table:table-cell>
          <table:table-cell office:value-type="float" office:value="963.19" calcext:value-type="float">
            <text:p>963.19</text:p>
          </table:table-cell>
        </table:table-row>
        <table:table-row table:style-name="ro1">
          <table:table-cell office:value-type="float" office:value="6334737" calcext:value-type="float">
            <text:p>6334737</text:p>
          </table:table-cell>
          <table:table-cell table:formula="of:=[.A398]/1000/(60*60*24)" office:value-type="time" office:time-value="PT01H45M34.737S" calcext:value-type="time">
            <text:p>01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808.51" calcext:value-type="float">
            <text:p>808.51</text:p>
          </table:table-cell>
          <table:table-cell office:value-type="float" office:value="965.58" calcext:value-type="float">
            <text:p>965.58</text:p>
          </table:table-cell>
        </table:table-row>
        <table:table-row table:style-name="ro1">
          <table:table-cell office:value-type="float" office:value="6350739" calcext:value-type="float">
            <text:p>6350739</text:p>
          </table:table-cell>
          <table:table-cell table:formula="of:=[.A399]/1000/(60*60*24)" office:value-type="time" office:time-value="PT01H45M50.739S" calcext:value-type="time">
            <text:p>01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810.55" calcext:value-type="float">
            <text:p>810.55</text:p>
          </table:table-cell>
          <table:table-cell office:value-type="float" office:value="967.97" calcext:value-type="float">
            <text:p>967.97</text:p>
          </table:table-cell>
        </table:table-row>
        <table:table-row table:style-name="ro1">
          <table:table-cell office:value-type="float" office:value="6366738" calcext:value-type="float">
            <text:p>6366738</text:p>
          </table:table-cell>
          <table:table-cell table:formula="of:=[.A400]/1000/(60*60*24)" office:value-type="time" office:time-value="PT01H46M06.738S" calcext:value-type="time">
            <text:p>01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812.59" calcext:value-type="float">
            <text:p>812.59</text:p>
          </table:table-cell>
          <table:table-cell office:value-type="float" office:value="970.36" calcext:value-type="float">
            <text:p>970.36</text:p>
          </table:table-cell>
        </table:table-row>
        <table:table-row table:style-name="ro1">
          <table:table-cell office:value-type="float" office:value="6382738" calcext:value-type="float">
            <text:p>6382738</text:p>
          </table:table-cell>
          <table:table-cell table:formula="of:=[.A401]/1000/(60*60*24)" office:value-type="time" office:time-value="PT01H46M22.738S" calcext:value-type="time">
            <text:p>01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7" calcext:value-type="float">
            <text:p>537.37</text:p>
          </table:table-cell>
          <table:table-cell office:value-type="float" office:value="814.63" calcext:value-type="float">
            <text:p>814.63</text:p>
          </table:table-cell>
          <table:table-cell office:value-type="float" office:value="972.75" calcext:value-type="float">
            <text:p>972.75</text:p>
          </table:table-cell>
        </table:table-row>
        <table:table-row table:style-name="ro1">
          <table:table-cell office:value-type="float" office:value="6398738" calcext:value-type="float">
            <text:p>6398738</text:p>
          </table:table-cell>
          <table:table-cell table:formula="of:=[.A402]/1000/(60*60*24)" office:value-type="time" office:time-value="PT01H46M38.738S" calcext:value-type="time">
            <text:p>01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29" calcext:value-type="float">
            <text:p>539.29</text:p>
          </table:table-cell>
          <table:table-cell office:value-type="float" office:value="816.68" calcext:value-type="float">
            <text:p>816.68</text:p>
          </table:table-cell>
          <table:table-cell office:value-type="float" office:value="975.15" calcext:value-type="float">
            <text:p>975.15</text:p>
          </table:table-cell>
        </table:table-row>
        <table:table-row table:style-name="ro1">
          <table:table-cell office:value-type="float" office:value="6414738" calcext:value-type="float">
            <text:p>6414738</text:p>
          </table:table-cell>
          <table:table-cell table:formula="of:=[.A403]/1000/(60*60*24)" office:value-type="time" office:time-value="PT01H46M54.738S" calcext:value-type="time">
            <text:p>01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818.72" calcext:value-type="float">
            <text:p>818.72</text:p>
          </table:table-cell>
          <table:table-cell office:value-type="float" office:value="977.54" calcext:value-type="float">
            <text:p>977.54</text:p>
          </table:table-cell>
        </table:table-row>
        <table:table-row table:style-name="ro1">
          <table:table-cell office:value-type="float" office:value="6430738" calcext:value-type="float">
            <text:p>6430738</text:p>
          </table:table-cell>
          <table:table-cell table:formula="of:=[.A404]/1000/(60*60*24)" office:value-type="time" office:time-value="PT01H47M10.738S" calcext:value-type="time">
            <text:p>01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820.76" calcext:value-type="float">
            <text:p>820.76</text:p>
          </table:table-cell>
          <table:table-cell office:value-type="float" office:value="979.93" calcext:value-type="float">
            <text:p>979.93</text:p>
          </table:table-cell>
        </table:table-row>
        <table:table-row table:style-name="ro1">
          <table:table-cell office:value-type="float" office:value="6446738" calcext:value-type="float">
            <text:p>6446738</text:p>
          </table:table-cell>
          <table:table-cell table:formula="of:=[.A405]/1000/(60*60*24)" office:value-type="time" office:time-value="PT01H47M26.738S" calcext:value-type="time">
            <text:p>01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59" calcext:value-type="float">
            <text:p>537.59</text:p>
          </table:table-cell>
          <table:table-cell office:value-type="float" office:value="822.8" calcext:value-type="float">
            <text:p>822.8</text:p>
          </table:table-cell>
          <table:table-cell office:value-type="float" office:value="982.32" calcext:value-type="float">
            <text:p>982.32</text:p>
          </table:table-cell>
        </table:table-row>
        <table:table-row table:style-name="ro1">
          <table:table-cell office:value-type="float" office:value="6462738" calcext:value-type="float">
            <text:p>6462738</text:p>
          </table:table-cell>
          <table:table-cell table:formula="of:=[.A406]/1000/(60*60*24)" office:value-type="time" office:time-value="PT01H47M42.738S" calcext:value-type="time">
            <text:p>01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824.85" calcext:value-type="float">
            <text:p>824.85</text:p>
          </table:table-cell>
          <table:table-cell office:value-type="float" office:value="984.71" calcext:value-type="float">
            <text:p>984.71</text:p>
          </table:table-cell>
        </table:table-row>
        <table:table-row table:style-name="ro1">
          <table:table-cell office:value-type="float" office:value="6478738" calcext:value-type="float">
            <text:p>6478738</text:p>
          </table:table-cell>
          <table:table-cell table:formula="of:=[.A407]/1000/(60*60*24)" office:value-type="time" office:time-value="PT01H47M58.738S" calcext:value-type="time">
            <text:p>01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6" calcext:value-type="float">
            <text:p>537.86</text:p>
          </table:table-cell>
          <table:table-cell office:value-type="float" office:value="826.89" calcext:value-type="float">
            <text:p>826.89</text:p>
          </table:table-cell>
          <table:table-cell office:value-type="float" office:value="987.1" calcext:value-type="float">
            <text:p>987.1</text:p>
          </table:table-cell>
        </table:table-row>
        <table:table-row table:style-name="ro1">
          <table:table-cell office:value-type="float" office:value="6494738" calcext:value-type="float">
            <text:p>6494738</text:p>
          </table:table-cell>
          <table:table-cell table:formula="of:=[.A408]/1000/(60*60*24)" office:value-type="time" office:time-value="PT01H48M14.738S" calcext:value-type="time">
            <text:p>01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4" calcext:value-type="float">
            <text:p>539.44</text:p>
          </table:table-cell>
          <table:table-cell office:value-type="float" office:value="828.93" calcext:value-type="float">
            <text:p>828.93</text:p>
          </table:table-cell>
          <table:table-cell office:value-type="float" office:value="989.49" calcext:value-type="float">
            <text:p>989.49</text:p>
          </table:table-cell>
        </table:table-row>
        <table:table-row table:style-name="ro1">
          <table:table-cell office:value-type="float" office:value="6510738" calcext:value-type="float">
            <text:p>6510738</text:p>
          </table:table-cell>
          <table:table-cell table:formula="of:=[.A409]/1000/(60*60*24)" office:value-type="time" office:time-value="PT01H48M30.738S" calcext:value-type="time">
            <text:p>01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830.97" calcext:value-type="float">
            <text:p>830.97</text:p>
          </table:table-cell>
          <table:table-cell office:value-type="float" office:value="991.88" calcext:value-type="float">
            <text:p>991.88</text:p>
          </table:table-cell>
        </table:table-row>
        <table:table-row table:style-name="ro1">
          <table:table-cell office:value-type="float" office:value="6526739" calcext:value-type="float">
            <text:p>6526739</text:p>
          </table:table-cell>
          <table:table-cell table:formula="of:=[.A410]/1000/(60*60*24)" office:value-type="time" office:time-value="PT01H48M46.739S" calcext:value-type="time">
            <text:p>01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833.01" calcext:value-type="float">
            <text:p>833.01</text:p>
          </table:table-cell>
          <table:table-cell office:value-type="float" office:value="994.27" calcext:value-type="float">
            <text:p>994.27</text:p>
          </table:table-cell>
        </table:table-row>
        <table:table-row table:style-name="ro1">
          <table:table-cell office:value-type="float" office:value="6542739" calcext:value-type="float">
            <text:p>6542739</text:p>
          </table:table-cell>
          <table:table-cell table:formula="of:=[.A411]/1000/(60*60*24)" office:value-type="time" office:time-value="PT01H49M02.739S" calcext:value-type="time">
            <text:p>01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7" calcext:value-type="float">
            <text:p>537.37</text:p>
          </table:table-cell>
          <table:table-cell office:value-type="float" office:value="835.05" calcext:value-type="float">
            <text:p>835.05</text:p>
          </table:table-cell>
          <table:table-cell office:value-type="float" office:value="996.66" calcext:value-type="float">
            <text:p>996.66</text:p>
          </table:table-cell>
        </table:table-row>
        <table:table-row table:style-name="ro1">
          <table:table-cell office:value-type="float" office:value="6558738" calcext:value-type="float">
            <text:p>6558738</text:p>
          </table:table-cell>
          <table:table-cell table:formula="of:=[.A412]/1000/(60*60*24)" office:value-type="time" office:time-value="PT01H49M18.738S" calcext:value-type="time">
            <text:p>01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837.1" calcext:value-type="float">
            <text:p>837.1</text:p>
          </table:table-cell>
          <table:table-cell office:value-type="float" office:value="999.05" calcext:value-type="float">
            <text:p>999.05</text:p>
          </table:table-cell>
        </table:table-row>
        <table:table-row table:style-name="ro1">
          <table:table-cell office:value-type="float" office:value="6574738" calcext:value-type="float">
            <text:p>6574738</text:p>
          </table:table-cell>
          <table:table-cell table:formula="of:=[.A413]/1000/(60*60*24)" office:value-type="time" office:time-value="PT01H49M34.738S" calcext:value-type="time">
            <text:p>01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4" calcext:value-type="float">
            <text:p>537.84</text:p>
          </table:table-cell>
          <table:table-cell office:value-type="float" office:value="839.14" calcext:value-type="float">
            <text:p>839.14</text:p>
          </table:table-cell>
          <table:table-cell office:value-type="float" office:value="1001.44" calcext:value-type="float">
            <text:p>1001.44</text:p>
          </table:table-cell>
        </table:table-row>
        <table:table-row table:style-name="ro1">
          <table:table-cell office:value-type="float" office:value="6590737" calcext:value-type="float">
            <text:p>6590737</text:p>
          </table:table-cell>
          <table:table-cell table:formula="of:=[.A414]/1000/(60*60*24)" office:value-type="time" office:time-value="PT01H49M50.737S" calcext:value-type="time">
            <text:p>01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2" calcext:value-type="float">
            <text:p>539.22</text:p>
          </table:table-cell>
          <table:table-cell office:value-type="float" office:value="841.18" calcext:value-type="float">
            <text:p>841.18</text:p>
          </table:table-cell>
          <table:table-cell office:value-type="float" office:value="1003.83" calcext:value-type="float">
            <text:p>1003.83</text:p>
          </table:table-cell>
        </table:table-row>
        <table:table-row table:style-name="ro1">
          <table:table-cell office:value-type="float" office:value="6606738" calcext:value-type="float">
            <text:p>6606738</text:p>
          </table:table-cell>
          <table:table-cell table:formula="of:=[.A415]/1000/(60*60*24)" office:value-type="time" office:time-value="PT01H50M06.738S" calcext:value-type="time">
            <text:p>01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843.22" calcext:value-type="float">
            <text:p>843.22</text:p>
          </table:table-cell>
          <table:table-cell office:value-type="float" office:value="1006.22" calcext:value-type="float">
            <text:p>1006.22</text:p>
          </table:table-cell>
        </table:table-row>
        <table:table-row table:style-name="ro1">
          <table:table-cell office:value-type="float" office:value="6622737" calcext:value-type="float">
            <text:p>6622737</text:p>
          </table:table-cell>
          <table:table-cell table:formula="of:=[.A416]/1000/(60*60*24)" office:value-type="time" office:time-value="PT01H50M22.737S" calcext:value-type="time">
            <text:p>01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3" calcext:value-type="float">
            <text:p>539.23</text:p>
          </table:table-cell>
          <table:table-cell office:value-type="float" office:value="845.27" calcext:value-type="float">
            <text:p>845.27</text:p>
          </table:table-cell>
          <table:table-cell office:value-type="float" office:value="1008.61" calcext:value-type="float">
            <text:p>1008.61</text:p>
          </table:table-cell>
        </table:table-row>
        <table:table-row table:style-name="ro1">
          <table:table-cell office:value-type="float" office:value="6638737" calcext:value-type="float">
            <text:p>6638737</text:p>
          </table:table-cell>
          <table:table-cell table:formula="of:=[.A417]/1000/(60*60*24)" office:value-type="time" office:time-value="PT01H50M38.737S" calcext:value-type="time">
            <text:p>01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847.31" calcext:value-type="float">
            <text:p>847.3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6654738" calcext:value-type="float">
            <text:p>6654738</text:p>
          </table:table-cell>
          <table:table-cell table:formula="of:=[.A418]/1000/(60*60*24)" office:value-type="time" office:time-value="PT01H50M54.738S" calcext:value-type="time">
            <text:p>01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9.08" calcext:value-type="float">
            <text:p>539.08</text:p>
          </table:table-cell>
          <table:table-cell office:value-type="float" office:value="849.35" calcext:value-type="float">
            <text:p>849.35</text:p>
          </table:table-cell>
          <table:table-cell office:value-type="float" office:value="1013.39" calcext:value-type="float">
            <text:p>1013.39</text:p>
          </table:table-cell>
        </table:table-row>
        <table:table-row table:style-name="ro1">
          <table:table-cell office:value-type="float" office:value="6670737" calcext:value-type="float">
            <text:p>6670737</text:p>
          </table:table-cell>
          <table:table-cell table:formula="of:=[.A419]/1000/(60*60*24)" office:value-type="time" office:time-value="PT01H51M10.737S" calcext:value-type="time">
            <text:p>01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851.39" calcext:value-type="float">
            <text:p>851.39</text:p>
          </table:table-cell>
          <table:table-cell office:value-type="float" office:value="1015.78" calcext:value-type="float">
            <text:p>1015.78</text:p>
          </table:table-cell>
        </table:table-row>
        <table:table-row table:style-name="ro1">
          <table:table-cell office:value-type="float" office:value="6686737" calcext:value-type="float">
            <text:p>6686737</text:p>
          </table:table-cell>
          <table:table-cell table:formula="of:=[.A420]/1000/(60*60*24)" office:value-type="time" office:time-value="PT01H51M26.737S" calcext:value-type="time">
            <text:p>01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7.25" calcext:value-type="float">
            <text:p>537.25</text:p>
          </table:table-cell>
          <table:table-cell office:value-type="float" office:value="853.43" calcext:value-type="float">
            <text:p>853.43</text:p>
          </table:table-cell>
          <table:table-cell office:value-type="float" office:value="1018.16" calcext:value-type="float">
            <text:p>1018.16</text:p>
          </table:table-cell>
        </table:table-row>
        <table:table-row table:style-name="ro1">
          <table:table-cell office:value-type="float" office:value="6702737" calcext:value-type="float">
            <text:p>6702737</text:p>
          </table:table-cell>
          <table:table-cell table:formula="of:=[.A421]/1000/(60*60*24)" office:value-type="time" office:time-value="PT01H51M42.737S" calcext:value-type="time">
            <text:p>01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855.48" calcext:value-type="float">
            <text:p>855.48</text:p>
          </table:table-cell>
          <table:table-cell office:value-type="float" office:value="1020.55" calcext:value-type="float">
            <text:p>1020.55</text:p>
          </table:table-cell>
        </table:table-row>
        <table:table-row table:style-name="ro1">
          <table:table-cell office:value-type="float" office:value="6718739" calcext:value-type="float">
            <text:p>6718739</text:p>
          </table:table-cell>
          <table:table-cell table:formula="of:=[.A422]/1000/(60*60*24)" office:value-type="time" office:time-value="PT01H51M58.739S" calcext:value-type="time">
            <text:p>01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4" calcext:value-type="float">
            <text:p>535.4</text:p>
          </table:table-cell>
          <table:table-cell office:value-type="float" office:value="857.52" calcext:value-type="float">
            <text:p>857.52</text:p>
          </table:table-cell>
          <table:table-cell office:value-type="float" office:value="1022.94" calcext:value-type="float">
            <text:p>1022.94</text:p>
          </table:table-cell>
        </table:table-row>
        <table:table-row table:style-name="ro1">
          <table:table-cell office:value-type="float" office:value="6734737" calcext:value-type="float">
            <text:p>6734737</text:p>
          </table:table-cell>
          <table:table-cell table:formula="of:=[.A423]/1000/(60*60*24)" office:value-type="time" office:time-value="PT01H52M14.737S" calcext:value-type="time">
            <text:p>01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1" calcext:value-type="float">
            <text:p>537.61</text:p>
          </table:table-cell>
          <table:table-cell office:value-type="float" office:value="859.56" calcext:value-type="float">
            <text:p>859.56</text:p>
          </table:table-cell>
          <table:table-cell office:value-type="float" office:value="1025.33" calcext:value-type="float">
            <text:p>1025.33</text:p>
          </table:table-cell>
        </table:table-row>
        <table:table-row table:style-name="ro1">
          <table:table-cell office:value-type="float" office:value="6750737" calcext:value-type="float">
            <text:p>6750737</text:p>
          </table:table-cell>
          <table:table-cell table:formula="of:=[.A424]/1000/(60*60*24)" office:value-type="time" office:time-value="PT01H52M30.737S" calcext:value-type="time">
            <text:p>01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8" calcext:value-type="float">
            <text:p>537.38</text:p>
          </table:table-cell>
          <table:table-cell office:value-type="float" office:value="861.6" calcext:value-type="float">
            <text:p>861.6</text:p>
          </table:table-cell>
          <table:table-cell office:value-type="float" office:value="1027.72" calcext:value-type="float">
            <text:p>1027.72</text:p>
          </table:table-cell>
        </table:table-row>
        <table:table-row table:style-name="ro1">
          <table:table-cell office:value-type="float" office:value="6766738" calcext:value-type="float">
            <text:p>6766738</text:p>
          </table:table-cell>
          <table:table-cell table:formula="of:=[.A425]/1000/(60*60*24)" office:value-type="time" office:time-value="PT01H52M46.738S" calcext:value-type="time">
            <text:p>01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2" calcext:value-type="float">
            <text:p>537.72</text:p>
          </table:table-cell>
          <table:table-cell office:value-type="float" office:value="863.64" calcext:value-type="float">
            <text:p>863.64</text:p>
          </table:table-cell>
          <table:table-cell office:value-type="float" office:value="1030.1" calcext:value-type="float">
            <text:p>1030.1</text:p>
          </table:table-cell>
        </table:table-row>
        <table:table-row table:style-name="ro1">
          <table:table-cell office:value-type="float" office:value="6782738" calcext:value-type="float">
            <text:p>6782738</text:p>
          </table:table-cell>
          <table:table-cell table:formula="of:=[.A426]/1000/(60*60*24)" office:value-type="time" office:time-value="PT01H53M02.738S" calcext:value-type="time">
            <text:p>01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3" calcext:value-type="float">
            <text:p>539.23</text:p>
          </table:table-cell>
          <table:table-cell office:value-type="float" office:value="865.69" calcext:value-type="float">
            <text:p>865.69</text:p>
          </table:table-cell>
          <table:table-cell office:value-type="float" office:value="1032.49" calcext:value-type="float">
            <text:p>1032.49</text:p>
          </table:table-cell>
        </table:table-row>
        <table:table-row table:style-name="ro1">
          <table:table-cell office:value-type="float" office:value="6798738" calcext:value-type="float">
            <text:p>6798738</text:p>
          </table:table-cell>
          <table:table-cell table:formula="of:=[.A427]/1000/(60*60*24)" office:value-type="time" office:time-value="PT01H53M18.738S" calcext:value-type="time">
            <text:p>01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1" calcext:value-type="float">
            <text:p>537.61</text:p>
          </table:table-cell>
          <table:table-cell office:value-type="float" office:value="867.73" calcext:value-type="float">
            <text:p>867.73</text:p>
          </table:table-cell>
          <table:table-cell office:value-type="float" office:value="1034.88" calcext:value-type="float">
            <text:p>1034.88</text:p>
          </table:table-cell>
        </table:table-row>
        <table:table-row table:style-name="ro1">
          <table:table-cell office:value-type="float" office:value="6814738" calcext:value-type="float">
            <text:p>6814738</text:p>
          </table:table-cell>
          <table:table-cell table:formula="of:=[.A428]/1000/(60*60*24)" office:value-type="time" office:time-value="PT01H53M34.738S" calcext:value-type="time">
            <text:p>01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869.77" calcext:value-type="float">
            <text:p>869.77</text:p>
          </table:table-cell>
          <table:table-cell office:value-type="float" office:value="1037.27" calcext:value-type="float">
            <text:p>1037.27</text:p>
          </table:table-cell>
        </table:table-row>
        <table:table-row table:style-name="ro1">
          <table:table-cell office:value-type="float" office:value="6830737" calcext:value-type="float">
            <text:p>6830737</text:p>
          </table:table-cell>
          <table:table-cell table:formula="of:=[.A429]/1000/(60*60*24)" office:value-type="time" office:time-value="PT01H53M50.737S" calcext:value-type="time">
            <text:p>01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871.81" calcext:value-type="float">
            <text:p>871.81</text:p>
          </table:table-cell>
          <table:table-cell office:value-type="float" office:value="1039.66" calcext:value-type="float">
            <text:p>1039.66</text:p>
          </table:table-cell>
        </table:table-row>
        <table:table-row table:style-name="ro1">
          <table:table-cell office:value-type="float" office:value="6846739" calcext:value-type="float">
            <text:p>6846739</text:p>
          </table:table-cell>
          <table:table-cell table:formula="of:=[.A430]/1000/(60*60*24)" office:value-type="time" office:time-value="PT01H54M06.739S" calcext:value-type="time">
            <text:p>01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7" calcext:value-type="float">
            <text:p>537.37</text:p>
          </table:table-cell>
          <table:table-cell office:value-type="float" office:value="873.86" calcext:value-type="float">
            <text:p>873.86</text:p>
          </table:table-cell>
          <table:table-cell office:value-type="float" office:value="1042.04" calcext:value-type="float">
            <text:p>1042.04</text:p>
          </table:table-cell>
        </table:table-row>
        <table:table-row table:style-name="ro1">
          <table:table-cell office:value-type="float" office:value="6862738" calcext:value-type="float">
            <text:p>6862738</text:p>
          </table:table-cell>
          <table:table-cell table:formula="of:=[.A431]/1000/(60*60*24)" office:value-type="time" office:time-value="PT01H54M22.738S" calcext:value-type="time">
            <text:p>01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9" calcext:value-type="float">
            <text:p>537.39</text:p>
          </table:table-cell>
          <table:table-cell office:value-type="float" office:value="875.9" calcext:value-type="float">
            <text:p>875.9</text:p>
          </table:table-cell>
          <table:table-cell office:value-type="float" office:value="1044.43" calcext:value-type="float">
            <text:p>1044.43</text:p>
          </table:table-cell>
        </table:table-row>
        <table:table-row table:style-name="ro1">
          <table:table-cell office:value-type="float" office:value="6878738" calcext:value-type="float">
            <text:p>6878738</text:p>
          </table:table-cell>
          <table:table-cell table:formula="of:=[.A432]/1000/(60*60*24)" office:value-type="time" office:time-value="PT01H54M38.738S" calcext:value-type="time">
            <text:p>01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9" calcext:value-type="float">
            <text:p>537.49</text:p>
          </table:table-cell>
          <table:table-cell office:value-type="float" office:value="877.94" calcext:value-type="float">
            <text:p>877.94</text:p>
          </table:table-cell>
          <table:table-cell office:value-type="float" office:value="1046.82" calcext:value-type="float">
            <text:p>1046.82</text:p>
          </table:table-cell>
        </table:table-row>
        <table:table-row table:style-name="ro1">
          <table:table-cell office:value-type="float" office:value="6894738" calcext:value-type="float">
            <text:p>6894738</text:p>
          </table:table-cell>
          <table:table-cell table:formula="of:=[.A433]/1000/(60*60*24)" office:value-type="time" office:time-value="PT01H54M54.738S" calcext:value-type="time">
            <text:p>01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879.98" calcext:value-type="float">
            <text:p>879.98</text:p>
          </table:table-cell>
          <table:table-cell office:value-type="float" office:value="1049.21" calcext:value-type="float">
            <text:p>1049.21</text:p>
          </table:table-cell>
        </table:table-row>
        <table:table-row table:style-name="ro1">
          <table:table-cell office:value-type="float" office:value="6910738" calcext:value-type="float">
            <text:p>6910738</text:p>
          </table:table-cell>
          <table:table-cell table:formula="of:=[.A434]/1000/(60*60*24)" office:value-type="time" office:time-value="PT01H55M10.738S" calcext:value-type="time">
            <text:p>01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882.02" calcext:value-type="float">
            <text:p>882.02</text:p>
          </table:table-cell>
          <table:table-cell office:value-type="float" office:value="1051.59" calcext:value-type="float">
            <text:p>1051.59</text:p>
          </table:table-cell>
        </table:table-row>
        <table:table-row table:style-name="ro1">
          <table:table-cell office:value-type="float" office:value="6926738" calcext:value-type="float">
            <text:p>6926738</text:p>
          </table:table-cell>
          <table:table-cell table:formula="of:=[.A435]/1000/(60*60*24)" office:value-type="time" office:time-value="PT01H55M26.738S" calcext:value-type="time">
            <text:p>01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7.24" calcext:value-type="float">
            <text:p>537.24</text:p>
          </table:table-cell>
          <table:table-cell office:value-type="float" office:value="884.06" calcext:value-type="float">
            <text:p>884.06</text:p>
          </table:table-cell>
          <table:table-cell office:value-type="float" office:value="1053.98" calcext:value-type="float">
            <text:p>1053.98</text:p>
          </table:table-cell>
        </table:table-row>
        <table:table-row table:style-name="ro1">
          <table:table-cell office:value-type="float" office:value="6942738" calcext:value-type="float">
            <text:p>6942738</text:p>
          </table:table-cell>
          <table:table-cell table:formula="of:=[.A436]/1000/(60*60*24)" office:value-type="time" office:time-value="PT01H55M42.738S" calcext:value-type="time">
            <text:p>01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7.23" calcext:value-type="float">
            <text:p>537.23</text:p>
          </table:table-cell>
          <table:table-cell office:value-type="float" office:value="886.11" calcext:value-type="float">
            <text:p>886.11</text:p>
          </table:table-cell>
          <table:table-cell office:value-type="float" office:value="1056.37" calcext:value-type="float">
            <text:p>1056.37</text:p>
          </table:table-cell>
        </table:table-row>
        <table:table-row table:style-name="ro1">
          <table:table-cell office:value-type="float" office:value="6958738" calcext:value-type="float">
            <text:p>6958738</text:p>
          </table:table-cell>
          <table:table-cell table:formula="of:=[.A437]/1000/(60*60*24)" office:value-type="time" office:time-value="PT01H55M58.738S" calcext:value-type="time">
            <text:p>01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888.15" calcext:value-type="float">
            <text:p>888.15</text:p>
          </table:table-cell>
          <table:table-cell office:value-type="float" office:value="1058.75" calcext:value-type="float">
            <text:p>1058.75</text:p>
          </table:table-cell>
        </table:table-row>
        <table:table-row table:style-name="ro1">
          <table:table-cell office:value-type="float" office:value="6974737" calcext:value-type="float">
            <text:p>6974737</text:p>
          </table:table-cell>
          <table:table-cell table:formula="of:=[.A438]/1000/(60*60*24)" office:value-type="time" office:time-value="PT01H56M14.737S" calcext:value-type="time">
            <text:p>01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890.19" calcext:value-type="float">
            <text:p>890.19</text:p>
          </table:table-cell>
          <table:table-cell office:value-type="float" office:value="1061.14" calcext:value-type="float">
            <text:p>1061.14</text:p>
          </table:table-cell>
        </table:table-row>
        <table:table-row table:style-name="ro1">
          <table:table-cell office:value-type="float" office:value="6990739" calcext:value-type="float">
            <text:p>6990739</text:p>
          </table:table-cell>
          <table:table-cell table:formula="of:=[.A439]/1000/(60*60*24)" office:value-type="time" office:time-value="PT01H56M30.739S" calcext:value-type="time">
            <text:p>01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1" calcext:value-type="float">
            <text:p>537.61</text:p>
          </table:table-cell>
          <table:table-cell office:value-type="float" office:value="892.23" calcext:value-type="float">
            <text:p>892.23</text:p>
          </table:table-cell>
          <table:table-cell office:value-type="float" office:value="1063.52" calcext:value-type="float">
            <text:p>1063.52</text:p>
          </table:table-cell>
        </table:table-row>
        <table:table-row table:style-name="ro1">
          <table:table-cell office:value-type="float" office:value="7006738" calcext:value-type="float">
            <text:p>7006738</text:p>
          </table:table-cell>
          <table:table-cell table:formula="of:=[.A440]/1000/(60*60*24)" office:value-type="time" office:time-value="PT01H56M46.738S" calcext:value-type="time">
            <text:p>01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7" calcext:value-type="float">
            <text:p>537.37</text:p>
          </table:table-cell>
          <table:table-cell office:value-type="float" office:value="894.27" calcext:value-type="float">
            <text:p>894.27</text:p>
          </table:table-cell>
          <table:table-cell office:value-type="float" office:value="1065.9" calcext:value-type="float">
            <text:p>1065.9</text:p>
          </table:table-cell>
        </table:table-row>
        <table:table-row table:style-name="ro1">
          <table:table-cell office:value-type="float" office:value="7022737" calcext:value-type="float">
            <text:p>7022737</text:p>
          </table:table-cell>
          <table:table-cell table:formula="of:=[.A441]/1000/(60*60*24)" office:value-type="time" office:time-value="PT01H57M02.737S" calcext:value-type="time">
            <text:p>01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896.32" calcext:value-type="float">
            <text:p>896.32</text:p>
          </table:table-cell>
          <table:table-cell office:value-type="float" office:value="1068.29" calcext:value-type="float">
            <text:p>1068.29</text:p>
          </table:table-cell>
        </table:table-row>
        <table:table-row table:style-name="ro1">
          <table:table-cell office:value-type="float" office:value="7038739" calcext:value-type="float">
            <text:p>7038739</text:p>
          </table:table-cell>
          <table:table-cell table:formula="of:=[.A442]/1000/(60*60*24)" office:value-type="time" office:time-value="PT01H57M18.739S" calcext:value-type="time">
            <text:p>01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5" calcext:value-type="float">
            <text:p>535.85</text:p>
          </table:table-cell>
          <table:table-cell office:value-type="float" office:value="898.36" calcext:value-type="float">
            <text:p>898.36</text:p>
          </table:table-cell>
          <table:table-cell office:value-type="float" office:value="1070.68" calcext:value-type="float">
            <text:p>1070.68</text:p>
          </table:table-cell>
        </table:table-row>
        <table:table-row table:style-name="ro1">
          <table:table-cell office:value-type="float" office:value="7054737" calcext:value-type="float">
            <text:p>7054737</text:p>
          </table:table-cell>
          <table:table-cell table:formula="of:=[.A443]/1000/(60*60*24)" office:value-type="time" office:time-value="PT01H57M34.737S" calcext:value-type="time">
            <text:p>01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1" calcext:value-type="float">
            <text:p>537.61</text:p>
          </table:table-cell>
          <table:table-cell office:value-type="float" office:value="900.4" calcext:value-type="float">
            <text:p>900.4</text:p>
          </table:table-cell>
          <table:table-cell office:value-type="float" office:value="1073.06" calcext:value-type="float">
            <text:p>1073.06</text:p>
          </table:table-cell>
        </table:table-row>
        <table:table-row table:style-name="ro1">
          <table:table-cell office:value-type="float" office:value="7070737" calcext:value-type="float">
            <text:p>7070737</text:p>
          </table:table-cell>
          <table:table-cell table:formula="of:=[.A444]/1000/(60*60*24)" office:value-type="time" office:time-value="PT01H57M50.737S" calcext:value-type="time">
            <text:p>01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2" calcext:value-type="float">
            <text:p>535.62</text:p>
          </table:table-cell>
          <table:table-cell office:value-type="float" office:value="902.44" calcext:value-type="float">
            <text:p>902.44</text:p>
          </table:table-cell>
          <table:table-cell office:value-type="float" office:value="1075.44" calcext:value-type="float">
            <text:p>1075.44</text:p>
          </table:table-cell>
        </table:table-row>
        <table:table-row table:style-name="ro1">
          <table:table-cell office:value-type="float" office:value="7086737" calcext:value-type="float">
            <text:p>7086737</text:p>
          </table:table-cell>
          <table:table-cell table:formula="of:=[.A445]/1000/(60*60*24)" office:value-type="time" office:time-value="PT01H58M06.737S" calcext:value-type="time">
            <text:p>01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7" calcext:value-type="float">
            <text:p>537.37</text:p>
          </table:table-cell>
          <table:table-cell office:value-type="float" office:value="904.48" calcext:value-type="float">
            <text:p>904.48</text:p>
          </table:table-cell>
          <table:table-cell office:value-type="float" office:value="1077.82" calcext:value-type="float">
            <text:p>1077.82</text:p>
          </table:table-cell>
        </table:table-row>
        <table:table-row table:style-name="ro1">
          <table:table-cell office:value-type="float" office:value="7102737" calcext:value-type="float">
            <text:p>7102737</text:p>
          </table:table-cell>
          <table:table-cell table:formula="of:=[.A446]/1000/(60*60*24)" office:value-type="time" office:time-value="PT01H58M22.737S" calcext:value-type="time">
            <text:p>01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60.92" calcext:value-type="float">
            <text:p>460.92</text:p>
          </table:table-cell>
          <table:table-cell office:value-type="float" office:value="537.48" calcext:value-type="float">
            <text:p>537.48</text:p>
          </table:table-cell>
          <table:table-cell office:value-type="float" office:value="906.53" calcext:value-type="float">
            <text:p>906.53</text:p>
          </table:table-cell>
          <table:table-cell office:value-type="float" office:value="1080.21" calcext:value-type="float">
            <text:p>1080.21</text:p>
          </table:table-cell>
        </table:table-row>
        <table:table-row table:style-name="ro1">
          <table:table-cell office:value-type="float" office:value="7118738" calcext:value-type="float">
            <text:p>7118738</text:p>
          </table:table-cell>
          <table:table-cell table:formula="of:=[.A447]/1000/(60*60*24)" office:value-type="time" office:time-value="PT01H58M38.738S" calcext:value-type="time">
            <text:p>01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61.12" calcext:value-type="float">
            <text:p>461.12</text:p>
          </table:table-cell>
          <table:table-cell office:value-type="float" office:value="537.69" calcext:value-type="float">
            <text:p>537.69</text:p>
          </table:table-cell>
          <table:table-cell office:value-type="float" office:value="908.58" calcext:value-type="float">
            <text:p>908.58</text:p>
          </table:table-cell>
          <table:table-cell office:value-type="float" office:value="1082.6" calcext:value-type="float">
            <text:p>1082.6</text:p>
          </table:table-cell>
        </table:table-row>
        <table:table-row table:style-name="ro1">
          <table:table-cell office:value-type="float" office:value="7134737" calcext:value-type="float">
            <text:p>7134737</text:p>
          </table:table-cell>
          <table:table-cell table:formula="of:=[.A448]/1000/(60*60*24)" office:value-type="time" office:time-value="PT01H58M54.737S" calcext:value-type="time">
            <text:p>01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910.62" calcext:value-type="float">
            <text:p>910.62</text:p>
          </table:table-cell>
          <table:table-cell office:value-type="float" office:value="1084.99" calcext:value-type="float">
            <text:p>1084.99</text:p>
          </table:table-cell>
        </table:table-row>
        <table:table-row table:style-name="ro1">
          <table:table-cell office:value-type="float" office:value="7150738" calcext:value-type="float">
            <text:p>7150738</text:p>
          </table:table-cell>
          <table:table-cell table:formula="of:=[.A449]/1000/(60*60*24)" office:value-type="time" office:time-value="PT01H59M10.738S" calcext:value-type="time">
            <text:p>01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912.66" calcext:value-type="float">
            <text:p>912.66</text:p>
          </table:table-cell>
          <table:table-cell office:value-type="float" office:value="1087.37" calcext:value-type="float">
            <text:p>1087.37</text:p>
          </table:table-cell>
        </table:table-row>
        <table:table-row table:style-name="ro1">
          <table:table-cell office:value-type="float" office:value="7166739" calcext:value-type="float">
            <text:p>7166739</text:p>
          </table:table-cell>
          <table:table-cell table:formula="of:=[.A450]/1000/(60*60*24)" office:value-type="time" office:time-value="PT01H59M26.739S" calcext:value-type="time">
            <text:p>01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914.7" calcext:value-type="float">
            <text:p>914.7</text:p>
          </table:table-cell>
          <table:table-cell office:value-type="float" office:value="1089.75" calcext:value-type="float">
            <text:p>1089.75</text:p>
          </table:table-cell>
        </table:table-row>
        <table:table-row table:style-name="ro1">
          <table:table-cell office:value-type="float" office:value="7182738" calcext:value-type="float">
            <text:p>7182738</text:p>
          </table:table-cell>
          <table:table-cell table:formula="of:=[.A451]/1000/(60*60*24)" office:value-type="time" office:time-value="PT01H59M42.738S" calcext:value-type="time">
            <text:p>01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916.74" calcext:value-type="float">
            <text:p>916.74</text:p>
          </table:table-cell>
          <table:table-cell office:value-type="float" office:value="1092.14" calcext:value-type="float">
            <text:p>1092.14</text:p>
          </table:table-cell>
        </table:table-row>
        <table:table-row table:style-name="ro1">
          <table:table-cell office:value-type="float" office:value="7198737" calcext:value-type="float">
            <text:p>7198737</text:p>
          </table:table-cell>
          <table:table-cell table:formula="of:=[.A452]/1000/(60*60*24)" office:value-type="time" office:time-value="PT01H59M58.737S" calcext:value-type="time">
            <text:p>01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2" calcext:value-type="float">
            <text:p>535.52</text:p>
          </table:table-cell>
          <table:table-cell office:value-type="float" office:value="918.78" calcext:value-type="float">
            <text:p>918.78</text:p>
          </table:table-cell>
          <table:table-cell office:value-type="float" office:value="1094.52" calcext:value-type="float">
            <text:p>1094.52</text:p>
          </table:table-cell>
        </table:table-row>
        <table:table-row table:style-name="ro1">
          <table:table-cell office:value-type="float" office:value="7214737" calcext:value-type="float">
            <text:p>7214737</text:p>
          </table:table-cell>
          <table:table-cell table:formula="of:=[.A453]/1000/(60*60*24)" office:value-type="time" office:time-value="PT02H00M14.737S" calcext:value-type="time">
            <text:p>02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4" calcext:value-type="float">
            <text:p>535.54</text:p>
          </table:table-cell>
          <table:table-cell office:value-type="float" office:value="920.83" calcext:value-type="float">
            <text:p>920.83</text:p>
          </table:table-cell>
          <table:table-cell office:value-type="float" office:value="1096.91" calcext:value-type="float">
            <text:p>1096.91</text:p>
          </table:table-cell>
        </table:table-row>
        <table:table-row table:style-name="ro1">
          <table:table-cell office:value-type="float" office:value="7230737" calcext:value-type="float">
            <text:p>7230737</text:p>
          </table:table-cell>
          <table:table-cell table:formula="of:=[.A454]/1000/(60*60*24)" office:value-type="time" office:time-value="PT02H00M30.737S" calcext:value-type="time">
            <text:p>02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922.87" calcext:value-type="float">
            <text:p>922.87</text:p>
          </table:table-cell>
          <table:table-cell office:value-type="float" office:value="1099.29" calcext:value-type="float">
            <text:p>1099.29</text:p>
          </table:table-cell>
        </table:table-row>
        <table:table-row table:style-name="ro1">
          <table:table-cell office:value-type="float" office:value="7246737" calcext:value-type="float">
            <text:p>7246737</text:p>
          </table:table-cell>
          <table:table-cell table:formula="of:=[.A455]/1000/(60*60*24)" office:value-type="time" office:time-value="PT02H00M46.737S" calcext:value-type="time">
            <text:p>02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460.8" calcext:value-type="float">
            <text:p>460.8</text:p>
          </table:table-cell>
          <table:table-cell office:value-type="float" office:value="537.34" calcext:value-type="float">
            <text:p>537.34</text:p>
          </table:table-cell>
          <table:table-cell office:value-type="float" office:value="924.92" calcext:value-type="float">
            <text:p>924.92</text:p>
          </table:table-cell>
          <table:table-cell office:value-type="float" office:value="1101.68" calcext:value-type="float">
            <text:p>1101.68</text:p>
          </table:table-cell>
        </table:table-row>
        <table:table-row table:style-name="ro1">
          <table:table-cell office:value-type="float" office:value="7262737" calcext:value-type="float">
            <text:p>7262737</text:p>
          </table:table-cell>
          <table:table-cell table:formula="of:=[.A456]/1000/(60*60*24)" office:value-type="time" office:time-value="PT02H01M02.737S" calcext:value-type="time">
            <text:p>02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7" calcext:value-type="float">
            <text:p>537.37</text:p>
          </table:table-cell>
          <table:table-cell office:value-type="float" office:value="926.96" calcext:value-type="float">
            <text:p>926.96</text:p>
          </table:table-cell>
          <table:table-cell office:value-type="float" office:value="1104.06" calcext:value-type="float">
            <text:p>1104.06</text:p>
          </table:table-cell>
        </table:table-row>
        <table:table-row table:style-name="ro1">
          <table:table-cell office:value-type="float" office:value="7278738" calcext:value-type="float">
            <text:p>7278738</text:p>
          </table:table-cell>
          <table:table-cell table:formula="of:=[.A457]/1000/(60*60*24)" office:value-type="time" office:time-value="PT02H01M18.738S" calcext:value-type="time">
            <text:p>02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4" calcext:value-type="float">
            <text:p>535.4</text:p>
          </table:table-cell>
          <table:table-cell office:value-type="float" office:value="929" calcext:value-type="float">
            <text:p>929</text:p>
          </table:table-cell>
          <table:table-cell office:value-type="float" office:value="1106.44" calcext:value-type="float">
            <text:p>1106.44</text:p>
          </table:table-cell>
        </table:table-row>
        <table:table-row table:style-name="ro1">
          <table:table-cell office:value-type="float" office:value="7294738" calcext:value-type="float">
            <text:p>7294738</text:p>
          </table:table-cell>
          <table:table-cell table:formula="of:=[.A458]/1000/(60*60*24)" office:value-type="time" office:time-value="PT02H01M34.738S" calcext:value-type="time">
            <text:p>02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931.05" calcext:value-type="float">
            <text:p>931.05</text:p>
          </table:table-cell>
          <table:table-cell office:value-type="float" office:value="1108.83" calcext:value-type="float">
            <text:p>1108.83</text:p>
          </table:table-cell>
        </table:table-row>
        <table:table-row table:style-name="ro1">
          <table:table-cell office:value-type="float" office:value="7310737" calcext:value-type="float">
            <text:p>7310737</text:p>
          </table:table-cell>
          <table:table-cell table:formula="of:=[.A459]/1000/(60*60*24)" office:value-type="time" office:time-value="PT02H01M50.737S" calcext:value-type="time">
            <text:p>02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41" calcext:value-type="float">
            <text:p>535.41</text:p>
          </table:table-cell>
          <table:table-cell office:value-type="float" office:value="933.09" calcext:value-type="float">
            <text:p>933.09</text:p>
          </table:table-cell>
          <table:table-cell office:value-type="float" office:value="1111.21" calcext:value-type="float">
            <text:p>1111.21</text:p>
          </table:table-cell>
        </table:table-row>
        <table:table-row table:style-name="ro1">
          <table:table-cell office:value-type="float" office:value="7326737" calcext:value-type="float">
            <text:p>7326737</text:p>
          </table:table-cell>
          <table:table-cell table:formula="of:=[.A460]/1000/(60*60*24)" office:value-type="time" office:time-value="PT02H02M06.737S" calcext:value-type="time">
            <text:p>02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935.13" calcext:value-type="float">
            <text:p>935.13</text:p>
          </table:table-cell>
          <table:table-cell office:value-type="float" office:value="1113.59" calcext:value-type="float">
            <text:p>1113.59</text:p>
          </table:table-cell>
        </table:table-row>
        <table:table-row table:style-name="ro1">
          <table:table-cell office:value-type="float" office:value="7342737" calcext:value-type="float">
            <text:p>7342737</text:p>
          </table:table-cell>
          <table:table-cell table:formula="of:=[.A461]/1000/(60*60*24)" office:value-type="time" office:time-value="PT02H02M22.737S" calcext:value-type="time">
            <text:p>02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937.17" calcext:value-type="float">
            <text:p>937.17</text:p>
          </table:table-cell>
          <table:table-cell office:value-type="float" office:value="1115.97" calcext:value-type="float">
            <text:p>1115.97</text:p>
          </table:table-cell>
        </table:table-row>
        <table:table-row table:style-name="ro1">
          <table:table-cell office:value-type="float" office:value="7358738" calcext:value-type="float">
            <text:p>7358738</text:p>
          </table:table-cell>
          <table:table-cell table:formula="of:=[.A462]/1000/(60*60*24)" office:value-type="time" office:time-value="PT02H02M38.738S" calcext:value-type="time">
            <text:p>02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4" calcext:value-type="float">
            <text:p>535.4</text:p>
          </table:table-cell>
          <table:table-cell office:value-type="float" office:value="939.21" calcext:value-type="float">
            <text:p>939.21</text:p>
          </table:table-cell>
          <table:table-cell office:value-type="float" office:value="1118.35" calcext:value-type="float">
            <text:p>1118.35</text:p>
          </table:table-cell>
        </table:table-row>
        <table:table-row table:style-name="ro1">
          <table:table-cell office:value-type="float" office:value="7374738" calcext:value-type="float">
            <text:p>7374738</text:p>
          </table:table-cell>
          <table:table-cell table:formula="of:=[.A463]/1000/(60*60*24)" office:value-type="time" office:time-value="PT02H02M54.738S" calcext:value-type="time">
            <text:p>02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6" calcext:value-type="float">
            <text:p>535.76</text:p>
          </table:table-cell>
          <table:table-cell office:value-type="float" office:value="941.25" calcext:value-type="float">
            <text:p>941.25</text:p>
          </table:table-cell>
          <table:table-cell office:value-type="float" office:value="1120.73" calcext:value-type="float">
            <text:p>1120.73</text:p>
          </table:table-cell>
        </table:table-row>
        <table:table-row table:style-name="ro1">
          <table:table-cell office:value-type="float" office:value="7390737" calcext:value-type="float">
            <text:p>7390737</text:p>
          </table:table-cell>
          <table:table-cell table:formula="of:=[.A464]/1000/(60*60*24)" office:value-type="time" office:time-value="PT02H03M10.737S" calcext:value-type="time">
            <text:p>02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4" calcext:value-type="float">
            <text:p>535.4</text:p>
          </table:table-cell>
          <table:table-cell office:value-type="float" office:value="943.3" calcext:value-type="float">
            <text:p>943.3</text:p>
          </table:table-cell>
          <table:table-cell office:value-type="float" office:value="1123.11" calcext:value-type="float">
            <text:p>1123.11</text:p>
          </table:table-cell>
        </table:table-row>
        <table:table-row table:style-name="ro1">
          <table:table-cell office:value-type="float" office:value="7406738" calcext:value-type="float">
            <text:p>7406738</text:p>
          </table:table-cell>
          <table:table-cell table:formula="of:=[.A465]/1000/(60*60*24)" office:value-type="time" office:time-value="PT02H03M26.738S" calcext:value-type="time">
            <text:p>02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945.34" calcext:value-type="float">
            <text:p>945.34</text:p>
          </table:table-cell>
          <table:table-cell office:value-type="float" office:value="1125.5" calcext:value-type="float">
            <text:p>1125.5</text:p>
          </table:table-cell>
        </table:table-row>
        <table:table-row table:style-name="ro1">
          <table:table-cell office:value-type="float" office:value="7422737" calcext:value-type="float">
            <text:p>7422737</text:p>
          </table:table-cell>
          <table:table-cell table:formula="of:=[.A466]/1000/(60*60*24)" office:value-type="time" office:time-value="PT02H03M42.737S" calcext:value-type="time">
            <text:p>02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947.38" calcext:value-type="float">
            <text:p>947.38</text:p>
          </table:table-cell>
          <table:table-cell office:value-type="float" office:value="1127.88" calcext:value-type="float">
            <text:p>1127.88</text:p>
          </table:table-cell>
        </table:table-row>
        <table:table-row table:style-name="ro1">
          <table:table-cell office:value-type="float" office:value="7438738" calcext:value-type="float">
            <text:p>7438738</text:p>
          </table:table-cell>
          <table:table-cell table:formula="of:=[.A467]/1000/(60*60*24)" office:value-type="time" office:time-value="PT02H03M58.738S" calcext:value-type="time">
            <text:p>02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1" calcext:value-type="float">
            <text:p>535.61</text:p>
          </table:table-cell>
          <table:table-cell office:value-type="float" office:value="949.42" calcext:value-type="float">
            <text:p>949.42</text:p>
          </table:table-cell>
          <table:table-cell office:value-type="float" office:value="1130.26" calcext:value-type="float">
            <text:p>1130.26</text:p>
          </table:table-cell>
        </table:table-row>
        <table:table-row table:style-name="ro1">
          <table:table-cell office:value-type="float" office:value="7454738" calcext:value-type="float">
            <text:p>7454738</text:p>
          </table:table-cell>
          <table:table-cell table:formula="of:=[.A468]/1000/(60*60*24)" office:value-type="time" office:time-value="PT02H04M14.738S" calcext:value-type="time">
            <text:p>02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3" calcext:value-type="float">
            <text:p>535.53</text:p>
          </table:table-cell>
          <table:table-cell office:value-type="float" office:value="951.46" calcext:value-type="float">
            <text:p>951.46</text:p>
          </table:table-cell>
          <table:table-cell office:value-type="float" office:value="1132.64" calcext:value-type="float">
            <text:p>1132.64</text:p>
          </table:table-cell>
        </table:table-row>
        <table:table-row table:style-name="ro1">
          <table:table-cell office:value-type="float" office:value="7470738" calcext:value-type="float">
            <text:p>7470738</text:p>
          </table:table-cell>
          <table:table-cell table:formula="of:=[.A469]/1000/(60*60*24)" office:value-type="time" office:time-value="PT02H04M30.738S" calcext:value-type="time">
            <text:p>02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4" calcext:value-type="float">
            <text:p>535.4</text:p>
          </table:table-cell>
          <table:table-cell office:value-type="float" office:value="953.5" calcext:value-type="float">
            <text:p>953.5</text:p>
          </table:table-cell>
          <table:table-cell office:value-type="float" office:value="1135.02" calcext:value-type="float">
            <text:p>1135.02</text:p>
          </table:table-cell>
        </table:table-row>
        <table:table-row table:style-name="ro1">
          <table:table-cell office:value-type="float" office:value="7486739" calcext:value-type="float">
            <text:p>7486739</text:p>
          </table:table-cell>
          <table:table-cell table:formula="of:=[.A470]/1000/(60*60*24)" office:value-type="time" office:time-value="PT02H04M46.739S" calcext:value-type="time">
            <text:p>02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5.29" calcext:value-type="float">
            <text:p>535.29</text:p>
          </table:table-cell>
          <table:table-cell office:value-type="float" office:value="955.55" calcext:value-type="float">
            <text:p>955.55</text:p>
          </table:table-cell>
          <table:table-cell office:value-type="float" office:value="1137.4" calcext:value-type="float">
            <text:p>1137.4</text:p>
          </table:table-cell>
        </table:table-row>
        <table:table-row table:style-name="ro1">
          <table:table-cell office:value-type="float" office:value="7502738" calcext:value-type="float">
            <text:p>7502738</text:p>
          </table:table-cell>
          <table:table-cell table:formula="of:=[.A471]/1000/(60*60*24)" office:value-type="time" office:time-value="PT02H05M02.738S" calcext:value-type="time">
            <text:p>02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2" calcext:value-type="float">
            <text:p>535.62</text:p>
          </table:table-cell>
          <table:table-cell office:value-type="float" office:value="957.59" calcext:value-type="float">
            <text:p>957.59</text:p>
          </table:table-cell>
          <table:table-cell office:value-type="float" office:value="1139.78" calcext:value-type="float">
            <text:p>1139.78</text:p>
          </table:table-cell>
        </table:table-row>
        <table:table-row table:style-name="ro1">
          <table:table-cell office:value-type="float" office:value="7518739" calcext:value-type="float">
            <text:p>7518739</text:p>
          </table:table-cell>
          <table:table-cell table:formula="of:=[.A472]/1000/(60*60*24)" office:value-type="time" office:time-value="PT02H05M18.739S" calcext:value-type="time">
            <text:p>02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3" calcext:value-type="float">
            <text:p>535.53</text:p>
          </table:table-cell>
          <table:table-cell office:value-type="float" office:value="959.63" calcext:value-type="float">
            <text:p>959.63</text:p>
          </table:table-cell>
          <table:table-cell office:value-type="float" office:value="1142.16" calcext:value-type="float">
            <text:p>1142.16</text:p>
          </table:table-cell>
        </table:table-row>
        <table:table-row table:style-name="ro1">
          <table:table-cell office:value-type="float" office:value="7534737" calcext:value-type="float">
            <text:p>7534737</text:p>
          </table:table-cell>
          <table:table-cell table:formula="of:=[.A473]/1000/(60*60*24)" office:value-type="time" office:time-value="PT02H05M34.737S" calcext:value-type="time">
            <text:p>02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5" calcext:value-type="float">
            <text:p>535.55</text:p>
          </table:table-cell>
          <table:table-cell office:value-type="float" office:value="961.67" calcext:value-type="float">
            <text:p>961.67</text:p>
          </table:table-cell>
          <table:table-cell office:value-type="float" office:value="1144.54" calcext:value-type="float">
            <text:p>1144.54</text:p>
          </table:table-cell>
        </table:table-row>
        <table:table-row table:style-name="ro1">
          <table:table-cell office:value-type="float" office:value="7550739" calcext:value-type="float">
            <text:p>7550739</text:p>
          </table:table-cell>
          <table:table-cell table:formula="of:=[.A474]/1000/(60*60*24)" office:value-type="time" office:time-value="PT02H05M50.739S" calcext:value-type="time">
            <text:p>02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3" calcext:value-type="float">
            <text:p>535.53</text:p>
          </table:table-cell>
          <table:table-cell office:value-type="float" office:value="963.71" calcext:value-type="float">
            <text:p>963.71</text:p>
          </table:table-cell>
          <table:table-cell office:value-type="float" office:value="1146.92" calcext:value-type="float">
            <text:p>1146.92</text:p>
          </table:table-cell>
        </table:table-row>
        <table:table-row table:style-name="ro1">
          <table:table-cell office:value-type="float" office:value="7566738" calcext:value-type="float">
            <text:p>7566738</text:p>
          </table:table-cell>
          <table:table-cell table:formula="of:=[.A475]/1000/(60*60*24)" office:value-type="time" office:time-value="PT02H06M06.738S" calcext:value-type="time">
            <text:p>02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965.75" calcext:value-type="float">
            <text:p>965.75</text:p>
          </table:table-cell>
          <table:table-cell office:value-type="float" office:value="1149.3" calcext:value-type="float">
            <text:p>1149.3</text:p>
          </table:table-cell>
        </table:table-row>
        <table:table-row table:style-name="ro1">
          <table:table-cell office:value-type="float" office:value="7582738" calcext:value-type="float">
            <text:p>7582738</text:p>
          </table:table-cell>
          <table:table-cell table:formula="of:=[.A476]/1000/(60*60*24)" office:value-type="time" office:time-value="PT02H06M22.738S" calcext:value-type="time">
            <text:p>02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3.56" calcext:value-type="float">
            <text:p>533.56</text:p>
          </table:table-cell>
          <table:table-cell office:value-type="float" office:value="967.8" calcext:value-type="float">
            <text:p>967.8</text:p>
          </table:table-cell>
          <table:table-cell office:value-type="float" office:value="1151.68" calcext:value-type="float">
            <text:p>1151.68</text:p>
          </table:table-cell>
        </table:table-row>
        <table:table-row table:style-name="ro1">
          <table:table-cell office:value-type="float" office:value="7598739" calcext:value-type="float">
            <text:p>7598739</text:p>
          </table:table-cell>
          <table:table-cell table:formula="of:=[.A477]/1000/(60*60*24)" office:value-type="time" office:time-value="PT02H06M38.739S" calcext:value-type="time">
            <text:p>02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4" calcext:value-type="float">
            <text:p>535.4</text:p>
          </table:table-cell>
          <table:table-cell office:value-type="float" office:value="969.84" calcext:value-type="float">
            <text:p>969.84</text:p>
          </table:table-cell>
          <table:table-cell office:value-type="float" office:value="1154.06" calcext:value-type="float">
            <text:p>1154.06</text:p>
          </table:table-cell>
        </table:table-row>
        <table:table-row table:style-name="ro1">
          <table:table-cell office:value-type="float" office:value="7614737" calcext:value-type="float">
            <text:p>7614737</text:p>
          </table:table-cell>
          <table:table-cell table:formula="of:=[.A478]/1000/(60*60*24)" office:value-type="time" office:time-value="PT02H06M54.737S" calcext:value-type="time">
            <text:p>02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4" calcext:value-type="float">
            <text:p>535.54</text:p>
          </table:table-cell>
          <table:table-cell office:value-type="float" office:value="971.88" calcext:value-type="float">
            <text:p>971.88</text:p>
          </table:table-cell>
          <table:table-cell office:value-type="float" office:value="1156.44" calcext:value-type="float">
            <text:p>1156.44</text:p>
          </table:table-cell>
        </table:table-row>
        <table:table-row table:style-name="ro1">
          <table:table-cell office:value-type="float" office:value="7630737" calcext:value-type="float">
            <text:p>7630737</text:p>
          </table:table-cell>
          <table:table-cell table:formula="of:=[.A479]/1000/(60*60*24)" office:value-type="time" office:time-value="PT02H07M10.737S" calcext:value-type="time">
            <text:p>02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2" calcext:value-type="float">
            <text:p>535.62</text:p>
          </table:table-cell>
          <table:table-cell office:value-type="float" office:value="973.92" calcext:value-type="float">
            <text:p>973.92</text:p>
          </table:table-cell>
          <table:table-cell office:value-type="float" office:value="1158.82" calcext:value-type="float">
            <text:p>1158.82</text:p>
          </table:table-cell>
        </table:table-row>
        <table:table-row table:style-name="ro1">
          <table:table-cell office:value-type="float" office:value="7646739" calcext:value-type="float">
            <text:p>7646739</text:p>
          </table:table-cell>
          <table:table-cell table:formula="of:=[.A480]/1000/(60*60*24)" office:value-type="time" office:time-value="PT02H07M26.739S" calcext:value-type="time">
            <text:p>02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975.96" calcext:value-type="float">
            <text:p>975.96</text:p>
          </table:table-cell>
          <table:table-cell office:value-type="float" office:value="1161.2" calcext:value-type="float">
            <text:p>1161.2</text:p>
          </table:table-cell>
        </table:table-row>
        <table:table-row table:style-name="ro1">
          <table:table-cell office:value-type="float" office:value="7662738" calcext:value-type="float">
            <text:p>7662738</text:p>
          </table:table-cell>
          <table:table-cell table:formula="of:=[.A481]/1000/(60*60*24)" office:value-type="time" office:time-value="PT02H07M42.738S" calcext:value-type="time">
            <text:p>02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39" calcext:value-type="float">
            <text:p>535.39</text:p>
          </table:table-cell>
          <table:table-cell office:value-type="float" office:value="978" calcext:value-type="float">
            <text:p>978</text:p>
          </table:table-cell>
          <table:table-cell office:value-type="float" office:value="1163.58" calcext:value-type="float">
            <text:p>1163.58</text:p>
          </table:table-cell>
        </table:table-row>
        <table:table-row table:style-name="ro1">
          <table:table-cell office:value-type="float" office:value="7678737" calcext:value-type="float">
            <text:p>7678737</text:p>
          </table:table-cell>
          <table:table-cell table:formula="of:=[.A482]/1000/(60*60*24)" office:value-type="time" office:time-value="PT02H07M58.737S" calcext:value-type="time">
            <text:p>02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460.8" calcext:value-type="float">
            <text:p>460.8</text:p>
          </table:table-cell>
          <table:table-cell office:value-type="float" office:value="535.49" calcext:value-type="float">
            <text:p>535.49</text:p>
          </table:table-cell>
          <table:table-cell office:value-type="float" office:value="980.05" calcext:value-type="float">
            <text:p>980.05</text:p>
          </table:table-cell>
          <table:table-cell office:value-type="float" office:value="1165.96" calcext:value-type="float">
            <text:p>1165.96</text:p>
          </table:table-cell>
        </table:table-row>
        <table:table-row table:style-name="ro1">
          <table:table-cell office:value-type="float" office:value="7694739" calcext:value-type="float">
            <text:p>7694739</text:p>
          </table:table-cell>
          <table:table-cell table:formula="of:=[.A483]/1000/(60*60*24)" office:value-type="time" office:time-value="PT02H08M14.739S" calcext:value-type="time">
            <text:p>02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460.92" calcext:value-type="float">
            <text:p>460.92</text:p>
          </table:table-cell>
          <table:table-cell office:value-type="float" office:value="535.61" calcext:value-type="float">
            <text:p>535.61</text:p>
          </table:table-cell>
          <table:table-cell office:value-type="float" office:value="982.1" calcext:value-type="float">
            <text:p>982.1</text:p>
          </table:table-cell>
          <table:table-cell office:value-type="float" office:value="1168.34" calcext:value-type="float">
            <text:p>1168.34</text:p>
          </table:table-cell>
        </table:table-row>
        <table:table-row table:style-name="ro1">
          <table:table-cell office:value-type="float" office:value="7710737" calcext:value-type="float">
            <text:p>7710737</text:p>
          </table:table-cell>
          <table:table-cell table:formula="of:=[.A484]/1000/(60*60*24)" office:value-type="time" office:time-value="PT02H08M30.737S" calcext:value-type="time">
            <text:p>02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61" calcext:value-type="float">
            <text:p>461</text:p>
          </table:table-cell>
          <table:table-cell office:value-type="float" office:value="537.56" calcext:value-type="float">
            <text:p>537.56</text:p>
          </table:table-cell>
          <table:table-cell office:value-type="float" office:value="984.14" calcext:value-type="float">
            <text:p>984.14</text:p>
          </table:table-cell>
          <table:table-cell office:value-type="float" office:value="1170.73" calcext:value-type="float">
            <text:p>1170.73</text:p>
          </table:table-cell>
        </table:table-row>
        <table:table-row table:style-name="ro1">
          <table:table-cell office:value-type="float" office:value="7726739" calcext:value-type="float">
            <text:p>7726739</text:p>
          </table:table-cell>
          <table:table-cell table:formula="of:=[.A485]/1000/(60*60*24)" office:value-type="time" office:time-value="PT02H08M46.739S" calcext:value-type="time">
            <text:p>02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4" calcext:value-type="float">
            <text:p>535.4</text:p>
          </table:table-cell>
          <table:table-cell office:value-type="float" office:value="986.19" calcext:value-type="float">
            <text:p>986.19</text:p>
          </table:table-cell>
          <table:table-cell office:value-type="float" office:value="1173.11" calcext:value-type="float">
            <text:p>1173.11</text:p>
          </table:table-cell>
        </table:table-row>
        <table:table-row table:style-name="ro1">
          <table:table-cell office:value-type="float" office:value="7742739" calcext:value-type="float">
            <text:p>7742739</text:p>
          </table:table-cell>
          <table:table-cell table:formula="of:=[.A486]/1000/(60*60*24)" office:value-type="time" office:time-value="PT02H09M02.739S" calcext:value-type="time">
            <text:p>02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3" calcext:value-type="float">
            <text:p>535.53</text:p>
          </table:table-cell>
          <table:table-cell office:value-type="float" office:value="988.23" calcext:value-type="float">
            <text:p>988.23</text:p>
          </table:table-cell>
          <table:table-cell office:value-type="float" office:value="1175.49" calcext:value-type="float">
            <text:p>1175.49</text:p>
          </table:table-cell>
        </table:table-row>
        <table:table-row table:style-name="ro1">
          <table:table-cell office:value-type="float" office:value="7758738" calcext:value-type="float">
            <text:p>7758738</text:p>
          </table:table-cell>
          <table:table-cell table:formula="of:=[.A487]/1000/(60*60*24)" office:value-type="time" office:time-value="PT02H09M18.738S" calcext:value-type="time">
            <text:p>02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461" calcext:value-type="float">
            <text:p>461</text:p>
          </table:table-cell>
          <table:table-cell office:value-type="float" office:value="535.72" calcext:value-type="float">
            <text:p>535.72</text:p>
          </table:table-cell>
          <table:table-cell office:value-type="float" office:value="990.28" calcext:value-type="float">
            <text:p>990.28</text:p>
          </table:table-cell>
          <table:table-cell office:value-type="float" office:value="1177.87" calcext:value-type="float">
            <text:p>1177.87</text:p>
          </table:table-cell>
        </table:table-row>
        <table:table-row table:style-name="ro1">
          <table:table-cell office:value-type="float" office:value="7774737" calcext:value-type="float">
            <text:p>7774737</text:p>
          </table:table-cell>
          <table:table-cell table:formula="of:=[.A488]/1000/(60*60*24)" office:value-type="time" office:time-value="PT02H09M34.737S" calcext:value-type="time">
            <text:p>02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460.8" calcext:value-type="float">
            <text:p>460.8</text:p>
          </table:table-cell>
          <table:table-cell office:value-type="float" office:value="535.48" calcext:value-type="float">
            <text:p>535.48</text:p>
          </table:table-cell>
          <table:table-cell office:value-type="float" office:value="992.32" calcext:value-type="float">
            <text:p>992.32</text:p>
          </table:table-cell>
          <table:table-cell office:value-type="float" office:value="1180.25" calcext:value-type="float">
            <text:p>1180.25</text:p>
          </table:table-cell>
        </table:table-row>
        <table:table-row table:style-name="ro1">
          <table:table-cell office:value-type="float" office:value="7790738" calcext:value-type="float">
            <text:p>7790738</text:p>
          </table:table-cell>
          <table:table-cell table:formula="of:=[.A489]/1000/(60*60*24)" office:value-type="time" office:time-value="PT02H09M50.738S" calcext:value-type="time">
            <text:p>02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460.72" calcext:value-type="float">
            <text:p>460.72</text:p>
          </table:table-cell>
          <table:table-cell office:value-type="float" office:value="537.25" calcext:value-type="float">
            <text:p>537.25</text:p>
          </table:table-cell>
          <table:table-cell office:value-type="float" office:value="994.37" calcext:value-type="float">
            <text:p>994.37</text:p>
          </table:table-cell>
          <table:table-cell office:value-type="float" office:value="1182.64" calcext:value-type="float">
            <text:p>1182.64</text:p>
          </table:table-cell>
        </table:table-row>
        <table:table-row table:style-name="ro1">
          <table:table-cell office:value-type="float" office:value="7806738" calcext:value-type="float">
            <text:p>7806738</text:p>
          </table:table-cell>
          <table:table-cell table:formula="of:=[.A490]/1000/(60*60*24)" office:value-type="time" office:time-value="PT02H10M06.738S" calcext:value-type="time">
            <text:p>02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461.12" calcext:value-type="float">
            <text:p>461.12</text:p>
          </table:table-cell>
          <table:table-cell office:value-type="float" office:value="537.72" calcext:value-type="float">
            <text:p>537.72</text:p>
          </table:table-cell>
          <table:table-cell office:value-type="float" office:value="996.42" calcext:value-type="float">
            <text:p>996.42</text:p>
          </table:table-cell>
          <table:table-cell office:value-type="float" office:value="1185.02" calcext:value-type="float">
            <text:p>1185.02</text:p>
          </table:table-cell>
        </table:table-row>
        <table:table-row table:style-name="ro1">
          <table:table-cell office:value-type="float" office:value="7822739" calcext:value-type="float">
            <text:p>7822739</text:p>
          </table:table-cell>
          <table:table-cell table:formula="of:=[.A491]/1000/(60*60*24)" office:value-type="time" office:time-value="PT02H10M22.739S" calcext:value-type="time">
            <text:p>02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460.92" calcext:value-type="float">
            <text:p>460.92</text:p>
          </table:table-cell>
          <table:table-cell office:value-type="float" office:value="535.62" calcext:value-type="float">
            <text:p>535.62</text:p>
          </table:table-cell>
          <table:table-cell office:value-type="float" office:value="998.46" calcext:value-type="float">
            <text:p>998.46</text:p>
          </table:table-cell>
          <table:table-cell office:value-type="float" office:value="1187.41" calcext:value-type="float">
            <text:p>1187.41</text:p>
          </table:table-cell>
        </table:table-row>
        <table:table-row table:style-name="ro1">
          <table:table-cell office:value-type="float" office:value="7838739" calcext:value-type="float">
            <text:p>7838739</text:p>
          </table:table-cell>
          <table:table-cell table:formula="of:=[.A492]/1000/(60*60*24)" office:value-type="time" office:time-value="PT02H10M38.739S" calcext:value-type="time">
            <text:p>02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461" calcext:value-type="float">
            <text:p>461</text:p>
          </table:table-cell>
          <table:table-cell office:value-type="float" office:value="535.72" calcext:value-type="float">
            <text:p>535.72</text:p>
          </table:table-cell>
          <table:table-cell office:value-type="float" office:value="1000.51" calcext:value-type="float">
            <text:p>1000.51</text:p>
          </table:table-cell>
          <table:table-cell office:value-type="float" office:value="1189.79" calcext:value-type="float">
            <text:p>1189.79</text:p>
          </table:table-cell>
        </table:table-row>
        <table:table-row table:style-name="ro1">
          <table:table-cell office:value-type="float" office:value="7854738" calcext:value-type="float">
            <text:p>7854738</text:p>
          </table:table-cell>
          <table:table-cell table:formula="of:=[.A493]/1000/(60*60*24)" office:value-type="time" office:time-value="PT02H10M54.738S" calcext:value-type="time">
            <text:p>02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460.72" calcext:value-type="float">
            <text:p>460.72</text:p>
          </table:table-cell>
          <table:table-cell office:value-type="float" office:value="537.25" calcext:value-type="float">
            <text:p>537.25</text:p>
          </table:table-cell>
          <table:table-cell office:value-type="float" office:value="1002.56" calcext:value-type="float">
            <text:p>1002.56</text:p>
          </table:table-cell>
          <table:table-cell office:value-type="float" office:value="1192.18" calcext:value-type="float">
            <text:p>1192.18</text:p>
          </table:table-cell>
        </table:table-row>
        <table:table-row table:style-name="ro1">
          <table:table-cell office:value-type="float" office:value="7870737" calcext:value-type="float">
            <text:p>7870737</text:p>
          </table:table-cell>
          <table:table-cell table:formula="of:=[.A494]/1000/(60*60*24)" office:value-type="time" office:time-value="PT02H11M10.737S" calcext:value-type="time">
            <text:p>02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460.72" calcext:value-type="float">
            <text:p>460.72</text:p>
          </table:table-cell>
          <table:table-cell office:value-type="float" office:value="535.39" calcext:value-type="float">
            <text:p>535.39</text:p>
          </table:table-cell>
          <table:table-cell office:value-type="float" office:value="1004.61" calcext:value-type="float">
            <text:p>1004.61</text:p>
          </table:table-cell>
          <table:table-cell office:value-type="float" office:value="1194.56" calcext:value-type="float">
            <text:p>1194.56</text:p>
          </table:table-cell>
        </table:table-row>
        <table:table-row table:style-name="ro1">
          <table:table-cell office:value-type="float" office:value="7886737" calcext:value-type="float">
            <text:p>7886737</text:p>
          </table:table-cell>
          <table:table-cell table:formula="of:=[.A495]/1000/(60*60*24)" office:value-type="time" office:time-value="PT02H11M26.737S" calcext:value-type="time">
            <text:p>02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460.92" calcext:value-type="float">
            <text:p>460.92</text:p>
          </table:table-cell>
          <table:table-cell office:value-type="float" office:value="535.63" calcext:value-type="float">
            <text:p>535.63</text:p>
          </table:table-cell>
          <table:table-cell office:value-type="float" office:value="1006.65" calcext:value-type="float">
            <text:p>1006.65</text:p>
          </table:table-cell>
          <table:table-cell office:value-type="float" office:value="1196.94" calcext:value-type="float">
            <text:p>1196.94</text:p>
          </table:table-cell>
        </table:table-row>
        <table:table-row table:style-name="ro1">
          <table:table-cell office:value-type="float" office:value="7902737" calcext:value-type="float">
            <text:p>7902737</text:p>
          </table:table-cell>
          <table:table-cell table:formula="of:=[.A496]/1000/(60*60*24)" office:value-type="time" office:time-value="PT02H11M42.737S" calcext:value-type="time">
            <text:p>02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461" calcext:value-type="float">
            <text:p>461</text:p>
          </table:table-cell>
          <table:table-cell office:value-type="float" office:value="535.71" calcext:value-type="float">
            <text:p>535.71</text:p>
          </table:table-cell>
          <table:table-cell office:value-type="float" office:value="1008.7" calcext:value-type="float">
            <text:p>1008.7</text:p>
          </table:table-cell>
          <table:table-cell office:value-type="float" office:value="1199.33" calcext:value-type="float">
            <text:p>1199.33</text:p>
          </table:table-cell>
        </table:table-row>
        <table:table-row table:style-name="ro1">
          <table:table-cell office:value-type="float" office:value="7918737" calcext:value-type="float">
            <text:p>7918737</text:p>
          </table:table-cell>
          <table:table-cell table:formula="of:=[.A497]/1000/(60*60*24)" office:value-type="time" office:time-value="PT02H11M58.737S" calcext:value-type="time">
            <text:p>02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010.75" calcext:value-type="float">
            <text:p>1010.75</text:p>
          </table:table-cell>
          <table:table-cell office:value-type="float" office:value="1201.71" calcext:value-type="float">
            <text:p>1201.71</text:p>
          </table:table-cell>
        </table:table-row>
        <table:table-row table:style-name="ro1">
          <table:table-cell office:value-type="float" office:value="7934737" calcext:value-type="float">
            <text:p>7934737</text:p>
          </table:table-cell>
          <table:table-cell table:formula="of:=[.A498]/1000/(60*60*24)" office:value-type="time" office:time-value="PT02H12M14.737S" calcext:value-type="time">
            <text:p>02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12.79" calcext:value-type="float">
            <text:p>1012.79</text:p>
          </table:table-cell>
          <table:table-cell office:value-type="float" office:value="1204.08" calcext:value-type="float">
            <text:p>1204.08</text:p>
          </table:table-cell>
        </table:table-row>
        <table:table-row table:style-name="ro1">
          <table:table-cell office:value-type="float" office:value="7950737" calcext:value-type="float">
            <text:p>7950737</text:p>
          </table:table-cell>
          <table:table-cell table:formula="of:=[.A499]/1000/(60*60*24)" office:value-type="time" office:time-value="PT02H12M30.737S" calcext:value-type="time">
            <text:p>02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6.09" calcext:value-type="float">
            <text:p>536.09</text:p>
          </table:table-cell>
          <table:table-cell office:value-type="float" office:value="1014.83" calcext:value-type="float">
            <text:p>1014.83</text:p>
          </table:table-cell>
          <table:table-cell office:value-type="float" office:value="1206.46" calcext:value-type="float">
            <text:p>1206.46</text:p>
          </table:table-cell>
        </table:table-row>
        <table:table-row table:style-name="ro1">
          <table:table-cell office:value-type="float" office:value="7966737" calcext:value-type="float">
            <text:p>7966737</text:p>
          </table:table-cell>
          <table:table-cell table:formula="of:=[.A500]/1000/(60*60*24)" office:value-type="time" office:time-value="PT02H12M46.737S" calcext:value-type="time">
            <text:p>02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016.87" calcext:value-type="float">
            <text:p>1016.87</text:p>
          </table:table-cell>
          <table:table-cell office:value-type="float" office:value="1208.84" calcext:value-type="float">
            <text:p>1208.84</text:p>
          </table:table-cell>
        </table:table-row>
        <table:table-row table:style-name="ro1">
          <table:table-cell office:value-type="float" office:value="7982737" calcext:value-type="float">
            <text:p>7982737</text:p>
          </table:table-cell>
          <table:table-cell table:formula="of:=[.A501]/1000/(60*60*24)" office:value-type="time" office:time-value="PT02H13M02.737S" calcext:value-type="time">
            <text:p>02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18.91" calcext:value-type="float">
            <text:p>1018.91</text:p>
          </table:table-cell>
          <table:table-cell office:value-type="float" office:value="1211.21" calcext:value-type="float">
            <text:p>1211.21</text:p>
          </table:table-cell>
        </table:table-row>
        <table:table-row table:style-name="ro1">
          <table:table-cell office:value-type="float" office:value="7998737" calcext:value-type="float">
            <text:p>7998737</text:p>
          </table:table-cell>
          <table:table-cell table:formula="of:=[.A502]/1000/(60*60*24)" office:value-type="time" office:time-value="PT02H13M18.737S" calcext:value-type="time">
            <text:p>02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020.96" calcext:value-type="float">
            <text:p>1020.96</text:p>
          </table:table-cell>
          <table:table-cell office:value-type="float" office:value="1213.59" calcext:value-type="float">
            <text:p>1213.59</text:p>
          </table:table-cell>
        </table:table-row>
        <table:table-row table:style-name="ro1">
          <table:table-cell office:value-type="float" office:value="8014739" calcext:value-type="float">
            <text:p>8014739</text:p>
          </table:table-cell>
          <table:table-cell table:formula="of:=[.A503]/1000/(60*60*24)" office:value-type="time" office:time-value="PT02H13M34.739S" calcext:value-type="time">
            <text:p>02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23" calcext:value-type="float">
            <text:p>1023</text:p>
          </table:table-cell>
          <table:table-cell office:value-type="float" office:value="1215.97" calcext:value-type="float">
            <text:p>1215.97</text:p>
          </table:table-cell>
        </table:table-row>
        <table:table-row table:style-name="ro1">
          <table:table-cell office:value-type="float" office:value="8030737" calcext:value-type="float">
            <text:p>8030737</text:p>
          </table:table-cell>
          <table:table-cell table:formula="of:=[.A504]/1000/(60*60*24)" office:value-type="time" office:time-value="PT02H13M50.737S" calcext:value-type="time">
            <text:p>02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4" calcext:value-type="float">
            <text:p>535.54</text:p>
          </table:table-cell>
          <table:table-cell office:value-type="float" office:value="1025.04" calcext:value-type="float">
            <text:p>1025.04</text:p>
          </table:table-cell>
          <table:table-cell office:value-type="float" office:value="1218.34" calcext:value-type="float">
            <text:p>1218.34</text:p>
          </table:table-cell>
        </table:table-row>
        <table:table-row table:style-name="ro1">
          <table:table-cell office:value-type="float" office:value="8046739" calcext:value-type="float">
            <text:p>8046739</text:p>
          </table:table-cell>
          <table:table-cell table:formula="of:=[.A505]/1000/(60*60*24)" office:value-type="time" office:time-value="PT02H14M06.739S" calcext:value-type="time">
            <text:p>02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3" calcext:value-type="float">
            <text:p>534.03</text:p>
          </table:table-cell>
          <table:table-cell office:value-type="float" office:value="1027.08" calcext:value-type="float">
            <text:p>1027.08</text:p>
          </table:table-cell>
          <table:table-cell office:value-type="float" office:value="1220.72" calcext:value-type="float">
            <text:p>1220.72</text:p>
          </table:table-cell>
        </table:table-row>
        <table:table-row table:style-name="ro1">
          <table:table-cell office:value-type="float" office:value="8062737" calcext:value-type="float">
            <text:p>8062737</text:p>
          </table:table-cell>
          <table:table-cell table:formula="of:=[.A506]/1000/(60*60*24)" office:value-type="time" office:time-value="PT02H14M22.737S" calcext:value-type="time">
            <text:p>02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3.47" calcext:value-type="float">
            <text:p>533.47</text:p>
          </table:table-cell>
          <table:table-cell office:value-type="float" office:value="1029.12" calcext:value-type="float">
            <text:p>1029.12</text:p>
          </table:table-cell>
          <table:table-cell office:value-type="float" office:value="1223.09" calcext:value-type="float">
            <text:p>1223.09</text:p>
          </table:table-cell>
        </table:table-row>
        <table:table-row table:style-name="ro1">
          <table:table-cell office:value-type="float" office:value="8078737" calcext:value-type="float">
            <text:p>8078737</text:p>
          </table:table-cell>
          <table:table-cell table:formula="of:=[.A507]/1000/(60*60*24)" office:value-type="time" office:time-value="PT02H14M38.737S" calcext:value-type="time">
            <text:p>02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460.92" calcext:value-type="float">
            <text:p>460.92</text:p>
          </table:table-cell>
          <table:table-cell office:value-type="float" office:value="535.63" calcext:value-type="float">
            <text:p>535.63</text:p>
          </table:table-cell>
          <table:table-cell office:value-type="float" office:value="1031.17" calcext:value-type="float">
            <text:p>1031.17</text:p>
          </table:table-cell>
          <table:table-cell office:value-type="float" office:value="1225.47" calcext:value-type="float">
            <text:p>1225.47</text:p>
          </table:table-cell>
        </table:table-row>
        <table:table-row table:style-name="ro1">
          <table:table-cell office:value-type="float" office:value="8094739" calcext:value-type="float">
            <text:p>8094739</text:p>
          </table:table-cell>
          <table:table-cell table:formula="of:=[.A508]/1000/(60*60*24)" office:value-type="time" office:time-value="PT02H14M54.739S" calcext:value-type="time">
            <text:p>02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3.56" calcext:value-type="float">
            <text:p>533.56</text:p>
          </table:table-cell>
          <table:table-cell office:value-type="float" office:value="1033.21" calcext:value-type="float">
            <text:p>1033.21</text:p>
          </table:table-cell>
          <table:table-cell office:value-type="float" office:value="1227.85" calcext:value-type="float">
            <text:p>1227.85</text:p>
          </table:table-cell>
        </table:table-row>
        <table:table-row table:style-name="ro1">
          <table:table-cell office:value-type="float" office:value="8110739" calcext:value-type="float">
            <text:p>8110739</text:p>
          </table:table-cell>
          <table:table-cell table:formula="of:=[.A509]/1000/(60*60*24)" office:value-type="time" office:time-value="PT02H15M10.739S" calcext:value-type="time">
            <text:p>02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1" calcext:value-type="float">
            <text:p>533.71</text:p>
          </table:table-cell>
          <table:table-cell office:value-type="float" office:value="1035.26" calcext:value-type="float">
            <text:p>1035.26</text:p>
          </table:table-cell>
          <table:table-cell office:value-type="float" office:value="1230.23" calcext:value-type="float">
            <text:p>1230.23</text:p>
          </table:table-cell>
        </table:table-row>
        <table:table-row table:style-name="ro1">
          <table:table-cell office:value-type="float" office:value="8126737" calcext:value-type="float">
            <text:p>8126737</text:p>
          </table:table-cell>
          <table:table-cell table:formula="of:=[.A510]/1000/(60*60*24)" office:value-type="time" office:time-value="PT02H15M26.737S" calcext:value-type="time">
            <text:p>02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037.3" calcext:value-type="float">
            <text:p>1037.3</text:p>
          </table:table-cell>
          <table:table-cell office:value-type="float" office:value="1232.6" calcext:value-type="float">
            <text:p>1232.6</text:p>
          </table:table-cell>
        </table:table-row>
        <table:table-row table:style-name="ro1">
          <table:table-cell office:value-type="float" office:value="8142737" calcext:value-type="float">
            <text:p>8142737</text:p>
          </table:table-cell>
          <table:table-cell table:formula="of:=[.A511]/1000/(60*60*24)" office:value-type="time" office:time-value="PT02H15M42.737S" calcext:value-type="time">
            <text:p>02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7" calcext:value-type="float">
            <text:p>531.87</text:p>
          </table:table-cell>
          <table:table-cell office:value-type="float" office:value="1039.34" calcext:value-type="float">
            <text:p>1039.34</text:p>
          </table:table-cell>
          <table:table-cell office:value-type="float" office:value="1234.97" calcext:value-type="float">
            <text:p>1234.97</text:p>
          </table:table-cell>
        </table:table-row>
        <table:table-row table:style-name="ro1">
          <table:table-cell office:value-type="float" office:value="8158739" calcext:value-type="float">
            <text:p>8158739</text:p>
          </table:table-cell>
          <table:table-cell table:formula="of:=[.A512]/1000/(60*60*24)" office:value-type="time" office:time-value="PT02H15M58.739S" calcext:value-type="time">
            <text:p>02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041.38" calcext:value-type="float">
            <text:p>1041.38</text:p>
          </table:table-cell>
          <table:table-cell office:value-type="float" office:value="1237.35" calcext:value-type="float">
            <text:p>1237.35</text:p>
          </table:table-cell>
        </table:table-row>
        <table:table-row table:style-name="ro1">
          <table:table-cell office:value-type="float" office:value="8174737" calcext:value-type="float">
            <text:p>8174737</text:p>
          </table:table-cell>
          <table:table-cell table:formula="of:=[.A513]/1000/(60*60*24)" office:value-type="time" office:time-value="PT02H16M14.737S" calcext:value-type="time">
            <text:p>02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043.42" calcext:value-type="float">
            <text:p>1043.42</text:p>
          </table:table-cell>
          <table:table-cell office:value-type="float" office:value="1239.72" calcext:value-type="float">
            <text:p>1239.72</text:p>
          </table:table-cell>
        </table:table-row>
        <table:table-row table:style-name="ro1">
          <table:table-cell office:value-type="float" office:value="8190737" calcext:value-type="float">
            <text:p>8190737</text:p>
          </table:table-cell>
          <table:table-cell table:formula="of:=[.A514]/1000/(60*60*24)" office:value-type="time" office:time-value="PT02H16M30.737S" calcext:value-type="time">
            <text:p>02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45.46" calcext:value-type="float">
            <text:p>1045.46</text:p>
          </table:table-cell>
          <table:table-cell office:value-type="float" office:value="1242.1" calcext:value-type="float">
            <text:p>1242.1</text:p>
          </table:table-cell>
        </table:table-row>
        <table:table-row table:style-name="ro1">
          <table:table-cell office:value-type="float" office:value="8206737" calcext:value-type="float">
            <text:p>8206737</text:p>
          </table:table-cell>
          <table:table-cell table:formula="of:=[.A515]/1000/(60*60*24)" office:value-type="time" office:time-value="PT02H16M46.737S" calcext:value-type="time">
            <text:p>02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47.51" calcext:value-type="float">
            <text:p>1047.51</text:p>
          </table:table-cell>
          <table:table-cell office:value-type="float" office:value="1244.47" calcext:value-type="float">
            <text:p>1244.47</text:p>
          </table:table-cell>
        </table:table-row>
        <table:table-row table:style-name="ro1">
          <table:table-cell office:value-type="float" office:value="8222739" calcext:value-type="float">
            <text:p>8222739</text:p>
          </table:table-cell>
          <table:table-cell table:formula="of:=[.A516]/1000/(60*60*24)" office:value-type="time" office:time-value="PT02H17M02.739S" calcext:value-type="time">
            <text:p>02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3.57" calcext:value-type="float">
            <text:p>533.57</text:p>
          </table:table-cell>
          <table:table-cell office:value-type="float" office:value="1049.55" calcext:value-type="float">
            <text:p>1049.55</text:p>
          </table:table-cell>
          <table:table-cell office:value-type="float" office:value="1246.85" calcext:value-type="float">
            <text:p>1246.85</text:p>
          </table:table-cell>
        </table:table-row>
        <table:table-row table:style-name="ro1">
          <table:table-cell office:value-type="float" office:value="8238739" calcext:value-type="float">
            <text:p>8238739</text:p>
          </table:table-cell>
          <table:table-cell table:formula="of:=[.A517]/1000/(60*60*24)" office:value-type="time" office:time-value="PT02H17M18.739S" calcext:value-type="time">
            <text:p>02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051.59" calcext:value-type="float">
            <text:p>1051.59</text:p>
          </table:table-cell>
          <table:table-cell office:value-type="float" office:value="1249.22" calcext:value-type="float">
            <text:p>1249.22</text:p>
          </table:table-cell>
        </table:table-row>
        <table:table-row table:style-name="ro1">
          <table:table-cell office:value-type="float" office:value="8254737" calcext:value-type="float">
            <text:p>8254737</text:p>
          </table:table-cell>
          <table:table-cell table:formula="of:=[.A518]/1000/(60*60*24)" office:value-type="time" office:time-value="PT02H17M34.737S" calcext:value-type="time">
            <text:p>02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053.63" calcext:value-type="float">
            <text:p>1053.63</text:p>
          </table:table-cell>
          <table:table-cell office:value-type="float" office:value="1251.59" calcext:value-type="float">
            <text:p>1251.59</text:p>
          </table:table-cell>
        </table:table-row>
        <table:table-row table:style-name="ro1">
          <table:table-cell office:value-type="float" office:value="8270739" calcext:value-type="float">
            <text:p>8270739</text:p>
          </table:table-cell>
          <table:table-cell table:formula="of:=[.A519]/1000/(60*60*24)" office:value-type="time" office:time-value="PT02H17M50.739S" calcext:value-type="time">
            <text:p>02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9" calcext:value-type="float">
            <text:p>533.79</text:p>
          </table:table-cell>
          <table:table-cell office:value-type="float" office:value="1055.67" calcext:value-type="float">
            <text:p>1055.67</text:p>
          </table:table-cell>
          <table:table-cell office:value-type="float" office:value="1253.97" calcext:value-type="float">
            <text:p>1253.97</text:p>
          </table:table-cell>
        </table:table-row>
        <table:table-row table:style-name="ro1">
          <table:table-cell office:value-type="float" office:value="8286739" calcext:value-type="float">
            <text:p>8286739</text:p>
          </table:table-cell>
          <table:table-cell table:formula="of:=[.A520]/1000/(60*60*24)" office:value-type="time" office:time-value="PT02H18M06.739S" calcext:value-type="time">
            <text:p>02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057.71" calcext:value-type="float">
            <text:p>1057.71</text:p>
          </table:table-cell>
          <table:table-cell office:value-type="float" office:value="1256.34" calcext:value-type="float">
            <text:p>1256.34</text:p>
          </table:table-cell>
        </table:table-row>
        <table:table-row table:style-name="ro1">
          <table:table-cell office:value-type="float" office:value="8302738" calcext:value-type="float">
            <text:p>8302738</text:p>
          </table:table-cell>
          <table:table-cell table:formula="of:=[.A521]/1000/(60*60*24)" office:value-type="time" office:time-value="PT02H18M22.738S" calcext:value-type="time">
            <text:p>02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1" calcext:value-type="float">
            <text:p>533.71</text:p>
          </table:table-cell>
          <table:table-cell office:value-type="float" office:value="1059.76" calcext:value-type="float">
            <text:p>1059.76</text:p>
          </table:table-cell>
          <table:table-cell office:value-type="float" office:value="1258.71" calcext:value-type="float">
            <text:p>1258.71</text:p>
          </table:table-cell>
        </table:table-row>
        <table:table-row table:style-name="ro1">
          <table:table-cell office:value-type="float" office:value="8318737" calcext:value-type="float">
            <text:p>8318737</text:p>
          </table:table-cell>
          <table:table-cell table:formula="of:=[.A522]/1000/(60*60*24)" office:value-type="time" office:time-value="PT02H18M38.737S" calcext:value-type="time">
            <text:p>02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1" calcext:value-type="float">
            <text:p>533.71</text:p>
          </table:table-cell>
          <table:table-cell office:value-type="float" office:value="1061.8" calcext:value-type="float">
            <text:p>1061.8</text:p>
          </table:table-cell>
          <table:table-cell office:value-type="float" office:value="1261.09" calcext:value-type="float">
            <text:p>1261.09</text:p>
          </table:table-cell>
        </table:table-row>
        <table:table-row table:style-name="ro1">
          <table:table-cell office:value-type="float" office:value="8334739" calcext:value-type="float">
            <text:p>8334739</text:p>
          </table:table-cell>
          <table:table-cell table:formula="of:=[.A523]/1000/(60*60*24)" office:value-type="time" office:time-value="PT02H18M54.739S" calcext:value-type="time">
            <text:p>02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63.84" calcext:value-type="float">
            <text:p>1063.84</text:p>
          </table:table-cell>
          <table:table-cell office:value-type="float" office:value="1263.46" calcext:value-type="float">
            <text:p>1263.46</text:p>
          </table:table-cell>
        </table:table-row>
        <table:table-row table:style-name="ro1">
          <table:table-cell office:value-type="float" office:value="8350739" calcext:value-type="float">
            <text:p>8350739</text:p>
          </table:table-cell>
          <table:table-cell table:formula="of:=[.A524]/1000/(60*60*24)" office:value-type="time" office:time-value="PT02H19M10.739S" calcext:value-type="time">
            <text:p>02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065.88" calcext:value-type="float">
            <text:p>1065.88</text:p>
          </table:table-cell>
          <table:table-cell office:value-type="float" office:value="1265.84" calcext:value-type="float">
            <text:p>1265.84</text:p>
          </table:table-cell>
        </table:table-row>
        <table:table-row table:style-name="ro1">
          <table:table-cell office:value-type="float" office:value="8366737" calcext:value-type="float">
            <text:p>8366737</text:p>
          </table:table-cell>
          <table:table-cell table:formula="of:=[.A525]/1000/(60*60*24)" office:value-type="time" office:time-value="PT02H19M26.737S" calcext:value-type="time">
            <text:p>02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69" calcext:value-type="float">
            <text:p>533.69</text:p>
          </table:table-cell>
          <table:table-cell office:value-type="float" office:value="1067.92" calcext:value-type="float">
            <text:p>1067.92</text:p>
          </table:table-cell>
          <table:table-cell office:value-type="float" office:value="1268.21" calcext:value-type="float">
            <text:p>1268.21</text:p>
          </table:table-cell>
        </table:table-row>
        <table:table-row table:style-name="ro1">
          <table:table-cell office:value-type="float" office:value="8382739" calcext:value-type="float">
            <text:p>8382739</text:p>
          </table:table-cell>
          <table:table-cell table:formula="of:=[.A526]/1000/(60*60*24)" office:value-type="time" office:time-value="PT02H19M42.739S" calcext:value-type="time">
            <text:p>02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3.46" calcext:value-type="float">
            <text:p>533.46</text:p>
          </table:table-cell>
          <table:table-cell office:value-type="float" office:value="1069.96" calcext:value-type="float">
            <text:p>1069.96</text:p>
          </table:table-cell>
          <table:table-cell office:value-type="float" office:value="1270.58" calcext:value-type="float">
            <text:p>1270.58</text:p>
          </table:table-cell>
        </table:table-row>
        <table:table-row table:style-name="ro1">
          <table:table-cell office:value-type="float" office:value="8398737" calcext:value-type="float">
            <text:p>8398737</text:p>
          </table:table-cell>
          <table:table-cell table:formula="of:=[.A527]/1000/(60*60*24)" office:value-type="time" office:time-value="PT02H19M58.737S" calcext:value-type="time">
            <text:p>02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8" calcext:value-type="float">
            <text:p>533.78</text:p>
          </table:table-cell>
          <table:table-cell office:value-type="float" office:value="1072" calcext:value-type="float">
            <text:p>1072</text:p>
          </table:table-cell>
          <table:table-cell office:value-type="float" office:value="1272.96" calcext:value-type="float">
            <text:p>1272.96</text:p>
          </table:table-cell>
        </table:table-row>
        <table:table-row table:style-name="ro1">
          <table:table-cell office:value-type="float" office:value="8414739" calcext:value-type="float">
            <text:p>8414739</text:p>
          </table:table-cell>
          <table:table-cell table:formula="of:=[.A528]/1000/(60*60*24)" office:value-type="time" office:time-value="PT02H20M14.739S" calcext:value-type="time">
            <text:p>02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3.56" calcext:value-type="float">
            <text:p>533.56</text:p>
          </table:table-cell>
          <table:table-cell office:value-type="float" office:value="1074.05" calcext:value-type="float">
            <text:p>1074.05</text:p>
          </table:table-cell>
          <table:table-cell office:value-type="float" office:value="1275.33" calcext:value-type="float">
            <text:p>1275.33</text:p>
          </table:table-cell>
        </table:table-row>
        <table:table-row table:style-name="ro1">
          <table:table-cell office:value-type="float" office:value="8430737" calcext:value-type="float">
            <text:p>8430737</text:p>
          </table:table-cell>
          <table:table-cell table:formula="of:=[.A529]/1000/(60*60*24)" office:value-type="time" office:time-value="PT02H20M30.737S" calcext:value-type="time">
            <text:p>02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1" calcext:value-type="float">
            <text:p>533.71</text:p>
          </table:table-cell>
          <table:table-cell office:value-type="float" office:value="1076.09" calcext:value-type="float">
            <text:p>1076.09</text:p>
          </table:table-cell>
          <table:table-cell office:value-type="float" office:value="1277.7" calcext:value-type="float">
            <text:p>1277.7</text:p>
          </table:table-cell>
        </table:table-row>
        <table:table-row table:style-name="ro1">
          <table:table-cell office:value-type="float" office:value="8446737" calcext:value-type="float">
            <text:p>8446737</text:p>
          </table:table-cell>
          <table:table-cell table:formula="of:=[.A530]/1000/(60*60*24)" office:value-type="time" office:time-value="PT02H20M46.737S" calcext:value-type="time">
            <text:p>02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460.8" calcext:value-type="float">
            <text:p>460.8</text:p>
          </table:table-cell>
          <table:table-cell office:value-type="float" office:value="535.48" calcext:value-type="float">
            <text:p>535.48</text:p>
          </table:table-cell>
          <table:table-cell office:value-type="float" office:value="1078.13" calcext:value-type="float">
            <text:p>1078.13</text:p>
          </table:table-cell>
          <table:table-cell office:value-type="float" office:value="1280.08" calcext:value-type="float">
            <text:p>1280.08</text:p>
          </table:table-cell>
        </table:table-row>
        <table:table-row table:style-name="ro1">
          <table:table-cell office:value-type="float" office:value="8462739" calcext:value-type="float">
            <text:p>8462739</text:p>
          </table:table-cell>
          <table:table-cell table:formula="of:=[.A531]/1000/(60*60*24)" office:value-type="time" office:time-value="PT02H21M02.739S" calcext:value-type="time">
            <text:p>02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080.17" calcext:value-type="float">
            <text:p>1080.17</text:p>
          </table:table-cell>
          <table:table-cell office:value-type="float" office:value="1282.45" calcext:value-type="float">
            <text:p>1282.45</text:p>
          </table:table-cell>
        </table:table-row>
        <table:table-row table:style-name="ro1">
          <table:table-cell office:value-type="float" office:value="8478739" calcext:value-type="float">
            <text:p>8478739</text:p>
          </table:table-cell>
          <table:table-cell table:formula="of:=[.A532]/1000/(60*60*24)" office:value-type="time" office:time-value="PT02H21M18.739S" calcext:value-type="time">
            <text:p>02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082.22" calcext:value-type="float">
            <text:p>1082.22</text:p>
          </table:table-cell>
          <table:table-cell office:value-type="float" office:value="1284.82" calcext:value-type="float">
            <text:p>1284.82</text:p>
          </table:table-cell>
        </table:table-row>
        <table:table-row table:style-name="ro1">
          <table:table-cell office:value-type="float" office:value="8494737" calcext:value-type="float">
            <text:p>8494737</text:p>
          </table:table-cell>
          <table:table-cell table:formula="of:=[.A533]/1000/(60*60*24)" office:value-type="time" office:time-value="PT02H21M34.737S" calcext:value-type="time">
            <text:p>02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2" calcext:value-type="float">
            <text:p>534.02</text:p>
          </table:table-cell>
          <table:table-cell office:value-type="float" office:value="1084.26" calcext:value-type="float">
            <text:p>1084.26</text:p>
          </table:table-cell>
          <table:table-cell office:value-type="float" office:value="1287.2" calcext:value-type="float">
            <text:p>1287.2</text:p>
          </table:table-cell>
        </table:table-row>
        <table:table-row table:style-name="ro1">
          <table:table-cell office:value-type="float" office:value="8510737" calcext:value-type="float">
            <text:p>8510737</text:p>
          </table:table-cell>
          <table:table-cell table:formula="of:=[.A534]/1000/(60*60*24)" office:value-type="time" office:time-value="PT02H21M50.737S" calcext:value-type="time">
            <text:p>02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086.3" calcext:value-type="float">
            <text:p>1086.3</text:p>
          </table:table-cell>
          <table:table-cell office:value-type="float" office:value="1289.57" calcext:value-type="float">
            <text:p>1289.57</text:p>
          </table:table-cell>
        </table:table-row>
        <table:table-row table:style-name="ro1">
          <table:table-cell office:value-type="float" office:value="8526737" calcext:value-type="float">
            <text:p>8526737</text:p>
          </table:table-cell>
          <table:table-cell table:formula="of:=[.A535]/1000/(60*60*24)" office:value-type="time" office:time-value="PT02H22M06.737S" calcext:value-type="time">
            <text:p>02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7" calcext:value-type="float">
            <text:p>531.87</text:p>
          </table:table-cell>
          <table:table-cell office:value-type="float" office:value="1088.34" calcext:value-type="float">
            <text:p>1088.34</text:p>
          </table:table-cell>
          <table:table-cell office:value-type="float" office:value="1291.94" calcext:value-type="float">
            <text:p>1291.94</text:p>
          </table:table-cell>
        </table:table-row>
        <table:table-row table:style-name="ro1">
          <table:table-cell office:value-type="float" office:value="8542738" calcext:value-type="float">
            <text:p>8542738</text:p>
          </table:table-cell>
          <table:table-cell table:formula="of:=[.A536]/1000/(60*60*24)" office:value-type="time" office:time-value="PT02H22M22.738S" calcext:value-type="time">
            <text:p>02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3.47" calcext:value-type="float">
            <text:p>533.47</text:p>
          </table:table-cell>
          <table:table-cell office:value-type="float" office:value="1090.38" calcext:value-type="float">
            <text:p>1090.38</text:p>
          </table:table-cell>
          <table:table-cell office:value-type="float" office:value="1294.31" calcext:value-type="float">
            <text:p>1294.31</text:p>
          </table:table-cell>
        </table:table-row>
        <table:table-row table:style-name="ro1">
          <table:table-cell office:value-type="float" office:value="8558739" calcext:value-type="float">
            <text:p>8558739</text:p>
          </table:table-cell>
          <table:table-cell table:formula="of:=[.A537]/1000/(60*60*24)" office:value-type="time" office:time-value="PT02H22M38.739S" calcext:value-type="time">
            <text:p>02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3.55" calcext:value-type="float">
            <text:p>533.55</text:p>
          </table:table-cell>
          <table:table-cell office:value-type="float" office:value="1092.43" calcext:value-type="float">
            <text:p>1092.43</text:p>
          </table:table-cell>
          <table:table-cell office:value-type="float" office:value="1296.68" calcext:value-type="float">
            <text:p>1296.68</text:p>
          </table:table-cell>
        </table:table-row>
        <table:table-row table:style-name="ro1">
          <table:table-cell office:value-type="float" office:value="8574737" calcext:value-type="float">
            <text:p>8574737</text:p>
          </table:table-cell>
          <table:table-cell table:formula="of:=[.A538]/1000/(60*60*24)" office:value-type="time" office:time-value="PT02H22M54.737S" calcext:value-type="time">
            <text:p>02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8" calcext:value-type="float">
            <text:p>533.78</text:p>
          </table:table-cell>
          <table:table-cell office:value-type="float" office:value="1094.47" calcext:value-type="float">
            <text:p>1094.47</text:p>
          </table:table-cell>
          <table:table-cell office:value-type="float" office:value="1299.06" calcext:value-type="float">
            <text:p>1299.06</text:p>
          </table:table-cell>
        </table:table-row>
        <table:table-row table:style-name="ro1">
          <table:table-cell office:value-type="float" office:value="8590737" calcext:value-type="float">
            <text:p>8590737</text:p>
          </table:table-cell>
          <table:table-cell table:formula="of:=[.A539]/1000/(60*60*24)" office:value-type="time" office:time-value="PT02H23M10.737S" calcext:value-type="time">
            <text:p>02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096.51" calcext:value-type="float">
            <text:p>1096.51</text:p>
          </table:table-cell>
          <table:table-cell office:value-type="float" office:value="1301.43" calcext:value-type="float">
            <text:p>1301.43</text:p>
          </table:table-cell>
        </table:table-row>
        <table:table-row table:style-name="ro1">
          <table:table-cell office:value-type="float" office:value="8606737" calcext:value-type="float">
            <text:p>8606737</text:p>
          </table:table-cell>
          <table:table-cell table:formula="of:=[.A540]/1000/(60*60*24)" office:value-type="time" office:time-value="PT02H23M26.737S" calcext:value-type="time">
            <text:p>02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098.55" calcext:value-type="float">
            <text:p>1098.55</text:p>
          </table:table-cell>
          <table:table-cell office:value-type="float" office:value="1303.8" calcext:value-type="float">
            <text:p>1303.8</text:p>
          </table:table-cell>
        </table:table-row>
        <table:table-row table:style-name="ro1">
          <table:table-cell office:value-type="float" office:value="8622737" calcext:value-type="float">
            <text:p>8622737</text:p>
          </table:table-cell>
          <table:table-cell table:formula="of:=[.A541]/1000/(60*60*24)" office:value-type="time" office:time-value="PT02H23M42.737S" calcext:value-type="time">
            <text:p>02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9" calcext:value-type="float">
            <text:p>533.79</text:p>
          </table:table-cell>
          <table:table-cell office:value-type="float" office:value="1100.59" calcext:value-type="float">
            <text:p>1100.59</text:p>
          </table:table-cell>
          <table:table-cell office:value-type="float" office:value="1306.17" calcext:value-type="float">
            <text:p>1306.17</text:p>
          </table:table-cell>
        </table:table-row>
        <table:table-row table:style-name="ro1">
          <table:table-cell office:value-type="float" office:value="8638737" calcext:value-type="float">
            <text:p>8638737</text:p>
          </table:table-cell>
          <table:table-cell table:formula="of:=[.A542]/1000/(60*60*24)" office:value-type="time" office:time-value="PT02H23M58.737S" calcext:value-type="time">
            <text:p>02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3.48" calcext:value-type="float">
            <text:p>533.48</text:p>
          </table:table-cell>
          <table:table-cell office:value-type="float" office:value="1102.63" calcext:value-type="float">
            <text:p>1102.63</text:p>
          </table:table-cell>
          <table:table-cell office:value-type="float" office:value="1308.55" calcext:value-type="float">
            <text:p>1308.55</text:p>
          </table:table-cell>
        </table:table-row>
        <table:table-row table:style-name="ro1">
          <table:table-cell office:value-type="float" office:value="8654737" calcext:value-type="float">
            <text:p>8654737</text:p>
          </table:table-cell>
          <table:table-cell table:formula="of:=[.A543]/1000/(60*60*24)" office:value-type="time" office:time-value="PT02H24M14.737S" calcext:value-type="time">
            <text:p>02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104.67" calcext:value-type="float">
            <text:p>1104.67</text:p>
          </table:table-cell>
          <table:table-cell office:value-type="float" office:value="1310.92" calcext:value-type="float">
            <text:p>1310.92</text:p>
          </table:table-cell>
        </table:table-row>
        <table:table-row table:style-name="ro1">
          <table:table-cell office:value-type="float" office:value="8670737" calcext:value-type="float">
            <text:p>8670737</text:p>
          </table:table-cell>
          <table:table-cell table:formula="of:=[.A544]/1000/(60*60*24)" office:value-type="time" office:time-value="PT02H24M30.737S" calcext:value-type="time">
            <text:p>02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106.72" calcext:value-type="float">
            <text:p>1106.72</text:p>
          </table:table-cell>
          <table:table-cell office:value-type="float" office:value="1313.29" calcext:value-type="float">
            <text:p>1313.29</text:p>
          </table:table-cell>
        </table:table-row>
        <table:table-row table:style-name="ro1">
          <table:table-cell office:value-type="float" office:value="8686739" calcext:value-type="float">
            <text:p>8686739</text:p>
          </table:table-cell>
          <table:table-cell table:formula="of:=[.A545]/1000/(60*60*24)" office:value-type="time" office:time-value="PT02H24M46.739S" calcext:value-type="time">
            <text:p>02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7" calcext:value-type="float">
            <text:p>534.17</text:p>
          </table:table-cell>
          <table:table-cell office:value-type="float" office:value="1108.76" calcext:value-type="float">
            <text:p>1108.76</text:p>
          </table:table-cell>
          <table:table-cell office:value-type="float" office:value="1315.66" calcext:value-type="float">
            <text:p>1315.66</text:p>
          </table:table-cell>
        </table:table-row>
        <table:table-row table:style-name="ro1">
          <table:table-cell office:value-type="float" office:value="8702739" calcext:value-type="float">
            <text:p>8702739</text:p>
          </table:table-cell>
          <table:table-cell table:formula="of:=[.A546]/1000/(60*60*24)" office:value-type="time" office:time-value="PT02H25M02.739S" calcext:value-type="time">
            <text:p>02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9" calcext:value-type="float">
            <text:p>533.79</text:p>
          </table:table-cell>
          <table:table-cell office:value-type="float" office:value="1110.8" calcext:value-type="float">
            <text:p>1110.8</text:p>
          </table:table-cell>
          <table:table-cell office:value-type="float" office:value="1318.03" calcext:value-type="float">
            <text:p>1318.03</text:p>
          </table:table-cell>
        </table:table-row>
        <table:table-row table:style-name="ro1">
          <table:table-cell office:value-type="float" office:value="8718737" calcext:value-type="float">
            <text:p>8718737</text:p>
          </table:table-cell>
          <table:table-cell table:formula="of:=[.A547]/1000/(60*60*24)" office:value-type="time" office:time-value="PT02H25M18.737S" calcext:value-type="time">
            <text:p>02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460.52" calcext:value-type="float">
            <text:p>460.52</text:p>
          </table:table-cell>
          <table:table-cell office:value-type="float" office:value="533.31" calcext:value-type="float">
            <text:p>533.31</text:p>
          </table:table-cell>
          <table:table-cell office:value-type="float" office:value="1112.85" calcext:value-type="float">
            <text:p>1112.85</text:p>
          </table:table-cell>
          <table:table-cell office:value-type="float" office:value="1320.41" calcext:value-type="float">
            <text:p>1320.41</text:p>
          </table:table-cell>
        </table:table-row>
        <table:table-row table:style-name="ro1">
          <table:table-cell office:value-type="float" office:value="8734739" calcext:value-type="float">
            <text:p>8734739</text:p>
          </table:table-cell>
          <table:table-cell table:formula="of:=[.A548]/1000/(60*60*24)" office:value-type="time" office:time-value="PT02H25M34.739S" calcext:value-type="time">
            <text:p>02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460.6" calcext:value-type="float">
            <text:p>460.6</text:p>
          </table:table-cell>
          <table:table-cell office:value-type="float" office:value="535.25" calcext:value-type="float">
            <text:p>535.25</text:p>
          </table:table-cell>
          <table:table-cell office:value-type="float" office:value="1114.89" calcext:value-type="float">
            <text:p>1114.89</text:p>
          </table:table-cell>
          <table:table-cell office:value-type="float" office:value="1322.79" calcext:value-type="float">
            <text:p>1322.79</text:p>
          </table:table-cell>
        </table:table-row>
        <table:table-row table:style-name="ro1">
          <table:table-cell office:value-type="float" office:value="8750739" calcext:value-type="float">
            <text:p>8750739</text:p>
          </table:table-cell>
          <table:table-cell table:formula="of:=[.A549]/1000/(60*60*24)" office:value-type="time" office:time-value="PT02H25M50.739S" calcext:value-type="time">
            <text:p>02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116.94" calcext:value-type="float">
            <text:p>1116.94</text:p>
          </table:table-cell>
          <table:table-cell office:value-type="float" office:value="1325.16" calcext:value-type="float">
            <text:p>1325.16</text:p>
          </table:table-cell>
        </table:table-row>
        <table:table-row table:style-name="ro1">
          <table:table-cell office:value-type="float" office:value="8766737" calcext:value-type="float">
            <text:p>8766737</text:p>
          </table:table-cell>
          <table:table-cell table:formula="of:=[.A550]/1000/(60*60*24)" office:value-type="time" office:time-value="PT02H26M06.737S" calcext:value-type="time">
            <text:p>02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460.8" calcext:value-type="float">
            <text:p>460.8</text:p>
          </table:table-cell>
          <table:table-cell office:value-type="float" office:value="535.48" calcext:value-type="float">
            <text:p>535.48</text:p>
          </table:table-cell>
          <table:table-cell office:value-type="float" office:value="1118.98" calcext:value-type="float">
            <text:p>1118.98</text:p>
          </table:table-cell>
          <table:table-cell office:value-type="float" office:value="1327.54" calcext:value-type="float">
            <text:p>1327.54</text:p>
          </table:table-cell>
        </table:table-row>
        <table:table-row table:style-name="ro1">
          <table:table-cell office:value-type="float" office:value="8782737" calcext:value-type="float">
            <text:p>8782737</text:p>
          </table:table-cell>
          <table:table-cell table:formula="of:=[.A551]/1000/(60*60*24)" office:value-type="time" office:time-value="PT02H26M22.737S" calcext:value-type="time">
            <text:p>02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460.72" calcext:value-type="float">
            <text:p>460.72</text:p>
          </table:table-cell>
          <table:table-cell office:value-type="float" office:value="533.54" calcext:value-type="float">
            <text:p>533.54</text:p>
          </table:table-cell>
          <table:table-cell office:value-type="float" office:value="1121.03" calcext:value-type="float">
            <text:p>1121.03</text:p>
          </table:table-cell>
          <table:table-cell office:value-type="float" office:value="1329.92" calcext:value-type="float">
            <text:p>1329.92</text:p>
          </table:table-cell>
        </table:table-row>
        <table:table-row table:style-name="ro1">
          <table:table-cell office:value-type="float" office:value="8798737" calcext:value-type="float">
            <text:p>8798737</text:p>
          </table:table-cell>
          <table:table-cell table:formula="of:=[.A552]/1000/(60*60*24)" office:value-type="time" office:time-value="PT02H26M38.737S" calcext:value-type="time">
            <text:p>02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23.08" calcext:value-type="float">
            <text:p>1123.08</text:p>
          </table:table-cell>
          <table:table-cell office:value-type="float" office:value="1332.29" calcext:value-type="float">
            <text:p>1332.29</text:p>
          </table:table-cell>
        </table:table-row>
        <table:table-row table:style-name="ro1">
          <table:table-cell office:value-type="float" office:value="8814739" calcext:value-type="float">
            <text:p>8814739</text:p>
          </table:table-cell>
          <table:table-cell table:formula="of:=[.A553]/1000/(60*60*24)" office:value-type="time" office:time-value="PT02H26M54.739S" calcext:value-type="time">
            <text:p>02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3.56" calcext:value-type="float">
            <text:p>533.56</text:p>
          </table:table-cell>
          <table:table-cell office:value-type="float" office:value="1125.12" calcext:value-type="float">
            <text:p>1125.12</text:p>
          </table:table-cell>
          <table:table-cell office:value-type="float" office:value="1334.66" calcext:value-type="float">
            <text:p>1334.66</text:p>
          </table:table-cell>
        </table:table-row>
        <table:table-row table:style-name="ro1">
          <table:table-cell office:value-type="float" office:value="8830737" calcext:value-type="float">
            <text:p>8830737</text:p>
          </table:table-cell>
          <table:table-cell table:formula="of:=[.A554]/1000/(60*60*24)" office:value-type="time" office:time-value="PT02H27M10.737S" calcext:value-type="time">
            <text:p>02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1" calcext:value-type="float">
            <text:p>533.71</text:p>
          </table:table-cell>
          <table:table-cell office:value-type="float" office:value="1127.16" calcext:value-type="float">
            <text:p>1127.16</text:p>
          </table:table-cell>
          <table:table-cell office:value-type="float" office:value="1337.04" calcext:value-type="float">
            <text:p>1337.04</text:p>
          </table:table-cell>
        </table:table-row>
        <table:table-row table:style-name="ro1">
          <table:table-cell office:value-type="float" office:value="8846737" calcext:value-type="float">
            <text:p>8846737</text:p>
          </table:table-cell>
          <table:table-cell table:formula="of:=[.A555]/1000/(60*60*24)" office:value-type="time" office:time-value="PT02H27M26.737S" calcext:value-type="time">
            <text:p>02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1" calcext:value-type="float">
            <text:p>534.01</text:p>
          </table:table-cell>
          <table:table-cell office:value-type="float" office:value="1129.2" calcext:value-type="float">
            <text:p>1129.2</text:p>
          </table:table-cell>
          <table:table-cell office:value-type="float" office:value="1339.4" calcext:value-type="float">
            <text:p>1339.4</text:p>
          </table:table-cell>
        </table:table-row>
        <table:table-row table:style-name="ro1">
          <table:table-cell office:value-type="float" office:value="8862739" calcext:value-type="float">
            <text:p>8862739</text:p>
          </table:table-cell>
          <table:table-cell table:formula="of:=[.A556]/1000/(60*60*24)" office:value-type="time" office:time-value="PT02H27M42.739S" calcext:value-type="time">
            <text:p>02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131.24" calcext:value-type="float">
            <text:p>1131.24</text:p>
          </table:table-cell>
          <table:table-cell office:value-type="float" office:value="1341.78" calcext:value-type="float">
            <text:p>1341.78</text:p>
          </table:table-cell>
        </table:table-row>
        <table:table-row table:style-name="ro1">
          <table:table-cell office:value-type="float" office:value="8878738" calcext:value-type="float">
            <text:p>8878738</text:p>
          </table:table-cell>
          <table:table-cell table:formula="of:=[.A557]/1000/(60*60*24)" office:value-type="time" office:time-value="PT02H27M58.738S" calcext:value-type="time">
            <text:p>02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133.29" calcext:value-type="float">
            <text:p>1133.29</text:p>
          </table:table-cell>
          <table:table-cell office:value-type="float" office:value="1344.15" calcext:value-type="float">
            <text:p>1344.15</text:p>
          </table:table-cell>
        </table:table-row>
        <table:table-row table:style-name="ro1">
          <table:table-cell office:value-type="float" office:value="8894738" calcext:value-type="float">
            <text:p>8894738</text:p>
          </table:table-cell>
          <table:table-cell table:formula="of:=[.A558]/1000/(60*60*24)" office:value-type="time" office:time-value="PT02H28M14.738S" calcext:value-type="time">
            <text:p>02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135.33" calcext:value-type="float">
            <text:p>1135.33</text:p>
          </table:table-cell>
          <table:table-cell office:value-type="float" office:value="1346.52" calcext:value-type="float">
            <text:p>1346.52</text:p>
          </table:table-cell>
        </table:table-row>
        <table:table-row table:style-name="ro1">
          <table:table-cell office:value-type="float" office:value="8910739" calcext:value-type="float">
            <text:p>8910739</text:p>
          </table:table-cell>
          <table:table-cell table:formula="of:=[.A559]/1000/(60*60*24)" office:value-type="time" office:time-value="PT02H28M30.739S" calcext:value-type="time">
            <text:p>02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1137.37" calcext:value-type="float">
            <text:p>1137.37</text:p>
          </table:table-cell>
          <table:table-cell office:value-type="float" office:value="1348.89" calcext:value-type="float">
            <text:p>1348.89</text:p>
          </table:table-cell>
        </table:table-row>
        <table:table-row table:style-name="ro1">
          <table:table-cell office:value-type="float" office:value="8926737" calcext:value-type="float">
            <text:p>8926737</text:p>
          </table:table-cell>
          <table:table-cell table:formula="of:=[.A560]/1000/(60*60*24)" office:value-type="time" office:time-value="PT02H28M46.737S" calcext:value-type="time">
            <text:p>02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139.41" calcext:value-type="float">
            <text:p>1139.41</text:p>
          </table:table-cell>
          <table:table-cell office:value-type="float" office:value="1351.25" calcext:value-type="float">
            <text:p>1351.25</text:p>
          </table:table-cell>
        </table:table-row>
        <table:table-row table:style-name="ro1">
          <table:table-cell office:value-type="float" office:value="8942739" calcext:value-type="float">
            <text:p>8942739</text:p>
          </table:table-cell>
          <table:table-cell table:formula="of:=[.A561]/1000/(60*60*24)" office:value-type="time" office:time-value="PT02H29M02.739S" calcext:value-type="time">
            <text:p>02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09" calcext:value-type="float">
            <text:p>532.09</text:p>
          </table:table-cell>
          <table:table-cell office:value-type="float" office:value="1141.45" calcext:value-type="float">
            <text:p>1141.45</text:p>
          </table:table-cell>
          <table:table-cell office:value-type="float" office:value="1353.62" calcext:value-type="float">
            <text:p>1353.62</text:p>
          </table:table-cell>
        </table:table-row>
        <table:table-row table:style-name="ro1">
          <table:table-cell office:value-type="float" office:value="8958737" calcext:value-type="float">
            <text:p>8958737</text:p>
          </table:table-cell>
          <table:table-cell table:formula="of:=[.A562]/1000/(60*60*24)" office:value-type="time" office:time-value="PT02H29M18.737S" calcext:value-type="time">
            <text:p>02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5" calcext:value-type="float">
            <text:p>534.15</text:p>
          </table:table-cell>
          <table:table-cell office:value-type="float" office:value="1143.49" calcext:value-type="float">
            <text:p>1143.49</text:p>
          </table:table-cell>
          <table:table-cell office:value-type="float" office:value="1355.99" calcext:value-type="float">
            <text:p>1355.99</text:p>
          </table:table-cell>
        </table:table-row>
        <table:table-row table:style-name="ro1">
          <table:table-cell office:value-type="float" office:value="8974739" calcext:value-type="float">
            <text:p>8974739</text:p>
          </table:table-cell>
          <table:table-cell table:formula="of:=[.A563]/1000/(60*60*24)" office:value-type="time" office:time-value="PT02H29M34.739S" calcext:value-type="time">
            <text:p>02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460.6" calcext:value-type="float">
            <text:p>460.6</text:p>
          </table:table-cell>
          <table:table-cell office:value-type="float" office:value="535.25" calcext:value-type="float">
            <text:p>535.25</text:p>
          </table:table-cell>
          <table:table-cell office:value-type="float" office:value="1145.54" calcext:value-type="float">
            <text:p>1145.54</text:p>
          </table:table-cell>
          <table:table-cell office:value-type="float" office:value="1358.37" calcext:value-type="float">
            <text:p>1358.37</text:p>
          </table:table-cell>
        </table:table-row>
        <table:table-row table:style-name="ro1">
          <table:table-cell office:value-type="float" office:value="8990739" calcext:value-type="float">
            <text:p>8990739</text:p>
          </table:table-cell>
          <table:table-cell table:formula="of:=[.A564]/1000/(60*60*24)" office:value-type="time" office:time-value="PT02H29M50.739S" calcext:value-type="time">
            <text:p>02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2" calcext:value-type="float">
            <text:p>531.72</text:p>
          </table:table-cell>
          <table:table-cell office:value-type="float" office:value="1147.58" calcext:value-type="float">
            <text:p>1147.58</text:p>
          </table:table-cell>
          <table:table-cell office:value-type="float" office:value="1360.74" calcext:value-type="float">
            <text:p>1360.74</text:p>
          </table:table-cell>
        </table:table-row>
        <table:table-row table:style-name="ro1">
          <table:table-cell office:value-type="float" office:value="9006738" calcext:value-type="float">
            <text:p>9006738</text:p>
          </table:table-cell>
          <table:table-cell table:formula="of:=[.A565]/1000/(60*60*24)" office:value-type="time" office:time-value="PT02H30M06.738S" calcext:value-type="time">
            <text:p>02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1" calcext:value-type="float">
            <text:p>533.71</text:p>
          </table:table-cell>
          <table:table-cell office:value-type="float" office:value="1149.63" calcext:value-type="float">
            <text:p>1149.63</text:p>
          </table:table-cell>
          <table:table-cell office:value-type="float" office:value="1363.11" calcext:value-type="float">
            <text:p>1363.11</text:p>
          </table:table-cell>
        </table:table-row>
        <table:table-row table:style-name="ro1">
          <table:table-cell office:value-type="float" office:value="9022737" calcext:value-type="float">
            <text:p>9022737</text:p>
          </table:table-cell>
          <table:table-cell table:formula="of:=[.A566]/1000/(60*60*24)" office:value-type="time" office:time-value="PT02H30M22.737S" calcext:value-type="time">
            <text:p>02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3.56" calcext:value-type="float">
            <text:p>533.56</text:p>
          </table:table-cell>
          <table:table-cell office:value-type="float" office:value="1151.67" calcext:value-type="float">
            <text:p>1151.67</text:p>
          </table:table-cell>
          <table:table-cell office:value-type="float" office:value="1365.48" calcext:value-type="float">
            <text:p>1365.48</text:p>
          </table:table-cell>
        </table:table-row>
        <table:table-row table:style-name="ro1">
          <table:table-cell office:value-type="float" office:value="9038737" calcext:value-type="float">
            <text:p>9038737</text:p>
          </table:table-cell>
          <table:table-cell table:formula="of:=[.A567]/1000/(60*60*24)" office:value-type="time" office:time-value="PT02H30M38.737S" calcext:value-type="time">
            <text:p>02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3" calcext:value-type="float">
            <text:p>531.73</text:p>
          </table:table-cell>
          <table:table-cell office:value-type="float" office:value="1153.71" calcext:value-type="float">
            <text:p>1153.71</text:p>
          </table:table-cell>
          <table:table-cell office:value-type="float" office:value="1367.85" calcext:value-type="float">
            <text:p>1367.85</text:p>
          </table:table-cell>
        </table:table-row>
        <table:table-row table:style-name="ro1">
          <table:table-cell office:value-type="float" office:value="9054738" calcext:value-type="float">
            <text:p>9054738</text:p>
          </table:table-cell>
          <table:table-cell table:formula="of:=[.A568]/1000/(60*60*24)" office:value-type="time" office:time-value="PT02H30M54.738S" calcext:value-type="time">
            <text:p>02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460.52" calcext:value-type="float">
            <text:p>460.52</text:p>
          </table:table-cell>
          <table:table-cell office:value-type="float" office:value="533.31" calcext:value-type="float">
            <text:p>533.31</text:p>
          </table:table-cell>
          <table:table-cell office:value-type="float" office:value="1155.75" calcext:value-type="float">
            <text:p>1155.75</text:p>
          </table:table-cell>
          <table:table-cell office:value-type="float" office:value="1370.21" calcext:value-type="float">
            <text:p>1370.21</text:p>
          </table:table-cell>
        </table:table-row>
        <table:table-row table:style-name="ro1">
          <table:table-cell office:value-type="float" office:value="9070737" calcext:value-type="float">
            <text:p>9070737</text:p>
          </table:table-cell>
          <table:table-cell table:formula="of:=[.A569]/1000/(60*60*24)" office:value-type="time" office:time-value="PT02H31M10.737S" calcext:value-type="time">
            <text:p>02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460.8" calcext:value-type="float">
            <text:p>460.8</text:p>
          </table:table-cell>
          <table:table-cell office:value-type="float" office:value="533.64" calcext:value-type="float">
            <text:p>533.64</text:p>
          </table:table-cell>
          <table:table-cell office:value-type="float" office:value="1157.8" calcext:value-type="float">
            <text:p>1157.8</text:p>
          </table:table-cell>
          <table:table-cell office:value-type="float" office:value="1372.59" calcext:value-type="float">
            <text:p>1372.59</text:p>
          </table:table-cell>
        </table:table-row>
        <table:table-row table:style-name="ro1">
          <table:table-cell office:value-type="float" office:value="9086737" calcext:value-type="float">
            <text:p>9086737</text:p>
          </table:table-cell>
          <table:table-cell table:formula="of:=[.A570]/1000/(60*60*24)" office:value-type="time" office:time-value="PT02H31M26.737S" calcext:value-type="time">
            <text:p>02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461" calcext:value-type="float">
            <text:p>461</text:p>
          </table:table-cell>
          <table:table-cell office:value-type="float" office:value="533.87" calcext:value-type="float">
            <text:p>533.87</text:p>
          </table:table-cell>
          <table:table-cell office:value-type="float" office:value="1159.85" calcext:value-type="float">
            <text:p>1159.85</text:p>
          </table:table-cell>
          <table:table-cell office:value-type="float" office:value="1374.96" calcext:value-type="float">
            <text:p>1374.96</text:p>
          </table:table-cell>
        </table:table-row>
        <table:table-row table:style-name="ro1">
          <table:table-cell office:value-type="float" office:value="9102739" calcext:value-type="float">
            <text:p>9102739</text:p>
          </table:table-cell>
          <table:table-cell table:formula="of:=[.A571]/1000/(60*60*24)" office:value-type="time" office:time-value="PT02H31M42.739S" calcext:value-type="time">
            <text:p>02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460.8" calcext:value-type="float">
            <text:p>460.8</text:p>
          </table:table-cell>
          <table:table-cell office:value-type="float" office:value="533.64" calcext:value-type="float">
            <text:p>533.64</text:p>
          </table:table-cell>
          <table:table-cell office:value-type="float" office:value="1161.9" calcext:value-type="float">
            <text:p>1161.9</text:p>
          </table:table-cell>
          <table:table-cell office:value-type="float" office:value="1377.34" calcext:value-type="float">
            <text:p>1377.34</text:p>
          </table:table-cell>
        </table:table-row>
        <table:table-row table:style-name="ro1">
          <table:table-cell office:value-type="float" office:value="9118739" calcext:value-type="float">
            <text:p>9118739</text:p>
          </table:table-cell>
          <table:table-cell table:formula="of:=[.A572]/1000/(60*60*24)" office:value-type="time" office:time-value="PT02H31M58.739S" calcext:value-type="time">
            <text:p>02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460.6" calcext:value-type="float">
            <text:p>460.6</text:p>
          </table:table-cell>
          <table:table-cell office:value-type="float" office:value="533.4" calcext:value-type="float">
            <text:p>533.4</text:p>
          </table:table-cell>
          <table:table-cell office:value-type="float" office:value="1163.95" calcext:value-type="float">
            <text:p>1163.95</text:p>
          </table:table-cell>
          <table:table-cell office:value-type="float" office:value="1379.71" calcext:value-type="float">
            <text:p>1379.71</text:p>
          </table:table-cell>
        </table:table-row>
        <table:table-row table:style-name="ro1">
          <table:table-cell office:value-type="float" office:value="9134737" calcext:value-type="float">
            <text:p>9134737</text:p>
          </table:table-cell>
          <table:table-cell table:formula="of:=[.A573]/1000/(60*60*24)" office:value-type="time" office:time-value="PT02H32M14.737S" calcext:value-type="time">
            <text:p>02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460.8" calcext:value-type="float">
            <text:p>460.8</text:p>
          </table:table-cell>
          <table:table-cell office:value-type="float" office:value="533.63" calcext:value-type="float">
            <text:p>533.63</text:p>
          </table:table-cell>
          <table:table-cell office:value-type="float" office:value="1165.99" calcext:value-type="float">
            <text:p>1165.99</text:p>
          </table:table-cell>
          <table:table-cell office:value-type="float" office:value="1382.08" calcext:value-type="float">
            <text:p>1382.08</text:p>
          </table:table-cell>
        </table:table-row>
        <table:table-row table:style-name="ro1">
          <table:table-cell office:value-type="float" office:value="9150737" calcext:value-type="float">
            <text:p>9150737</text:p>
          </table:table-cell>
          <table:table-cell table:formula="of:=[.A574]/1000/(60*60*24)" office:value-type="time" office:time-value="PT02H32M30.737S" calcext:value-type="time">
            <text:p>02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460.72" calcext:value-type="float">
            <text:p>460.72</text:p>
          </table:table-cell>
          <table:table-cell office:value-type="float" office:value="533.55" calcext:value-type="float">
            <text:p>533.55</text:p>
          </table:table-cell>
          <table:table-cell office:value-type="float" office:value="1168.04" calcext:value-type="float">
            <text:p>1168.04</text:p>
          </table:table-cell>
          <table:table-cell office:value-type="float" office:value="1384.46" calcext:value-type="float">
            <text:p>1384.46</text:p>
          </table:table-cell>
        </table:table-row>
        <table:table-row table:style-name="ro1">
          <table:table-cell office:value-type="float" office:value="9166738" calcext:value-type="float">
            <text:p>9166738</text:p>
          </table:table-cell>
          <table:table-cell table:formula="of:=[.A575]/1000/(60*60*24)" office:value-type="time" office:time-value="PT02H32M46.738S" calcext:value-type="time">
            <text:p>02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461.12" calcext:value-type="float">
            <text:p>461.12</text:p>
          </table:table-cell>
          <table:table-cell office:value-type="float" office:value="535.85" calcext:value-type="float">
            <text:p>535.85</text:p>
          </table:table-cell>
          <table:table-cell office:value-type="float" office:value="1170.09" calcext:value-type="float">
            <text:p>1170.09</text:p>
          </table:table-cell>
          <table:table-cell office:value-type="float" office:value="1386.83" calcext:value-type="float">
            <text:p>1386.83</text:p>
          </table:table-cell>
        </table:table-row>
        <table:table-row table:style-name="ro1">
          <table:table-cell office:value-type="float" office:value="9182737" calcext:value-type="float">
            <text:p>9182737</text:p>
          </table:table-cell>
          <table:table-cell table:formula="of:=[.A576]/1000/(60*60*24)" office:value-type="time" office:time-value="PT02H33M02.737S" calcext:value-type="time">
            <text:p>02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460.8" calcext:value-type="float">
            <text:p>460.8</text:p>
          </table:table-cell>
          <table:table-cell office:value-type="float" office:value="533.65" calcext:value-type="float">
            <text:p>533.65</text:p>
          </table:table-cell>
          <table:table-cell office:value-type="float" office:value="1172.14" calcext:value-type="float">
            <text:p>1172.14</text:p>
          </table:table-cell>
          <table:table-cell office:value-type="float" office:value="1389.21" calcext:value-type="float">
            <text:p>1389.21</text:p>
          </table:table-cell>
        </table:table-row>
        <table:table-row table:style-name="ro1">
          <table:table-cell office:value-type="float" office:value="9198739" calcext:value-type="float">
            <text:p>9198739</text:p>
          </table:table-cell>
          <table:table-cell table:formula="of:=[.A577]/1000/(60*60*24)" office:value-type="time" office:time-value="PT02H33M18.739S" calcext:value-type="time">
            <text:p>02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460.8" calcext:value-type="float">
            <text:p>460.8</text:p>
          </table:table-cell>
          <table:table-cell office:value-type="float" office:value="533.64" calcext:value-type="float">
            <text:p>533.64</text:p>
          </table:table-cell>
          <table:table-cell office:value-type="float" office:value="1174.19" calcext:value-type="float">
            <text:p>1174.19</text:p>
          </table:table-cell>
          <table:table-cell office:value-type="float" office:value="1391.58" calcext:value-type="float">
            <text:p>1391.58</text:p>
          </table:table-cell>
        </table:table-row>
        <table:table-row table:style-name="ro1">
          <table:table-cell office:value-type="float" office:value="9214737" calcext:value-type="float">
            <text:p>9214737</text:p>
          </table:table-cell>
          <table:table-cell table:formula="of:=[.A578]/1000/(60*60*24)" office:value-type="time" office:time-value="PT02H33M34.737S" calcext:value-type="time">
            <text:p>02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460.8" calcext:value-type="float">
            <text:p>460.8</text:p>
          </table:table-cell>
          <table:table-cell office:value-type="float" office:value="533.64" calcext:value-type="float">
            <text:p>533.64</text:p>
          </table:table-cell>
          <table:table-cell office:value-type="float" office:value="1176.23" calcext:value-type="float">
            <text:p>1176.23</text:p>
          </table:table-cell>
          <table:table-cell office:value-type="float" office:value="1393.95" calcext:value-type="float">
            <text:p>1393.95</text:p>
          </table:table-cell>
        </table:table-row>
        <table:table-row table:style-name="ro1">
          <table:table-cell office:value-type="float" office:value="9230737" calcext:value-type="float">
            <text:p>9230737</text:p>
          </table:table-cell>
          <table:table-cell table:formula="of:=[.A579]/1000/(60*60*24)" office:value-type="time" office:time-value="PT02H33M50.737S" calcext:value-type="time">
            <text:p>02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1.62" calcext:value-type="float">
            <text:p>531.62</text:p>
          </table:table-cell>
          <table:table-cell office:value-type="float" office:value="1178.27" calcext:value-type="float">
            <text:p>1178.27</text:p>
          </table:table-cell>
          <table:table-cell office:value-type="float" office:value="1396.32" calcext:value-type="float">
            <text:p>1396.32</text:p>
          </table:table-cell>
        </table:table-row>
        <table:table-row table:style-name="ro1">
          <table:table-cell office:value-type="float" office:value="9246739" calcext:value-type="float">
            <text:p>9246739</text:p>
          </table:table-cell>
          <table:table-cell table:formula="of:=[.A580]/1000/(60*60*24)" office:value-type="time" office:time-value="PT02H34M06.739S" calcext:value-type="time">
            <text:p>02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8" calcext:value-type="float">
            <text:p>532.18</text:p>
          </table:table-cell>
          <table:table-cell office:value-type="float" office:value="1180.32" calcext:value-type="float">
            <text:p>1180.32</text:p>
          </table:table-cell>
          <table:table-cell office:value-type="float" office:value="1398.68" calcext:value-type="float">
            <text:p>1398.68</text:p>
          </table:table-cell>
        </table:table-row>
        <table:table-row table:style-name="ro1">
          <table:table-cell office:value-type="float" office:value="9262737" calcext:value-type="float">
            <text:p>9262737</text:p>
          </table:table-cell>
          <table:table-cell table:formula="of:=[.A581]/1000/(60*60*24)" office:value-type="time" office:time-value="PT02H34M22.737S" calcext:value-type="time">
            <text:p>02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182.36" calcext:value-type="float">
            <text:p>1182.36</text:p>
          </table:table-cell>
          <table:table-cell office:value-type="float" office:value="1401.05" calcext:value-type="float">
            <text:p>1401.05</text:p>
          </table:table-cell>
        </table:table-row>
        <table:table-row table:style-name="ro1">
          <table:table-cell office:value-type="float" office:value="9278738" calcext:value-type="float">
            <text:p>9278738</text:p>
          </table:table-cell>
          <table:table-cell table:formula="of:=[.A582]/1000/(60*60*24)" office:value-type="time" office:time-value="PT02H34M38.738S" calcext:value-type="time">
            <text:p>02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7" calcext:value-type="float">
            <text:p>531.87</text:p>
          </table:table-cell>
          <table:table-cell office:value-type="float" office:value="1184.4" calcext:value-type="float">
            <text:p>1184.4</text:p>
          </table:table-cell>
          <table:table-cell office:value-type="float" office:value="1403.42" calcext:value-type="float">
            <text:p>1403.42</text:p>
          </table:table-cell>
        </table:table-row>
        <table:table-row table:style-name="ro1">
          <table:table-cell office:value-type="float" office:value="9294739" calcext:value-type="float">
            <text:p>9294739</text:p>
          </table:table-cell>
          <table:table-cell table:formula="of:=[.A583]/1000/(60*60*24)" office:value-type="time" office:time-value="PT02H34M54.739S" calcext:value-type="time">
            <text:p>02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2" calcext:value-type="float">
            <text:p>532.32</text:p>
          </table:table-cell>
          <table:table-cell office:value-type="float" office:value="1186.44" calcext:value-type="float">
            <text:p>1186.44</text:p>
          </table:table-cell>
          <table:table-cell office:value-type="float" office:value="1405.78" calcext:value-type="float">
            <text:p>1405.78</text:p>
          </table:table-cell>
        </table:table-row>
        <table:table-row table:style-name="ro1">
          <table:table-cell office:value-type="float" office:value="9310737" calcext:value-type="float">
            <text:p>9310737</text:p>
          </table:table-cell>
          <table:table-cell table:formula="of:=[.A584]/1000/(60*60*24)" office:value-type="time" office:time-value="PT02H35M10.737S" calcext:value-type="time">
            <text:p>02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7" calcext:value-type="float">
            <text:p>531.87</text:p>
          </table:table-cell>
          <table:table-cell office:value-type="float" office:value="1188.48" calcext:value-type="float">
            <text:p>1188.48</text:p>
          </table:table-cell>
          <table:table-cell office:value-type="float" office:value="1408.15" calcext:value-type="float">
            <text:p>1408.15</text:p>
          </table:table-cell>
        </table:table-row>
        <table:table-row table:style-name="ro1">
          <table:table-cell office:value-type="float" office:value="9326737" calcext:value-type="float">
            <text:p>9326737</text:p>
          </table:table-cell>
          <table:table-cell table:formula="of:=[.A585]/1000/(60*60*24)" office:value-type="time" office:time-value="PT02H35M26.737S" calcext:value-type="time">
            <text:p>02:35:27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190.53" calcext:value-type="float">
            <text:p>1190.53</text:p>
          </table:table-cell>
          <table:table-cell office:value-type="float" office:value="1410.51" calcext:value-type="float">
            <text:p>1410.51</text:p>
          </table:table-cell>
        </table:table-row>
        <table:table-row table:style-name="ro1">
          <table:table-cell office:value-type="float" office:value="9342737" calcext:value-type="float">
            <text:p>9342737</text:p>
          </table:table-cell>
          <table:table-cell table:formula="of:=[.A586]/1000/(60*60*24)" office:value-type="time" office:time-value="PT02H35M42.737S" calcext:value-type="time">
            <text:p>02:35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192.57" calcext:value-type="float">
            <text:p>1192.57</text:p>
          </table:table-cell>
          <table:table-cell office:value-type="float" office:value="1412.88" calcext:value-type="float">
            <text:p>1412.88</text:p>
          </table:table-cell>
        </table:table-row>
        <table:table-row table:style-name="ro1">
          <table:table-cell office:value-type="float" office:value="9358737" calcext:value-type="float">
            <text:p>9358737</text:p>
          </table:table-cell>
          <table:table-cell table:formula="of:=[.A587]/1000/(60*60*24)" office:value-type="time" office:time-value="PT02H35M58.737S" calcext:value-type="time">
            <text:p>02:35:59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09" calcext:value-type="float">
            <text:p>532.09</text:p>
          </table:table-cell>
          <table:table-cell office:value-type="float" office:value="1194.61" calcext:value-type="float">
            <text:p>1194.61</text:p>
          </table:table-cell>
          <table:table-cell office:value-type="float" office:value="1415.24" calcext:value-type="float">
            <text:p>1415.24</text:p>
          </table:table-cell>
        </table:table-row>
        <table:table-row table:style-name="ro1">
          <table:table-cell office:value-type="float" office:value="9374739" calcext:value-type="float">
            <text:p>9374739</text:p>
          </table:table-cell>
          <table:table-cell table:formula="of:=[.A588]/1000/(60*60*24)" office:value-type="time" office:time-value="PT02H36M14.739S" calcext:value-type="time">
            <text:p>02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196.65" calcext:value-type="float">
            <text:p>1196.65</text:p>
          </table:table-cell>
          <table:table-cell office:value-type="float" office:value="1417.6" calcext:value-type="float">
            <text:p>1417.6</text:p>
          </table:table-cell>
        </table:table-row>
        <table:table-row table:style-name="ro1">
          <table:table-cell office:value-type="float" office:value="9390737" calcext:value-type="float">
            <text:p>9390737</text:p>
          </table:table-cell>
          <table:table-cell table:formula="of:=[.A589]/1000/(60*60*24)" office:value-type="time" office:time-value="PT02H36M30.737S" calcext:value-type="time">
            <text:p>02:36:31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8" calcext:value-type="float">
            <text:p>532.18</text:p>
          </table:table-cell>
          <table:table-cell office:value-type="float" office:value="1198.69" calcext:value-type="float">
            <text:p>1198.69</text:p>
          </table:table-cell>
          <table:table-cell office:value-type="float" office:value="1419.97" calcext:value-type="float">
            <text:p>1419.97</text:p>
          </table:table-cell>
        </table:table-row>
        <table:table-row table:style-name="ro1">
          <table:table-cell office:value-type="float" office:value="9406737" calcext:value-type="float">
            <text:p>9406737</text:p>
          </table:table-cell>
          <table:table-cell table:formula="of:=[.A590]/1000/(60*60*24)" office:value-type="time" office:time-value="PT02H36M46.737S" calcext:value-type="time">
            <text:p>02:36:47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00.73" calcext:value-type="float">
            <text:p>1200.73</text:p>
          </table:table-cell>
          <table:table-cell office:value-type="float" office:value="1422.33" calcext:value-type="float">
            <text:p>1422.33</text:p>
          </table:table-cell>
        </table:table-row>
        <table:table-row table:style-name="ro1">
          <table:table-cell office:value-type="float" office:value="9422737" calcext:value-type="float">
            <text:p>9422737</text:p>
          </table:table-cell>
          <table:table-cell table:formula="of:=[.A591]/1000/(60*60*24)" office:value-type="time" office:time-value="PT02H37M02.737S" calcext:value-type="time">
            <text:p>02:37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202.77" calcext:value-type="float">
            <text:p>1202.77</text:p>
          </table:table-cell>
          <table:table-cell office:value-type="float" office:value="1424.7" calcext:value-type="float">
            <text:p>1424.7</text:p>
          </table:table-cell>
        </table:table-row>
        <table:table-row table:style-name="ro1">
          <table:table-cell office:value-type="float" office:value="9438737" calcext:value-type="float">
            <text:p>9438737</text:p>
          </table:table-cell>
          <table:table-cell table:formula="of:=[.A592]/1000/(60*60*24)" office:value-type="time" office:time-value="PT02H37M18.737S" calcext:value-type="time">
            <text:p>02:37:19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1204.82" calcext:value-type="float">
            <text:p>1204.82</text:p>
          </table:table-cell>
          <table:table-cell office:value-type="float" office:value="1427.06" calcext:value-type="float">
            <text:p>1427.06</text:p>
          </table:table-cell>
        </table:table-row>
        <table:table-row table:style-name="ro1">
          <table:table-cell office:value-type="float" office:value="9454737" calcext:value-type="float">
            <text:p>9454737</text:p>
          </table:table-cell>
          <table:table-cell table:formula="of:=[.A593]/1000/(60*60*24)" office:value-type="time" office:time-value="PT02H37M34.737S" calcext:value-type="time">
            <text:p>02:37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06.86" calcext:value-type="float">
            <text:p>1206.86</text:p>
          </table:table-cell>
          <table:table-cell office:value-type="float" office:value="1429.43" calcext:value-type="float">
            <text:p>1429.43</text:p>
          </table:table-cell>
        </table:table-row>
        <table:table-row table:style-name="ro1">
          <table:table-cell office:value-type="float" office:value="9470737" calcext:value-type="float">
            <text:p>9470737</text:p>
          </table:table-cell>
          <table:table-cell table:formula="of:=[.A594]/1000/(60*60*24)" office:value-type="time" office:time-value="PT02H37M50.737S" calcext:value-type="time">
            <text:p>02:37:51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09" calcext:value-type="float">
            <text:p>532.09</text:p>
          </table:table-cell>
          <table:table-cell office:value-type="float" office:value="1208.9" calcext:value-type="float">
            <text:p>1208.9</text:p>
          </table:table-cell>
          <table:table-cell office:value-type="float" office:value="1431.79" calcext:value-type="float">
            <text:p>1431.79</text:p>
          </table:table-cell>
        </table:table-row>
        <table:table-row table:style-name="ro1">
          <table:table-cell office:value-type="float" office:value="9486737" calcext:value-type="float">
            <text:p>9486737</text:p>
          </table:table-cell>
          <table:table-cell table:formula="of:=[.A595]/1000/(60*60*24)" office:value-type="time" office:time-value="PT02H38M06.737S" calcext:value-type="time">
            <text:p>02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10.94" calcext:value-type="float">
            <text:p>1210.94</text:p>
          </table:table-cell>
          <table:table-cell office:value-type="float" office:value="1434.16" calcext:value-type="float">
            <text:p>1434.16</text:p>
          </table:table-cell>
        </table:table-row>
        <table:table-row table:style-name="ro1">
          <table:table-cell office:value-type="float" office:value="9502739" calcext:value-type="float">
            <text:p>9502739</text:p>
          </table:table-cell>
          <table:table-cell table:formula="of:=[.A596]/1000/(60*60*24)" office:value-type="time" office:time-value="PT02H38M22.739S" calcext:value-type="time">
            <text:p>02:38:23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3" calcext:value-type="float">
            <text:p>531.73</text:p>
          </table:table-cell>
          <table:table-cell office:value-type="float" office:value="1212.98" calcext:value-type="float">
            <text:p>1212.98</text:p>
          </table:table-cell>
          <table:table-cell office:value-type="float" office:value="1436.52" calcext:value-type="float">
            <text:p>1436.52</text:p>
          </table:table-cell>
        </table:table-row>
        <table:table-row table:style-name="ro1">
          <table:table-cell office:value-type="float" office:value="9518737" calcext:value-type="float">
            <text:p>9518737</text:p>
          </table:table-cell>
          <table:table-cell table:formula="of:=[.A597]/1000/(60*60*24)" office:value-type="time" office:time-value="PT02H38M38.737S" calcext:value-type="time">
            <text:p>02:38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3" calcext:value-type="float">
            <text:p>531.73</text:p>
          </table:table-cell>
          <table:table-cell office:value-type="float" office:value="1215.02" calcext:value-type="float">
            <text:p>1215.02</text:p>
          </table:table-cell>
          <table:table-cell office:value-type="float" office:value="1438.89" calcext:value-type="float">
            <text:p>1438.89</text:p>
          </table:table-cell>
        </table:table-row>
        <table:table-row table:style-name="ro1">
          <table:table-cell office:value-type="float" office:value="9534738" calcext:value-type="float">
            <text:p>9534738</text:p>
          </table:table-cell>
          <table:table-cell table:formula="of:=[.A598]/1000/(60*60*24)" office:value-type="time" office:time-value="PT02H38M54.738S" calcext:value-type="time">
            <text:p>02:38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5" calcext:value-type="float">
            <text:p>531.95</text:p>
          </table:table-cell>
          <table:table-cell office:value-type="float" office:value="1217.07" calcext:value-type="float">
            <text:p>1217.07</text:p>
          </table:table-cell>
          <table:table-cell office:value-type="float" office:value="1441.25" calcext:value-type="float">
            <text:p>1441.25</text:p>
          </table:table-cell>
        </table:table-row>
        <table:table-row table:style-name="ro1">
          <table:table-cell office:value-type="float" office:value="9550737" calcext:value-type="float">
            <text:p>9550737</text:p>
          </table:table-cell>
          <table:table-cell table:formula="of:=[.A599]/1000/(60*60*24)" office:value-type="time" office:time-value="PT02H39M10.737S" calcext:value-type="time">
            <text:p>02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2" calcext:value-type="float">
            <text:p>531.72</text:p>
          </table:table-cell>
          <table:table-cell office:value-type="float" office:value="1219.11" calcext:value-type="float">
            <text:p>1219.11</text:p>
          </table:table-cell>
          <table:table-cell office:value-type="float" office:value="1443.61" calcext:value-type="float">
            <text:p>1443.61</text:p>
          </table:table-cell>
        </table:table-row>
        <table:table-row table:style-name="ro1">
          <table:table-cell office:value-type="float" office:value="9566737" calcext:value-type="float">
            <text:p>9566737</text:p>
          </table:table-cell>
          <table:table-cell table:formula="of:=[.A600]/1000/(60*60*24)" office:value-type="time" office:time-value="PT02H39M26.737S" calcext:value-type="time">
            <text:p>02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5" calcext:value-type="float">
            <text:p>530.25</text:p>
          </table:table-cell>
          <table:table-cell office:value-type="float" office:value="1221.15" calcext:value-type="float">
            <text:p>1221.15</text:p>
          </table:table-cell>
          <table:table-cell office:value-type="float" office:value="1445.97" calcext:value-type="float">
            <text:p>1445.97</text:p>
          </table:table-cell>
        </table:table-row>
        <table:table-row table:style-name="ro1">
          <table:table-cell office:value-type="float" office:value="9582737" calcext:value-type="float">
            <text:p>9582737</text:p>
          </table:table-cell>
          <table:table-cell table:formula="of:=[.A601]/1000/(60*60*24)" office:value-type="time" office:time-value="PT02H39M42.737S" calcext:value-type="time">
            <text:p>02:39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5" calcext:value-type="float">
            <text:p>531.95</text:p>
          </table:table-cell>
          <table:table-cell office:value-type="float" office:value="1223.19" calcext:value-type="float">
            <text:p>1223.19</text:p>
          </table:table-cell>
          <table:table-cell office:value-type="float" office:value="1448.34" calcext:value-type="float">
            <text:p>1448.34</text:p>
          </table:table-cell>
        </table:table-row>
        <table:table-row table:style-name="ro1">
          <table:table-cell office:value-type="float" office:value="9598739" calcext:value-type="float">
            <text:p>9598739</text:p>
          </table:table-cell>
          <table:table-cell table:formula="of:=[.A602]/1000/(60*60*24)" office:value-type="time" office:time-value="PT02H39M58.739S" calcext:value-type="time">
            <text:p>02:39:59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5" calcext:value-type="float">
            <text:p>531.85</text:p>
          </table:table-cell>
          <table:table-cell office:value-type="float" office:value="1225.23" calcext:value-type="float">
            <text:p>1225.23</text:p>
          </table:table-cell>
          <table:table-cell office:value-type="float" office:value="1450.7" calcext:value-type="float">
            <text:p>1450.7</text:p>
          </table:table-cell>
        </table:table-row>
        <table:table-row table:style-name="ro1">
          <table:table-cell office:value-type="float" office:value="9614739" calcext:value-type="float">
            <text:p>9614739</text:p>
          </table:table-cell>
          <table:table-cell table:formula="of:=[.A603]/1000/(60*60*24)" office:value-type="time" office:time-value="PT02H40M14.739S" calcext:value-type="time">
            <text:p>02:40:15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2" calcext:value-type="float">
            <text:p>531.72</text:p>
          </table:table-cell>
          <table:table-cell office:value-type="float" office:value="1227.27" calcext:value-type="float">
            <text:p>1227.27</text:p>
          </table:table-cell>
          <table:table-cell office:value-type="float" office:value="1453.07" calcext:value-type="float">
            <text:p>1453.07</text:p>
          </table:table-cell>
        </table:table-row>
        <table:table-row table:style-name="ro1">
          <table:table-cell office:value-type="float" office:value="9630737" calcext:value-type="float">
            <text:p>9630737</text:p>
          </table:table-cell>
          <table:table-cell table:formula="of:=[.A604]/1000/(60*60*24)" office:value-type="time" office:time-value="PT02H40M30.737S" calcext:value-type="time">
            <text:p>02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5" calcext:value-type="float">
            <text:p>530.35</text:p>
          </table:table-cell>
          <table:table-cell office:value-type="float" office:value="1229.31" calcext:value-type="float">
            <text:p>1229.31</text:p>
          </table:table-cell>
          <table:table-cell office:value-type="float" office:value="1455.43" calcext:value-type="float">
            <text:p>1455.43</text:p>
          </table:table-cell>
        </table:table-row>
        <table:table-row table:style-name="ro1">
          <table:table-cell office:value-type="float" office:value="9646737" calcext:value-type="float">
            <text:p>9646737</text:p>
          </table:table-cell>
          <table:table-cell table:formula="of:=[.A605]/1000/(60*60*24)" office:value-type="time" office:time-value="PT02H40M46.737S" calcext:value-type="time">
            <text:p>02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459.12" calcext:value-type="float">
            <text:p>459.12</text:p>
          </table:table-cell>
          <table:table-cell office:value-type="float" office:value="529.8" calcext:value-type="float">
            <text:p>529.8</text:p>
          </table:table-cell>
          <table:table-cell office:value-type="float" office:value="1231.36" calcext:value-type="float">
            <text:p>1231.36</text:p>
          </table:table-cell>
          <table:table-cell office:value-type="float" office:value="1457.79" calcext:value-type="float">
            <text:p>1457.79</text:p>
          </table:table-cell>
        </table:table-row>
        <table:table-row table:style-name="ro1">
          <table:table-cell office:value-type="float" office:value="9662737" calcext:value-type="float">
            <text:p>9662737</text:p>
          </table:table-cell>
          <table:table-cell table:formula="of:=[.A606]/1000/(60*60*24)" office:value-type="time" office:time-value="PT02H41M02.737S" calcext:value-type="time">
            <text:p>02:41:03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7" calcext:value-type="float">
            <text:p>531.87</text:p>
          </table:table-cell>
          <table:table-cell office:value-type="float" office:value="1233.4" calcext:value-type="float">
            <text:p>1233.4</text:p>
          </table:table-cell>
          <table:table-cell office:value-type="float" office:value="1460.15" calcext:value-type="float">
            <text:p>1460.15</text:p>
          </table:table-cell>
        </table:table-row>
        <table:table-row table:style-name="ro1">
          <table:table-cell office:value-type="float" office:value="9678738" calcext:value-type="float">
            <text:p>9678738</text:p>
          </table:table-cell>
          <table:table-cell table:formula="of:=[.A607]/1000/(60*60*24)" office:value-type="time" office:time-value="PT02H41M18.738S" calcext:value-type="time">
            <text:p>02:41:19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235.44" calcext:value-type="float">
            <text:p>1235.44</text:p>
          </table:table-cell>
          <table:table-cell office:value-type="float" office:value="1462.51" calcext:value-type="float">
            <text:p>1462.51</text:p>
          </table:table-cell>
        </table:table-row>
        <table:table-row table:style-name="ro1">
          <table:table-cell office:value-type="float" office:value="9694737" calcext:value-type="float">
            <text:p>9694737</text:p>
          </table:table-cell>
          <table:table-cell table:formula="of:=[.A608]/1000/(60*60*24)" office:value-type="time" office:time-value="PT02H41M34.737S" calcext:value-type="time">
            <text:p>02:41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1237.48" calcext:value-type="float">
            <text:p>1237.48</text:p>
          </table:table-cell>
          <table:table-cell office:value-type="float" office:value="1464.88" calcext:value-type="float">
            <text:p>1464.88</text:p>
          </table:table-cell>
        </table:table-row>
        <table:table-row table:style-name="ro1">
          <table:table-cell office:value-type="float" office:value="9710739" calcext:value-type="float">
            <text:p>9710739</text:p>
          </table:table-cell>
          <table:table-cell table:formula="of:=[.A609]/1000/(60*60*24)" office:value-type="time" office:time-value="PT02H41M50.739S" calcext:value-type="time">
            <text:p>02:41:51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7" calcext:value-type="float">
            <text:p>531.87</text:p>
          </table:table-cell>
          <table:table-cell office:value-type="float" office:value="1239.52" calcext:value-type="float">
            <text:p>1239.52</text:p>
          </table:table-cell>
          <table:table-cell office:value-type="float" office:value="1467.24" calcext:value-type="float">
            <text:p>1467.24</text:p>
          </table:table-cell>
        </table:table-row>
        <table:table-row table:style-name="ro1">
          <table:table-cell office:value-type="float" office:value="9726739" calcext:value-type="float">
            <text:p>9726739</text:p>
          </table:table-cell>
          <table:table-cell table:formula="of:=[.A610]/1000/(60*60*24)" office:value-type="time" office:time-value="PT02H42M06.739S" calcext:value-type="time">
            <text:p>02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9.89" calcext:value-type="float">
            <text:p>529.89</text:p>
          </table:table-cell>
          <table:table-cell office:value-type="float" office:value="1241.56" calcext:value-type="float">
            <text:p>1241.56</text:p>
          </table:table-cell>
          <table:table-cell office:value-type="float" office:value="1469.6" calcext:value-type="float">
            <text:p>1469.6</text:p>
          </table:table-cell>
        </table:table-row>
        <table:table-row table:style-name="ro1">
          <table:table-cell office:value-type="float" office:value="9742738" calcext:value-type="float">
            <text:p>9742738</text:p>
          </table:table-cell>
          <table:table-cell table:formula="of:=[.A611]/1000/(60*60*24)" office:value-type="time" office:time-value="PT02H42M22.738S" calcext:value-type="time">
            <text:p>02:42:23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243.61" calcext:value-type="float">
            <text:p>1243.61</text:p>
          </table:table-cell>
          <table:table-cell office:value-type="float" office:value="1471.96" calcext:value-type="float">
            <text:p>1471.96</text:p>
          </table:table-cell>
        </table:table-row>
        <table:table-row table:style-name="ro1">
          <table:table-cell office:value-type="float" office:value="9758737" calcext:value-type="float">
            <text:p>9758737</text:p>
          </table:table-cell>
          <table:table-cell table:formula="of:=[.A612]/1000/(60*60*24)" office:value-type="time" office:time-value="PT02H42M38.737S" calcext:value-type="time">
            <text:p>02:42:39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5" calcext:value-type="float">
            <text:p>531.95</text:p>
          </table:table-cell>
          <table:table-cell office:value-type="float" office:value="1245.65" calcext:value-type="float">
            <text:p>1245.65</text:p>
          </table:table-cell>
          <table:table-cell office:value-type="float" office:value="1474.32" calcext:value-type="float">
            <text:p>1474.32</text:p>
          </table:table-cell>
        </table:table-row>
        <table:table-row table:style-name="ro1">
          <table:table-cell office:value-type="float" office:value="9774737" calcext:value-type="float">
            <text:p>9774737</text:p>
          </table:table-cell>
          <table:table-cell table:formula="of:=[.A613]/1000/(60*60*24)" office:value-type="time" office:time-value="PT02H42M54.737S" calcext:value-type="time">
            <text:p>02:42:55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247.69" calcext:value-type="float">
            <text:p>1247.69</text:p>
          </table:table-cell>
          <table:table-cell office:value-type="float" office:value="1476.68" calcext:value-type="float">
            <text:p>1476.68</text:p>
          </table:table-cell>
        </table:table-row>
        <table:table-row table:style-name="ro1">
          <table:table-cell office:value-type="float" office:value="9790737" calcext:value-type="float">
            <text:p>9790737</text:p>
          </table:table-cell>
          <table:table-cell table:formula="of:=[.A614]/1000/(60*60*24)" office:value-type="time" office:time-value="PT02H43M10.737S" calcext:value-type="time">
            <text:p>02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2" calcext:value-type="float">
            <text:p>530.02</text:p>
          </table:table-cell>
          <table:table-cell office:value-type="float" office:value="1249.73" calcext:value-type="float">
            <text:p>1249.73</text:p>
          </table:table-cell>
          <table:table-cell office:value-type="float" office:value="1479.04" calcext:value-type="float">
            <text:p>1479.04</text:p>
          </table:table-cell>
        </table:table-row>
        <table:table-row table:style-name="ro1">
          <table:table-cell office:value-type="float" office:value="9806739" calcext:value-type="float">
            <text:p>9806739</text:p>
          </table:table-cell>
          <table:table-cell table:formula="of:=[.A615]/1000/(60*60*24)" office:value-type="time" office:time-value="PT02H43M26.739S" calcext:value-type="time">
            <text:p>02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8.2" calcext:value-type="float">
            <text:p>528.2</text:p>
          </table:table-cell>
          <table:table-cell office:value-type="float" office:value="1251.77" calcext:value-type="float">
            <text:p>1251.77</text:p>
          </table:table-cell>
          <table:table-cell office:value-type="float" office:value="1481.4" calcext:value-type="float">
            <text:p>1481.4</text:p>
          </table:table-cell>
        </table:table-row>
        <table:table-row table:style-name="ro1">
          <table:table-cell office:value-type="float" office:value="9822739" calcext:value-type="float">
            <text:p>9822739</text:p>
          </table:table-cell>
          <table:table-cell table:formula="of:=[.A616]/1000/(60*60*24)" office:value-type="time" office:time-value="PT02H43M42.739S" calcext:value-type="time">
            <text:p>02:43:43</text:p>
          </table:table-cell>
          <table:table-cell office:value-type="float" office:value="1.16" calcext:value-type="float">
            <text:p>1.16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1.64" calcext:value-type="float">
            <text:p>531.64</text:p>
          </table:table-cell>
          <table:table-cell office:value-type="float" office:value="1253.81" calcext:value-type="float">
            <text:p>1253.81</text:p>
          </table:table-cell>
          <table:table-cell office:value-type="float" office:value="1483.76" calcext:value-type="float">
            <text:p>1483.76</text:p>
          </table:table-cell>
        </table:table-row>
        <table:table-row table:style-name="ro1">
          <table:table-cell office:value-type="float" office:value="9838737" calcext:value-type="float">
            <text:p>9838737</text:p>
          </table:table-cell>
          <table:table-cell table:formula="of:=[.A617]/1000/(60*60*24)" office:value-type="time" office:time-value="PT02H43M58.737S" calcext:value-type="time">
            <text:p>02:43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3" calcext:value-type="float">
            <text:p>530.03</text:p>
          </table:table-cell>
          <table:table-cell office:value-type="float" office:value="1255.85" calcext:value-type="float">
            <text:p>1255.85</text:p>
          </table:table-cell>
          <table:table-cell office:value-type="float" office:value="1486.12" calcext:value-type="float">
            <text:p>1486.12</text:p>
          </table:table-cell>
        </table:table-row>
        <table:table-row table:style-name="ro1">
          <table:table-cell office:value-type="float" office:value="9854737" calcext:value-type="float">
            <text:p>9854737</text:p>
          </table:table-cell>
          <table:table-cell table:formula="of:=[.A618]/1000/(60*60*24)" office:value-type="time" office:time-value="PT02H44M14.737S" calcext:value-type="time">
            <text:p>02:44:15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257.9" calcext:value-type="float">
            <text:p>1257.9</text:p>
          </table:table-cell>
          <table:table-cell office:value-type="float" office:value="1488.48" calcext:value-type="float">
            <text:p>1488.48</text:p>
          </table:table-cell>
        </table:table-row>
        <table:table-row table:style-name="ro1">
          <table:table-cell office:value-type="float" office:value="9870737" calcext:value-type="float">
            <text:p>9870737</text:p>
          </table:table-cell>
          <table:table-cell table:formula="of:=[.A619]/1000/(60*60*24)" office:value-type="time" office:time-value="PT02H44M30.737S" calcext:value-type="time">
            <text:p>02:44:31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5" calcext:value-type="float">
            <text:p>531.85</text:p>
          </table:table-cell>
          <table:table-cell office:value-type="float" office:value="1259.94" calcext:value-type="float">
            <text:p>1259.94</text:p>
          </table:table-cell>
          <table:table-cell office:value-type="float" office:value="1490.84" calcext:value-type="float">
            <text:p>1490.84</text:p>
          </table:table-cell>
        </table:table-row>
        <table:table-row table:style-name="ro1">
          <table:table-cell office:value-type="float" office:value="9886737" calcext:value-type="float">
            <text:p>9886737</text:p>
          </table:table-cell>
          <table:table-cell table:formula="of:=[.A620]/1000/(60*60*24)" office:value-type="time" office:time-value="PT02H44M46.737S" calcext:value-type="time">
            <text:p>02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460.92" calcext:value-type="float">
            <text:p>460.92</text:p>
          </table:table-cell>
          <table:table-cell office:value-type="float" office:value="531.94" calcext:value-type="float">
            <text:p>531.94</text:p>
          </table:table-cell>
          <table:table-cell office:value-type="float" office:value="1261.98" calcext:value-type="float">
            <text:p>1261.98</text:p>
          </table:table-cell>
          <table:table-cell office:value-type="float" office:value="1493.2" calcext:value-type="float">
            <text:p>1493.2</text:p>
          </table:table-cell>
        </table:table-row>
        <table:table-row table:style-name="ro1">
          <table:table-cell office:value-type="float" office:value="9902739" calcext:value-type="float">
            <text:p>9902739</text:p>
          </table:table-cell>
          <table:table-cell table:formula="of:=[.A621]/1000/(60*60*24)" office:value-type="time" office:time-value="PT02H45M02.739S" calcext:value-type="time">
            <text:p>02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3" calcext:value-type="float">
            <text:p>530.03</text:p>
          </table:table-cell>
          <table:table-cell office:value-type="float" office:value="1264.02" calcext:value-type="float">
            <text:p>1264.02</text:p>
          </table:table-cell>
          <table:table-cell office:value-type="float" office:value="1495.56" calcext:value-type="float">
            <text:p>1495.56</text:p>
          </table:table-cell>
        </table:table-row>
        <table:table-row table:style-name="ro1">
          <table:table-cell office:value-type="float" office:value="9918738" calcext:value-type="float">
            <text:p>9918738</text:p>
          </table:table-cell>
          <table:table-cell table:formula="of:=[.A622]/1000/(60*60*24)" office:value-type="time" office:time-value="PT02H45M18.738S" calcext:value-type="time">
            <text:p>02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266.06" calcext:value-type="float">
            <text:p>1266.06</text:p>
          </table:table-cell>
          <table:table-cell office:value-type="float" office:value="1497.92" calcext:value-type="float">
            <text:p>1497.92</text:p>
          </table:table-cell>
        </table:table-row>
        <table:table-row table:style-name="ro1">
          <table:table-cell office:value-type="float" office:value="9934737" calcext:value-type="float">
            <text:p>9934737</text:p>
          </table:table-cell>
          <table:table-cell table:formula="of:=[.A623]/1000/(60*60*24)" office:value-type="time" office:time-value="PT02H45M34.737S" calcext:value-type="time">
            <text:p>02:45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5" calcext:value-type="float">
            <text:p>531.85</text:p>
          </table:table-cell>
          <table:table-cell office:value-type="float" office:value="1268.11" calcext:value-type="float">
            <text:p>1268.11</text:p>
          </table:table-cell>
          <table:table-cell office:value-type="float" office:value="1500.28" calcext:value-type="float">
            <text:p>1500.28</text:p>
          </table:table-cell>
        </table:table-row>
        <table:table-row table:style-name="ro1">
          <table:table-cell office:value-type="float" office:value="9950737" calcext:value-type="float">
            <text:p>9950737</text:p>
          </table:table-cell>
          <table:table-cell table:formula="of:=[.A624]/1000/(60*60*24)" office:value-type="time" office:time-value="PT02H45M50.737S" calcext:value-type="time">
            <text:p>02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3" calcext:value-type="float">
            <text:p>530.03</text:p>
          </table:table-cell>
          <table:table-cell office:value-type="float" office:value="1270.15" calcext:value-type="float">
            <text:p>1270.15</text:p>
          </table:table-cell>
          <table:table-cell office:value-type="float" office:value="1502.63" calcext:value-type="float">
            <text:p>1502.63</text:p>
          </table:table-cell>
        </table:table-row>
        <table:table-row table:style-name="ro1">
          <table:table-cell office:value-type="float" office:value="9966737" calcext:value-type="float">
            <text:p>9966737</text:p>
          </table:table-cell>
          <table:table-cell table:formula="of:=[.A625]/1000/(60*60*24)" office:value-type="time" office:time-value="PT02H46M06.737S" calcext:value-type="time">
            <text:p>02:46:07</text:p>
          </table:table-cell>
          <table:table-cell office:value-type="float" office:value="1.15" calcext:value-type="float">
            <text:p>1.15</text:p>
          </table:table-cell>
          <table:table-cell office:value-type="float" office:value="459.12" calcext:value-type="float">
            <text:p>459.12</text:p>
          </table:table-cell>
          <table:table-cell office:value-type="float" office:value="529.78" calcext:value-type="float">
            <text:p>529.78</text:p>
          </table:table-cell>
          <table:table-cell office:value-type="float" office:value="1272.19" calcext:value-type="float">
            <text:p>1272.19</text:p>
          </table:table-cell>
          <table:table-cell office:value-type="float" office:value="1504.99" calcext:value-type="float">
            <text:p>1504.99</text:p>
          </table:table-cell>
        </table:table-row>
        <table:table-row table:style-name="ro1">
          <table:table-cell office:value-type="float" office:value="9982737" calcext:value-type="float">
            <text:p>9982737</text:p>
          </table:table-cell>
          <table:table-cell table:formula="of:=[.A626]/1000/(60*60*24)" office:value-type="time" office:time-value="PT02H46M22.737S" calcext:value-type="time">
            <text:p>02:46:23</text:p>
          </table:table-cell>
          <table:table-cell office:value-type="float" office:value="1.15" calcext:value-type="float">
            <text:p>1.15</text:p>
          </table:table-cell>
          <table:table-cell office:value-type="float" office:value="459.12" calcext:value-type="float">
            <text:p>459.12</text:p>
          </table:table-cell>
          <table:table-cell office:value-type="float" office:value="529.78" calcext:value-type="float">
            <text:p>529.78</text:p>
          </table:table-cell>
          <table:table-cell office:value-type="float" office:value="1274.23" calcext:value-type="float">
            <text:p>1274.23</text:p>
          </table:table-cell>
          <table:table-cell office:value-type="float" office:value="1507.35" calcext:value-type="float">
            <text:p>1507.35</text:p>
          </table:table-cell>
        </table:table-row>
        <table:table-row table:style-name="ro1">
          <table:table-cell office:value-type="float" office:value="9998739" calcext:value-type="float">
            <text:p>9998739</text:p>
          </table:table-cell>
          <table:table-cell table:formula="of:=[.A627]/1000/(60*60*24)" office:value-type="time" office:time-value="PT02H46M38.739S" calcext:value-type="time">
            <text:p>02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5" calcext:value-type="float">
            <text:p>530.35</text:p>
          </table:table-cell>
          <table:table-cell office:value-type="float" office:value="1276.27" calcext:value-type="float">
            <text:p>1276.27</text:p>
          </table:table-cell>
          <table:table-cell office:value-type="float" office:value="1509.7" calcext:value-type="float">
            <text:p>1509.7</text:p>
          </table:table-cell>
        </table:table-row>
        <table:table-row table:style-name="ro1">
          <table:table-cell office:value-type="float" office:value="10014737" calcext:value-type="float">
            <text:p>10014737</text:p>
          </table:table-cell>
          <table:table-cell table:formula="of:=[.A628]/1000/(60*60*24)" office:value-type="time" office:time-value="PT02H46M54.737S" calcext:value-type="time">
            <text:p>02:46:55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0.49" calcext:value-type="float">
            <text:p>530.49</text:p>
          </table:table-cell>
          <table:table-cell office:value-type="float" office:value="1278.31" calcext:value-type="float">
            <text:p>1278.31</text:p>
          </table:table-cell>
          <table:table-cell office:value-type="float" office:value="1512.06" calcext:value-type="float">
            <text:p>1512.06</text:p>
          </table:table-cell>
        </table:table-row>
        <table:table-row table:style-name="ro1">
          <table:table-cell office:value-type="float" office:value="10030737" calcext:value-type="float">
            <text:p>10030737</text:p>
          </table:table-cell>
          <table:table-cell table:formula="of:=[.A629]/1000/(60*60*24)" office:value-type="time" office:time-value="PT02H47M10.737S" calcext:value-type="time">
            <text:p>02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3" calcext:value-type="float">
            <text:p>530.03</text:p>
          </table:table-cell>
          <table:table-cell office:value-type="float" office:value="1280.35" calcext:value-type="float">
            <text:p>1280.35</text:p>
          </table:table-cell>
          <table:table-cell office:value-type="float" office:value="1514.42" calcext:value-type="float">
            <text:p>1514.42</text:p>
          </table:table-cell>
        </table:table-row>
        <table:table-row table:style-name="ro1">
          <table:table-cell office:value-type="float" office:value="10046737" calcext:value-type="float">
            <text:p>10046737</text:p>
          </table:table-cell>
          <table:table-cell table:formula="of:=[.A630]/1000/(60*60*24)" office:value-type="time" office:time-value="PT02H47M26.737S" calcext:value-type="time">
            <text:p>02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2" calcext:value-type="float">
            <text:p>530.02</text:p>
          </table:table-cell>
          <table:table-cell office:value-type="float" office:value="1282.4" calcext:value-type="float">
            <text:p>1282.4</text:p>
          </table:table-cell>
          <table:table-cell office:value-type="float" office:value="1516.78" calcext:value-type="float">
            <text:p>1516.78</text:p>
          </table:table-cell>
        </table:table-row>
        <table:table-row table:style-name="ro1">
          <table:table-cell office:value-type="float" office:value="10062737" calcext:value-type="float">
            <text:p>10062737</text:p>
          </table:table-cell>
          <table:table-cell table:formula="of:=[.A631]/1000/(60*60*24)" office:value-type="time" office:time-value="PT02H47M42.737S" calcext:value-type="time">
            <text:p>02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284.44" calcext:value-type="float">
            <text:p>1284.44</text:p>
          </table:table-cell>
          <table:table-cell office:value-type="float" office:value="1519.13" calcext:value-type="float">
            <text:p>1519.13</text:p>
          </table:table-cell>
        </table:table-row>
        <table:table-row table:style-name="ro1">
          <table:table-cell office:value-type="float" office:value="10078738" calcext:value-type="float">
            <text:p>10078738</text:p>
          </table:table-cell>
          <table:table-cell table:formula="of:=[.A632]/1000/(60*60*24)" office:value-type="time" office:time-value="PT02H47M58.738S" calcext:value-type="time">
            <text:p>02:47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1" calcext:value-type="float">
            <text:p>530.01</text:p>
          </table:table-cell>
          <table:table-cell office:value-type="float" office:value="1286.48" calcext:value-type="float">
            <text:p>1286.48</text:p>
          </table:table-cell>
          <table:table-cell office:value-type="float" office:value="1521.49" calcext:value-type="float">
            <text:p>1521.49</text:p>
          </table:table-cell>
        </table:table-row>
        <table:table-row table:style-name="ro1">
          <table:table-cell office:value-type="float" office:value="10094737" calcext:value-type="float">
            <text:p>10094737</text:p>
          </table:table-cell>
          <table:table-cell table:formula="of:=[.A633]/1000/(60*60*24)" office:value-type="time" office:time-value="PT02H48M14.737S" calcext:value-type="time">
            <text:p>02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5" calcext:value-type="float">
            <text:p>530.35</text:p>
          </table:table-cell>
          <table:table-cell office:value-type="float" office:value="1288.52" calcext:value-type="float">
            <text:p>1288.52</text:p>
          </table:table-cell>
          <table:table-cell office:value-type="float" office:value="1523.85" calcext:value-type="float">
            <text:p>1523.85</text:p>
          </table:table-cell>
        </table:table-row>
        <table:table-row table:style-name="ro1">
          <table:table-cell office:value-type="float" office:value="10110737" calcext:value-type="float">
            <text:p>10110737</text:p>
          </table:table-cell>
          <table:table-cell table:formula="of:=[.A634]/1000/(60*60*24)" office:value-type="time" office:time-value="PT02H48M30.737S" calcext:value-type="time">
            <text:p>02:48:31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9.88" calcext:value-type="float">
            <text:p>529.88</text:p>
          </table:table-cell>
          <table:table-cell office:value-type="float" office:value="1290.56" calcext:value-type="float">
            <text:p>1290.56</text:p>
          </table:table-cell>
          <table:table-cell office:value-type="float" office:value="1526.2" calcext:value-type="float">
            <text:p>1526.2</text:p>
          </table:table-cell>
        </table:table-row>
        <table:table-row table:style-name="ro1">
          <table:table-cell office:value-type="float" office:value="10126738" calcext:value-type="float">
            <text:p>10126738</text:p>
          </table:table-cell>
          <table:table-cell table:formula="of:=[.A635]/1000/(60*60*24)" office:value-type="time" office:time-value="PT02H48M46.738S" calcext:value-type="time">
            <text:p>02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292.6" calcext:value-type="float">
            <text:p>1292.6</text:p>
          </table:table-cell>
          <table:table-cell office:value-type="float" office:value="1528.56" calcext:value-type="float">
            <text:p>1528.56</text:p>
          </table:table-cell>
        </table:table-row>
        <table:table-row table:style-name="ro1">
          <table:table-cell office:value-type="float" office:value="10142737" calcext:value-type="float">
            <text:p>10142737</text:p>
          </table:table-cell>
          <table:table-cell table:formula="of:=[.A636]/1000/(60*60*24)" office:value-type="time" office:time-value="PT02H49M02.737S" calcext:value-type="time">
            <text:p>02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458.92" calcext:value-type="float">
            <text:p>458.92</text:p>
          </table:table-cell>
          <table:table-cell office:value-type="float" office:value="531.39" calcext:value-type="float">
            <text:p>531.39</text:p>
          </table:table-cell>
          <table:table-cell office:value-type="float" office:value="1294.65" calcext:value-type="float">
            <text:p>1294.65</text:p>
          </table:table-cell>
          <table:table-cell office:value-type="float" office:value="1530.91" calcext:value-type="float">
            <text:p>1530.91</text:p>
          </table:table-cell>
        </table:table-row>
        <table:table-row table:style-name="ro1">
          <table:table-cell office:value-type="float" office:value="10158739" calcext:value-type="float">
            <text:p>10158739</text:p>
          </table:table-cell>
          <table:table-cell table:formula="of:=[.A637]/1000/(60*60*24)" office:value-type="time" office:time-value="PT02H49M18.739S" calcext:value-type="time">
            <text:p>02:49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9.88" calcext:value-type="float">
            <text:p>529.88</text:p>
          </table:table-cell>
          <table:table-cell office:value-type="float" office:value="1296.69" calcext:value-type="float">
            <text:p>1296.69</text:p>
          </table:table-cell>
          <table:table-cell office:value-type="float" office:value="1533.27" calcext:value-type="float">
            <text:p>1533.27</text:p>
          </table:table-cell>
        </table:table-row>
        <table:table-row table:style-name="ro1">
          <table:table-cell office:value-type="float" office:value="10174737" calcext:value-type="float">
            <text:p>10174737</text:p>
          </table:table-cell>
          <table:table-cell table:formula="of:=[.A638]/1000/(60*60*24)" office:value-type="time" office:time-value="PT02H49M34.737S" calcext:value-type="time">
            <text:p>02:49:35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1298.73" calcext:value-type="float">
            <text:p>1298.73</text:p>
          </table:table-cell>
          <table:table-cell office:value-type="float" office:value="1535.62" calcext:value-type="float">
            <text:p>1535.62</text:p>
          </table:table-cell>
        </table:table-row>
        <table:table-row table:style-name="ro1">
          <table:table-cell office:value-type="float" office:value="10190737" calcext:value-type="float">
            <text:p>10190737</text:p>
          </table:table-cell>
          <table:table-cell table:formula="of:=[.A639]/1000/(60*60*24)" office:value-type="time" office:time-value="PT02H49M50.737S" calcext:value-type="time">
            <text:p>02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4" calcext:value-type="float">
            <text:p>530.34</text:p>
          </table:table-cell>
          <table:table-cell office:value-type="float" office:value="1300.77" calcext:value-type="float">
            <text:p>1300.77</text:p>
          </table:table-cell>
          <table:table-cell office:value-type="float" office:value="1537.98" calcext:value-type="float">
            <text:p>1537.98</text:p>
          </table:table-cell>
        </table:table-row>
        <table:table-row table:style-name="ro1">
          <table:table-cell office:value-type="float" office:value="10206737" calcext:value-type="float">
            <text:p>10206737</text:p>
          </table:table-cell>
          <table:table-cell table:formula="of:=[.A640]/1000/(60*60*24)" office:value-type="time" office:time-value="PT02H50M06.737S" calcext:value-type="time">
            <text:p>02:50:07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3" calcext:value-type="float">
            <text:p>531.73</text:p>
          </table:table-cell>
          <table:table-cell office:value-type="float" office:value="1302.81" calcext:value-type="float">
            <text:p>1302.81</text:p>
          </table:table-cell>
          <table:table-cell office:value-type="float" office:value="1540.34" calcext:value-type="float">
            <text:p>1540.34</text:p>
          </table:table-cell>
        </table:table-row>
        <table:table-row table:style-name="ro1">
          <table:table-cell office:value-type="float" office:value="10222737" calcext:value-type="float">
            <text:p>10222737</text:p>
          </table:table-cell>
          <table:table-cell table:formula="of:=[.A641]/1000/(60*60*24)" office:value-type="time" office:time-value="PT02H50M22.737S" calcext:value-type="time">
            <text:p>02:50:23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9.89" calcext:value-type="float">
            <text:p>529.89</text:p>
          </table:table-cell>
          <table:table-cell office:value-type="float" office:value="1304.85" calcext:value-type="float">
            <text:p>1304.85</text:p>
          </table:table-cell>
          <table:table-cell office:value-type="float" office:value="1542.69" calcext:value-type="float">
            <text:p>1542.69</text:p>
          </table:table-cell>
        </table:table-row>
        <table:table-row table:style-name="ro1">
          <table:table-cell office:value-type="float" office:value="10238737" calcext:value-type="float">
            <text:p>10238737</text:p>
          </table:table-cell>
          <table:table-cell table:formula="of:=[.A642]/1000/(60*60*24)" office:value-type="time" office:time-value="PT02H50M38.737S" calcext:value-type="time">
            <text:p>02:50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1" calcext:value-type="float">
            <text:p>530.11</text:p>
          </table:table-cell>
          <table:table-cell office:value-type="float" office:value="1306.89" calcext:value-type="float">
            <text:p>1306.89</text:p>
          </table:table-cell>
          <table:table-cell office:value-type="float" office:value="1545.05" calcext:value-type="float">
            <text:p>1545.05</text:p>
          </table:table-cell>
        </table:table-row>
        <table:table-row table:style-name="ro1">
          <table:table-cell office:value-type="float" office:value="10254737" calcext:value-type="float">
            <text:p>10254737</text:p>
          </table:table-cell>
          <table:table-cell table:formula="of:=[.A643]/1000/(60*60*24)" office:value-type="time" office:time-value="PT02H50M54.737S" calcext:value-type="time">
            <text:p>02:50:55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2" calcext:value-type="float">
            <text:p>530.02</text:p>
          </table:table-cell>
          <table:table-cell office:value-type="float" office:value="1308.94" calcext:value-type="float">
            <text:p>1308.94</text:p>
          </table:table-cell>
          <table:table-cell office:value-type="float" office:value="1547.4" calcext:value-type="float">
            <text:p>1547.4</text:p>
          </table:table-cell>
        </table:table-row>
        <table:table-row table:style-name="ro1">
          <table:table-cell office:value-type="float" office:value="10270737" calcext:value-type="float">
            <text:p>10270737</text:p>
          </table:table-cell>
          <table:table-cell table:formula="of:=[.A644]/1000/(60*60*24)" office:value-type="time" office:time-value="PT02H51M10.737S" calcext:value-type="time">
            <text:p>02:51:11</text:p>
          </table:table-cell>
          <table:table-cell office:value-type="float" office:value="1.15" calcext:value-type="float">
            <text:p>1.15</text:p>
          </table:table-cell>
          <table:table-cell office:value-type="float" office:value="460.6" calcext:value-type="float">
            <text:p>460.6</text:p>
          </table:table-cell>
          <table:table-cell office:value-type="float" office:value="531.59" calcext:value-type="float">
            <text:p>531.59</text:p>
          </table:table-cell>
          <table:table-cell office:value-type="float" office:value="1310.98" calcext:value-type="float">
            <text:p>1310.98</text:p>
          </table:table-cell>
          <table:table-cell office:value-type="float" office:value="1549.75" calcext:value-type="float">
            <text:p>1549.75</text:p>
          </table:table-cell>
        </table:table-row>
        <table:table-row table:style-name="ro1">
          <table:table-cell office:value-type="float" office:value="10286737" calcext:value-type="float">
            <text:p>10286737</text:p>
          </table:table-cell>
          <table:table-cell table:formula="of:=[.A645]/1000/(60*60*24)" office:value-type="time" office:time-value="PT02H51M26.737S" calcext:value-type="time">
            <text:p>02:51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8.18" calcext:value-type="float">
            <text:p>528.18</text:p>
          </table:table-cell>
          <table:table-cell office:value-type="float" office:value="1313.02" calcext:value-type="float">
            <text:p>1313.02</text:p>
          </table:table-cell>
          <table:table-cell office:value-type="float" office:value="1552.11" calcext:value-type="float">
            <text:p>1552.11</text:p>
          </table:table-cell>
        </table:table-row>
        <table:table-row table:style-name="ro1">
          <table:table-cell office:value-type="float" office:value="10302737" calcext:value-type="float">
            <text:p>10302737</text:p>
          </table:table-cell>
          <table:table-cell table:formula="of:=[.A646]/1000/(60*60*24)" office:value-type="time" office:time-value="PT02H51M42.737S" calcext:value-type="time">
            <text:p>02:51:43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9" calcext:value-type="float">
            <text:p>528.29</text:p>
          </table:table-cell>
          <table:table-cell office:value-type="float" office:value="1315.06" calcext:value-type="float">
            <text:p>1315.06</text:p>
          </table:table-cell>
          <table:table-cell office:value-type="float" office:value="1554.46" calcext:value-type="float">
            <text:p>1554.46</text:p>
          </table:table-cell>
        </table:table-row>
        <table:table-row table:style-name="ro1">
          <table:table-cell office:value-type="float" office:value="10318737" calcext:value-type="float">
            <text:p>10318737</text:p>
          </table:table-cell>
          <table:table-cell table:formula="of:=[.A647]/1000/(60*60*24)" office:value-type="time" office:time-value="PT02H51M58.737S" calcext:value-type="time">
            <text:p>02:51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8.04" calcext:value-type="float">
            <text:p>528.04</text:p>
          </table:table-cell>
          <table:table-cell office:value-type="float" office:value="1317.1" calcext:value-type="float">
            <text:p>1317.1</text:p>
          </table:table-cell>
          <table:table-cell office:value-type="float" office:value="1556.82" calcext:value-type="float">
            <text:p>1556.82</text:p>
          </table:table-cell>
        </table:table-row>
        <table:table-row table:style-name="ro1">
          <table:table-cell office:value-type="float" office:value="10334737" calcext:value-type="float">
            <text:p>10334737</text:p>
          </table:table-cell>
          <table:table-cell table:formula="of:=[.A648]/1000/(60*60*24)" office:value-type="time" office:time-value="PT02H52M14.737S" calcext:value-type="time">
            <text:p>02:52:15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8.04" calcext:value-type="float">
            <text:p>528.04</text:p>
          </table:table-cell>
          <table:table-cell office:value-type="float" office:value="1319.15" calcext:value-type="float">
            <text:p>1319.15</text:p>
          </table:table-cell>
          <table:table-cell office:value-type="float" office:value="1559.17" calcext:value-type="float">
            <text:p>1559.17</text:p>
          </table:table-cell>
        </table:table-row>
        <table:table-row table:style-name="ro1">
          <table:table-cell office:value-type="float" office:value="10350737" calcext:value-type="float">
            <text:p>10350737</text:p>
          </table:table-cell>
          <table:table-cell table:formula="of:=[.A649]/1000/(60*60*24)" office:value-type="time" office:time-value="PT02H52M30.737S" calcext:value-type="time">
            <text:p>02:52:31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2" calcext:value-type="float">
            <text:p>530.02</text:p>
          </table:table-cell>
          <table:table-cell office:value-type="float" office:value="1321.19" calcext:value-type="float">
            <text:p>1321.19</text:p>
          </table:table-cell>
          <table:table-cell office:value-type="float" office:value="1561.52" calcext:value-type="float">
            <text:p>1561.52</text:p>
          </table:table-cell>
        </table:table-row>
        <table:table-row table:style-name="ro1">
          <table:table-cell office:value-type="float" office:value="10366738" calcext:value-type="float">
            <text:p>10366738</text:p>
          </table:table-cell>
          <table:table-cell table:formula="of:=[.A650]/1000/(60*60*24)" office:value-type="time" office:time-value="PT02H52M46.738S" calcext:value-type="time">
            <text:p>02:52:47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1" calcext:value-type="float">
            <text:p>530.01</text:p>
          </table:table-cell>
          <table:table-cell office:value-type="float" office:value="1323.23" calcext:value-type="float">
            <text:p>1323.23</text:p>
          </table:table-cell>
          <table:table-cell office:value-type="float" office:value="1563.88" calcext:value-type="float">
            <text:p>1563.88</text:p>
          </table:table-cell>
        </table:table-row>
        <table:table-row table:style-name="ro1">
          <table:table-cell office:value-type="float" office:value="10382737" calcext:value-type="float">
            <text:p>10382737</text:p>
          </table:table-cell>
          <table:table-cell table:formula="of:=[.A651]/1000/(60*60*24)" office:value-type="time" office:time-value="PT02H53M02.737S" calcext:value-type="time">
            <text:p>02:53:03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2" calcext:value-type="float">
            <text:p>530.02</text:p>
          </table:table-cell>
          <table:table-cell office:value-type="float" office:value="1325.27" calcext:value-type="float">
            <text:p>1325.27</text:p>
          </table:table-cell>
          <table:table-cell office:value-type="float" office:value="1566.23" calcext:value-type="float">
            <text:p>1566.23</text:p>
          </table:table-cell>
        </table:table-row>
        <table:table-row table:style-name="ro1">
          <table:table-cell office:value-type="float" office:value="10398738" calcext:value-type="float">
            <text:p>10398738</text:p>
          </table:table-cell>
          <table:table-cell table:formula="of:=[.A652]/1000/(60*60*24)" office:value-type="time" office:time-value="PT02H53M18.738S" calcext:value-type="time">
            <text:p>02:53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2" calcext:value-type="float">
            <text:p>528.42</text:p>
          </table:table-cell>
          <table:table-cell office:value-type="float" office:value="1327.31" calcext:value-type="float">
            <text:p>1327.31</text:p>
          </table:table-cell>
          <table:table-cell office:value-type="float" office:value="1568.58" calcext:value-type="float">
            <text:p>1568.58</text:p>
          </table:table-cell>
        </table:table-row>
        <table:table-row table:style-name="ro1">
          <table:table-cell office:value-type="float" office:value="10414737" calcext:value-type="float">
            <text:p>10414737</text:p>
          </table:table-cell>
          <table:table-cell table:formula="of:=[.A653]/1000/(60*60*24)" office:value-type="time" office:time-value="PT02H53M34.737S" calcext:value-type="time">
            <text:p>02:53:35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1" calcext:value-type="float">
            <text:p>528.41</text:p>
          </table:table-cell>
          <table:table-cell office:value-type="float" office:value="1329.35" calcext:value-type="float">
            <text:p>1329.35</text:p>
          </table:table-cell>
          <table:table-cell office:value-type="float" office:value="1570.93" calcext:value-type="float">
            <text:p>1570.93</text:p>
          </table:table-cell>
        </table:table-row>
        <table:table-row table:style-name="ro1">
          <table:table-cell office:value-type="float" office:value="10430737" calcext:value-type="float">
            <text:p>10430737</text:p>
          </table:table-cell>
          <table:table-cell table:formula="of:=[.A654]/1000/(60*60*24)" office:value-type="time" office:time-value="PT02H53M50.737S" calcext:value-type="time">
            <text:p>02:53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7" calcext:value-type="float">
            <text:p>528.27</text:p>
          </table:table-cell>
          <table:table-cell office:value-type="float" office:value="1331.39" calcext:value-type="float">
            <text:p>1331.39</text:p>
          </table:table-cell>
          <table:table-cell office:value-type="float" office:value="1573.28" calcext:value-type="float">
            <text:p>1573.28</text:p>
          </table:table-cell>
        </table:table-row>
        <table:table-row table:style-name="ro1">
          <table:table-cell office:value-type="float" office:value="10446737" calcext:value-type="float">
            <text:p>10446737</text:p>
          </table:table-cell>
          <table:table-cell table:formula="of:=[.A655]/1000/(60*60*24)" office:value-type="time" office:time-value="PT02H54M06.737S" calcext:value-type="time">
            <text:p>02:54:07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1" calcext:value-type="float">
            <text:p>528.51</text:p>
          </table:table-cell>
          <table:table-cell office:value-type="float" office:value="1333.44" calcext:value-type="float">
            <text:p>1333.44</text:p>
          </table:table-cell>
          <table:table-cell office:value-type="float" office:value="1575.63" calcext:value-type="float">
            <text:p>1575.63</text:p>
          </table:table-cell>
        </table:table-row>
        <table:table-row table:style-name="ro1">
          <table:table-cell office:value-type="float" office:value="10462737" calcext:value-type="float">
            <text:p>10462737</text:p>
          </table:table-cell>
          <table:table-cell table:formula="of:=[.A656]/1000/(60*60*24)" office:value-type="time" office:time-value="PT02H54M22.737S" calcext:value-type="time">
            <text:p>02:54:23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3" calcext:value-type="float">
            <text:p>530.03</text:p>
          </table:table-cell>
          <table:table-cell office:value-type="float" office:value="1335.48" calcext:value-type="float">
            <text:p>1335.48</text:p>
          </table:table-cell>
          <table:table-cell office:value-type="float" office:value="1577.98" calcext:value-type="float">
            <text:p>1577.98</text:p>
          </table:table-cell>
        </table:table-row>
        <table:table-row table:style-name="ro1">
          <table:table-cell office:value-type="float" office:value="10478737" calcext:value-type="float">
            <text:p>10478737</text:p>
          </table:table-cell>
          <table:table-cell table:formula="of:=[.A657]/1000/(60*60*24)" office:value-type="time" office:time-value="PT02H54M38.737S" calcext:value-type="time">
            <text:p>02:54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5" calcext:value-type="float">
            <text:p>530.25</text:p>
          </table:table-cell>
          <table:table-cell office:value-type="float" office:value="1337.52" calcext:value-type="float">
            <text:p>1337.52</text:p>
          </table:table-cell>
          <table:table-cell office:value-type="float" office:value="1580.33" calcext:value-type="float">
            <text:p>1580.33</text:p>
          </table:table-cell>
        </table:table-row>
        <table:table-row table:style-name="ro1">
          <table:table-cell office:value-type="float" office:value="10494737" calcext:value-type="float">
            <text:p>10494737</text:p>
          </table:table-cell>
          <table:table-cell table:formula="of:=[.A658]/1000/(60*60*24)" office:value-type="time" office:time-value="PT02H54M54.737S" calcext:value-type="time">
            <text:p>02:54:55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8.05" calcext:value-type="float">
            <text:p>528.05</text:p>
          </table:table-cell>
          <table:table-cell office:value-type="float" office:value="1339.56" calcext:value-type="float">
            <text:p>1339.56</text:p>
          </table:table-cell>
          <table:table-cell office:value-type="float" office:value="1582.68" calcext:value-type="float">
            <text:p>1582.68</text:p>
          </table:table-cell>
        </table:table-row>
        <table:table-row table:style-name="ro1">
          <table:table-cell office:value-type="float" office:value="10510737" calcext:value-type="float">
            <text:p>10510737</text:p>
          </table:table-cell>
          <table:table-cell table:formula="of:=[.A659]/1000/(60*60*24)" office:value-type="time" office:time-value="PT02H55M10.737S" calcext:value-type="time">
            <text:p>02:55:11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4" calcext:value-type="float">
            <text:p>530.14</text:p>
          </table:table-cell>
          <table:table-cell office:value-type="float" office:value="1341.6" calcext:value-type="float">
            <text:p>1341.6</text:p>
          </table:table-cell>
          <table:table-cell office:value-type="float" office:value="1585.03" calcext:value-type="float">
            <text:p>1585.03</text:p>
          </table:table-cell>
        </table:table-row>
        <table:table-row table:style-name="ro1">
          <table:table-cell office:value-type="float" office:value="10526737" calcext:value-type="float">
            <text:p>10526737</text:p>
          </table:table-cell>
          <table:table-cell table:formula="of:=[.A660]/1000/(60*60*24)" office:value-type="time" office:time-value="PT02H55M26.737S" calcext:value-type="time">
            <text:p>02:55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2" calcext:value-type="float">
            <text:p>528.42</text:p>
          </table:table-cell>
          <table:table-cell office:value-type="float" office:value="1343.64" calcext:value-type="float">
            <text:p>1343.64</text:p>
          </table:table-cell>
          <table:table-cell office:value-type="float" office:value="1587.38" calcext:value-type="float">
            <text:p>1587.38</text:p>
          </table:table-cell>
        </table:table-row>
        <table:table-row table:style-name="ro1">
          <table:table-cell office:value-type="float" office:value="10542737" calcext:value-type="float">
            <text:p>10542737</text:p>
          </table:table-cell>
          <table:table-cell table:formula="of:=[.A661]/1000/(60*60*24)" office:value-type="time" office:time-value="PT02H55M42.737S" calcext:value-type="time">
            <text:p>02:55:43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8.04" calcext:value-type="float">
            <text:p>528.04</text:p>
          </table:table-cell>
          <table:table-cell office:value-type="float" office:value="1345.69" calcext:value-type="float">
            <text:p>1345.69</text:p>
          </table:table-cell>
          <table:table-cell office:value-type="float" office:value="1589.73" calcext:value-type="float">
            <text:p>1589.73</text:p>
          </table:table-cell>
        </table:table-row>
        <table:table-row table:style-name="ro1">
          <table:table-cell office:value-type="float" office:value="10558737" calcext:value-type="float">
            <text:p>10558737</text:p>
          </table:table-cell>
          <table:table-cell table:formula="of:=[.A662]/1000/(60*60*24)" office:value-type="time" office:time-value="PT02H55M58.737S" calcext:value-type="time">
            <text:p>02:55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7" calcext:value-type="float">
            <text:p>528.27</text:p>
          </table:table-cell>
          <table:table-cell office:value-type="float" office:value="1347.73" calcext:value-type="float">
            <text:p>1347.73</text:p>
          </table:table-cell>
          <table:table-cell office:value-type="float" office:value="1592.08" calcext:value-type="float">
            <text:p>1592.08</text:p>
          </table:table-cell>
        </table:table-row>
        <table:table-row table:style-name="ro1">
          <table:table-cell office:value-type="float" office:value="10574737" calcext:value-type="float">
            <text:p>10574737</text:p>
          </table:table-cell>
          <table:table-cell table:formula="of:=[.A663]/1000/(60*60*24)" office:value-type="time" office:time-value="PT02H56M14.737S" calcext:value-type="time">
            <text:p>02:56:15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8" calcext:value-type="float">
            <text:p>528.28</text:p>
          </table:table-cell>
          <table:table-cell office:value-type="float" office:value="1349.77" calcext:value-type="float">
            <text:p>1349.77</text:p>
          </table:table-cell>
          <table:table-cell office:value-type="float" office:value="1594.42" calcext:value-type="float">
            <text:p>1594.42</text:p>
          </table:table-cell>
        </table:table-row>
        <table:table-row table:style-name="ro1">
          <table:table-cell office:value-type="float" office:value="10590737" calcext:value-type="float">
            <text:p>10590737</text:p>
          </table:table-cell>
          <table:table-cell table:formula="of:=[.A664]/1000/(60*60*24)" office:value-type="time" office:time-value="PT02H56M30.737S" calcext:value-type="time">
            <text:p>02:56:31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5" calcext:value-type="float">
            <text:p>526.45</text:p>
          </table:table-cell>
          <table:table-cell office:value-type="float" office:value="1351.81" calcext:value-type="float">
            <text:p>1351.81</text:p>
          </table:table-cell>
          <table:table-cell office:value-type="float" office:value="1596.77" calcext:value-type="float">
            <text:p>1596.77</text:p>
          </table:table-cell>
        </table:table-row>
        <table:table-row table:style-name="ro1">
          <table:table-cell office:value-type="float" office:value="10606737" calcext:value-type="float">
            <text:p>10606737</text:p>
          </table:table-cell>
          <table:table-cell table:formula="of:=[.A665]/1000/(60*60*24)" office:value-type="time" office:time-value="PT02H56M46.737S" calcext:value-type="time">
            <text:p>02:56:47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1" calcext:value-type="float">
            <text:p>528.51</text:p>
          </table:table-cell>
          <table:table-cell office:value-type="float" office:value="1353.85" calcext:value-type="float">
            <text:p>1353.85</text:p>
          </table:table-cell>
          <table:table-cell office:value-type="float" office:value="1599.12" calcext:value-type="float">
            <text:p>1599.12</text:p>
          </table:table-cell>
        </table:table-row>
        <table:table-row table:style-name="ro1">
          <table:table-cell office:value-type="float" office:value="10622739" calcext:value-type="float">
            <text:p>10622739</text:p>
          </table:table-cell>
          <table:table-cell table:formula="of:=[.A666]/1000/(60*60*24)" office:value-type="time" office:time-value="PT02H57M02.739S" calcext:value-type="time">
            <text:p>02:57:03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2" calcext:value-type="float">
            <text:p>528.42</text:p>
          </table:table-cell>
          <table:table-cell office:value-type="float" office:value="1355.89" calcext:value-type="float">
            <text:p>1355.89</text:p>
          </table:table-cell>
          <table:table-cell office:value-type="float" office:value="1601.47" calcext:value-type="float">
            <text:p>1601.47</text:p>
          </table:table-cell>
        </table:table-row>
        <table:table-row table:style-name="ro1">
          <table:table-cell office:value-type="float" office:value="10638737" calcext:value-type="float">
            <text:p>10638737</text:p>
          </table:table-cell>
          <table:table-cell table:formula="of:=[.A667]/1000/(60*60*24)" office:value-type="time" office:time-value="PT02H57M18.737S" calcext:value-type="time">
            <text:p>02:57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8.2" calcext:value-type="float">
            <text:p>528.2</text:p>
          </table:table-cell>
          <table:table-cell office:value-type="float" office:value="1357.93" calcext:value-type="float">
            <text:p>1357.93</text:p>
          </table:table-cell>
          <table:table-cell office:value-type="float" office:value="1603.81" calcext:value-type="float">
            <text:p>1603.81</text:p>
          </table:table-cell>
        </table:table-row>
        <table:table-row table:style-name="ro1">
          <table:table-cell office:value-type="float" office:value="10654737" calcext:value-type="float">
            <text:p>10654737</text:p>
          </table:table-cell>
          <table:table-cell table:formula="of:=[.A668]/1000/(60*60*24)" office:value-type="time" office:time-value="PT02H57M34.737S" calcext:value-type="time">
            <text:p>02:57:35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8" calcext:value-type="float">
            <text:p>528.28</text:p>
          </table:table-cell>
          <table:table-cell office:value-type="float" office:value="1359.98" calcext:value-type="float">
            <text:p>1359.98</text:p>
          </table:table-cell>
          <table:table-cell office:value-type="float" office:value="1606.16" calcext:value-type="float">
            <text:p>1606.16</text:p>
          </table:table-cell>
        </table:table-row>
        <table:table-row table:style-name="ro1">
          <table:table-cell office:value-type="float" office:value="10670737" calcext:value-type="float">
            <text:p>10670737</text:p>
          </table:table-cell>
          <table:table-cell table:formula="of:=[.A669]/1000/(60*60*24)" office:value-type="time" office:time-value="PT02H57M50.737S" calcext:value-type="time">
            <text:p>02:57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4" calcext:value-type="float">
            <text:p>526.44</text:p>
          </table:table-cell>
          <table:table-cell office:value-type="float" office:value="1362.02" calcext:value-type="float">
            <text:p>1362.02</text:p>
          </table:table-cell>
          <table:table-cell office:value-type="float" office:value="1608.51" calcext:value-type="float">
            <text:p>1608.51</text:p>
          </table:table-cell>
        </table:table-row>
        <table:table-row table:style-name="ro1">
          <table:table-cell office:value-type="float" office:value="10686737" calcext:value-type="float">
            <text:p>10686737</text:p>
          </table:table-cell>
          <table:table-cell table:formula="of:=[.A670]/1000/(60*60*24)" office:value-type="time" office:time-value="PT02H58M06.737S" calcext:value-type="time">
            <text:p>02:58:07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2" calcext:value-type="float">
            <text:p>528.42</text:p>
          </table:table-cell>
          <table:table-cell office:value-type="float" office:value="1364.06" calcext:value-type="float">
            <text:p>1364.06</text:p>
          </table:table-cell>
          <table:table-cell office:value-type="float" office:value="1610.85" calcext:value-type="float">
            <text:p>1610.85</text:p>
          </table:table-cell>
        </table:table-row>
        <table:table-row table:style-name="ro1">
          <table:table-cell office:value-type="float" office:value="10702737" calcext:value-type="float">
            <text:p>10702737</text:p>
          </table:table-cell>
          <table:table-cell table:formula="of:=[.A671]/1000/(60*60*24)" office:value-type="time" office:time-value="PT02H58M22.737S" calcext:value-type="time">
            <text:p>02:58:23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1" calcext:value-type="float">
            <text:p>528.51</text:p>
          </table:table-cell>
          <table:table-cell office:value-type="float" office:value="1366.1" calcext:value-type="float">
            <text:p>1366.1</text:p>
          </table:table-cell>
          <table:table-cell office:value-type="float" office:value="1613.2" calcext:value-type="float">
            <text:p>1613.2</text:p>
          </table:table-cell>
        </table:table-row>
        <table:table-row table:style-name="ro1">
          <table:table-cell office:value-type="float" office:value="10718738" calcext:value-type="float">
            <text:p>10718738</text:p>
          </table:table-cell>
          <table:table-cell table:formula="of:=[.A672]/1000/(60*60*24)" office:value-type="time" office:time-value="PT02H58M38.738S" calcext:value-type="time">
            <text:p>02:58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8.65" calcext:value-type="float">
            <text:p>528.65</text:p>
          </table:table-cell>
          <table:table-cell office:value-type="float" office:value="1368.14" calcext:value-type="float">
            <text:p>1368.14</text:p>
          </table:table-cell>
          <table:table-cell office:value-type="float" office:value="1615.55" calcext:value-type="float">
            <text:p>1615.55</text:p>
          </table:table-cell>
        </table:table-row>
        <table:table-row table:style-name="ro1">
          <table:table-cell office:value-type="float" office:value="10734737" calcext:value-type="float">
            <text:p>10734737</text:p>
          </table:table-cell>
          <table:table-cell table:formula="of:=[.A673]/1000/(60*60*24)" office:value-type="time" office:time-value="PT02H58M54.737S" calcext:value-type="time">
            <text:p>02:58:55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6.2" calcext:value-type="float">
            <text:p>526.2</text:p>
          </table:table-cell>
          <table:table-cell office:value-type="float" office:value="1370.18" calcext:value-type="float">
            <text:p>1370.18</text:p>
          </table:table-cell>
          <table:table-cell office:value-type="float" office:value="1617.89" calcext:value-type="float">
            <text:p>1617.89</text:p>
          </table:table-cell>
        </table:table-row>
        <table:table-row table:style-name="ro1">
          <table:table-cell office:value-type="float" office:value="10750737" calcext:value-type="float">
            <text:p>10750737</text:p>
          </table:table-cell>
          <table:table-cell table:formula="of:=[.A674]/1000/(60*60*24)" office:value-type="time" office:time-value="PT02H59M10.737S" calcext:value-type="time">
            <text:p>02:59:11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3" calcext:value-type="float">
            <text:p>526.43</text:p>
          </table:table-cell>
          <table:table-cell office:value-type="float" office:value="1372.23" calcext:value-type="float">
            <text:p>1372.23</text:p>
          </table:table-cell>
          <table:table-cell office:value-type="float" office:value="1620.23" calcext:value-type="float">
            <text:p>1620.23</text:p>
          </table:table-cell>
        </table:table-row>
        <table:table-row table:style-name="ro1">
          <table:table-cell office:value-type="float" office:value="10766738" calcext:value-type="float">
            <text:p>10766738</text:p>
          </table:table-cell>
          <table:table-cell table:formula="of:=[.A675]/1000/(60*60*24)" office:value-type="time" office:time-value="PT02H59M26.738S" calcext:value-type="time">
            <text:p>02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8" calcext:value-type="float">
            <text:p>528.28</text:p>
          </table:table-cell>
          <table:table-cell office:value-type="float" office:value="1374.27" calcext:value-type="float">
            <text:p>1374.27</text:p>
          </table:table-cell>
          <table:table-cell office:value-type="float" office:value="1622.58" calcext:value-type="float">
            <text:p>1622.58</text:p>
          </table:table-cell>
        </table:table-row>
        <table:table-row table:style-name="ro1">
          <table:table-cell office:value-type="float" office:value="10782737" calcext:value-type="float">
            <text:p>10782737</text:p>
          </table:table-cell>
          <table:table-cell table:formula="of:=[.A676]/1000/(60*60*24)" office:value-type="time" office:time-value="PT02H59M42.737S" calcext:value-type="time">
            <text:p>02:59:43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2" calcext:value-type="float">
            <text:p>528.42</text:p>
          </table:table-cell>
          <table:table-cell office:value-type="float" office:value="1376.31" calcext:value-type="float">
            <text:p>1376.31</text:p>
          </table:table-cell>
          <table:table-cell office:value-type="float" office:value="1624.92" calcext:value-type="float">
            <text:p>1624.92</text:p>
          </table:table-cell>
        </table:table-row>
        <table:table-row table:style-name="ro1">
          <table:table-cell office:value-type="float" office:value="10798739" calcext:value-type="float">
            <text:p>10798739</text:p>
          </table:table-cell>
          <table:table-cell table:formula="of:=[.A677]/1000/(60*60*24)" office:value-type="time" office:time-value="PT02H59M58.739S" calcext:value-type="time">
            <text:p>02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26.89" calcext:value-type="float">
            <text:p>526.89</text:p>
          </table:table-cell>
          <table:table-cell office:value-type="float" office:value="1378.35" calcext:value-type="float">
            <text:p>1378.35</text:p>
          </table:table-cell>
          <table:table-cell office:value-type="float" office:value="1627.27" calcext:value-type="float">
            <text:p>1627.27</text:p>
          </table:table-cell>
        </table:table-row>
        <table:table-row table:style-name="ro1">
          <table:table-cell office:value-type="float" office:value="10814737" calcext:value-type="float">
            <text:p>10814737</text:p>
          </table:table-cell>
          <table:table-cell table:formula="of:=[.A678]/1000/(60*60*24)" office:value-type="time" office:time-value="PT03H00M14.737S" calcext:value-type="time">
            <text:p>03:00:15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8" calcext:value-type="float">
            <text:p>528.28</text:p>
          </table:table-cell>
          <table:table-cell office:value-type="float" office:value="1380.39" calcext:value-type="float">
            <text:p>1380.39</text:p>
          </table:table-cell>
          <table:table-cell office:value-type="float" office:value="1629.61" calcext:value-type="float">
            <text:p>1629.61</text:p>
          </table:table-cell>
        </table:table-row>
        <table:table-row table:style-name="ro1">
          <table:table-cell office:value-type="float" office:value="10830737" calcext:value-type="float">
            <text:p>10830737</text:p>
          </table:table-cell>
          <table:table-cell table:formula="of:=[.A679]/1000/(60*60*24)" office:value-type="time" office:time-value="PT03H00M30.737S" calcext:value-type="time">
            <text:p>03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7" calcext:value-type="float">
            <text:p>526.67</text:p>
          </table:table-cell>
          <table:table-cell office:value-type="float" office:value="1382.43" calcext:value-type="float">
            <text:p>1382.43</text:p>
          </table:table-cell>
          <table:table-cell office:value-type="float" office:value="1631.95" calcext:value-type="float">
            <text:p>1631.95</text:p>
          </table:table-cell>
        </table:table-row>
        <table:table-row table:style-name="ro1">
          <table:table-cell office:value-type="float" office:value="10846737" calcext:value-type="float">
            <text:p>10846737</text:p>
          </table:table-cell>
          <table:table-cell table:formula="of:=[.A680]/1000/(60*60*24)" office:value-type="time" office:time-value="PT03H00M46.737S" calcext:value-type="time">
            <text:p>03:00:47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1" calcext:value-type="float">
            <text:p>528.51</text:p>
          </table:table-cell>
          <table:table-cell office:value-type="float" office:value="1384.48" calcext:value-type="float">
            <text:p>1384.48</text:p>
          </table:table-cell>
          <table:table-cell office:value-type="float" office:value="1634.3" calcext:value-type="float">
            <text:p>1634.3</text:p>
          </table:table-cell>
        </table:table-row>
        <table:table-row table:style-name="ro1">
          <table:table-cell office:value-type="float" office:value="10862737" calcext:value-type="float">
            <text:p>10862737</text:p>
          </table:table-cell>
          <table:table-cell table:formula="of:=[.A681]/1000/(60*60*24)" office:value-type="time" office:time-value="PT03H01M02.737S" calcext:value-type="time">
            <text:p>03:01:03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28.73" calcext:value-type="float">
            <text:p>528.73</text:p>
          </table:table-cell>
          <table:table-cell office:value-type="float" office:value="1386.52" calcext:value-type="float">
            <text:p>1386.52</text:p>
          </table:table-cell>
          <table:table-cell office:value-type="float" office:value="1636.64" calcext:value-type="float">
            <text:p>1636.64</text:p>
          </table:table-cell>
        </table:table-row>
        <table:table-row table:style-name="ro1">
          <table:table-cell office:value-type="float" office:value="10878737" calcext:value-type="float">
            <text:p>10878737</text:p>
          </table:table-cell>
          <table:table-cell table:formula="of:=[.A682]/1000/(60*60*24)" office:value-type="time" office:time-value="PT03H01M18.737S" calcext:value-type="time">
            <text:p>03:01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8.2" calcext:value-type="float">
            <text:p>528.2</text:p>
          </table:table-cell>
          <table:table-cell office:value-type="float" office:value="1388.56" calcext:value-type="float">
            <text:p>1388.56</text:p>
          </table:table-cell>
          <table:table-cell office:value-type="float" office:value="1638.98" calcext:value-type="float">
            <text:p>1638.98</text:p>
          </table:table-cell>
        </table:table-row>
        <table:table-row table:style-name="ro1">
          <table:table-cell office:value-type="float" office:value="10894739" calcext:value-type="float">
            <text:p>10894739</text:p>
          </table:table-cell>
          <table:table-cell table:formula="of:=[.A683]/1000/(60*60*24)" office:value-type="time" office:time-value="PT03H01M34.739S" calcext:value-type="time">
            <text:p>03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8" calcext:value-type="float">
            <text:p>528.28</text:p>
          </table:table-cell>
          <table:table-cell office:value-type="float" office:value="1390.6" calcext:value-type="float">
            <text:p>1390.6</text:p>
          </table:table-cell>
          <table:table-cell office:value-type="float" office:value="1641.32" calcext:value-type="float">
            <text:p>1641.32</text:p>
          </table:table-cell>
        </table:table-row>
        <table:table-row table:style-name="ro1">
          <table:table-cell office:value-type="float" office:value="10910737" calcext:value-type="float">
            <text:p>10910737</text:p>
          </table:table-cell>
          <table:table-cell table:formula="of:=[.A684]/1000/(60*60*24)" office:value-type="time" office:time-value="PT03H01M50.737S" calcext:value-type="time">
            <text:p>03:01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6.37" calcext:value-type="float">
            <text:p>526.37</text:p>
          </table:table-cell>
          <table:table-cell office:value-type="float" office:value="1392.64" calcext:value-type="float">
            <text:p>1392.64</text:p>
          </table:table-cell>
          <table:table-cell office:value-type="float" office:value="1643.66" calcext:value-type="float">
            <text:p>1643.66</text:p>
          </table:table-cell>
        </table:table-row>
        <table:table-row table:style-name="ro1">
          <table:table-cell office:value-type="float" office:value="10926738" calcext:value-type="float">
            <text:p>10926738</text:p>
          </table:table-cell>
          <table:table-cell table:formula="of:=[.A685]/1000/(60*60*24)" office:value-type="time" office:time-value="PT03H02M06.738S" calcext:value-type="time">
            <text:p>03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6.21" calcext:value-type="float">
            <text:p>526.21</text:p>
          </table:table-cell>
          <table:table-cell office:value-type="float" office:value="1394.68" calcext:value-type="float">
            <text:p>1394.68</text:p>
          </table:table-cell>
          <table:table-cell office:value-type="float" office:value="1646.01" calcext:value-type="float">
            <text:p>1646.01</text:p>
          </table:table-cell>
        </table:table-row>
        <table:table-row table:style-name="ro1">
          <table:table-cell office:value-type="float" office:value="10942739" calcext:value-type="float">
            <text:p>10942739</text:p>
          </table:table-cell>
          <table:table-cell table:formula="of:=[.A686]/1000/(60*60*24)" office:value-type="time" office:time-value="PT03H02M22.739S" calcext:value-type="time">
            <text:p>03:02:23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6.21" calcext:value-type="float">
            <text:p>526.21</text:p>
          </table:table-cell>
          <table:table-cell office:value-type="float" office:value="1396.72" calcext:value-type="float">
            <text:p>1396.72</text:p>
          </table:table-cell>
          <table:table-cell office:value-type="float" office:value="1648.35" calcext:value-type="float">
            <text:p>1648.35</text:p>
          </table:table-cell>
        </table:table-row>
        <table:table-row table:style-name="ro1">
          <table:table-cell office:value-type="float" office:value="10958737" calcext:value-type="float">
            <text:p>10958737</text:p>
          </table:table-cell>
          <table:table-cell table:formula="of:=[.A687]/1000/(60*60*24)" office:value-type="time" office:time-value="PT03H02M38.737S" calcext:value-type="time">
            <text:p>03:02:39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4.51" calcext:value-type="float">
            <text:p>524.51</text:p>
          </table:table-cell>
          <table:table-cell office:value-type="float" office:value="1398.77" calcext:value-type="float">
            <text:p>1398.77</text:p>
          </table:table-cell>
          <table:table-cell office:value-type="float" office:value="1650.69" calcext:value-type="float">
            <text:p>1650.69</text:p>
          </table:table-cell>
        </table:table-row>
        <table:table-row table:style-name="ro1">
          <table:table-cell office:value-type="float" office:value="10974737" calcext:value-type="float">
            <text:p>10974737</text:p>
          </table:table-cell>
          <table:table-cell table:formula="of:=[.A688]/1000/(60*60*24)" office:value-type="time" office:time-value="PT03H02M54.737S" calcext:value-type="time">
            <text:p>03:02:55</text:p>
          </table:table-cell>
          <table:table-cell office:value-type="float" office:value="1.14" calcext:value-type="float">
            <text:p>1.14</text:p>
          </table:table-cell>
          <table:table-cell office:value-type="float" office:value="459.2" calcext:value-type="float">
            <text:p>459.2</text:p>
          </table:table-cell>
          <table:table-cell office:value-type="float" office:value="524.38" calcext:value-type="float">
            <text:p>524.38</text:p>
          </table:table-cell>
          <table:table-cell office:value-type="float" office:value="1400.81" calcext:value-type="float">
            <text:p>1400.81</text:p>
          </table:table-cell>
          <table:table-cell office:value-type="float" office:value="1653.02" calcext:value-type="float">
            <text:p>1653.02</text:p>
          </table:table-cell>
        </table:table-row>
        <table:table-row table:style-name="ro1">
          <table:table-cell office:value-type="float" office:value="10990737" calcext:value-type="float">
            <text:p>10990737</text:p>
          </table:table-cell>
          <table:table-cell table:formula="of:=[.A689]/1000/(60*60*24)" office:value-type="time" office:time-value="PT03H03M10.737S" calcext:value-type="time">
            <text:p>03:03:11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4" calcext:value-type="float">
            <text:p>526.44</text:p>
          </table:table-cell>
          <table:table-cell office:value-type="float" office:value="1402.85" calcext:value-type="float">
            <text:p>1402.85</text:p>
          </table:table-cell>
          <table:table-cell office:value-type="float" office:value="1655.36" calcext:value-type="float">
            <text:p>1655.36</text:p>
          </table:table-cell>
        </table:table-row>
        <table:table-row table:style-name="ro1">
          <table:table-cell office:value-type="float" office:value="11006737" calcext:value-type="float">
            <text:p>11006737</text:p>
          </table:table-cell>
          <table:table-cell table:formula="of:=[.A690]/1000/(60*60*24)" office:value-type="time" office:time-value="PT03H03M26.737S" calcext:value-type="time">
            <text:p>03:03:27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8" calcext:value-type="float">
            <text:p>526.58</text:p>
          </table:table-cell>
          <table:table-cell office:value-type="float" office:value="1404.89" calcext:value-type="float">
            <text:p>1404.89</text:p>
          </table:table-cell>
          <table:table-cell office:value-type="float" office:value="1657.7" calcext:value-type="float">
            <text:p>1657.7</text:p>
          </table:table-cell>
        </table:table-row>
        <table:table-row table:style-name="ro1">
          <table:table-cell office:value-type="float" office:value="11022737" calcext:value-type="float">
            <text:p>11022737</text:p>
          </table:table-cell>
          <table:table-cell table:formula="of:=[.A691]/1000/(60*60*24)" office:value-type="time" office:time-value="PT03H03M42.737S" calcext:value-type="time">
            <text:p>03:03:43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6.35" calcext:value-type="float">
            <text:p>526.35</text:p>
          </table:table-cell>
          <table:table-cell office:value-type="float" office:value="1406.93" calcext:value-type="float">
            <text:p>1406.93</text:p>
          </table:table-cell>
          <table:table-cell office:value-type="float" office:value="1660.04" calcext:value-type="float">
            <text:p>1660.04</text:p>
          </table:table-cell>
        </table:table-row>
        <table:table-row table:style-name="ro1">
          <table:table-cell office:value-type="float" office:value="11038737" calcext:value-type="float">
            <text:p>11038737</text:p>
          </table:table-cell>
          <table:table-cell table:formula="of:=[.A692]/1000/(60*60*24)" office:value-type="time" office:time-value="PT03H03M58.737S" calcext:value-type="time">
            <text:p>03:03:59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4" calcext:value-type="float">
            <text:p>526.44</text:p>
          </table:table-cell>
          <table:table-cell office:value-type="float" office:value="1408.97" calcext:value-type="float">
            <text:p>1408.97</text:p>
          </table:table-cell>
          <table:table-cell office:value-type="float" office:value="1662.38" calcext:value-type="float">
            <text:p>1662.38</text:p>
          </table:table-cell>
        </table:table-row>
        <table:table-row table:style-name="ro1">
          <table:table-cell office:value-type="float" office:value="11054737" calcext:value-type="float">
            <text:p>11054737</text:p>
          </table:table-cell>
          <table:table-cell table:formula="of:=[.A693]/1000/(60*60*24)" office:value-type="time" office:time-value="PT03H04M14.737S" calcext:value-type="time">
            <text:p>03:04:15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4" calcext:value-type="float">
            <text:p>526.44</text:p>
          </table:table-cell>
          <table:table-cell office:value-type="float" office:value="1411.02" calcext:value-type="float">
            <text:p>1411.02</text:p>
          </table:table-cell>
          <table:table-cell office:value-type="float" office:value="1664.72" calcext:value-type="float">
            <text:p>1664.72</text:p>
          </table:table-cell>
        </table:table-row>
        <table:table-row table:style-name="ro1">
          <table:table-cell office:value-type="float" office:value="11070737" calcext:value-type="float">
            <text:p>11070737</text:p>
          </table:table-cell>
          <table:table-cell table:formula="of:=[.A694]/1000/(60*60*24)" office:value-type="time" office:time-value="PT03H04M30.737S" calcext:value-type="time">
            <text:p>03:04:31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4" calcext:value-type="float">
            <text:p>526.44</text:p>
          </table:table-cell>
          <table:table-cell office:value-type="float" office:value="1413.06" calcext:value-type="float">
            <text:p>1413.06</text:p>
          </table:table-cell>
          <table:table-cell office:value-type="float" office:value="1667.06" calcext:value-type="float">
            <text:p>1667.06</text:p>
          </table:table-cell>
        </table:table-row>
        <table:table-row table:style-name="ro1">
          <table:table-cell office:value-type="float" office:value="11086737" calcext:value-type="float">
            <text:p>11086737</text:p>
          </table:table-cell>
          <table:table-cell table:formula="of:=[.A695]/1000/(60*60*24)" office:value-type="time" office:time-value="PT03H04M46.737S" calcext:value-type="time">
            <text:p>03:04:47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6.22" calcext:value-type="float">
            <text:p>526.22</text:p>
          </table:table-cell>
          <table:table-cell office:value-type="float" office:value="1415.1" calcext:value-type="float">
            <text:p>1415.1</text:p>
          </table:table-cell>
          <table:table-cell office:value-type="float" office:value="1669.4" calcext:value-type="float">
            <text:p>1669.4</text:p>
          </table:table-cell>
        </table:table-row>
        <table:table-row table:style-name="ro1">
          <table:table-cell office:value-type="float" office:value="11102739" calcext:value-type="float">
            <text:p>11102739</text:p>
          </table:table-cell>
          <table:table-cell table:formula="of:=[.A696]/1000/(60*60*24)" office:value-type="time" office:time-value="PT03H05M02.739S" calcext:value-type="time">
            <text:p>03:05:03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6.36" calcext:value-type="float">
            <text:p>526.36</text:p>
          </table:table-cell>
          <table:table-cell office:value-type="float" office:value="1417.14" calcext:value-type="float">
            <text:p>1417.14</text:p>
          </table:table-cell>
          <table:table-cell office:value-type="float" office:value="1671.73" calcext:value-type="float">
            <text:p>1671.73</text:p>
          </table:table-cell>
        </table:table-row>
        <table:table-row table:style-name="ro1">
          <table:table-cell office:value-type="float" office:value="11118739" calcext:value-type="float">
            <text:p>11118739</text:p>
          </table:table-cell>
          <table:table-cell table:formula="of:=[.A697]/1000/(60*60*24)" office:value-type="time" office:time-value="PT03H05M18.739S" calcext:value-type="time">
            <text:p>03:05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6.35" calcext:value-type="float">
            <text:p>526.35</text:p>
          </table:table-cell>
          <table:table-cell office:value-type="float" office:value="1419.18" calcext:value-type="float">
            <text:p>1419.18</text:p>
          </table:table-cell>
          <table:table-cell office:value-type="float" office:value="1674.07" calcext:value-type="float">
            <text:p>1674.07</text:p>
          </table:table-cell>
        </table:table-row>
        <table:table-row table:style-name="ro1">
          <table:table-cell office:value-type="float" office:value="11134737" calcext:value-type="float">
            <text:p>11134737</text:p>
          </table:table-cell>
          <table:table-cell table:formula="of:=[.A698]/1000/(60*60*24)" office:value-type="time" office:time-value="PT03H05M34.737S" calcext:value-type="time">
            <text:p>03:05:35</text:p>
          </table:table-cell>
          <table:table-cell office:value-type="float" office:value="1.14" calcext:value-type="float">
            <text:p>1.14</text:p>
          </table:table-cell>
          <table:table-cell office:value-type="float" office:value="459.12" calcext:value-type="float">
            <text:p>459.12</text:p>
          </table:table-cell>
          <table:table-cell office:value-type="float" office:value="524.28" calcext:value-type="float">
            <text:p>524.28</text:p>
          </table:table-cell>
          <table:table-cell office:value-type="float" office:value="1421.22" calcext:value-type="float">
            <text:p>1421.22</text:p>
          </table:table-cell>
          <table:table-cell office:value-type="float" office:value="1676.4" calcext:value-type="float">
            <text:p>1676.4</text:p>
          </table:table-cell>
        </table:table-row>
        <table:table-row table:style-name="ro1">
          <table:table-cell office:value-type="float" office:value="11150737" calcext:value-type="float">
            <text:p>11150737</text:p>
          </table:table-cell>
          <table:table-cell table:formula="of:=[.A699]/1000/(60*60*24)" office:value-type="time" office:time-value="PT03H05M50.737S" calcext:value-type="time">
            <text:p>03:05:51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5" calcext:value-type="float">
            <text:p>526.45</text:p>
          </table:table-cell>
          <table:table-cell office:value-type="float" office:value="1423.26" calcext:value-type="float">
            <text:p>1423.26</text:p>
          </table:table-cell>
          <table:table-cell office:value-type="float" office:value="1678.74" calcext:value-type="float">
            <text:p>1678.74</text:p>
          </table:table-cell>
        </table:table-row>
        <table:table-row table:style-name="ro1">
          <table:table-cell office:value-type="float" office:value="11166737" calcext:value-type="float">
            <text:p>11166737</text:p>
          </table:table-cell>
          <table:table-cell table:formula="of:=[.A700]/1000/(60*60*24)" office:value-type="time" office:time-value="PT03H06M06.737S" calcext:value-type="time">
            <text:p>03:06:07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6.34" calcext:value-type="float">
            <text:p>526.34</text:p>
          </table:table-cell>
          <table:table-cell office:value-type="float" office:value="1425.31" calcext:value-type="float">
            <text:p>1425.31</text:p>
          </table:table-cell>
          <table:table-cell office:value-type="float" office:value="1681.08" calcext:value-type="float">
            <text:p>1681.08</text:p>
          </table:table-cell>
        </table:table-row>
        <table:table-row table:style-name="ro1">
          <table:table-cell office:value-type="float" office:value="11182739" calcext:value-type="float">
            <text:p>11182739</text:p>
          </table:table-cell>
          <table:table-cell table:formula="of:=[.A701]/1000/(60*60*24)" office:value-type="time" office:time-value="PT03H06M22.739S" calcext:value-type="time">
            <text:p>03:06:23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3" calcext:value-type="float">
            <text:p>524.63</text:p>
          </table:table-cell>
          <table:table-cell office:value-type="float" office:value="1427.35" calcext:value-type="float">
            <text:p>1427.35</text:p>
          </table:table-cell>
          <table:table-cell office:value-type="float" office:value="1683.41" calcext:value-type="float">
            <text:p>1683.41</text:p>
          </table:table-cell>
        </table:table-row>
        <table:table-row table:style-name="ro1">
          <table:table-cell office:value-type="float" office:value="11198737" calcext:value-type="float">
            <text:p>11198737</text:p>
          </table:table-cell>
          <table:table-cell table:formula="of:=[.A702]/1000/(60*60*24)" office:value-type="time" office:time-value="PT03H06M38.737S" calcext:value-type="time">
            <text:p>03:06:39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6.22" calcext:value-type="float">
            <text:p>526.22</text:p>
          </table:table-cell>
          <table:table-cell office:value-type="float" office:value="1429.39" calcext:value-type="float">
            <text:p>1429.39</text:p>
          </table:table-cell>
          <table:table-cell office:value-type="float" office:value="1685.75" calcext:value-type="float">
            <text:p>1685.75</text:p>
          </table:table-cell>
        </table:table-row>
        <table:table-row table:style-name="ro1">
          <table:table-cell office:value-type="float" office:value="11214739" calcext:value-type="float">
            <text:p>11214739</text:p>
          </table:table-cell>
          <table:table-cell table:formula="of:=[.A703]/1000/(60*60*24)" office:value-type="time" office:time-value="PT03H06M54.739S" calcext:value-type="time">
            <text:p>03:06:55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" calcext:value-type="float">
            <text:p>524.6</text:p>
          </table:table-cell>
          <table:table-cell office:value-type="float" office:value="1431.43" calcext:value-type="float">
            <text:p>1431.43</text:p>
          </table:table-cell>
          <table:table-cell office:value-type="float" office:value="1688.08" calcext:value-type="float">
            <text:p>1688.08</text:p>
          </table:table-cell>
        </table:table-row>
        <table:table-row table:style-name="ro1">
          <table:table-cell office:value-type="float" office:value="11230737" calcext:value-type="float">
            <text:p>11230737</text:p>
          </table:table-cell>
          <table:table-cell table:formula="of:=[.A704]/1000/(60*60*24)" office:value-type="time" office:time-value="PT03H07M10.737S" calcext:value-type="time">
            <text:p>03:07:11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6.22" calcext:value-type="float">
            <text:p>526.22</text:p>
          </table:table-cell>
          <table:table-cell office:value-type="float" office:value="1433.47" calcext:value-type="float">
            <text:p>1433.47</text:p>
          </table:table-cell>
          <table:table-cell office:value-type="float" office:value="1690.42" calcext:value-type="float">
            <text:p>1690.42</text:p>
          </table:table-cell>
        </table:table-row>
        <table:table-row table:style-name="ro1">
          <table:table-cell office:value-type="float" office:value="11246737" calcext:value-type="float">
            <text:p>11246737</text:p>
          </table:table-cell>
          <table:table-cell table:formula="of:=[.A705]/1000/(60*60*24)" office:value-type="time" office:time-value="PT03H07M26.737S" calcext:value-type="time">
            <text:p>03:07:27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4" calcext:value-type="float">
            <text:p>524.74</text:p>
          </table:table-cell>
          <table:table-cell office:value-type="float" office:value="1435.51" calcext:value-type="float">
            <text:p>1435.51</text:p>
          </table:table-cell>
          <table:table-cell office:value-type="float" office:value="1692.75" calcext:value-type="float">
            <text:p>1692.75</text:p>
          </table:table-cell>
        </table:table-row>
        <table:table-row table:style-name="ro1">
          <table:table-cell office:value-type="float" office:value="11262737" calcext:value-type="float">
            <text:p>11262737</text:p>
          </table:table-cell>
          <table:table-cell table:formula="of:=[.A706]/1000/(60*60*24)" office:value-type="time" office:time-value="PT03H07M42.737S" calcext:value-type="time">
            <text:p>03:07:43</text:p>
          </table:table-cell>
          <table:table-cell office:value-type="float" office:value="1.15" calcext:value-type="float">
            <text:p>1.15</text:p>
          </table:table-cell>
          <table:table-cell office:value-type="float" office:value="459.12" calcext:value-type="float">
            <text:p>459.12</text:p>
          </table:table-cell>
          <table:table-cell office:value-type="float" office:value="526.12" calcext:value-type="float">
            <text:p>526.12</text:p>
          </table:table-cell>
          <table:table-cell office:value-type="float" office:value="1437.55" calcext:value-type="float">
            <text:p>1437.55</text:p>
          </table:table-cell>
          <table:table-cell office:value-type="float" office:value="1695.08" calcext:value-type="float">
            <text:p>1695.08</text:p>
          </table:table-cell>
        </table:table-row>
        <table:table-row table:style-name="ro1">
          <table:table-cell office:value-type="float" office:value="11278738" calcext:value-type="float">
            <text:p>11278738</text:p>
          </table:table-cell>
          <table:table-cell table:formula="of:=[.A707]/1000/(60*60*24)" office:value-type="time" office:time-value="PT03H07M58.738S" calcext:value-type="time">
            <text:p>03:07:59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" calcext:value-type="float">
            <text:p>524.6</text:p>
          </table:table-cell>
          <table:table-cell office:value-type="float" office:value="1439.6" calcext:value-type="float">
            <text:p>1439.6</text:p>
          </table:table-cell>
          <table:table-cell office:value-type="float" office:value="1697.42" calcext:value-type="float">
            <text:p>1697.42</text:p>
          </table:table-cell>
        </table:table-row>
        <table:table-row table:style-name="ro1">
          <table:table-cell office:value-type="float" office:value="11294737" calcext:value-type="float">
            <text:p>11294737</text:p>
          </table:table-cell>
          <table:table-cell table:formula="of:=[.A708]/1000/(60*60*24)" office:value-type="time" office:time-value="PT03H08M14.737S" calcext:value-type="time">
            <text:p>03:08:15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6" calcext:value-type="float">
            <text:p>524.76</text:p>
          </table:table-cell>
          <table:table-cell office:value-type="float" office:value="1441.64" calcext:value-type="float">
            <text:p>1441.64</text:p>
          </table:table-cell>
          <table:table-cell office:value-type="float" office:value="1699.75" calcext:value-type="float">
            <text:p>1699.75</text:p>
          </table:table-cell>
        </table:table-row>
        <table:table-row table:style-name="ro1">
          <table:table-cell office:value-type="float" office:value="11310737" calcext:value-type="float">
            <text:p>11310737</text:p>
          </table:table-cell>
          <table:table-cell table:formula="of:=[.A709]/1000/(60*60*24)" office:value-type="time" office:time-value="PT03H08M30.737S" calcext:value-type="time">
            <text:p>03:08:31</text:p>
          </table:table-cell>
          <table:table-cell office:value-type="float" office:value="1.14" calcext:value-type="float">
            <text:p>1.14</text:p>
          </table:table-cell>
          <table:table-cell office:value-type="float" office:value="459.2" calcext:value-type="float">
            <text:p>459.2</text:p>
          </table:table-cell>
          <table:table-cell office:value-type="float" office:value="524.38" calcext:value-type="float">
            <text:p>524.38</text:p>
          </table:table-cell>
          <table:table-cell office:value-type="float" office:value="1443.68" calcext:value-type="float">
            <text:p>1443.68</text:p>
          </table:table-cell>
          <table:table-cell office:value-type="float" office:value="1702.08" calcext:value-type="float">
            <text:p>1702.08</text:p>
          </table:table-cell>
        </table:table-row>
        <table:table-row table:style-name="ro1">
          <table:table-cell office:value-type="float" office:value="11326737" calcext:value-type="float">
            <text:p>11326737</text:p>
          </table:table-cell>
          <table:table-cell table:formula="of:=[.A710]/1000/(60*60*24)" office:value-type="time" office:time-value="PT03H08M46.737S" calcext:value-type="time">
            <text:p>03:08:47</text:p>
          </table:table-cell>
          <table:table-cell office:value-type="float" office:value="1.14" calcext:value-type="float">
            <text:p>1.14</text:p>
          </table:table-cell>
          <table:table-cell office:value-type="float" office:value="460.8" calcext:value-type="float">
            <text:p>460.8</text:p>
          </table:table-cell>
          <table:table-cell office:value-type="float" office:value="526.27" calcext:value-type="float">
            <text:p>526.27</text:p>
          </table:table-cell>
          <table:table-cell office:value-type="float" office:value="1445.72" calcext:value-type="float">
            <text:p>1445.72</text:p>
          </table:table-cell>
          <table:table-cell office:value-type="float" office:value="1704.41" calcext:value-type="float">
            <text:p>1704.41</text:p>
          </table:table-cell>
        </table:table-row>
        <table:table-row table:style-name="ro1">
          <table:table-cell office:value-type="float" office:value="11342737" calcext:value-type="float">
            <text:p>11342737</text:p>
          </table:table-cell>
          <table:table-cell table:formula="of:=[.A711]/1000/(60*60*24)" office:value-type="time" office:time-value="PT03H09M02.737S" calcext:value-type="time">
            <text:p>03:09:03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4.52" calcext:value-type="float">
            <text:p>524.52</text:p>
          </table:table-cell>
          <table:table-cell office:value-type="float" office:value="1447.77" calcext:value-type="float">
            <text:p>1447.77</text:p>
          </table:table-cell>
          <table:table-cell office:value-type="float" office:value="1706.75" calcext:value-type="float">
            <text:p>1706.75</text:p>
          </table:table-cell>
        </table:table-row>
        <table:table-row table:style-name="ro1">
          <table:table-cell office:value-type="float" office:value="11358737" calcext:value-type="float">
            <text:p>11358737</text:p>
          </table:table-cell>
          <table:table-cell table:formula="of:=[.A712]/1000/(60*60*24)" office:value-type="time" office:time-value="PT03H09M18.737S" calcext:value-type="time">
            <text:p>03:09:19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6.22" calcext:value-type="float">
            <text:p>526.22</text:p>
          </table:table-cell>
          <table:table-cell office:value-type="float" office:value="1449.81" calcext:value-type="float">
            <text:p>1449.81</text:p>
          </table:table-cell>
          <table:table-cell office:value-type="float" office:value="1709.08" calcext:value-type="float">
            <text:p>1709.08</text:p>
          </table:table-cell>
        </table:table-row>
        <table:table-row table:style-name="ro1">
          <table:table-cell office:value-type="float" office:value="11374739" calcext:value-type="float">
            <text:p>11374739</text:p>
          </table:table-cell>
          <table:table-cell table:formula="of:=[.A713]/1000/(60*60*24)" office:value-type="time" office:time-value="PT03H09M34.739S" calcext:value-type="time">
            <text:p>03:09:35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58" calcext:value-type="float">
            <text:p>524.58</text:p>
          </table:table-cell>
          <table:table-cell office:value-type="float" office:value="1451.85" calcext:value-type="float">
            <text:p>1451.85</text:p>
          </table:table-cell>
          <table:table-cell office:value-type="float" office:value="1711.41" calcext:value-type="float">
            <text:p>1711.41</text:p>
          </table:table-cell>
        </table:table-row>
        <table:table-row table:style-name="ro1">
          <table:table-cell office:value-type="float" office:value="11390739" calcext:value-type="float">
            <text:p>11390739</text:p>
          </table:table-cell>
          <table:table-cell table:formula="of:=[.A714]/1000/(60*60*24)" office:value-type="time" office:time-value="PT03H09M50.739S" calcext:value-type="time">
            <text:p>03:09:51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" calcext:value-type="float">
            <text:p>524.6</text:p>
          </table:table-cell>
          <table:table-cell office:value-type="float" office:value="1453.89" calcext:value-type="float">
            <text:p>1453.89</text:p>
          </table:table-cell>
          <table:table-cell office:value-type="float" office:value="1713.75" calcext:value-type="float">
            <text:p>1713.75</text:p>
          </table:table-cell>
        </table:table-row>
        <table:table-row table:style-name="ro1">
          <table:table-cell office:value-type="float" office:value="11406737" calcext:value-type="float">
            <text:p>11406737</text:p>
          </table:table-cell>
          <table:table-cell table:formula="of:=[.A715]/1000/(60*60*24)" office:value-type="time" office:time-value="PT03H10M06.737S" calcext:value-type="time">
            <text:p>03:10:07</text:p>
          </table:table-cell>
          <table:table-cell office:value-type="float" office:value="1.14" calcext:value-type="float">
            <text:p>1.14</text:p>
          </table:table-cell>
          <table:table-cell office:value-type="float" office:value="459.8" calcext:value-type="float">
            <text:p>459.8</text:p>
          </table:table-cell>
          <table:table-cell office:value-type="float" office:value="525.07" calcext:value-type="float">
            <text:p>525.07</text:p>
          </table:table-cell>
          <table:table-cell office:value-type="float" office:value="1455.93" calcext:value-type="float">
            <text:p>1455.93</text:p>
          </table:table-cell>
          <table:table-cell office:value-type="float" office:value="1716.08" calcext:value-type="float">
            <text:p>1716.08</text:p>
          </table:table-cell>
        </table:table-row>
        <table:table-row table:style-name="ro1">
          <table:table-cell office:value-type="float" office:value="11422738" calcext:value-type="float">
            <text:p>11422738</text:p>
          </table:table-cell>
          <table:table-cell table:formula="of:=[.A716]/1000/(60*60*24)" office:value-type="time" office:time-value="PT03H10M22.738S" calcext:value-type="time">
            <text:p>03:10:23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4.51" calcext:value-type="float">
            <text:p>524.51</text:p>
          </table:table-cell>
          <table:table-cell office:value-type="float" office:value="1457.98" calcext:value-type="float">
            <text:p>1457.98</text:p>
          </table:table-cell>
          <table:table-cell office:value-type="float" office:value="1718.41" calcext:value-type="float">
            <text:p>1718.41</text:p>
          </table:table-cell>
        </table:table-row>
        <table:table-row table:style-name="ro1">
          <table:table-cell office:value-type="float" office:value="11438739" calcext:value-type="float">
            <text:p>11438739</text:p>
          </table:table-cell>
          <table:table-cell table:formula="of:=[.A717]/1000/(60*60*24)" office:value-type="time" office:time-value="PT03H10M38.739S" calcext:value-type="time">
            <text:p>03:10:39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1" calcext:value-type="float">
            <text:p>524.61</text:p>
          </table:table-cell>
          <table:table-cell office:value-type="float" office:value="1460.02" calcext:value-type="float">
            <text:p>1460.02</text:p>
          </table:table-cell>
          <table:table-cell office:value-type="float" office:value="1720.74" calcext:value-type="float">
            <text:p>1720.74</text:p>
          </table:table-cell>
        </table:table-row>
        <table:table-row table:style-name="ro1">
          <table:table-cell office:value-type="float" office:value="11454737" calcext:value-type="float">
            <text:p>11454737</text:p>
          </table:table-cell>
          <table:table-cell table:formula="of:=[.A718]/1000/(60*60*24)" office:value-type="time" office:time-value="PT03H10M54.737S" calcext:value-type="time">
            <text:p>03:10:55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2.69" calcext:value-type="float">
            <text:p>522.69</text:p>
          </table:table-cell>
          <table:table-cell office:value-type="float" office:value="1462.06" calcext:value-type="float">
            <text:p>1462.06</text:p>
          </table:table-cell>
          <table:table-cell office:value-type="float" office:value="1723.07" calcext:value-type="float">
            <text:p>1723.07</text:p>
          </table:table-cell>
        </table:table-row>
        <table:table-row table:style-name="ro1">
          <table:table-cell office:value-type="float" office:value="11470737" calcext:value-type="float">
            <text:p>11470737</text:p>
          </table:table-cell>
          <table:table-cell table:formula="of:=[.A719]/1000/(60*60*24)" office:value-type="time" office:time-value="PT03H11M10.737S" calcext:value-type="time">
            <text:p>03:11:11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5" calcext:value-type="float">
            <text:p>524.75</text:p>
          </table:table-cell>
          <table:table-cell office:value-type="float" office:value="1464.1" calcext:value-type="float">
            <text:p>1464.1</text:p>
          </table:table-cell>
          <table:table-cell office:value-type="float" office:value="1725.4" calcext:value-type="float">
            <text:p>1725.4</text:p>
          </table:table-cell>
        </table:table-row>
        <table:table-row table:style-name="ro1">
          <table:table-cell office:value-type="float" office:value="11486737" calcext:value-type="float">
            <text:p>11486737</text:p>
          </table:table-cell>
          <table:table-cell table:formula="of:=[.A720]/1000/(60*60*24)" office:value-type="time" office:time-value="PT03H11M26.737S" calcext:value-type="time">
            <text:p>03:11:27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" calcext:value-type="float">
            <text:p>522.9</text:p>
          </table:table-cell>
          <table:table-cell office:value-type="float" office:value="1466.14" calcext:value-type="float">
            <text:p>1466.14</text:p>
          </table:table-cell>
          <table:table-cell office:value-type="float" office:value="1727.72" calcext:value-type="float">
            <text:p>1727.72</text:p>
          </table:table-cell>
        </table:table-row>
        <table:table-row table:style-name="ro1">
          <table:table-cell office:value-type="float" office:value="11502738" calcext:value-type="float">
            <text:p>11502738</text:p>
          </table:table-cell>
          <table:table-cell table:formula="of:=[.A721]/1000/(60*60*24)" office:value-type="time" office:time-value="PT03H11M42.738S" calcext:value-type="time">
            <text:p>03:11:43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1" calcext:value-type="float">
            <text:p>524.61</text:p>
          </table:table-cell>
          <table:table-cell office:value-type="float" office:value="1468.18" calcext:value-type="float">
            <text:p>1468.18</text:p>
          </table:table-cell>
          <table:table-cell office:value-type="float" office:value="1730.05" calcext:value-type="float">
            <text:p>1730.05</text:p>
          </table:table-cell>
        </table:table-row>
        <table:table-row table:style-name="ro1">
          <table:table-cell office:value-type="float" office:value="11518738" calcext:value-type="float">
            <text:p>11518738</text:p>
          </table:table-cell>
          <table:table-cell table:formula="of:=[.A722]/1000/(60*60*24)" office:value-type="time" office:time-value="PT03H11M58.738S" calcext:value-type="time">
            <text:p>03:11:59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4.52" calcext:value-type="float">
            <text:p>524.52</text:p>
          </table:table-cell>
          <table:table-cell office:value-type="float" office:value="1470.23" calcext:value-type="float">
            <text:p>1470.23</text:p>
          </table:table-cell>
          <table:table-cell office:value-type="float" office:value="1732.38" calcext:value-type="float">
            <text:p>1732.38</text:p>
          </table:table-cell>
        </table:table-row>
        <table:table-row table:style-name="ro1">
          <table:table-cell office:value-type="float" office:value="11534739" calcext:value-type="float">
            <text:p>11534739</text:p>
          </table:table-cell>
          <table:table-cell table:formula="of:=[.A723]/1000/(60*60*24)" office:value-type="time" office:time-value="PT03H12M14.739S" calcext:value-type="time">
            <text:p>03:12:15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1" calcext:value-type="float">
            <text:p>524.61</text:p>
          </table:table-cell>
          <table:table-cell office:value-type="float" office:value="1472.27" calcext:value-type="float">
            <text:p>1472.27</text:p>
          </table:table-cell>
          <table:table-cell office:value-type="float" office:value="1734.71" calcext:value-type="float">
            <text:p>1734.71</text:p>
          </table:table-cell>
        </table:table-row>
        <table:table-row table:style-name="ro1">
          <table:table-cell office:value-type="float" office:value="11550737" calcext:value-type="float">
            <text:p>11550737</text:p>
          </table:table-cell>
          <table:table-cell table:formula="of:=[.A724]/1000/(60*60*24)" office:value-type="time" office:time-value="PT03H12M30.737S" calcext:value-type="time">
            <text:p>03:12:31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7" calcext:value-type="float">
            <text:p>522.77</text:p>
          </table:table-cell>
          <table:table-cell office:value-type="float" office:value="1474.31" calcext:value-type="float">
            <text:p>1474.31</text:p>
          </table:table-cell>
          <table:table-cell office:value-type="float" office:value="1737.03" calcext:value-type="float">
            <text:p>1737.03</text:p>
          </table:table-cell>
        </table:table-row>
        <table:table-row table:style-name="ro1">
          <table:table-cell office:value-type="float" office:value="11566737" calcext:value-type="float">
            <text:p>11566737</text:p>
          </table:table-cell>
          <table:table-cell table:formula="of:=[.A725]/1000/(60*60*24)" office:value-type="time" office:time-value="PT03H12M46.737S" calcext:value-type="time">
            <text:p>03:12:47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2.67" calcext:value-type="float">
            <text:p>522.67</text:p>
          </table:table-cell>
          <table:table-cell office:value-type="float" office:value="1476.35" calcext:value-type="float">
            <text:p>1476.35</text:p>
          </table:table-cell>
          <table:table-cell office:value-type="float" office:value="1739.36" calcext:value-type="float">
            <text:p>1739.36</text:p>
          </table:table-cell>
        </table:table-row>
        <table:table-row table:style-name="ro1">
          <table:table-cell office:value-type="float" office:value="11582739" calcext:value-type="float">
            <text:p>11582739</text:p>
          </table:table-cell>
          <table:table-cell table:formula="of:=[.A726]/1000/(60*60*24)" office:value-type="time" office:time-value="PT03H13M02.739S" calcext:value-type="time">
            <text:p>03:13:03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1" calcext:value-type="float">
            <text:p>522.91</text:p>
          </table:table-cell>
          <table:table-cell office:value-type="float" office:value="1478.39" calcext:value-type="float">
            <text:p>1478.39</text:p>
          </table:table-cell>
          <table:table-cell office:value-type="float" office:value="1741.68" calcext:value-type="float">
            <text:p>1741.68</text:p>
          </table:table-cell>
        </table:table-row>
        <table:table-row table:style-name="ro1">
          <table:table-cell office:value-type="float" office:value="11598739" calcext:value-type="float">
            <text:p>11598739</text:p>
          </table:table-cell>
          <table:table-cell table:formula="of:=[.A727]/1000/(60*60*24)" office:value-type="time" office:time-value="PT03H13M18.739S" calcext:value-type="time">
            <text:p>03:13:19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1" calcext:value-type="float">
            <text:p>522.91</text:p>
          </table:table-cell>
          <table:table-cell office:value-type="float" office:value="1480.43" calcext:value-type="float">
            <text:p>1480.43</text:p>
          </table:table-cell>
          <table:table-cell office:value-type="float" office:value="1744.01" calcext:value-type="float">
            <text:p>1744.01</text:p>
          </table:table-cell>
        </table:table-row>
        <table:table-row table:style-name="ro1">
          <table:table-cell office:value-type="float" office:value="11614737" calcext:value-type="float">
            <text:p>11614737</text:p>
          </table:table-cell>
          <table:table-cell table:formula="of:=[.A728]/1000/(60*60*24)" office:value-type="time" office:time-value="PT03H13M34.737S" calcext:value-type="time">
            <text:p>03:13:35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7" calcext:value-type="float">
            <text:p>522.77</text:p>
          </table:table-cell>
          <table:table-cell office:value-type="float" office:value="1482.48" calcext:value-type="float">
            <text:p>1482.48</text:p>
          </table:table-cell>
          <table:table-cell office:value-type="float" office:value="1746.33" calcext:value-type="float">
            <text:p>1746.33</text:p>
          </table:table-cell>
        </table:table-row>
        <table:table-row table:style-name="ro1">
          <table:table-cell office:value-type="float" office:value="11630739" calcext:value-type="float">
            <text:p>11630739</text:p>
          </table:table-cell>
          <table:table-cell table:formula="of:=[.A729]/1000/(60*60*24)" office:value-type="time" office:time-value="PT03H13M50.739S" calcext:value-type="time">
            <text:p>03:13:51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2.68" calcext:value-type="float">
            <text:p>522.68</text:p>
          </table:table-cell>
          <table:table-cell office:value-type="float" office:value="1484.52" calcext:value-type="float">
            <text:p>1484.52</text:p>
          </table:table-cell>
          <table:table-cell office:value-type="float" office:value="1748.65" calcext:value-type="float">
            <text:p>1748.65</text:p>
          </table:table-cell>
        </table:table-row>
        <table:table-row table:style-name="ro1">
          <table:table-cell office:value-type="float" office:value="11646737" calcext:value-type="float">
            <text:p>11646737</text:p>
          </table:table-cell>
          <table:table-cell table:formula="of:=[.A730]/1000/(60*60*24)" office:value-type="time" office:time-value="PT03H14M06.737S" calcext:value-type="time">
            <text:p>03:14:07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8" calcext:value-type="float">
            <text:p>522.78</text:p>
          </table:table-cell>
          <table:table-cell office:value-type="float" office:value="1486.56" calcext:value-type="float">
            <text:p>1486.56</text:p>
          </table:table-cell>
          <table:table-cell office:value-type="float" office:value="1750.98" calcext:value-type="float">
            <text:p>1750.98</text:p>
          </table:table-cell>
        </table:table-row>
        <table:table-row table:style-name="ro1">
          <table:table-cell office:value-type="float" office:value="11662737" calcext:value-type="float">
            <text:p>11662737</text:p>
          </table:table-cell>
          <table:table-cell table:formula="of:=[.A731]/1000/(60*60*24)" office:value-type="time" office:time-value="PT03H14M22.737S" calcext:value-type="time">
            <text:p>03:14:23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" calcext:value-type="float">
            <text:p>522.9</text:p>
          </table:table-cell>
          <table:table-cell office:value-type="float" office:value="1488.6" calcext:value-type="float">
            <text:p>1488.6</text:p>
          </table:table-cell>
          <table:table-cell office:value-type="float" office:value="1753.3" calcext:value-type="float">
            <text:p>1753.3</text:p>
          </table:table-cell>
        </table:table-row>
        <table:table-row table:style-name="ro1">
          <table:table-cell office:value-type="float" office:value="11678737" calcext:value-type="float">
            <text:p>11678737</text:p>
          </table:table-cell>
          <table:table-cell table:formula="of:=[.A732]/1000/(60*60*24)" office:value-type="time" office:time-value="PT03H14M38.737S" calcext:value-type="time">
            <text:p>03:14:39</text:p>
          </table:table-cell>
          <table:table-cell office:value-type="float" office:value="1.13" calcext:value-type="float">
            <text:p>1.13</text:p>
          </table:table-cell>
          <table:table-cell office:value-type="float" office:value="459.2" calcext:value-type="float">
            <text:p>459.2</text:p>
          </table:table-cell>
          <table:table-cell office:value-type="float" office:value="520.71" calcext:value-type="float">
            <text:p>520.71</text:p>
          </table:table-cell>
          <table:table-cell office:value-type="float" office:value="1490.65" calcext:value-type="float">
            <text:p>1490.65</text:p>
          </table:table-cell>
          <table:table-cell office:value-type="float" office:value="1755.62" calcext:value-type="float">
            <text:p>1755.62</text:p>
          </table:table-cell>
        </table:table-row>
        <table:table-row table:style-name="ro1">
          <table:table-cell office:value-type="float" office:value="11694739" calcext:value-type="float">
            <text:p>11694739</text:p>
          </table:table-cell>
          <table:table-cell table:formula="of:=[.A733]/1000/(60*60*24)" office:value-type="time" office:time-value="PT03H14M54.739S" calcext:value-type="time">
            <text:p>03:14:55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" calcext:value-type="float">
            <text:p>522.9</text:p>
          </table:table-cell>
          <table:table-cell office:value-type="float" office:value="1492.69" calcext:value-type="float">
            <text:p>1492.69</text:p>
          </table:table-cell>
          <table:table-cell office:value-type="float" office:value="1757.95" calcext:value-type="float">
            <text:p>1757.95</text:p>
          </table:table-cell>
        </table:table-row>
        <table:table-row table:style-name="ro1">
          <table:table-cell office:value-type="float" office:value="11710737" calcext:value-type="float">
            <text:p>11710737</text:p>
          </table:table-cell>
          <table:table-cell table:formula="of:=[.A734]/1000/(60*60*24)" office:value-type="time" office:time-value="PT03H15M10.737S" calcext:value-type="time">
            <text:p>03:15:11</text:p>
          </table:table-cell>
          <table:table-cell office:value-type="float" office:value="1.14" calcext:value-type="float">
            <text:p>1.14</text:p>
          </table:table-cell>
          <table:table-cell office:value-type="float" office:value="459.2" calcext:value-type="float">
            <text:p>459.2</text:p>
          </table:table-cell>
          <table:table-cell office:value-type="float" office:value="522.53" calcext:value-type="float">
            <text:p>522.53</text:p>
          </table:table-cell>
          <table:table-cell office:value-type="float" office:value="1494.73" calcext:value-type="float">
            <text:p>1494.73</text:p>
          </table:table-cell>
          <table:table-cell office:value-type="float" office:value="1760.27" calcext:value-type="float">
            <text:p>1760.27</text:p>
          </table:table-cell>
        </table:table-row>
        <table:table-row table:style-name="ro1">
          <table:table-cell office:value-type="float" office:value="11726738" calcext:value-type="float">
            <text:p>11726738</text:p>
          </table:table-cell>
          <table:table-cell table:formula="of:=[.A735]/1000/(60*60*24)" office:value-type="time" office:time-value="PT03H15M26.738S" calcext:value-type="time">
            <text:p>03:15:27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8" calcext:value-type="float">
            <text:p>521.08</text:p>
          </table:table-cell>
          <table:table-cell office:value-type="float" office:value="1496.77" calcext:value-type="float">
            <text:p>1496.77</text:p>
          </table:table-cell>
          <table:table-cell office:value-type="float" office:value="1762.59" calcext:value-type="float">
            <text:p>1762.59</text:p>
          </table:table-cell>
        </table:table-row>
        <table:table-row table:style-name="ro1">
          <table:table-cell office:value-type="float" office:value="11742737" calcext:value-type="float">
            <text:p>11742737</text:p>
          </table:table-cell>
          <table:table-cell table:formula="of:=[.A736]/1000/(60*60*24)" office:value-type="time" office:time-value="PT03H15M42.737S" calcext:value-type="time">
            <text:p>03:15:43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" calcext:value-type="float">
            <text:p>523</text:p>
          </table:table-cell>
          <table:table-cell office:value-type="float" office:value="1498.81" calcext:value-type="float">
            <text:p>1498.81</text:p>
          </table:table-cell>
          <table:table-cell office:value-type="float" office:value="1764.91" calcext:value-type="float">
            <text:p>1764.91</text:p>
          </table:table-cell>
        </table:table-row>
        <table:table-row table:style-name="ro1">
          <table:table-cell office:value-type="float" office:value="11758737" calcext:value-type="float">
            <text:p>11758737</text:p>
          </table:table-cell>
          <table:table-cell table:formula="of:=[.A737]/1000/(60*60*24)" office:value-type="time" office:time-value="PT03H15M58.737S" calcext:value-type="time">
            <text:p>03:15:59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2" calcext:value-type="float">
            <text:p>522.92</text:p>
          </table:table-cell>
          <table:table-cell office:value-type="float" office:value="1500.85" calcext:value-type="float">
            <text:p>1500.85</text:p>
          </table:table-cell>
          <table:table-cell office:value-type="float" office:value="1767.23" calcext:value-type="float">
            <text:p>1767.23</text:p>
          </table:table-cell>
        </table:table-row>
        <table:table-row table:style-name="ro1">
          <table:table-cell office:value-type="float" office:value="11774737" calcext:value-type="float">
            <text:p>11774737</text:p>
          </table:table-cell>
          <table:table-cell table:formula="of:=[.A738]/1000/(60*60*24)" office:value-type="time" office:time-value="PT03H16M14.737S" calcext:value-type="time">
            <text:p>03:16:15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2.68" calcext:value-type="float">
            <text:p>522.68</text:p>
          </table:table-cell>
          <table:table-cell office:value-type="float" office:value="1502.9" calcext:value-type="float">
            <text:p>1502.9</text:p>
          </table:table-cell>
          <table:table-cell office:value-type="float" office:value="1769.55" calcext:value-type="float">
            <text:p>1769.55</text:p>
          </table:table-cell>
        </table:table-row>
        <table:table-row table:style-name="ro1">
          <table:table-cell office:value-type="float" office:value="11790737" calcext:value-type="float">
            <text:p>11790737</text:p>
          </table:table-cell>
          <table:table-cell table:formula="of:=[.A739]/1000/(60*60*24)" office:value-type="time" office:time-value="PT03H16M30.737S" calcext:value-type="time">
            <text:p>03:16:31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7" calcext:value-type="float">
            <text:p>522.77</text:p>
          </table:table-cell>
          <table:table-cell office:value-type="float" office:value="1504.94" calcext:value-type="float">
            <text:p>1504.94</text:p>
          </table:table-cell>
          <table:table-cell office:value-type="float" office:value="1771.87" calcext:value-type="float">
            <text:p>1771.87</text:p>
          </table:table-cell>
        </table:table-row>
        <table:table-row table:style-name="ro1">
          <table:table-cell office:value-type="float" office:value="11806738" calcext:value-type="float">
            <text:p>11806738</text:p>
          </table:table-cell>
          <table:table-cell table:formula="of:=[.A740]/1000/(60*60*24)" office:value-type="time" office:time-value="PT03H16M46.738S" calcext:value-type="time">
            <text:p>03:16:47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" calcext:value-type="float">
            <text:p>523</text:p>
          </table:table-cell>
          <table:table-cell office:value-type="float" office:value="1506.98" calcext:value-type="float">
            <text:p>1506.98</text:p>
          </table:table-cell>
          <table:table-cell office:value-type="float" office:value="1774.2" calcext:value-type="float">
            <text:p>1774.2</text:p>
          </table:table-cell>
        </table:table-row>
        <table:table-row table:style-name="ro1">
          <table:table-cell office:value-type="float" office:value="11822737" calcext:value-type="float">
            <text:p>11822737</text:p>
          </table:table-cell>
          <table:table-cell table:formula="of:=[.A741]/1000/(60*60*24)" office:value-type="time" office:time-value="PT03H17M02.737S" calcext:value-type="time">
            <text:p>03:17:03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2" calcext:value-type="float">
            <text:p>522.92</text:p>
          </table:table-cell>
          <table:table-cell office:value-type="float" office:value="1509.02" calcext:value-type="float">
            <text:p>1509.02</text:p>
          </table:table-cell>
          <table:table-cell office:value-type="float" office:value="1776.52" calcext:value-type="float">
            <text:p>1776.52</text:p>
          </table:table-cell>
        </table:table-row>
        <table:table-row table:style-name="ro1">
          <table:table-cell office:value-type="float" office:value="11838737" calcext:value-type="float">
            <text:p>11838737</text:p>
          </table:table-cell>
          <table:table-cell table:formula="of:=[.A742]/1000/(60*60*24)" office:value-type="time" office:time-value="PT03H17M18.737S" calcext:value-type="time">
            <text:p>03:17:19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3" calcext:value-type="float">
            <text:p>520.93</text:p>
          </table:table-cell>
          <table:table-cell office:value-type="float" office:value="1511.06" calcext:value-type="float">
            <text:p>1511.06</text:p>
          </table:table-cell>
          <table:table-cell office:value-type="float" office:value="1778.83" calcext:value-type="float">
            <text:p>1778.83</text:p>
          </table:table-cell>
        </table:table-row>
        <table:table-row table:style-name="ro1">
          <table:table-cell office:value-type="float" office:value="11854738" calcext:value-type="float">
            <text:p>11854738</text:p>
          </table:table-cell>
          <table:table-cell table:formula="of:=[.A743]/1000/(60*60*24)" office:value-type="time" office:time-value="PT03H17M34.738S" calcext:value-type="time">
            <text:p>03:17:35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21.15" calcext:value-type="float">
            <text:p>521.15</text:p>
          </table:table-cell>
          <table:table-cell office:value-type="float" office:value="1513.11" calcext:value-type="float">
            <text:p>1513.11</text:p>
          </table:table-cell>
          <table:table-cell office:value-type="float" office:value="1781.15" calcext:value-type="float">
            <text:p>1781.15</text:p>
          </table:table-cell>
        </table:table-row>
        <table:table-row table:style-name="ro1">
          <table:table-cell office:value-type="float" office:value="11870737" calcext:value-type="float">
            <text:p>11870737</text:p>
          </table:table-cell>
          <table:table-cell table:formula="of:=[.A744]/1000/(60*60*24)" office:value-type="time" office:time-value="PT03H17M50.737S" calcext:value-type="time">
            <text:p>03:17:51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4" calcext:value-type="float">
            <text:p>520.94</text:p>
          </table:table-cell>
          <table:table-cell office:value-type="float" office:value="1515.15" calcext:value-type="float">
            <text:p>1515.15</text:p>
          </table:table-cell>
          <table:table-cell office:value-type="float" office:value="1783.47" calcext:value-type="float">
            <text:p>1783.47</text:p>
          </table:table-cell>
        </table:table-row>
        <table:table-row table:style-name="ro1">
          <table:table-cell office:value-type="float" office:value="11886739" calcext:value-type="float">
            <text:p>11886739</text:p>
          </table:table-cell>
          <table:table-cell table:formula="of:=[.A745]/1000/(60*60*24)" office:value-type="time" office:time-value="PT03H18M06.739S" calcext:value-type="time">
            <text:p>03:18:07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7" calcext:value-type="float">
            <text:p>521.07</text:p>
          </table:table-cell>
          <table:table-cell office:value-type="float" office:value="1517.19" calcext:value-type="float">
            <text:p>1517.19</text:p>
          </table:table-cell>
          <table:table-cell office:value-type="float" office:value="1785.78" calcext:value-type="float">
            <text:p>1785.78</text:p>
          </table:table-cell>
        </table:table-row>
        <table:table-row table:style-name="ro1">
          <table:table-cell office:value-type="float" office:value="11902737" calcext:value-type="float">
            <text:p>11902737</text:p>
          </table:table-cell>
          <table:table-cell table:formula="of:=[.A746]/1000/(60*60*24)" office:value-type="time" office:time-value="PT03H18M22.737S" calcext:value-type="time">
            <text:p>03:18:23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3" calcext:value-type="float">
            <text:p>519.23</text:p>
          </table:table-cell>
          <table:table-cell office:value-type="float" office:value="1519.23" calcext:value-type="float">
            <text:p>1519.23</text:p>
          </table:table-cell>
          <table:table-cell office:value-type="float" office:value="1788.1" calcext:value-type="float">
            <text:p>1788.1</text:p>
          </table:table-cell>
        </table:table-row>
        <table:table-row table:style-name="ro1">
          <table:table-cell office:value-type="float" office:value="11918737" calcext:value-type="float">
            <text:p>11918737</text:p>
          </table:table-cell>
          <table:table-cell table:formula="of:=[.A747]/1000/(60*60*24)" office:value-type="time" office:time-value="PT03H18M38.737S" calcext:value-type="time">
            <text:p>03:18:39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1.29" calcext:value-type="float">
            <text:p>521.29</text:p>
          </table:table-cell>
          <table:table-cell office:value-type="float" office:value="1521.27" calcext:value-type="float">
            <text:p>1521.27</text:p>
          </table:table-cell>
          <table:table-cell office:value-type="float" office:value="1790.41" calcext:value-type="float">
            <text:p>1790.41</text:p>
          </table:table-cell>
        </table:table-row>
        <table:table-row table:style-name="ro1">
          <table:table-cell office:value-type="float" office:value="11934737" calcext:value-type="float">
            <text:p>11934737</text:p>
          </table:table-cell>
          <table:table-cell table:formula="of:=[.A748]/1000/(60*60*24)" office:value-type="time" office:time-value="PT03H18M54.737S" calcext:value-type="time">
            <text:p>03:18:55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6" calcext:value-type="float">
            <text:p>521.06</text:p>
          </table:table-cell>
          <table:table-cell office:value-type="float" office:value="1523.31" calcext:value-type="float">
            <text:p>1523.31</text:p>
          </table:table-cell>
          <table:table-cell office:value-type="float" office:value="1792.73" calcext:value-type="float">
            <text:p>1792.73</text:p>
          </table:table-cell>
        </table:table-row>
        <table:table-row table:style-name="ro1">
          <table:table-cell office:value-type="float" office:value="11950739" calcext:value-type="float">
            <text:p>11950739</text:p>
          </table:table-cell>
          <table:table-cell table:formula="of:=[.A749]/1000/(60*60*24)" office:value-type="time" office:time-value="PT03H19M10.739S" calcext:value-type="time">
            <text:p>03:19:11</text:p>
          </table:table-cell>
          <table:table-cell office:value-type="float" office:value="1.13" calcext:value-type="float">
            <text:p>1.13</text:p>
          </table:table-cell>
          <table:table-cell office:value-type="float" office:value="459.12" calcext:value-type="float">
            <text:p>459.12</text:p>
          </table:table-cell>
          <table:table-cell office:value-type="float" office:value="520.62" calcext:value-type="float">
            <text:p>520.62</text:p>
          </table:table-cell>
          <table:table-cell office:value-type="float" office:value="1525.36" calcext:value-type="float">
            <text:p>1525.36</text:p>
          </table:table-cell>
          <table:table-cell office:value-type="float" office:value="1795.04" calcext:value-type="float">
            <text:p>1795.04</text:p>
          </table:table-cell>
        </table:table-row>
        <table:table-row table:style-name="ro1">
          <table:table-cell office:value-type="float" office:value="11966737" calcext:value-type="float">
            <text:p>11966737</text:p>
          </table:table-cell>
          <table:table-cell table:formula="of:=[.A750]/1000/(60*60*24)" office:value-type="time" office:time-value="PT03H19M26.737S" calcext:value-type="time">
            <text:p>03:19:27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0.84" calcext:value-type="float">
            <text:p>520.84</text:p>
          </table:table-cell>
          <table:table-cell office:value-type="float" office:value="1527.4" calcext:value-type="float">
            <text:p>1527.4</text:p>
          </table:table-cell>
          <table:table-cell office:value-type="float" office:value="1797.36" calcext:value-type="float">
            <text:p>1797.36</text:p>
          </table:table-cell>
        </table:table-row>
        <table:table-row table:style-name="ro1">
          <table:table-cell office:value-type="float" office:value="11982737" calcext:value-type="float">
            <text:p>11982737</text:p>
          </table:table-cell>
          <table:table-cell table:formula="of:=[.A751]/1000/(60*60*24)" office:value-type="time" office:time-value="PT03H19M42.737S" calcext:value-type="time">
            <text:p>03:19:43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3" calcext:value-type="float">
            <text:p>520.93</text:p>
          </table:table-cell>
          <table:table-cell office:value-type="float" office:value="1529.44" calcext:value-type="float">
            <text:p>1529.44</text:p>
          </table:table-cell>
          <table:table-cell office:value-type="float" office:value="1799.67" calcext:value-type="float">
            <text:p>1799.67</text:p>
          </table:table-cell>
        </table:table-row>
        <table:table-row table:style-name="ro1">
          <table:table-cell office:value-type="float" office:value="11998737" calcext:value-type="float">
            <text:p>11998737</text:p>
          </table:table-cell>
          <table:table-cell table:formula="of:=[.A752]/1000/(60*60*24)" office:value-type="time" office:time-value="PT03H19M58.737S" calcext:value-type="time">
            <text:p>03:19:59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3" calcext:value-type="float">
            <text:p>520.93</text:p>
          </table:table-cell>
          <table:table-cell office:value-type="float" office:value="1531.48" calcext:value-type="float">
            <text:p>1531.48</text:p>
          </table:table-cell>
          <table:table-cell office:value-type="float" office:value="1801.99" calcext:value-type="float">
            <text:p>1801.99</text:p>
          </table:table-cell>
        </table:table-row>
        <table:table-row table:style-name="ro1">
          <table:table-cell office:value-type="float" office:value="12014737" calcext:value-type="float">
            <text:p>12014737</text:p>
          </table:table-cell>
          <table:table-cell table:formula="of:=[.A753]/1000/(60*60*24)" office:value-type="time" office:time-value="PT03H20M14.737S" calcext:value-type="time">
            <text:p>03:20:15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1.29" calcext:value-type="float">
            <text:p>521.29</text:p>
          </table:table-cell>
          <table:table-cell office:value-type="float" office:value="1533.52" calcext:value-type="float">
            <text:p>1533.52</text:p>
          </table:table-cell>
          <table:table-cell office:value-type="float" office:value="1804.3" calcext:value-type="float">
            <text:p>1804.3</text:p>
          </table:table-cell>
        </table:table-row>
        <table:table-row table:style-name="ro1">
          <table:table-cell office:value-type="float" office:value="12030737" calcext:value-type="float">
            <text:p>12030737</text:p>
          </table:table-cell>
          <table:table-cell table:formula="of:=[.A754]/1000/(60*60*24)" office:value-type="time" office:time-value="PT03H20M30.737S" calcext:value-type="time">
            <text:p>03:20:31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6" calcext:value-type="float">
            <text:p>521.06</text:p>
          </table:table-cell>
          <table:table-cell office:value-type="float" office:value="1535.56" calcext:value-type="float">
            <text:p>1535.56</text:p>
          </table:table-cell>
          <table:table-cell office:value-type="float" office:value="1806.61" calcext:value-type="float">
            <text:p>1806.61</text:p>
          </table:table-cell>
        </table:table-row>
        <table:table-row table:style-name="ro1">
          <table:table-cell office:value-type="float" office:value="12046737" calcext:value-type="float">
            <text:p>12046737</text:p>
          </table:table-cell>
          <table:table-cell table:formula="of:=[.A755]/1000/(60*60*24)" office:value-type="time" office:time-value="PT03H20M46.737S" calcext:value-type="time">
            <text:p>03:20:47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21.15" calcext:value-type="float">
            <text:p>521.15</text:p>
          </table:table-cell>
          <table:table-cell office:value-type="float" office:value="1537.61" calcext:value-type="float">
            <text:p>1537.61</text:p>
          </table:table-cell>
          <table:table-cell office:value-type="float" office:value="1808.93" calcext:value-type="float">
            <text:p>1808.93</text:p>
          </table:table-cell>
        </table:table-row>
        <table:table-row table:style-name="ro1">
          <table:table-cell office:value-type="float" office:value="12062739" calcext:value-type="float">
            <text:p>12062739</text:p>
          </table:table-cell>
          <table:table-cell table:formula="of:=[.A756]/1000/(60*60*24)" office:value-type="time" office:time-value="PT03H21M02.739S" calcext:value-type="time">
            <text:p>03:21:03</text:p>
          </table:table-cell>
          <table:table-cell office:value-type="float" office:value="1.13" calcext:value-type="float">
            <text:p>1.13</text:p>
          </table:table-cell>
          <table:table-cell office:value-type="float" office:value="460.92" calcext:value-type="float">
            <text:p>460.92</text:p>
          </table:table-cell>
          <table:table-cell office:value-type="float" office:value="520.87" calcext:value-type="float">
            <text:p>520.87</text:p>
          </table:table-cell>
          <table:table-cell office:value-type="float" office:value="1539.65" calcext:value-type="float">
            <text:p>1539.65</text:p>
          </table:table-cell>
          <table:table-cell office:value-type="float" office:value="1811.24" calcext:value-type="float">
            <text:p>1811.24</text:p>
          </table:table-cell>
        </table:table-row>
        <table:table-row table:style-name="ro1">
          <table:table-cell office:value-type="float" office:value="12078738" calcext:value-type="float">
            <text:p>12078738</text:p>
          </table:table-cell>
          <table:table-cell table:formula="of:=[.A757]/1000/(60*60*24)" office:value-type="time" office:time-value="PT03H21M18.738S" calcext:value-type="time">
            <text:p>03:21:19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9" calcext:value-type="float">
            <text:p>519</text:p>
          </table:table-cell>
          <table:table-cell office:value-type="float" office:value="1541.69" calcext:value-type="float">
            <text:p>1541.69</text:p>
          </table:table-cell>
          <table:table-cell office:value-type="float" office:value="1813.55" calcext:value-type="float">
            <text:p>1813.55</text:p>
          </table:table-cell>
        </table:table-row>
        <table:table-row table:style-name="ro1">
          <table:table-cell office:value-type="float" office:value="12094737" calcext:value-type="float">
            <text:p>12094737</text:p>
          </table:table-cell>
          <table:table-cell table:formula="of:=[.A758]/1000/(60*60*24)" office:value-type="time" office:time-value="PT03H21M34.737S" calcext:value-type="time">
            <text:p>03:21:35</text:p>
          </table:table-cell>
          <table:table-cell office:value-type="float" office:value="1.13" calcext:value-type="float">
            <text:p>1.13</text:p>
          </table:table-cell>
          <table:table-cell office:value-type="float" office:value="459.2" calcext:value-type="float">
            <text:p>459.2</text:p>
          </table:table-cell>
          <table:table-cell office:value-type="float" office:value="518.87" calcext:value-type="float">
            <text:p>518.87</text:p>
          </table:table-cell>
          <table:table-cell office:value-type="float" office:value="1543.74" calcext:value-type="float">
            <text:p>1543.74</text:p>
          </table:table-cell>
          <table:table-cell office:value-type="float" office:value="1815.86" calcext:value-type="float">
            <text:p>1815.86</text:p>
          </table:table-cell>
        </table:table-row>
        <table:table-row table:style-name="ro1">
          <table:table-cell office:value-type="float" office:value="12110739" calcext:value-type="float">
            <text:p>12110739</text:p>
          </table:table-cell>
          <table:table-cell table:formula="of:=[.A759]/1000/(60*60*24)" office:value-type="time" office:time-value="PT03H21M50.739S" calcext:value-type="time">
            <text:p>03:21:51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6" calcext:value-type="float">
            <text:p>521.06</text:p>
          </table:table-cell>
          <table:table-cell office:value-type="float" office:value="1545.78" calcext:value-type="float">
            <text:p>1545.78</text:p>
          </table:table-cell>
          <table:table-cell office:value-type="float" office:value="1818.17" calcext:value-type="float">
            <text:p>1818.17</text:p>
          </table:table-cell>
        </table:table-row>
        <table:table-row table:style-name="ro1">
          <table:table-cell office:value-type="float" office:value="12126739" calcext:value-type="float">
            <text:p>12126739</text:p>
          </table:table-cell>
          <table:table-cell table:formula="of:=[.A760]/1000/(60*60*24)" office:value-type="time" office:time-value="PT03H22M06.739S" calcext:value-type="time">
            <text:p>03:22:07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9.47" calcext:value-type="float">
            <text:p>519.47</text:p>
          </table:table-cell>
          <table:table-cell office:value-type="float" office:value="1547.82" calcext:value-type="float">
            <text:p>1547.82</text:p>
          </table:table-cell>
          <table:table-cell office:value-type="float" office:value="1820.48" calcext:value-type="float">
            <text:p>1820.48</text:p>
          </table:table-cell>
        </table:table-row>
        <table:table-row table:style-name="ro1">
          <table:table-cell office:value-type="float" office:value="12142737" calcext:value-type="float">
            <text:p>12142737</text:p>
          </table:table-cell>
          <table:table-cell table:formula="of:=[.A761]/1000/(60*60*24)" office:value-type="time" office:time-value="PT03H22M22.737S" calcext:value-type="time">
            <text:p>03:22:23</text:p>
          </table:table-cell>
          <table:table-cell office:value-type="float" office:value="1.13" calcext:value-type="float">
            <text:p>1.13</text:p>
          </table:table-cell>
          <table:table-cell office:value-type="float" office:value="459.2" calcext:value-type="float">
            <text:p>459.2</text:p>
          </table:table-cell>
          <table:table-cell office:value-type="float" office:value="518.86" calcext:value-type="float">
            <text:p>518.86</text:p>
          </table:table-cell>
          <table:table-cell office:value-type="float" office:value="1549.86" calcext:value-type="float">
            <text:p>1549.86</text:p>
          </table:table-cell>
          <table:table-cell office:value-type="float" office:value="1822.79" calcext:value-type="float">
            <text:p>1822.79</text:p>
          </table:table-cell>
        </table:table-row>
        <table:table-row table:style-name="ro1">
          <table:table-cell office:value-type="float" office:value="12158737" calcext:value-type="float">
            <text:p>12158737</text:p>
          </table:table-cell>
          <table:table-cell table:formula="of:=[.A762]/1000/(60*60*24)" office:value-type="time" office:time-value="PT03H22M38.737S" calcext:value-type="time">
            <text:p>03:22:39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9.01" calcext:value-type="float">
            <text:p>519.01</text:p>
          </table:table-cell>
          <table:table-cell office:value-type="float" office:value="1551.9" calcext:value-type="float">
            <text:p>1551.9</text:p>
          </table:table-cell>
          <table:table-cell office:value-type="float" office:value="1825.09" calcext:value-type="float">
            <text:p>1825.09</text:p>
          </table:table-cell>
        </table:table-row>
        <table:table-row table:style-name="ro1">
          <table:table-cell office:value-type="float" office:value="12174737" calcext:value-type="float">
            <text:p>12174737</text:p>
          </table:table-cell>
          <table:table-cell table:formula="of:=[.A763]/1000/(60*60*24)" office:value-type="time" office:time-value="PT03H22M54.737S" calcext:value-type="time">
            <text:p>03:22:55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8.99" calcext:value-type="float">
            <text:p>518.99</text:p>
          </table:table-cell>
          <table:table-cell office:value-type="float" office:value="1553.94" calcext:value-type="float">
            <text:p>1553.94</text:p>
          </table:table-cell>
          <table:table-cell office:value-type="float" office:value="1827.4" calcext:value-type="float">
            <text:p>1827.4</text:p>
          </table:table-cell>
        </table:table-row>
        <table:table-row table:style-name="ro1">
          <table:table-cell office:value-type="float" office:value="12190738" calcext:value-type="float">
            <text:p>12190738</text:p>
          </table:table-cell>
          <table:table-cell table:formula="of:=[.A764]/1000/(60*60*24)" office:value-type="time" office:time-value="PT03H23M10.738S" calcext:value-type="time">
            <text:p>03:23:11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9.02" calcext:value-type="float">
            <text:p>519.02</text:p>
          </table:table-cell>
          <table:table-cell office:value-type="float" office:value="1555.99" calcext:value-type="float">
            <text:p>1555.99</text:p>
          </table:table-cell>
          <table:table-cell office:value-type="float" office:value="1829.71" calcext:value-type="float">
            <text:p>1829.71</text:p>
          </table:table-cell>
        </table:table-row>
        <table:table-row table:style-name="ro1">
          <table:table-cell office:value-type="float" office:value="12206737" calcext:value-type="float">
            <text:p>12206737</text:p>
          </table:table-cell>
          <table:table-cell table:formula="of:=[.A765]/1000/(60*60*24)" office:value-type="time" office:time-value="PT03H23M26.737S" calcext:value-type="time">
            <text:p>03:23:27</text:p>
          </table:table-cell>
          <table:table-cell office:value-type="float" office:value="1.13" calcext:value-type="float">
            <text:p>1.13</text:p>
          </table:table-cell>
          <table:table-cell office:value-type="float" office:value="459.2" calcext:value-type="float">
            <text:p>459.2</text:p>
          </table:table-cell>
          <table:table-cell office:value-type="float" office:value="518.86" calcext:value-type="float">
            <text:p>518.86</text:p>
          </table:table-cell>
          <table:table-cell office:value-type="float" office:value="1558.03" calcext:value-type="float">
            <text:p>1558.03</text:p>
          </table:table-cell>
          <table:table-cell office:value-type="float" office:value="1832.01" calcext:value-type="float">
            <text:p>1832.01</text:p>
          </table:table-cell>
        </table:table-row>
        <table:table-row table:style-name="ro1">
          <table:table-cell office:value-type="float" office:value="12222737" calcext:value-type="float">
            <text:p>12222737</text:p>
          </table:table-cell>
          <table:table-cell table:formula="of:=[.A766]/1000/(60*60*24)" office:value-type="time" office:time-value="PT03H23M42.737S" calcext:value-type="time">
            <text:p>03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459.12" calcext:value-type="float">
            <text:p>459.12</text:p>
          </table:table-cell>
          <table:table-cell office:value-type="float" office:value="518.78" calcext:value-type="float">
            <text:p>518.78</text:p>
          </table:table-cell>
          <table:table-cell office:value-type="float" office:value="1560.07" calcext:value-type="float">
            <text:p>1560.07</text:p>
          </table:table-cell>
          <table:table-cell office:value-type="float" office:value="1834.32" calcext:value-type="float">
            <text:p>1834.32</text:p>
          </table:table-cell>
        </table:table-row>
        <table:table-row table:style-name="ro1">
          <table:table-cell office:value-type="float" office:value="12238737" calcext:value-type="float">
            <text:p>12238737</text:p>
          </table:table-cell>
          <table:table-cell table:formula="of:=[.A767]/1000/(60*60*24)" office:value-type="time" office:time-value="PT03H23M58.737S" calcext:value-type="time">
            <text:p>03:23:59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9.09" calcext:value-type="float">
            <text:p>519.09</text:p>
          </table:table-cell>
          <table:table-cell office:value-type="float" office:value="1562.11" calcext:value-type="float">
            <text:p>1562.11</text:p>
          </table:table-cell>
          <table:table-cell office:value-type="float" office:value="1836.62" calcext:value-type="float">
            <text:p>1836.62</text:p>
          </table:table-cell>
        </table:table-row>
        <table:table-row table:style-name="ro1">
          <table:table-cell office:value-type="float" office:value="12254739" calcext:value-type="float">
            <text:p>12254739</text:p>
          </table:table-cell>
          <table:table-cell table:formula="of:=[.A768]/1000/(60*60*24)" office:value-type="time" office:time-value="PT03H24M14.739S" calcext:value-type="time">
            <text:p>03:24:15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3" calcext:value-type="float">
            <text:p>519.23</text:p>
          </table:table-cell>
          <table:table-cell office:value-type="float" office:value="1564.15" calcext:value-type="float">
            <text:p>1564.15</text:p>
          </table:table-cell>
          <table:table-cell office:value-type="float" office:value="1838.93" calcext:value-type="float">
            <text:p>1838.93</text:p>
          </table:table-cell>
        </table:table-row>
        <table:table-row table:style-name="ro1">
          <table:table-cell office:value-type="float" office:value="12270737" calcext:value-type="float">
            <text:p>12270737</text:p>
          </table:table-cell>
          <table:table-cell table:formula="of:=[.A769]/1000/(60*60*24)" office:value-type="time" office:time-value="PT03H24M30.737S" calcext:value-type="time">
            <text:p>03:24:31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3" calcext:value-type="float">
            <text:p>519.23</text:p>
          </table:table-cell>
          <table:table-cell office:value-type="float" office:value="1566.19" calcext:value-type="float">
            <text:p>1566.19</text:p>
          </table:table-cell>
          <table:table-cell office:value-type="float" office:value="1841.23" calcext:value-type="float">
            <text:p>1841.23</text:p>
          </table:table-cell>
        </table:table-row>
        <table:table-row table:style-name="ro1">
          <table:table-cell office:value-type="float" office:value="12286737" calcext:value-type="float">
            <text:p>12286737</text:p>
          </table:table-cell>
          <table:table-cell table:formula="of:=[.A770]/1000/(60*60*24)" office:value-type="time" office:time-value="PT03H24M46.737S" calcext:value-type="time">
            <text:p>03:24:47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9.09" calcext:value-type="float">
            <text:p>519.09</text:p>
          </table:table-cell>
          <table:table-cell office:value-type="float" office:value="1568.23" calcext:value-type="float">
            <text:p>1568.23</text:p>
          </table:table-cell>
          <table:table-cell office:value-type="float" office:value="1843.54" calcext:value-type="float">
            <text:p>1843.54</text:p>
          </table:table-cell>
        </table:table-row>
        <table:table-row table:style-name="ro1">
          <table:table-cell office:value-type="float" office:value="12302739" calcext:value-type="float">
            <text:p>12302739</text:p>
          </table:table-cell>
          <table:table-cell table:formula="of:=[.A771]/1000/(60*60*24)" office:value-type="time" office:time-value="PT03H25M02.739S" calcext:value-type="time">
            <text:p>03:25:03</text:p>
          </table:table-cell>
          <table:table-cell office:value-type="float" office:value="1.13" calcext:value-type="float">
            <text:p>1.13</text:p>
          </table:table-cell>
          <table:table-cell office:value-type="float" office:value="460.8" calcext:value-type="float">
            <text:p>460.8</text:p>
          </table:table-cell>
          <table:table-cell office:value-type="float" office:value="520.75" calcext:value-type="float">
            <text:p>520.75</text:p>
          </table:table-cell>
          <table:table-cell office:value-type="float" office:value="1570.28" calcext:value-type="float">
            <text:p>1570.28</text:p>
          </table:table-cell>
          <table:table-cell office:value-type="float" office:value="1845.84" calcext:value-type="float">
            <text:p>1845.84</text:p>
          </table:table-cell>
        </table:table-row>
        <table:table-row table:style-name="ro1">
          <table:table-cell office:value-type="float" office:value="12318739" calcext:value-type="float">
            <text:p>12318739</text:p>
          </table:table-cell>
          <table:table-cell table:formula="of:=[.A772]/1000/(60*60*24)" office:value-type="time" office:time-value="PT03H25M18.739S" calcext:value-type="time">
            <text:p>03:25:19</text:p>
          </table:table-cell>
          <table:table-cell office:value-type="float" office:value="1.13" calcext:value-type="float">
            <text:p>1.13</text:p>
          </table:table-cell>
          <table:table-cell office:value-type="float" office:value="461" calcext:value-type="float">
            <text:p>461</text:p>
          </table:table-cell>
          <table:table-cell office:value-type="float" office:value="519.12" calcext:value-type="float">
            <text:p>519.12</text:p>
          </table:table-cell>
          <table:table-cell office:value-type="float" office:value="1572.33" calcext:value-type="float">
            <text:p>1572.33</text:p>
          </table:table-cell>
          <table:table-cell office:value-type="float" office:value="1848.15" calcext:value-type="float">
            <text:p>1848.15</text:p>
          </table:table-cell>
        </table:table-row>
        <table:table-row table:style-name="ro1">
          <table:table-cell office:value-type="float" office:value="12334739" calcext:value-type="float">
            <text:p>12334739</text:p>
          </table:table-cell>
          <table:table-cell table:formula="of:=[.A773]/1000/(60*60*24)" office:value-type="time" office:time-value="PT03H25M34.739S" calcext:value-type="time">
            <text:p>03:25:35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7.38" calcext:value-type="float">
            <text:p>517.38</text:p>
          </table:table-cell>
          <table:table-cell office:value-type="float" office:value="1574.37" calcext:value-type="float">
            <text:p>1574.37</text:p>
          </table:table-cell>
          <table:table-cell office:value-type="float" office:value="1850.46" calcext:value-type="float">
            <text:p>1850.46</text:p>
          </table:table-cell>
        </table:table-row>
        <table:table-row table:style-name="ro1">
          <table:table-cell office:value-type="float" office:value="12350738" calcext:value-type="float">
            <text:p>12350738</text:p>
          </table:table-cell>
          <table:table-cell table:formula="of:=[.A774]/1000/(60*60*24)" office:value-type="time" office:time-value="PT03H25M50.738S" calcext:value-type="time">
            <text:p>03:25:51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9" calcext:value-type="float">
            <text:p>519</text:p>
          </table:table-cell>
          <table:table-cell office:value-type="float" office:value="1576.41" calcext:value-type="float">
            <text:p>1576.41</text:p>
          </table:table-cell>
          <table:table-cell office:value-type="float" office:value="1852.76" calcext:value-type="float">
            <text:p>1852.76</text:p>
          </table:table-cell>
        </table:table-row>
        <table:table-row table:style-name="ro1">
          <table:table-cell office:value-type="float" office:value="12366739" calcext:value-type="float">
            <text:p>12366739</text:p>
          </table:table-cell>
          <table:table-cell table:formula="of:=[.A775]/1000/(60*60*24)" office:value-type="time" office:time-value="PT03H26M06.739S" calcext:value-type="time">
            <text:p>03:26:07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7.25" calcext:value-type="float">
            <text:p>517.25</text:p>
          </table:table-cell>
          <table:table-cell office:value-type="float" office:value="1578.45" calcext:value-type="float">
            <text:p>1578.45</text:p>
          </table:table-cell>
          <table:table-cell office:value-type="float" office:value="1855.06" calcext:value-type="float">
            <text:p>1855.06</text:p>
          </table:table-cell>
        </table:table-row>
        <table:table-row table:style-name="ro1">
          <table:table-cell office:value-type="float" office:value="12382739" calcext:value-type="float">
            <text:p>12382739</text:p>
          </table:table-cell>
          <table:table-cell table:formula="of:=[.A776]/1000/(60*60*24)" office:value-type="time" office:time-value="PT03H26M22.739S" calcext:value-type="time">
            <text:p>03:26:23</text:p>
          </table:table-cell>
          <table:table-cell office:value-type="float" office:value="1.13" calcext:value-type="float">
            <text:p>1.13</text:p>
          </table:table-cell>
          <table:table-cell office:value-type="float" office:value="459.2" calcext:value-type="float">
            <text:p>459.2</text:p>
          </table:table-cell>
          <table:table-cell office:value-type="float" office:value="517.03" calcext:value-type="float">
            <text:p>517.03</text:p>
          </table:table-cell>
          <table:table-cell office:value-type="float" office:value="1580.49" calcext:value-type="float">
            <text:p>1580.49</text:p>
          </table:table-cell>
          <table:table-cell office:value-type="float" office:value="1857.37" calcext:value-type="float">
            <text:p>1857.37</text:p>
          </table:table-cell>
        </table:table-row>
        <table:table-row table:style-name="ro1">
          <table:table-cell office:value-type="float" office:value="12398737" calcext:value-type="float">
            <text:p>12398737</text:p>
          </table:table-cell>
          <table:table-cell table:formula="of:=[.A777]/1000/(60*60*24)" office:value-type="time" office:time-value="PT03H26M38.737S" calcext:value-type="time">
            <text:p>03:26:39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7.17" calcext:value-type="float">
            <text:p>517.17</text:p>
          </table:table-cell>
          <table:table-cell office:value-type="float" office:value="1582.54" calcext:value-type="float">
            <text:p>1582.54</text:p>
          </table:table-cell>
          <table:table-cell office:value-type="float" office:value="1859.67" calcext:value-type="float">
            <text:p>1859.67</text:p>
          </table:table-cell>
        </table:table-row>
        <table:table-row table:style-name="ro1">
          <table:table-cell office:value-type="float" office:value="12414737" calcext:value-type="float">
            <text:p>12414737</text:p>
          </table:table-cell>
          <table:table-cell table:formula="of:=[.A778]/1000/(60*60*24)" office:value-type="time" office:time-value="PT03H26M54.737S" calcext:value-type="time">
            <text:p>03:26:55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7.38" calcext:value-type="float">
            <text:p>517.38</text:p>
          </table:table-cell>
          <table:table-cell office:value-type="float" office:value="1584.58" calcext:value-type="float">
            <text:p>1584.58</text:p>
          </table:table-cell>
          <table:table-cell office:value-type="float" office:value="1861.97" calcext:value-type="float">
            <text:p>1861.97</text:p>
          </table:table-cell>
        </table:table-row>
        <table:table-row table:style-name="ro1">
          <table:table-cell office:value-type="float" office:value="12430737" calcext:value-type="float">
            <text:p>12430737</text:p>
          </table:table-cell>
          <table:table-cell table:formula="of:=[.A779]/1000/(60*60*24)" office:value-type="time" office:time-value="PT03H27M10.737S" calcext:value-type="time">
            <text:p>03:27:11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7.26" calcext:value-type="float">
            <text:p>517.26</text:p>
          </table:table-cell>
          <table:table-cell office:value-type="float" office:value="1586.62" calcext:value-type="float">
            <text:p>1586.62</text:p>
          </table:table-cell>
          <table:table-cell office:value-type="float" office:value="1864.26" calcext:value-type="float">
            <text:p>1864.26</text:p>
          </table:table-cell>
        </table:table-row>
        <table:table-row table:style-name="ro1">
          <table:table-cell office:value-type="float" office:value="12446737" calcext:value-type="float">
            <text:p>12446737</text:p>
          </table:table-cell>
          <table:table-cell table:formula="of:=[.A780]/1000/(60*60*24)" office:value-type="time" office:time-value="PT03H27M26.737S" calcext:value-type="time">
            <text:p>03:27:27</text:p>
          </table:table-cell>
          <table:table-cell office:value-type="float" office:value="1.13" calcext:value-type="float">
            <text:p>1.13</text:p>
          </table:table-cell>
          <table:table-cell office:value-type="float" office:value="459.12" calcext:value-type="float">
            <text:p>459.12</text:p>
          </table:table-cell>
          <table:table-cell office:value-type="float" office:value="516.94" calcext:value-type="float">
            <text:p>516.94</text:p>
          </table:table-cell>
          <table:table-cell office:value-type="float" office:value="1588.66" calcext:value-type="float">
            <text:p>1588.66</text:p>
          </table:table-cell>
          <table:table-cell office:value-type="float" office:value="1866.56" calcext:value-type="float">
            <text:p>1866.56</text:p>
          </table:table-cell>
        </table:table-row>
        <table:table-row table:style-name="ro1">
          <table:table-cell office:value-type="float" office:value="12462737" calcext:value-type="float">
            <text:p>12462737</text:p>
          </table:table-cell>
          <table:table-cell table:formula="of:=[.A781]/1000/(60*60*24)" office:value-type="time" office:time-value="PT03H27M42.737S" calcext:value-type="time">
            <text:p>03:27:43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7.27" calcext:value-type="float">
            <text:p>517.27</text:p>
          </table:table-cell>
          <table:table-cell office:value-type="float" office:value="1590.7" calcext:value-type="float">
            <text:p>1590.7</text:p>
          </table:table-cell>
          <table:table-cell office:value-type="float" office:value="1868.86" calcext:value-type="float">
            <text:p>1868.86</text:p>
          </table:table-cell>
        </table:table-row>
        <table:table-row table:style-name="ro1">
          <table:table-cell office:value-type="float" office:value="12478737" calcext:value-type="float">
            <text:p>12478737</text:p>
          </table:table-cell>
          <table:table-cell table:formula="of:=[.A782]/1000/(60*60*24)" office:value-type="time" office:time-value="PT03H27M58.737S" calcext:value-type="time">
            <text:p>03:27:59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7.26" calcext:value-type="float">
            <text:p>517.26</text:p>
          </table:table-cell>
          <table:table-cell office:value-type="float" office:value="1592.74" calcext:value-type="float">
            <text:p>1592.74</text:p>
          </table:table-cell>
          <table:table-cell office:value-type="float" office:value="1871.16" calcext:value-type="float">
            <text:p>1871.16</text:p>
          </table:table-cell>
        </table:table-row>
        <table:table-row table:style-name="ro1">
          <table:table-cell office:value-type="float" office:value="12494737" calcext:value-type="float">
            <text:p>12494737</text:p>
          </table:table-cell>
          <table:table-cell table:formula="of:=[.A783]/1000/(60*60*24)" office:value-type="time" office:time-value="PT03H28M14.737S" calcext:value-type="time">
            <text:p>03:28:15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7.17" calcext:value-type="float">
            <text:p>517.17</text:p>
          </table:table-cell>
          <table:table-cell office:value-type="float" office:value="1594.78" calcext:value-type="float">
            <text:p>1594.78</text:p>
          </table:table-cell>
          <table:table-cell office:value-type="float" office:value="1873.46" calcext:value-type="float">
            <text:p>1873.46</text:p>
          </table:table-cell>
        </table:table-row>
        <table:table-row table:style-name="ro1">
          <table:table-cell office:value-type="float" office:value="12510737" calcext:value-type="float">
            <text:p>12510737</text:p>
          </table:table-cell>
          <table:table-cell table:formula="of:=[.A784]/1000/(60*60*24)" office:value-type="time" office:time-value="PT03H28M30.737S" calcext:value-type="time">
            <text:p>03:28:31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7.4" calcext:value-type="float">
            <text:p>517.4</text:p>
          </table:table-cell>
          <table:table-cell office:value-type="float" office:value="1596.83" calcext:value-type="float">
            <text:p>1596.83</text:p>
          </table:table-cell>
          <table:table-cell office:value-type="float" office:value="1875.76" calcext:value-type="float">
            <text:p>1875.76</text:p>
          </table:table-cell>
        </table:table-row>
        <table:table-row table:style-name="ro1">
          <table:table-cell office:value-type="float" office:value="12526738" calcext:value-type="float">
            <text:p>12526738</text:p>
          </table:table-cell>
          <table:table-cell table:formula="of:=[.A785]/1000/(60*60*24)" office:value-type="time" office:time-value="PT03H28M46.738S" calcext:value-type="time">
            <text:p>03:28:47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5.32" calcext:value-type="float">
            <text:p>515.32</text:p>
          </table:table-cell>
          <table:table-cell office:value-type="float" office:value="1598.87" calcext:value-type="float">
            <text:p>1598.87</text:p>
          </table:table-cell>
          <table:table-cell office:value-type="float" office:value="1878.05" calcext:value-type="float">
            <text:p>1878.05</text:p>
          </table:table-cell>
        </table:table-row>
        <table:table-row table:style-name="ro1">
          <table:table-cell office:value-type="float" office:value="12542739" calcext:value-type="float">
            <text:p>12542739</text:p>
          </table:table-cell>
          <table:table-cell table:formula="of:=[.A786]/1000/(60*60*24)" office:value-type="time" office:time-value="PT03H29M02.739S" calcext:value-type="time">
            <text:p>03:29:03</text:p>
          </table:table-cell>
          <table:table-cell office:value-type="float" office:value="1.13" calcext:value-type="float">
            <text:p>1.13</text:p>
          </table:table-cell>
          <table:table-cell office:value-type="float" office:value="459.2" calcext:value-type="float">
            <text:p>459.2</text:p>
          </table:table-cell>
          <table:table-cell office:value-type="float" office:value="517.03" calcext:value-type="float">
            <text:p>517.03</text:p>
          </table:table-cell>
          <table:table-cell office:value-type="float" office:value="1600.91" calcext:value-type="float">
            <text:p>1600.91</text:p>
          </table:table-cell>
          <table:table-cell office:value-type="float" office:value="1880.35" calcext:value-type="float">
            <text:p>1880.35</text:p>
          </table:table-cell>
        </table:table-row>
        <table:table-row table:style-name="ro1">
          <table:table-cell office:value-type="float" office:value="12558737" calcext:value-type="float">
            <text:p>12558737</text:p>
          </table:table-cell>
          <table:table-cell table:formula="of:=[.A787]/1000/(60*60*24)" office:value-type="time" office:time-value="PT03H29M18.737S" calcext:value-type="time">
            <text:p>03:29:19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5.65" calcext:value-type="float">
            <text:p>515.65</text:p>
          </table:table-cell>
          <table:table-cell office:value-type="float" office:value="1602.95" calcext:value-type="float">
            <text:p>1602.95</text:p>
          </table:table-cell>
          <table:table-cell office:value-type="float" office:value="1882.64" calcext:value-type="float">
            <text:p>1882.64</text:p>
          </table:table-cell>
        </table:table-row>
        <table:table-row table:style-name="ro1">
          <table:table-cell office:value-type="float" office:value="12574737" calcext:value-type="float">
            <text:p>12574737</text:p>
          </table:table-cell>
          <table:table-cell table:formula="of:=[.A788]/1000/(60*60*24)" office:value-type="time" office:time-value="PT03H29M34.737S" calcext:value-type="time">
            <text:p>03:29:35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5.33" calcext:value-type="float">
            <text:p>515.33</text:p>
          </table:table-cell>
          <table:table-cell office:value-type="float" office:value="1604.99" calcext:value-type="float">
            <text:p>1604.99</text:p>
          </table:table-cell>
          <table:table-cell office:value-type="float" office:value="1884.93" calcext:value-type="float">
            <text:p>1884.93</text:p>
          </table:table-cell>
        </table:table-row>
        <table:table-row table:style-name="ro1">
          <table:table-cell office:value-type="float" office:value="12590737" calcext:value-type="float">
            <text:p>12590737</text:p>
          </table:table-cell>
          <table:table-cell table:formula="of:=[.A789]/1000/(60*60*24)" office:value-type="time" office:time-value="PT03H29M50.737S" calcext:value-type="time">
            <text:p>03:29:51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5.33" calcext:value-type="float">
            <text:p>515.33</text:p>
          </table:table-cell>
          <table:table-cell office:value-type="float" office:value="1607.03" calcext:value-type="float">
            <text:p>1607.03</text:p>
          </table:table-cell>
          <table:table-cell office:value-type="float" office:value="1887.23" calcext:value-type="float">
            <text:p>1887.23</text:p>
          </table:table-cell>
        </table:table-row>
        <table:table-row table:style-name="ro1">
          <table:table-cell office:value-type="float" office:value="12606739" calcext:value-type="float">
            <text:p>12606739</text:p>
          </table:table-cell>
          <table:table-cell table:formula="of:=[.A790]/1000/(60*60*24)" office:value-type="time" office:time-value="PT03H30M06.739S" calcext:value-type="time">
            <text:p>03:30:07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7.17" calcext:value-type="float">
            <text:p>517.17</text:p>
          </table:table-cell>
          <table:table-cell office:value-type="float" office:value="1609.08" calcext:value-type="float">
            <text:p>1609.08</text:p>
          </table:table-cell>
          <table:table-cell office:value-type="float" office:value="1889.52" calcext:value-type="float">
            <text:p>1889.52</text:p>
          </table:table-cell>
        </table:table-row>
        <table:table-row table:style-name="ro1">
          <table:table-cell office:value-type="float" office:value="12622737" calcext:value-type="float">
            <text:p>12622737</text:p>
          </table:table-cell>
          <table:table-cell table:formula="of:=[.A791]/1000/(60*60*24)" office:value-type="time" office:time-value="PT03H30M22.737S" calcext:value-type="time">
            <text:p>03:30:23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5.55" calcext:value-type="float">
            <text:p>515.55</text:p>
          </table:table-cell>
          <table:table-cell office:value-type="float" office:value="1611.12" calcext:value-type="float">
            <text:p>1611.12</text:p>
          </table:table-cell>
          <table:table-cell office:value-type="float" office:value="1891.81" calcext:value-type="float">
            <text:p>1891.81</text:p>
          </table:table-cell>
        </table:table-row>
        <table:table-row table:style-name="ro1">
          <table:table-cell office:value-type="float" office:value="12638739" calcext:value-type="float">
            <text:p>12638739</text:p>
          </table:table-cell>
          <table:table-cell table:formula="of:=[.A792]/1000/(60*60*24)" office:value-type="time" office:time-value="PT03H30M38.739S" calcext:value-type="time">
            <text:p>03:30:39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5.42" calcext:value-type="float">
            <text:p>515.42</text:p>
          </table:table-cell>
          <table:table-cell office:value-type="float" office:value="1613.16" calcext:value-type="float">
            <text:p>1613.16</text:p>
          </table:table-cell>
          <table:table-cell office:value-type="float" office:value="1894.11" calcext:value-type="float">
            <text:p>1894.11</text:p>
          </table:table-cell>
        </table:table-row>
        <table:table-row table:style-name="ro1">
          <table:table-cell office:value-type="float" office:value="12654737" calcext:value-type="float">
            <text:p>12654737</text:p>
          </table:table-cell>
          <table:table-cell table:formula="of:=[.A793]/1000/(60*60*24)" office:value-type="time" office:time-value="PT03H30M54.737S" calcext:value-type="time">
            <text:p>03:30:55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5.32" calcext:value-type="float">
            <text:p>515.32</text:p>
          </table:table-cell>
          <table:table-cell office:value-type="float" office:value="1615.2" calcext:value-type="float">
            <text:p>1615.2</text:p>
          </table:table-cell>
          <table:table-cell office:value-type="float" office:value="1896.4" calcext:value-type="float">
            <text:p>1896.4</text:p>
          </table:table-cell>
        </table:table-row>
        <table:table-row table:style-name="ro1">
          <table:table-cell office:value-type="float" office:value="12670737" calcext:value-type="float">
            <text:p>12670737</text:p>
          </table:table-cell>
          <table:table-cell table:formula="of:=[.A794]/1000/(60*60*24)" office:value-type="time" office:time-value="PT03H31M10.737S" calcext:value-type="time">
            <text:p>03:31:11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5.42" calcext:value-type="float">
            <text:p>515.42</text:p>
          </table:table-cell>
          <table:table-cell office:value-type="float" office:value="1617.24" calcext:value-type="float">
            <text:p>1617.24</text:p>
          </table:table-cell>
          <table:table-cell office:value-type="float" office:value="1898.69" calcext:value-type="float">
            <text:p>1898.69</text:p>
          </table:table-cell>
        </table:table-row>
        <table:table-row table:style-name="ro1">
          <table:table-cell office:value-type="float" office:value="12686737" calcext:value-type="float">
            <text:p>12686737</text:p>
          </table:table-cell>
          <table:table-cell table:formula="of:=[.A795]/1000/(60*60*24)" office:value-type="time" office:time-value="PT03H31M26.737S" calcext:value-type="time">
            <text:p>03:31:27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7.17" calcext:value-type="float">
            <text:p>517.17</text:p>
          </table:table-cell>
          <table:table-cell office:value-type="float" office:value="1619.28" calcext:value-type="float">
            <text:p>1619.28</text:p>
          </table:table-cell>
          <table:table-cell office:value-type="float" office:value="1900.98" calcext:value-type="float">
            <text:p>1900.98</text:p>
          </table:table-cell>
        </table:table-row>
        <table:table-row table:style-name="ro1">
          <table:table-cell office:value-type="float" office:value="12702737" calcext:value-type="float">
            <text:p>12702737</text:p>
          </table:table-cell>
          <table:table-cell table:formula="of:=[.A796]/1000/(60*60*24)" office:value-type="time" office:time-value="PT03H31M42.737S" calcext:value-type="time">
            <text:p>03:31:43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5.42" calcext:value-type="float">
            <text:p>515.42</text:p>
          </table:table-cell>
          <table:table-cell office:value-type="float" office:value="1621.33" calcext:value-type="float">
            <text:p>1621.33</text:p>
          </table:table-cell>
          <table:table-cell office:value-type="float" office:value="1903.27" calcext:value-type="float">
            <text:p>1903.27</text:p>
          </table:table-cell>
        </table:table-row>
        <table:table-row table:style-name="ro1">
          <table:table-cell office:value-type="float" office:value="12718737" calcext:value-type="float">
            <text:p>12718737</text:p>
          </table:table-cell>
          <table:table-cell table:formula="of:=[.A797]/1000/(60*60*24)" office:value-type="time" office:time-value="PT03H31M58.737S" calcext:value-type="time">
            <text:p>03:31:59</text:p>
          </table:table-cell>
          <table:table-cell office:value-type="float" office:value="1.12" calcext:value-type="float">
            <text:p>1.12</text:p>
          </table:table-cell>
          <table:table-cell office:value-type="float" office:value="459.12" calcext:value-type="float">
            <text:p>459.12</text:p>
          </table:table-cell>
          <table:table-cell office:value-type="float" office:value="515.11" calcext:value-type="float">
            <text:p>515.11</text:p>
          </table:table-cell>
          <table:table-cell office:value-type="float" office:value="1623.37" calcext:value-type="float">
            <text:p>1623.37</text:p>
          </table:table-cell>
          <table:table-cell office:value-type="float" office:value="1905.56" calcext:value-type="float">
            <text:p>1905.56</text:p>
          </table:table-cell>
        </table:table-row>
        <table:table-row table:style-name="ro1">
          <table:table-cell office:value-type="float" office:value="12734739" calcext:value-type="float">
            <text:p>12734739</text:p>
          </table:table-cell>
          <table:table-cell table:formula="of:=[.A798]/1000/(60*60*24)" office:value-type="time" office:time-value="PT03H32M14.739S" calcext:value-type="time">
            <text:p>03:32:15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5.42" calcext:value-type="float">
            <text:p>515.42</text:p>
          </table:table-cell>
          <table:table-cell office:value-type="float" office:value="1625.41" calcext:value-type="float">
            <text:p>1625.41</text:p>
          </table:table-cell>
          <table:table-cell office:value-type="float" office:value="1907.85" calcext:value-type="float">
            <text:p>1907.85</text:p>
          </table:table-cell>
        </table:table-row>
        <table:table-row table:style-name="ro1">
          <table:table-cell office:value-type="float" office:value="12750737" calcext:value-type="float">
            <text:p>12750737</text:p>
          </table:table-cell>
          <table:table-cell table:formula="of:=[.A799]/1000/(60*60*24)" office:value-type="time" office:time-value="PT03H32M30.737S" calcext:value-type="time">
            <text:p>03:32:31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3.58" calcext:value-type="float">
            <text:p>513.58</text:p>
          </table:table-cell>
          <table:table-cell office:value-type="float" office:value="1627.45" calcext:value-type="float">
            <text:p>1627.45</text:p>
          </table:table-cell>
          <table:table-cell office:value-type="float" office:value="1910.14" calcext:value-type="float">
            <text:p>1910.14</text:p>
          </table:table-cell>
        </table:table-row>
        <table:table-row table:style-name="ro1">
          <table:table-cell office:value-type="float" office:value="12766739" calcext:value-type="float">
            <text:p>12766739</text:p>
          </table:table-cell>
          <table:table-cell table:formula="of:=[.A800]/1000/(60*60*24)" office:value-type="time" office:time-value="PT03H32M46.739S" calcext:value-type="time">
            <text:p>03:32:47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7.41" calcext:value-type="float">
            <text:p>517.41</text:p>
          </table:table-cell>
          <table:table-cell office:value-type="float" office:value="1629.49" calcext:value-type="float">
            <text:p>1629.49</text:p>
          </table:table-cell>
          <table:table-cell office:value-type="float" office:value="1912.43" calcext:value-type="float">
            <text:p>1912.43</text:p>
          </table:table-cell>
        </table:table-row>
        <table:table-row table:style-name="ro1">
          <table:table-cell office:value-type="float" office:value="12782738" calcext:value-type="float">
            <text:p>12782738</text:p>
          </table:table-cell>
          <table:table-cell table:formula="of:=[.A801]/1000/(60*60*24)" office:value-type="time" office:time-value="PT03H33M02.738S" calcext:value-type="time">
            <text:p>03:33:03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5.56" calcext:value-type="float">
            <text:p>515.56</text:p>
          </table:table-cell>
          <table:table-cell office:value-type="float" office:value="1631.54" calcext:value-type="float">
            <text:p>1631.54</text:p>
          </table:table-cell>
          <table:table-cell office:value-type="float" office:value="1914.71" calcext:value-type="float">
            <text:p>1914.71</text:p>
          </table:table-cell>
        </table:table-row>
        <table:table-row table:style-name="ro1">
          <table:table-cell office:value-type="float" office:value="12798737" calcext:value-type="float">
            <text:p>12798737</text:p>
          </table:table-cell>
          <table:table-cell table:formula="of:=[.A802]/1000/(60*60*24)" office:value-type="time" office:time-value="PT03H33M18.737S" calcext:value-type="time">
            <text:p>03:33:19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3.49" calcext:value-type="float">
            <text:p>513.49</text:p>
          </table:table-cell>
          <table:table-cell office:value-type="float" office:value="1633.58" calcext:value-type="float">
            <text:p>1633.58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12814739" calcext:value-type="float">
            <text:p>12814739</text:p>
          </table:table-cell>
          <table:table-cell table:formula="of:=[.A803]/1000/(60*60*24)" office:value-type="time" office:time-value="PT03H33M34.739S" calcext:value-type="time">
            <text:p>03:33:35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2" calcext:value-type="float">
            <text:p>513.72</text:p>
          </table:table-cell>
          <table:table-cell office:value-type="float" office:value="1635.62" calcext:value-type="float">
            <text:p>1635.62</text:p>
          </table:table-cell>
          <table:table-cell office:value-type="float" office:value="1919.29" calcext:value-type="float">
            <text:p>1919.29</text:p>
          </table:table-cell>
        </table:table-row>
        <table:table-row table:style-name="ro1">
          <table:table-cell office:value-type="float" office:value="12830737" calcext:value-type="float">
            <text:p>12830737</text:p>
          </table:table-cell>
          <table:table-cell table:formula="of:=[.A804]/1000/(60*60*24)" office:value-type="time" office:time-value="PT03H33M50.737S" calcext:value-type="time">
            <text:p>03:33:51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3.59" calcext:value-type="float">
            <text:p>513.59</text:p>
          </table:table-cell>
          <table:table-cell office:value-type="float" office:value="1637.66" calcext:value-type="float">
            <text:p>1637.66</text:p>
          </table:table-cell>
          <table:table-cell office:value-type="float" office:value="1921.57" calcext:value-type="float">
            <text:p>1921.57</text:p>
          </table:table-cell>
        </table:table-row>
        <table:table-row table:style-name="ro1">
          <table:table-cell office:value-type="float" office:value="12846739" calcext:value-type="float">
            <text:p>12846739</text:p>
          </table:table-cell>
          <table:table-cell table:formula="of:=[.A805]/1000/(60*60*24)" office:value-type="time" office:time-value="PT03H34M06.739S" calcext:value-type="time">
            <text:p>03:34:07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5.42" calcext:value-type="float">
            <text:p>515.42</text:p>
          </table:table-cell>
          <table:table-cell office:value-type="float" office:value="1639.71" calcext:value-type="float">
            <text:p>1639.71</text:p>
          </table:table-cell>
          <table:table-cell office:value-type="float" office:value="1923.85" calcext:value-type="float">
            <text:p>1923.85</text:p>
          </table:table-cell>
        </table:table-row>
        <table:table-row table:style-name="ro1">
          <table:table-cell office:value-type="float" office:value="12862737" calcext:value-type="float">
            <text:p>12862737</text:p>
          </table:table-cell>
          <table:table-cell table:formula="of:=[.A806]/1000/(60*60*24)" office:value-type="time" office:time-value="PT03H34M22.737S" calcext:value-type="time">
            <text:p>03:34:23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2" calcext:value-type="float">
            <text:p>513.72</text:p>
          </table:table-cell>
          <table:table-cell office:value-type="float" office:value="1641.75" calcext:value-type="float">
            <text:p>1641.75</text:p>
          </table:table-cell>
          <table:table-cell office:value-type="float" office:value="1926.14" calcext:value-type="float">
            <text:p>1926.14</text:p>
          </table:table-cell>
        </table:table-row>
        <table:table-row table:style-name="ro1">
          <table:table-cell office:value-type="float" office:value="12878737" calcext:value-type="float">
            <text:p>12878737</text:p>
          </table:table-cell>
          <table:table-cell table:formula="of:=[.A807]/1000/(60*60*24)" office:value-type="time" office:time-value="PT03H34M38.737S" calcext:value-type="time">
            <text:p>03:34:39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2" calcext:value-type="float">
            <text:p>513.72</text:p>
          </table:table-cell>
          <table:table-cell office:value-type="float" office:value="1643.79" calcext:value-type="float">
            <text:p>1643.79</text:p>
          </table:table-cell>
          <table:table-cell office:value-type="float" office:value="1928.42" calcext:value-type="float">
            <text:p>1928.42</text:p>
          </table:table-cell>
        </table:table-row>
        <table:table-row table:style-name="ro1">
          <table:table-cell office:value-type="float" office:value="12894737" calcext:value-type="float">
            <text:p>12894737</text:p>
          </table:table-cell>
          <table:table-cell table:formula="of:=[.A808]/1000/(60*60*24)" office:value-type="time" office:time-value="PT03H34M54.737S" calcext:value-type="time">
            <text:p>03:34:55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2" calcext:value-type="float">
            <text:p>513.72</text:p>
          </table:table-cell>
          <table:table-cell office:value-type="float" office:value="1645.83" calcext:value-type="float">
            <text:p>1645.83</text:p>
          </table:table-cell>
          <table:table-cell office:value-type="float" office:value="1930.7" calcext:value-type="float">
            <text:p>1930.7</text:p>
          </table:table-cell>
        </table:table-row>
        <table:table-row table:style-name="ro1">
          <table:table-cell office:value-type="float" office:value="12910737" calcext:value-type="float">
            <text:p>12910737</text:p>
          </table:table-cell>
          <table:table-cell table:formula="of:=[.A809]/1000/(60*60*24)" office:value-type="time" office:time-value="PT03H35M10.737S" calcext:value-type="time">
            <text:p>03:35:11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3.5" calcext:value-type="float">
            <text:p>513.5</text:p>
          </table:table-cell>
          <table:table-cell office:value-type="float" office:value="1647.87" calcext:value-type="float">
            <text:p>1647.87</text:p>
          </table:table-cell>
          <table:table-cell office:value-type="float" office:value="1932.98" calcext:value-type="float">
            <text:p>1932.98</text:p>
          </table:table-cell>
        </table:table-row>
        <table:table-row table:style-name="ro1">
          <table:table-cell office:value-type="float" office:value="12926737" calcext:value-type="float">
            <text:p>12926737</text:p>
          </table:table-cell>
          <table:table-cell table:formula="of:=[.A810]/1000/(60*60*24)" office:value-type="time" office:time-value="PT03H35M26.737S" calcext:value-type="time">
            <text:p>03:35:27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3.59" calcext:value-type="float">
            <text:p>513.59</text:p>
          </table:table-cell>
          <table:table-cell office:value-type="float" office:value="1649.92" calcext:value-type="float">
            <text:p>1649.92</text:p>
          </table:table-cell>
          <table:table-cell office:value-type="float" office:value="1935.26" calcext:value-type="float">
            <text:p>1935.26</text:p>
          </table:table-cell>
        </table:table-row>
        <table:table-row table:style-name="ro1">
          <table:table-cell office:value-type="float" office:value="12942737" calcext:value-type="float">
            <text:p>12942737</text:p>
          </table:table-cell>
          <table:table-cell table:formula="of:=[.A811]/1000/(60*60*24)" office:value-type="time" office:time-value="PT03H35M42.737S" calcext:value-type="time">
            <text:p>03:35:43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3.5" calcext:value-type="float">
            <text:p>513.5</text:p>
          </table:table-cell>
          <table:table-cell office:value-type="float" office:value="1651.96" calcext:value-type="float">
            <text:p>1651.96</text:p>
          </table:table-cell>
          <table:table-cell office:value-type="float" office:value="1937.55" calcext:value-type="float">
            <text:p>1937.55</text:p>
          </table:table-cell>
        </table:table-row>
        <table:table-row table:style-name="ro1">
          <table:table-cell office:value-type="float" office:value="12958737" calcext:value-type="float">
            <text:p>12958737</text:p>
          </table:table-cell>
          <table:table-cell table:formula="of:=[.A812]/1000/(60*60*24)" office:value-type="time" office:time-value="PT03H35M58.737S" calcext:value-type="time">
            <text:p>03:35:59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3.95" calcext:value-type="float">
            <text:p>513.95</text:p>
          </table:table-cell>
          <table:table-cell office:value-type="float" office:value="1654" calcext:value-type="float">
            <text:p>1654</text:p>
          </table:table-cell>
          <table:table-cell office:value-type="float" office:value="1939.82" calcext:value-type="float">
            <text:p>1939.82</text:p>
          </table:table-cell>
        </table:table-row>
        <table:table-row table:style-name="ro1">
          <table:table-cell office:value-type="float" office:value="12974737" calcext:value-type="float">
            <text:p>12974737</text:p>
          </table:table-cell>
          <table:table-cell table:formula="of:=[.A813]/1000/(60*60*24)" office:value-type="time" office:time-value="PT03H36M14.737S" calcext:value-type="time">
            <text:p>03:36:15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11.74" calcext:value-type="float">
            <text:p>511.74</text:p>
          </table:table-cell>
          <table:table-cell office:value-type="float" office:value="1656.04" calcext:value-type="float">
            <text:p>1656.04</text:p>
          </table:table-cell>
          <table:table-cell office:value-type="float" office:value="1942.1" calcext:value-type="float">
            <text:p>1942.1</text:p>
          </table:table-cell>
        </table:table-row>
        <table:table-row table:style-name="ro1">
          <table:table-cell office:value-type="float" office:value="12990739" calcext:value-type="float">
            <text:p>12990739</text:p>
          </table:table-cell>
          <table:table-cell table:formula="of:=[.A814]/1000/(60*60*24)" office:value-type="time" office:time-value="PT03H36M30.739S" calcext:value-type="time">
            <text:p>03:36:31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11.75" calcext:value-type="float">
            <text:p>511.75</text:p>
          </table:table-cell>
          <table:table-cell office:value-type="float" office:value="1658.08" calcext:value-type="float">
            <text:p>1658.08</text:p>
          </table:table-cell>
          <table:table-cell office:value-type="float" office:value="1944.38" calcext:value-type="float">
            <text:p>1944.38</text:p>
          </table:table-cell>
        </table:table-row>
        <table:table-row table:style-name="ro1">
          <table:table-cell office:value-type="float" office:value="13006738" calcext:value-type="float">
            <text:p>13006738</text:p>
          </table:table-cell>
          <table:table-cell table:formula="of:=[.A815]/1000/(60*60*24)" office:value-type="time" office:time-value="PT03H36M46.738S" calcext:value-type="time">
            <text:p>03:36:47</text:p>
          </table:table-cell>
          <table:table-cell office:value-type="float" office:value="1.11" calcext:value-type="float">
            <text:p>1.1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2.11" calcext:value-type="float">
            <text:p>512.11</text:p>
          </table:table-cell>
          <table:table-cell office:value-type="float" office:value="1660.13" calcext:value-type="float">
            <text:p>1660.13</text:p>
          </table:table-cell>
          <table:table-cell office:value-type="float" office:value="1946.66" calcext:value-type="float">
            <text:p>1946.66</text:p>
          </table:table-cell>
        </table:table-row>
        <table:table-row table:style-name="ro1">
          <table:table-cell office:value-type="float" office:value="13022737" calcext:value-type="float">
            <text:p>13022737</text:p>
          </table:table-cell>
          <table:table-cell table:formula="of:=[.A816]/1000/(60*60*24)" office:value-type="time" office:time-value="PT03H37M02.737S" calcext:value-type="time">
            <text:p>03:37:03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11.75" calcext:value-type="float">
            <text:p>511.75</text:p>
          </table:table-cell>
          <table:table-cell office:value-type="float" office:value="1662.17" calcext:value-type="float">
            <text:p>1662.17</text:p>
          </table:table-cell>
          <table:table-cell office:value-type="float" office:value="1948.94" calcext:value-type="float">
            <text:p>1948.94</text:p>
          </table:table-cell>
        </table:table-row>
        <table:table-row table:style-name="ro1">
          <table:table-cell office:value-type="float" office:value="13038739" calcext:value-type="float">
            <text:p>13038739</text:p>
          </table:table-cell>
          <table:table-cell table:formula="of:=[.A817]/1000/(60*60*24)" office:value-type="time" office:time-value="PT03H37M18.739S" calcext:value-type="time">
            <text:p>03:37:19</text:p>
          </table:table-cell>
          <table:table-cell office:value-type="float" office:value="1.11" calcext:value-type="float">
            <text:p>1.11</text:p>
          </table:table-cell>
          <table:table-cell office:value-type="float" office:value="459.2" calcext:value-type="float">
            <text:p>459.2</text:p>
          </table:table-cell>
          <table:table-cell office:value-type="float" office:value="511.52" calcext:value-type="float">
            <text:p>511.52</text:p>
          </table:table-cell>
          <table:table-cell office:value-type="float" office:value="1664.21" calcext:value-type="float">
            <text:p>1664.21</text:p>
          </table:table-cell>
          <table:table-cell office:value-type="float" office:value="1951.21" calcext:value-type="float">
            <text:p>1951.21</text:p>
          </table:table-cell>
        </table:table-row>
        <table:table-row table:style-name="ro1">
          <table:table-cell office:value-type="float" office:value="13054739" calcext:value-type="float">
            <text:p>13054739</text:p>
          </table:table-cell>
          <table:table-cell table:formula="of:=[.A818]/1000/(60*60*24)" office:value-type="time" office:time-value="PT03H37M34.739S" calcext:value-type="time">
            <text:p>03:37:35</text:p>
          </table:table-cell>
          <table:table-cell office:value-type="float" office:value="1.12" calcext:value-type="float">
            <text:p>1.12</text:p>
          </table:table-cell>
          <table:table-cell office:value-type="float" office:value="459.2" calcext:value-type="float">
            <text:p>459.2</text:p>
          </table:table-cell>
          <table:table-cell office:value-type="float" office:value="513.36" calcext:value-type="float">
            <text:p>513.36</text:p>
          </table:table-cell>
          <table:table-cell office:value-type="float" office:value="1666.25" calcext:value-type="float">
            <text:p>1666.25</text:p>
          </table:table-cell>
          <table:table-cell office:value-type="float" office:value="1953.49" calcext:value-type="float">
            <text:p>1953.49</text:p>
          </table:table-cell>
        </table:table-row>
        <table:table-row table:style-name="ro1">
          <table:table-cell office:value-type="float" office:value="13070737" calcext:value-type="float">
            <text:p>13070737</text:p>
          </table:table-cell>
          <table:table-cell table:formula="of:=[.A819]/1000/(60*60*24)" office:value-type="time" office:time-value="PT03H37M50.737S" calcext:value-type="time">
            <text:p>03:37:51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11.75" calcext:value-type="float">
            <text:p>511.75</text:p>
          </table:table-cell>
          <table:table-cell office:value-type="float" office:value="1668.29" calcext:value-type="float">
            <text:p>1668.29</text:p>
          </table:table-cell>
          <table:table-cell office:value-type="float" office:value="1955.77" calcext:value-type="float">
            <text:p>1955.77</text:p>
          </table:table-cell>
        </table:table-row>
        <table:table-row table:style-name="ro1">
          <table:table-cell office:value-type="float" office:value="13086737" calcext:value-type="float">
            <text:p>13086737</text:p>
          </table:table-cell>
          <table:table-cell table:formula="of:=[.A820]/1000/(60*60*24)" office:value-type="time" office:time-value="PT03H38M06.737S" calcext:value-type="time">
            <text:p>03:38:07</text:p>
          </table:table-cell>
          <table:table-cell office:value-type="float" office:value="1.11" calcext:value-type="float">
            <text:p>1.11</text:p>
          </table:table-cell>
          <table:table-cell office:value-type="float" office:value="459.8" calcext:value-type="float">
            <text:p>459.8</text:p>
          </table:table-cell>
          <table:table-cell office:value-type="float" office:value="512.19" calcext:value-type="float">
            <text:p>512.19</text:p>
          </table:table-cell>
          <table:table-cell office:value-type="float" office:value="1670.34" calcext:value-type="float">
            <text:p>1670.34</text:p>
          </table:table-cell>
          <table:table-cell office:value-type="float" office:value="1958.04" calcext:value-type="float">
            <text:p>1958.04</text:p>
          </table:table-cell>
        </table:table-row>
        <table:table-row table:style-name="ro1">
          <table:table-cell office:value-type="float" office:value="13102739" calcext:value-type="float">
            <text:p>13102739</text:p>
          </table:table-cell>
          <table:table-cell table:formula="of:=[.A821]/1000/(60*60*24)" office:value-type="time" office:time-value="PT03H38M22.739S" calcext:value-type="time">
            <text:p>03:38:23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1.65" calcext:value-type="float">
            <text:p>511.65</text:p>
          </table:table-cell>
          <table:table-cell office:value-type="float" office:value="1672.38" calcext:value-type="float">
            <text:p>1672.38</text:p>
          </table:table-cell>
          <table:table-cell office:value-type="float" office:value="1960.31" calcext:value-type="float">
            <text:p>1960.31</text:p>
          </table:table-cell>
        </table:table-row>
        <table:table-row table:style-name="ro1">
          <table:table-cell office:value-type="float" office:value="13118737" calcext:value-type="float">
            <text:p>13118737</text:p>
          </table:table-cell>
          <table:table-cell table:formula="of:=[.A822]/1000/(60*60*24)" office:value-type="time" office:time-value="PT03H38M38.737S" calcext:value-type="time">
            <text:p>03:38:39</text:p>
          </table:table-cell>
          <table:table-cell office:value-type="float" office:value="1.11" calcext:value-type="float">
            <text:p>1.1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2.1" calcext:value-type="float">
            <text:p>512.1</text:p>
          </table:table-cell>
          <table:table-cell office:value-type="float" office:value="1674.42" calcext:value-type="float">
            <text:p>1674.42</text:p>
          </table:table-cell>
          <table:table-cell office:value-type="float" office:value="1962.59" calcext:value-type="float">
            <text:p>1962.59</text:p>
          </table:table-cell>
        </table:table-row>
        <table:table-row table:style-name="ro1">
          <table:table-cell office:value-type="float" office:value="13134737" calcext:value-type="float">
            <text:p>13134737</text:p>
          </table:table-cell>
          <table:table-cell table:formula="of:=[.A823]/1000/(60*60*24)" office:value-type="time" office:time-value="PT03H38M54.737S" calcext:value-type="time">
            <text:p>03:38:55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1.96" calcext:value-type="float">
            <text:p>511.96</text:p>
          </table:table-cell>
          <table:table-cell office:value-type="float" office:value="1676.46" calcext:value-type="float">
            <text:p>1676.46</text:p>
          </table:table-cell>
          <table:table-cell office:value-type="float" office:value="1964.86" calcext:value-type="float">
            <text:p>1964.86</text:p>
          </table:table-cell>
        </table:table-row>
        <table:table-row table:style-name="ro1">
          <table:table-cell office:value-type="float" office:value="13150737" calcext:value-type="float">
            <text:p>13150737</text:p>
          </table:table-cell>
          <table:table-cell table:formula="of:=[.A824]/1000/(60*60*24)" office:value-type="time" office:time-value="PT03H39M10.737S" calcext:value-type="time">
            <text:p>03:39:11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11.73" calcext:value-type="float">
            <text:p>511.73</text:p>
          </table:table-cell>
          <table:table-cell office:value-type="float" office:value="1678.5" calcext:value-type="float">
            <text:p>1678.5</text:p>
          </table:table-cell>
          <table:table-cell office:value-type="float" office:value="1967.14" calcext:value-type="float">
            <text:p>1967.14</text:p>
          </table:table-cell>
        </table:table-row>
        <table:table-row table:style-name="ro1">
          <table:table-cell office:value-type="float" office:value="13166737" calcext:value-type="float">
            <text:p>13166737</text:p>
          </table:table-cell>
          <table:table-cell table:formula="of:=[.A825]/1000/(60*60*24)" office:value-type="time" office:time-value="PT03H39M26.737S" calcext:value-type="time">
            <text:p>03:39:27</text:p>
          </table:table-cell>
          <table:table-cell office:value-type="float" office:value="1.11" calcext:value-type="float">
            <text:p>1.11</text:p>
          </table:table-cell>
          <table:table-cell office:value-type="float" office:value="461" calcext:value-type="float">
            <text:p>461</text:p>
          </table:table-cell>
          <table:table-cell office:value-type="float" office:value="513.6" calcext:value-type="float">
            <text:p>513.6</text:p>
          </table:table-cell>
          <table:table-cell office:value-type="float" office:value="1680.55" calcext:value-type="float">
            <text:p>1680.55</text:p>
          </table:table-cell>
          <table:table-cell office:value-type="float" office:value="1969.41" calcext:value-type="float">
            <text:p>1969.41</text:p>
          </table:table-cell>
        </table:table-row>
        <table:table-row table:style-name="ro1">
          <table:table-cell office:value-type="float" office:value="13182737" calcext:value-type="float">
            <text:p>13182737</text:p>
          </table:table-cell>
          <table:table-cell table:formula="of:=[.A826]/1000/(60*60*24)" office:value-type="time" office:time-value="PT03H39M42.737S" calcext:value-type="time">
            <text:p>03:39:43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0.12" calcext:value-type="float">
            <text:p>510.12</text:p>
          </table:table-cell>
          <table:table-cell office:value-type="float" office:value="1682.59" calcext:value-type="float">
            <text:p>1682.59</text:p>
          </table:table-cell>
          <table:table-cell office:value-type="float" office:value="1971.68" calcext:value-type="float">
            <text:p>1971.68</text:p>
          </table:table-cell>
        </table:table-row>
        <table:table-row table:style-name="ro1">
          <table:table-cell office:value-type="float" office:value="13198739" calcext:value-type="float">
            <text:p>13198739</text:p>
          </table:table-cell>
          <table:table-cell table:formula="of:=[.A827]/1000/(60*60*24)" office:value-type="time" office:time-value="PT03H39M58.739S" calcext:value-type="time">
            <text:p>03:39:59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0.04" calcext:value-type="float">
            <text:p>510.04</text:p>
          </table:table-cell>
          <table:table-cell office:value-type="float" office:value="1684.63" calcext:value-type="float">
            <text:p>1684.63</text:p>
          </table:table-cell>
          <table:table-cell office:value-type="float" office:value="1973.95" calcext:value-type="float">
            <text:p>1973.95</text:p>
          </table:table-cell>
        </table:table-row>
        <table:table-row table:style-name="ro1">
          <table:table-cell office:value-type="float" office:value="13214737" calcext:value-type="float">
            <text:p>13214737</text:p>
          </table:table-cell>
          <table:table-cell table:formula="of:=[.A828]/1000/(60*60*24)" office:value-type="time" office:time-value="PT03H40M14.737S" calcext:value-type="time">
            <text:p>03:40:15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0.04" calcext:value-type="float">
            <text:p>510.04</text:p>
          </table:table-cell>
          <table:table-cell office:value-type="float" office:value="1686.68" calcext:value-type="float">
            <text:p>1686.68</text:p>
          </table:table-cell>
          <table:table-cell office:value-type="float" office:value="1976.22" calcext:value-type="float">
            <text:p>1976.22</text:p>
          </table:table-cell>
        </table:table-row>
        <table:table-row table:style-name="ro1">
          <table:table-cell office:value-type="float" office:value="13230737" calcext:value-type="float">
            <text:p>13230737</text:p>
          </table:table-cell>
          <table:table-cell table:formula="of:=[.A829]/1000/(60*60*24)" office:value-type="time" office:time-value="PT03H40M30.737S" calcext:value-type="time">
            <text:p>03:40:31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9.81" calcext:value-type="float">
            <text:p>509.81</text:p>
          </table:table-cell>
          <table:table-cell office:value-type="float" office:value="1688.72" calcext:value-type="float">
            <text:p>1688.72</text:p>
          </table:table-cell>
          <table:table-cell office:value-type="float" office:value="1978.49" calcext:value-type="float">
            <text:p>1978.49</text:p>
          </table:table-cell>
        </table:table-row>
        <table:table-row table:style-name="ro1">
          <table:table-cell office:value-type="float" office:value="13246737" calcext:value-type="float">
            <text:p>13246737</text:p>
          </table:table-cell>
          <table:table-cell table:formula="of:=[.A830]/1000/(60*60*24)" office:value-type="time" office:time-value="PT03H40M46.737S" calcext:value-type="time">
            <text:p>03:40:47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1.97" calcext:value-type="float">
            <text:p>511.97</text:p>
          </table:table-cell>
          <table:table-cell office:value-type="float" office:value="1690.76" calcext:value-type="float">
            <text:p>1690.76</text:p>
          </table:table-cell>
          <table:table-cell office:value-type="float" office:value="1980.75" calcext:value-type="float">
            <text:p>1980.75</text:p>
          </table:table-cell>
        </table:table-row>
        <table:table-row table:style-name="ro1">
          <table:table-cell office:value-type="float" office:value="13262737" calcext:value-type="float">
            <text:p>13262737</text:p>
          </table:table-cell>
          <table:table-cell table:formula="of:=[.A831]/1000/(60*60*24)" office:value-type="time" office:time-value="PT03H41M02.737S" calcext:value-type="time">
            <text:p>03:41:03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0.04" calcext:value-type="float">
            <text:p>510.04</text:p>
          </table:table-cell>
          <table:table-cell office:value-type="float" office:value="1692.8" calcext:value-type="float">
            <text:p>1692.8</text:p>
          </table:table-cell>
          <table:table-cell office:value-type="float" office:value="1983.02" calcext:value-type="float">
            <text:p>1983.02</text:p>
          </table:table-cell>
        </table:table-row>
        <table:table-row table:style-name="ro1">
          <table:table-cell office:value-type="float" office:value="13278737" calcext:value-type="float">
            <text:p>13278737</text:p>
          </table:table-cell>
          <table:table-cell table:formula="of:=[.A832]/1000/(60*60*24)" office:value-type="time" office:time-value="PT03H41M18.737S" calcext:value-type="time">
            <text:p>03:41:19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1.88" calcext:value-type="float">
            <text:p>511.88</text:p>
          </table:table-cell>
          <table:table-cell office:value-type="float" office:value="1694.84" calcext:value-type="float">
            <text:p>1694.84</text:p>
          </table:table-cell>
          <table:table-cell office:value-type="float" office:value="1985.29" calcext:value-type="float">
            <text:p>1985.29</text:p>
          </table:table-cell>
        </table:table-row>
        <table:table-row table:style-name="ro1">
          <table:table-cell office:value-type="float" office:value="13294737" calcext:value-type="float">
            <text:p>13294737</text:p>
          </table:table-cell>
          <table:table-cell table:formula="of:=[.A833]/1000/(60*60*24)" office:value-type="time" office:time-value="PT03H41M34.737S" calcext:value-type="time">
            <text:p>03:41:35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0.05" calcext:value-type="float">
            <text:p>510.05</text:p>
          </table:table-cell>
          <table:table-cell office:value-type="float" office:value="1696.89" calcext:value-type="float">
            <text:p>1696.89</text:p>
          </table:table-cell>
          <table:table-cell office:value-type="float" office:value="1987.55" calcext:value-type="float">
            <text:p>1987.55</text:p>
          </table:table-cell>
        </table:table-row>
        <table:table-row table:style-name="ro1">
          <table:table-cell office:value-type="float" office:value="13310737" calcext:value-type="float">
            <text:p>13310737</text:p>
          </table:table-cell>
          <table:table-cell table:formula="of:=[.A834]/1000/(60*60*24)" office:value-type="time" office:time-value="PT03H41M50.737S" calcext:value-type="time">
            <text:p>03:41:51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08.27" calcext:value-type="float">
            <text:p>508.27</text:p>
          </table:table-cell>
          <table:table-cell office:value-type="float" office:value="1698.93" calcext:value-type="float">
            <text:p>1698.93</text:p>
          </table:table-cell>
          <table:table-cell office:value-type="float" office:value="1989.82" calcext:value-type="float">
            <text:p>1989.82</text:p>
          </table:table-cell>
        </table:table-row>
        <table:table-row table:style-name="ro1">
          <table:table-cell office:value-type="float" office:value="13326738" calcext:value-type="float">
            <text:p>13326738</text:p>
          </table:table-cell>
          <table:table-cell table:formula="of:=[.A835]/1000/(60*60*24)" office:value-type="time" office:time-value="PT03H42M06.738S" calcext:value-type="time">
            <text:p>03:42:07</text:p>
          </table:table-cell>
          <table:table-cell office:value-type="float" office:value="1.11" calcext:value-type="float">
            <text:p>1.11</text:p>
          </table:table-cell>
          <table:table-cell office:value-type="float" office:value="459" calcext:value-type="float">
            <text:p>459</text:p>
          </table:table-cell>
          <table:table-cell office:value-type="float" office:value="509.46" calcext:value-type="float">
            <text:p>509.46</text:p>
          </table:table-cell>
          <table:table-cell office:value-type="float" office:value="1700.97" calcext:value-type="float">
            <text:p>1700.97</text:p>
          </table:table-cell>
          <table:table-cell office:value-type="float" office:value="1992.08" calcext:value-type="float">
            <text:p>1992.08</text:p>
          </table:table-cell>
        </table:table-row>
        <table:table-row table:style-name="ro1">
          <table:table-cell office:value-type="float" office:value="13342737" calcext:value-type="float">
            <text:p>13342737</text:p>
          </table:table-cell>
          <table:table-cell table:formula="of:=[.A836]/1000/(60*60*24)" office:value-type="time" office:time-value="PT03H42M22.737S" calcext:value-type="time">
            <text:p>03:42:23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9.89" calcext:value-type="float">
            <text:p>509.89</text:p>
          </table:table-cell>
          <table:table-cell office:value-type="float" office:value="1703.01" calcext:value-type="float">
            <text:p>1703.01</text:p>
          </table:table-cell>
          <table:table-cell office:value-type="float" office:value="1994.35" calcext:value-type="float">
            <text:p>1994.35</text:p>
          </table:table-cell>
        </table:table-row>
        <table:table-row table:style-name="ro1">
          <table:table-cell office:value-type="float" office:value="13358737" calcext:value-type="float">
            <text:p>13358737</text:p>
          </table:table-cell>
          <table:table-cell table:formula="of:=[.A837]/1000/(60*60*24)" office:value-type="time" office:time-value="PT03H42M38.737S" calcext:value-type="time">
            <text:p>03:42:39</text:p>
          </table:table-cell>
          <table:table-cell office:value-type="float" office:value="1.11" calcext:value-type="float">
            <text:p>1.11</text:p>
          </table:table-cell>
          <table:table-cell office:value-type="float" office:value="459.2" calcext:value-type="float">
            <text:p>459.2</text:p>
          </table:table-cell>
          <table:table-cell office:value-type="float" office:value="507.84" calcext:value-type="float">
            <text:p>507.84</text:p>
          </table:table-cell>
          <table:table-cell office:value-type="float" office:value="1705.05" calcext:value-type="float">
            <text:p>1705.05</text:p>
          </table:table-cell>
          <table:table-cell office:value-type="float" office:value="1996.61" calcext:value-type="float">
            <text:p>1996.61</text:p>
          </table:table-cell>
        </table:table-row>
        <table:table-row table:style-name="ro1">
          <table:table-cell office:value-type="float" office:value="13374737" calcext:value-type="float">
            <text:p>13374737</text:p>
          </table:table-cell>
          <table:table-cell table:formula="of:=[.A838]/1000/(60*60*24)" office:value-type="time" office:time-value="PT03H42M54.737S" calcext:value-type="time">
            <text:p>03:42:55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7.97" calcext:value-type="float">
            <text:p>507.97</text:p>
          </table:table-cell>
          <table:table-cell office:value-type="float" office:value="1707.09" calcext:value-type="float">
            <text:p>1707.09</text:p>
          </table:table-cell>
          <table:table-cell office:value-type="float" office:value="1998.87" calcext:value-type="float">
            <text:p>1998.87</text:p>
          </table:table-cell>
        </table:table-row>
        <table:table-row table:style-name="ro1">
          <table:table-cell office:value-type="float" office:value="13390737" calcext:value-type="float">
            <text:p>13390737</text:p>
          </table:table-cell>
          <table:table-cell table:formula="of:=[.A839]/1000/(60*60*24)" office:value-type="time" office:time-value="PT03H43M10.737S" calcext:value-type="time">
            <text:p>03:43:11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6" calcext:value-type="float">
            <text:p>508.06</text:p>
          </table:table-cell>
          <table:table-cell office:value-type="float" office:value="1709.13" calcext:value-type="float">
            <text:p>1709.13</text:p>
          </table:table-cell>
          <table:table-cell office:value-type="float" office:value="2001.13" calcext:value-type="float">
            <text:p>2001.13</text:p>
          </table:table-cell>
        </table:table-row>
        <table:table-row table:style-name="ro1">
          <table:table-cell office:value-type="float" office:value="13406739" calcext:value-type="float">
            <text:p>13406739</text:p>
          </table:table-cell>
          <table:table-cell table:formula="of:=[.A840]/1000/(60*60*24)" office:value-type="time" office:time-value="PT03H43M26.739S" calcext:value-type="time">
            <text:p>03:43:27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9.9" calcext:value-type="float">
            <text:p>509.9</text:p>
          </table:table-cell>
          <table:table-cell office:value-type="float" office:value="1711.17" calcext:value-type="float">
            <text:p>1711.17</text:p>
          </table:table-cell>
          <table:table-cell office:value-type="float" office:value="2003.39" calcext:value-type="float">
            <text:p>2003.39</text:p>
          </table:table-cell>
        </table:table-row>
        <table:table-row table:style-name="ro1">
          <table:table-cell office:value-type="float" office:value="13422739" calcext:value-type="float">
            <text:p>13422739</text:p>
          </table:table-cell>
          <table:table-cell table:formula="of:=[.A841]/1000/(60*60*24)" office:value-type="time" office:time-value="PT03H43M42.739S" calcext:value-type="time">
            <text:p>03:43:43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6" calcext:value-type="float">
            <text:p>508.06</text:p>
          </table:table-cell>
          <table:table-cell office:value-type="float" office:value="1713.22" calcext:value-type="float">
            <text:p>1713.22</text:p>
          </table:table-cell>
          <table:table-cell office:value-type="float" office:value="2005.65" calcext:value-type="float">
            <text:p>2005.65</text:p>
          </table:table-cell>
        </table:table-row>
        <table:table-row table:style-name="ro1">
          <table:table-cell office:value-type="float" office:value="13438739" calcext:value-type="float">
            <text:p>13438739</text:p>
          </table:table-cell>
          <table:table-cell table:formula="of:=[.A842]/1000/(60*60*24)" office:value-type="time" office:time-value="PT03H43M58.739S" calcext:value-type="time">
            <text:p>03:43:59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6.35" calcext:value-type="float">
            <text:p>506.35</text:p>
          </table:table-cell>
          <table:table-cell office:value-type="float" office:value="1715.26" calcext:value-type="float">
            <text:p>1715.26</text:p>
          </table:table-cell>
          <table:table-cell office:value-type="float" office:value="2007.91" calcext:value-type="float">
            <text:p>2007.91</text:p>
          </table:table-cell>
        </table:table-row>
        <table:table-row table:style-name="ro1">
          <table:table-cell office:value-type="float" office:value="13454738" calcext:value-type="float">
            <text:p>13454738</text:p>
          </table:table-cell>
          <table:table-cell table:formula="of:=[.A843]/1000/(60*60*24)" office:value-type="time" office:time-value="PT03H44M14.738S" calcext:value-type="time">
            <text:p>03:44:15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7" calcext:value-type="float">
            <text:p>508.07</text:p>
          </table:table-cell>
          <table:table-cell office:value-type="float" office:value="1717.3" calcext:value-type="float">
            <text:p>1717.3</text:p>
          </table:table-cell>
          <table:table-cell office:value-type="float" office:value="2010.17" calcext:value-type="float">
            <text:p>2010.17</text:p>
          </table:table-cell>
        </table:table-row>
        <table:table-row table:style-name="ro1">
          <table:table-cell office:value-type="float" office:value="13470737" calcext:value-type="float">
            <text:p>13470737</text:p>
          </table:table-cell>
          <table:table-cell table:formula="of:=[.A844]/1000/(60*60*24)" office:value-type="time" office:time-value="PT03H44M30.737S" calcext:value-type="time">
            <text:p>03:44:31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08.29" calcext:value-type="float">
            <text:p>508.29</text:p>
          </table:table-cell>
          <table:table-cell office:value-type="float" office:value="1719.34" calcext:value-type="float">
            <text:p>1719.34</text:p>
          </table:table-cell>
          <table:table-cell office:value-type="float" office:value="2012.43" calcext:value-type="float">
            <text:p>2012.43</text:p>
          </table:table-cell>
        </table:table-row>
        <table:table-row table:style-name="ro1">
          <table:table-cell office:value-type="float" office:value="13486737" calcext:value-type="float">
            <text:p>13486737</text:p>
          </table:table-cell>
          <table:table-cell table:formula="of:=[.A845]/1000/(60*60*24)" office:value-type="time" office:time-value="PT03H44M46.737S" calcext:value-type="time">
            <text:p>03:44:47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8.2" calcext:value-type="float">
            <text:p>508.2</text:p>
          </table:table-cell>
          <table:table-cell office:value-type="float" office:value="1721.38" calcext:value-type="float">
            <text:p>1721.38</text:p>
          </table:table-cell>
          <table:table-cell office:value-type="float" office:value="2014.68" calcext:value-type="float">
            <text:p>2014.68</text:p>
          </table:table-cell>
        </table:table-row>
        <table:table-row table:style-name="ro1">
          <table:table-cell office:value-type="float" office:value="13502737" calcext:value-type="float">
            <text:p>13502737</text:p>
          </table:table-cell>
          <table:table-cell table:formula="of:=[.A846]/1000/(60*60*24)" office:value-type="time" office:time-value="PT03H45M02.737S" calcext:value-type="time">
            <text:p>03:45:03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6.23" calcext:value-type="float">
            <text:p>506.23</text:p>
          </table:table-cell>
          <table:table-cell office:value-type="float" office:value="1723.42" calcext:value-type="float">
            <text:p>1723.42</text:p>
          </table:table-cell>
          <table:table-cell office:value-type="float" office:value="2016.94" calcext:value-type="float">
            <text:p>2016.94</text:p>
          </table:table-cell>
        </table:table-row>
        <table:table-row table:style-name="ro1">
          <table:table-cell office:value-type="float" office:value="13518737" calcext:value-type="float">
            <text:p>13518737</text:p>
          </table:table-cell>
          <table:table-cell table:formula="of:=[.A847]/1000/(60*60*24)" office:value-type="time" office:time-value="PT03H45M18.737S" calcext:value-type="time">
            <text:p>03:45:19</text:p>
          </table:table-cell>
          <table:table-cell office:value-type="float" office:value="1.11" calcext:value-type="float">
            <text:p>1.11</text:p>
          </table:table-cell>
          <table:table-cell office:value-type="float" office:value="459.12" calcext:value-type="float">
            <text:p>459.12</text:p>
          </table:table-cell>
          <table:table-cell office:value-type="float" office:value="507.76" calcext:value-type="float">
            <text:p>507.76</text:p>
          </table:table-cell>
          <table:table-cell office:value-type="float" office:value="1725.46" calcext:value-type="float">
            <text:p>1725.46</text:p>
          </table:table-cell>
          <table:table-cell office:value-type="float" office:value="2019.2" calcext:value-type="float">
            <text:p>2019.2</text:p>
          </table:table-cell>
        </table:table-row>
        <table:table-row table:style-name="ro1">
          <table:table-cell office:value-type="float" office:value="13534737" calcext:value-type="float">
            <text:p>13534737</text:p>
          </table:table-cell>
          <table:table-cell table:formula="of:=[.A848]/1000/(60*60*24)" office:value-type="time" office:time-value="PT03H45M34.737S" calcext:value-type="time">
            <text:p>03:45:35</text:p>
          </table:table-cell>
          <table:table-cell office:value-type="float" office:value="1.11" calcext:value-type="float">
            <text:p>1.11</text:p>
          </table:table-cell>
          <table:table-cell office:value-type="float" office:value="459.12" calcext:value-type="float">
            <text:p>459.12</text:p>
          </table:table-cell>
          <table:table-cell office:value-type="float" office:value="507.75" calcext:value-type="float">
            <text:p>507.75</text:p>
          </table:table-cell>
          <table:table-cell office:value-type="float" office:value="1727.51" calcext:value-type="float">
            <text:p>1727.51</text:p>
          </table:table-cell>
          <table:table-cell office:value-type="float" office:value="2021.45" calcext:value-type="float">
            <text:p>2021.45</text:p>
          </table:table-cell>
        </table:table-row>
        <table:table-row table:style-name="ro1">
          <table:table-cell office:value-type="float" office:value="13550737" calcext:value-type="float">
            <text:p>13550737</text:p>
          </table:table-cell>
          <table:table-cell table:formula="of:=[.A849]/1000/(60*60*24)" office:value-type="time" office:time-value="PT03H45M50.737S" calcext:value-type="time">
            <text:p>03:45:51</text:p>
          </table:table-cell>
          <table:table-cell office:value-type="float" office:value="1.1" calcext:value-type="float">
            <text:p>1.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6.13" calcext:value-type="float">
            <text:p>506.13</text:p>
          </table:table-cell>
          <table:table-cell office:value-type="float" office:value="1729.55" calcext:value-type="float">
            <text:p>1729.55</text:p>
          </table:table-cell>
          <table:table-cell office:value-type="float" office:value="2023.7" calcext:value-type="float">
            <text:p>2023.7</text:p>
          </table:table-cell>
        </table:table-row>
        <table:table-row table:style-name="ro1">
          <table:table-cell office:value-type="float" office:value="13566737" calcext:value-type="float">
            <text:p>13566737</text:p>
          </table:table-cell>
          <table:table-cell table:formula="of:=[.A850]/1000/(60*60*24)" office:value-type="time" office:time-value="PT03H46M06.737S" calcext:value-type="time">
            <text:p>03:46:07</text:p>
          </table:table-cell>
          <table:table-cell office:value-type="float" office:value="1.11" calcext:value-type="float">
            <text:p>1.11</text:p>
          </table:table-cell>
          <table:table-cell office:value-type="float" office:value="459.2" calcext:value-type="float">
            <text:p>459.2</text:p>
          </table:table-cell>
          <table:table-cell office:value-type="float" office:value="507.83" calcext:value-type="float">
            <text:p>507.83</text:p>
          </table:table-cell>
          <table:table-cell office:value-type="float" office:value="1731.59" calcext:value-type="float">
            <text:p>1731.59</text:p>
          </table:table-cell>
          <table:table-cell office:value-type="float" office:value="2025.96" calcext:value-type="float">
            <text:p>2025.96</text:p>
          </table:table-cell>
        </table:table-row>
        <table:table-row table:style-name="ro1">
          <table:table-cell office:value-type="float" office:value="13582737" calcext:value-type="float">
            <text:p>13582737</text:p>
          </table:table-cell>
          <table:table-cell table:formula="of:=[.A851]/1000/(60*60*24)" office:value-type="time" office:time-value="PT03H46M22.737S" calcext:value-type="time">
            <text:p>03:46:23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7" calcext:value-type="float">
            <text:p>508.07</text:p>
          </table:table-cell>
          <table:table-cell office:value-type="float" office:value="1733.63" calcext:value-type="float">
            <text:p>1733.63</text:p>
          </table:table-cell>
          <table:table-cell office:value-type="float" office:value="2028.21" calcext:value-type="float">
            <text:p>2028.21</text:p>
          </table:table-cell>
        </table:table-row>
        <table:table-row table:style-name="ro1">
          <table:table-cell office:value-type="float" office:value="13598737" calcext:value-type="float">
            <text:p>13598737</text:p>
          </table:table-cell>
          <table:table-cell table:formula="of:=[.A852]/1000/(60*60*24)" office:value-type="time" office:time-value="PT03H46M38.737S" calcext:value-type="time">
            <text:p>03:46:39</text:p>
          </table:table-cell>
          <table:table-cell office:value-type="float" office:value="1.1" calcext:value-type="float">
            <text:p>1.1</text:p>
          </table:table-cell>
          <table:table-cell office:value-type="float" office:value="459.12" calcext:value-type="float">
            <text:p>459.12</text:p>
          </table:table-cell>
          <table:table-cell office:value-type="float" office:value="505.91" calcext:value-type="float">
            <text:p>505.91</text:p>
          </table:table-cell>
          <table:table-cell office:value-type="float" office:value="1735.67" calcext:value-type="float">
            <text:p>1735.67</text:p>
          </table:table-cell>
          <table:table-cell office:value-type="float" office:value="2030.46" calcext:value-type="float">
            <text:p>2030.46</text:p>
          </table:table-cell>
        </table:table-row>
        <table:table-row table:style-name="ro1">
          <table:table-cell office:value-type="float" office:value="13614737" calcext:value-type="float">
            <text:p>13614737</text:p>
          </table:table-cell>
          <table:table-cell table:formula="of:=[.A853]/1000/(60*60*24)" office:value-type="time" office:time-value="PT03H46M54.737S" calcext:value-type="time">
            <text:p>03:46:55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6" calcext:value-type="float">
            <text:p>508.06</text:p>
          </table:table-cell>
          <table:table-cell office:value-type="float" office:value="1737.71" calcext:value-type="float">
            <text:p>1737.71</text:p>
          </table:table-cell>
          <table:table-cell office:value-type="float" office:value="2032.71" calcext:value-type="float">
            <text:p>2032.71</text:p>
          </table:table-cell>
        </table:table-row>
        <table:table-row table:style-name="ro1">
          <table:table-cell office:value-type="float" office:value="13630737" calcext:value-type="float">
            <text:p>13630737</text:p>
          </table:table-cell>
          <table:table-cell table:formula="of:=[.A854]/1000/(60*60*24)" office:value-type="time" office:time-value="PT03H47M10.737S" calcext:value-type="time">
            <text:p>03:47:11</text:p>
          </table:table-cell>
          <table:table-cell office:value-type="float" office:value="1.1" calcext:value-type="float">
            <text:p>1.1</text:p>
          </table:table-cell>
          <table:table-cell office:value-type="float" office:value="459.2" calcext:value-type="float">
            <text:p>459.2</text:p>
          </table:table-cell>
          <table:table-cell office:value-type="float" office:value="506.01" calcext:value-type="float">
            <text:p>506.01</text:p>
          </table:table-cell>
          <table:table-cell office:value-type="float" office:value="1739.75" calcext:value-type="float">
            <text:p>1739.75</text:p>
          </table:table-cell>
          <table:table-cell office:value-type="float" office:value="2034.96" calcext:value-type="float">
            <text:p>2034.96</text:p>
          </table:table-cell>
        </table:table-row>
        <table:table-row table:style-name="ro1">
          <table:table-cell office:value-type="float" office:value="13646737" calcext:value-type="float">
            <text:p>13646737</text:p>
          </table:table-cell>
          <table:table-cell table:formula="of:=[.A855]/1000/(60*60*24)" office:value-type="time" office:time-value="PT03H47M26.737S" calcext:value-type="time">
            <text:p>03:47:27</text:p>
          </table:table-cell>
          <table:table-cell office:value-type="float" office:value="1.1" calcext:value-type="float">
            <text:p>1.1</text:p>
          </table:table-cell>
          <table:table-cell office:value-type="float" office:value="459.2" calcext:value-type="float">
            <text:p>459.2</text:p>
          </table:table-cell>
          <table:table-cell office:value-type="float" office:value="506.01" calcext:value-type="float">
            <text:p>506.01</text:p>
          </table:table-cell>
          <table:table-cell office:value-type="float" office:value="1741.8" calcext:value-type="float">
            <text:p>1741.8</text:p>
          </table:table-cell>
          <table:table-cell office:value-type="float" office:value="2037.21" calcext:value-type="float">
            <text:p>2037.21</text:p>
          </table:table-cell>
        </table:table-row>
        <table:table-row table:style-name="ro1">
          <table:table-cell office:value-type="float" office:value="13662737" calcext:value-type="float">
            <text:p>13662737</text:p>
          </table:table-cell>
          <table:table-cell table:formula="of:=[.A856]/1000/(60*60*24)" office:value-type="time" office:time-value="PT03H47M42.737S" calcext:value-type="time">
            <text:p>03:47:43</text:p>
          </table:table-cell>
          <table:table-cell office:value-type="float" office:value="1.1" calcext:value-type="float">
            <text:p>1.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6.14" calcext:value-type="float">
            <text:p>506.14</text:p>
          </table:table-cell>
          <table:table-cell office:value-type="float" office:value="1743.84" calcext:value-type="float">
            <text:p>1743.84</text:p>
          </table:table-cell>
          <table:table-cell office:value-type="float" office:value="2039.46" calcext:value-type="float">
            <text:p>2039.46</text:p>
          </table:table-cell>
        </table:table-row>
        <table:table-row table:style-name="ro1">
          <table:table-cell office:value-type="float" office:value="13678739" calcext:value-type="float">
            <text:p>13678739</text:p>
          </table:table-cell>
          <table:table-cell table:formula="of:=[.A857]/1000/(60*60*24)" office:value-type="time" office:time-value="PT03H47M58.739S" calcext:value-type="time">
            <text:p>03:47:59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6.22" calcext:value-type="float">
            <text:p>506.22</text:p>
          </table:table-cell>
          <table:table-cell office:value-type="float" office:value="1745.88" calcext:value-type="float">
            <text:p>1745.88</text:p>
          </table:table-cell>
          <table:table-cell office:value-type="float" office:value="2041.71" calcext:value-type="float">
            <text:p>2041.71</text:p>
          </table:table-cell>
        </table:table-row>
        <table:table-row table:style-name="ro1">
          <table:table-cell office:value-type="float" office:value="13694737" calcext:value-type="float">
            <text:p>13694737</text:p>
          </table:table-cell>
          <table:table-cell table:formula="of:=[.A858]/1000/(60*60*24)" office:value-type="time" office:time-value="PT03H48M14.737S" calcext:value-type="time">
            <text:p>03:48:15</text:p>
          </table:table-cell>
          <table:table-cell office:value-type="float" office:value="1.1" calcext:value-type="float">
            <text:p>1.1</text:p>
          </table:table-cell>
          <table:table-cell office:value-type="float" office:value="459.2" calcext:value-type="float">
            <text:p>459.2</text:p>
          </table:table-cell>
          <table:table-cell office:value-type="float" office:value="506.02" calcext:value-type="float">
            <text:p>506.02</text:p>
          </table:table-cell>
          <table:table-cell office:value-type="float" office:value="1747.92" calcext:value-type="float">
            <text:p>1747.92</text:p>
          </table:table-cell>
          <table:table-cell office:value-type="float" office:value="2043.95" calcext:value-type="float">
            <text:p>2043.95</text:p>
          </table:table-cell>
        </table:table-row>
        <table:table-row table:style-name="ro1">
          <table:table-cell office:value-type="float" office:value="13710737" calcext:value-type="float">
            <text:p>13710737</text:p>
          </table:table-cell>
          <table:table-cell table:formula="of:=[.A859]/1000/(60*60*24)" office:value-type="time" office:time-value="PT03H48M30.737S" calcext:value-type="time">
            <text:p>03:48:31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6.23" calcext:value-type="float">
            <text:p>506.23</text:p>
          </table:table-cell>
          <table:table-cell office:value-type="float" office:value="1749.96" calcext:value-type="float">
            <text:p>1749.96</text:p>
          </table:table-cell>
          <table:table-cell office:value-type="float" office:value="2046.2" calcext:value-type="float">
            <text:p>2046.2</text:p>
          </table:table-cell>
        </table:table-row>
        <table:table-row table:style-name="ro1">
          <table:table-cell office:value-type="float" office:value="13726737" calcext:value-type="float">
            <text:p>13726737</text:p>
          </table:table-cell>
          <table:table-cell table:formula="of:=[.A860]/1000/(60*60*24)" office:value-type="time" office:time-value="PT03H48M46.737S" calcext:value-type="time">
            <text:p>03:48:47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3" calcext:value-type="float">
            <text:p>504.53</text:p>
          </table:table-cell>
          <table:table-cell office:value-type="float" office:value="1752" calcext:value-type="float">
            <text:p>1752</text:p>
          </table:table-cell>
          <table:table-cell office:value-type="float" office:value="2048.44" calcext:value-type="float">
            <text:p>2048.44</text:p>
          </table:table-cell>
        </table:table-row>
        <table:table-row table:style-name="ro1">
          <table:table-cell office:value-type="float" office:value="13742739" calcext:value-type="float">
            <text:p>13742739</text:p>
          </table:table-cell>
          <table:table-cell table:formula="of:=[.A861]/1000/(60*60*24)" office:value-type="time" office:time-value="PT03H49M02.739S" calcext:value-type="time">
            <text:p>03:49:03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6.35" calcext:value-type="float">
            <text:p>506.35</text:p>
          </table:table-cell>
          <table:table-cell office:value-type="float" office:value="1754.04" calcext:value-type="float">
            <text:p>1754.04</text:p>
          </table:table-cell>
          <table:table-cell office:value-type="float" office:value="2050.69" calcext:value-type="float">
            <text:p>2050.69</text:p>
          </table:table-cell>
        </table:table-row>
        <table:table-row table:style-name="ro1">
          <table:table-cell office:value-type="float" office:value="13758737" calcext:value-type="float">
            <text:p>13758737</text:p>
          </table:table-cell>
          <table:table-cell table:formula="of:=[.A862]/1000/(60*60*24)" office:value-type="time" office:time-value="PT03H49M18.737S" calcext:value-type="time">
            <text:p>03:49:19</text:p>
          </table:table-cell>
          <table:table-cell office:value-type="float" office:value="1.1" calcext:value-type="float">
            <text:p>1.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4.31" calcext:value-type="float">
            <text:p>504.31</text:p>
          </table:table-cell>
          <table:table-cell office:value-type="float" office:value="1756.09" calcext:value-type="float">
            <text:p>1756.09</text:p>
          </table:table-cell>
          <table:table-cell office:value-type="float" office:value="2052.93" calcext:value-type="float">
            <text:p>2052.93</text:p>
          </table:table-cell>
        </table:table-row>
        <table:table-row table:style-name="ro1">
          <table:table-cell office:value-type="float" office:value="13774737" calcext:value-type="float">
            <text:p>13774737</text:p>
          </table:table-cell>
          <table:table-cell table:formula="of:=[.A863]/1000/(60*60*24)" office:value-type="time" office:time-value="PT03H49M34.737S" calcext:value-type="time">
            <text:p>03:49:35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4.38" calcext:value-type="float">
            <text:p>504.38</text:p>
          </table:table-cell>
          <table:table-cell office:value-type="float" office:value="1758.13" calcext:value-type="float">
            <text:p>1758.13</text:p>
          </table:table-cell>
          <table:table-cell office:value-type="float" office:value="2055.17" calcext:value-type="float">
            <text:p>2055.17</text:p>
          </table:table-cell>
        </table:table-row>
        <table:table-row table:style-name="ro1">
          <table:table-cell office:value-type="float" office:value="13790737" calcext:value-type="float">
            <text:p>13790737</text:p>
          </table:table-cell>
          <table:table-cell table:formula="of:=[.A864]/1000/(60*60*24)" office:value-type="time" office:time-value="PT03H49M50.737S" calcext:value-type="time">
            <text:p>03:49:51</text:p>
          </table:table-cell>
          <table:table-cell office:value-type="float" office:value="1.1" calcext:value-type="float">
            <text:p>1.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4.31" calcext:value-type="float">
            <text:p>504.31</text:p>
          </table:table-cell>
          <table:table-cell office:value-type="float" office:value="1760.17" calcext:value-type="float">
            <text:p>1760.17</text:p>
          </table:table-cell>
          <table:table-cell office:value-type="float" office:value="2057.41" calcext:value-type="float">
            <text:p>2057.41</text:p>
          </table:table-cell>
        </table:table-row>
        <table:table-row table:style-name="ro1">
          <table:table-cell office:value-type="float" office:value="13806737" calcext:value-type="float">
            <text:p>13806737</text:p>
          </table:table-cell>
          <table:table-cell table:formula="of:=[.A865]/1000/(60*60*24)" office:value-type="time" office:time-value="PT03H50M06.737S" calcext:value-type="time">
            <text:p>03:50:07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4.39" calcext:value-type="float">
            <text:p>504.39</text:p>
          </table:table-cell>
          <table:table-cell office:value-type="float" office:value="1762.21" calcext:value-type="float">
            <text:p>1762.21</text:p>
          </table:table-cell>
          <table:table-cell office:value-type="float" office:value="2059.66" calcext:value-type="float">
            <text:p>2059.66</text:p>
          </table:table-cell>
        </table:table-row>
        <table:table-row table:style-name="ro1">
          <table:table-cell office:value-type="float" office:value="13822739" calcext:value-type="float">
            <text:p>13822739</text:p>
          </table:table-cell>
          <table:table-cell table:formula="of:=[.A866]/1000/(60*60*24)" office:value-type="time" office:time-value="PT03H50M22.739S" calcext:value-type="time">
            <text:p>03:50:23</text:p>
          </table:table-cell>
          <table:table-cell office:value-type="float" office:value="1.1" calcext:value-type="float">
            <text:p>1.1</text:p>
          </table:table-cell>
          <table:table-cell office:value-type="float" office:value="459.2" calcext:value-type="float">
            <text:p>459.2</text:p>
          </table:table-cell>
          <table:table-cell office:value-type="float" office:value="504.17" calcext:value-type="float">
            <text:p>504.17</text:p>
          </table:table-cell>
          <table:table-cell office:value-type="float" office:value="1764.25" calcext:value-type="float">
            <text:p>1764.25</text:p>
          </table:table-cell>
          <table:table-cell office:value-type="float" office:value="2061.9" calcext:value-type="float">
            <text:p>2061.9</text:p>
          </table:table-cell>
        </table:table-row>
        <table:table-row table:style-name="ro1">
          <table:table-cell office:value-type="float" office:value="13838738" calcext:value-type="float">
            <text:p>13838738</text:p>
          </table:table-cell>
          <table:table-cell table:formula="of:=[.A867]/1000/(60*60*24)" office:value-type="time" office:time-value="PT03H50M38.738S" calcext:value-type="time">
            <text:p>03:50:39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4.4" calcext:value-type="float">
            <text:p>504.4</text:p>
          </table:table-cell>
          <table:table-cell office:value-type="float" office:value="1766.29" calcext:value-type="float">
            <text:p>1766.29</text:p>
          </table:table-cell>
          <table:table-cell office:value-type="float" office:value="2064.14" calcext:value-type="float">
            <text:p>2064.14</text:p>
          </table:table-cell>
        </table:table-row>
        <table:table-row table:style-name="ro1">
          <table:table-cell office:value-type="float" office:value="13854737" calcext:value-type="float">
            <text:p>13854737</text:p>
          </table:table-cell>
          <table:table-cell table:formula="of:=[.A868]/1000/(60*60*24)" office:value-type="time" office:time-value="PT03H50M54.737S" calcext:value-type="time">
            <text:p>03:50:55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2" calcext:value-type="float">
            <text:p>504.52</text:p>
          </table:table-cell>
          <table:table-cell office:value-type="float" office:value="1768.33" calcext:value-type="float">
            <text:p>1768.33</text:p>
          </table:table-cell>
          <table:table-cell office:value-type="float" office:value="2066.38" calcext:value-type="float">
            <text:p>2066.38</text:p>
          </table:table-cell>
        </table:table-row>
        <table:table-row table:style-name="ro1">
          <table:table-cell office:value-type="float" office:value="13870737" calcext:value-type="float">
            <text:p>13870737</text:p>
          </table:table-cell>
          <table:table-cell table:formula="of:=[.A869]/1000/(60*60*24)" office:value-type="time" office:time-value="PT03H51M10.737S" calcext:value-type="time">
            <text:p>03:51:11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2.69" calcext:value-type="float">
            <text:p>502.69</text:p>
          </table:table-cell>
          <table:table-cell office:value-type="float" office:value="1770.38" calcext:value-type="float">
            <text:p>1770.38</text:p>
          </table:table-cell>
          <table:table-cell office:value-type="float" office:value="2068.61" calcext:value-type="float">
            <text:p>2068.61</text:p>
          </table:table-cell>
        </table:table-row>
        <table:table-row table:style-name="ro1">
          <table:table-cell office:value-type="float" office:value="13886737" calcext:value-type="float">
            <text:p>13886737</text:p>
          </table:table-cell>
          <table:table-cell table:formula="of:=[.A870]/1000/(60*60*24)" office:value-type="time" office:time-value="PT03H51M26.737S" calcext:value-type="time">
            <text:p>03:51:27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2.47" calcext:value-type="float">
            <text:p>502.47</text:p>
          </table:table-cell>
          <table:table-cell office:value-type="float" office:value="1772.42" calcext:value-type="float">
            <text:p>1772.42</text:p>
          </table:table-cell>
          <table:table-cell office:value-type="float" office:value="2070.85" calcext:value-type="float">
            <text:p>2070.85</text:p>
          </table:table-cell>
        </table:table-row>
        <table:table-row table:style-name="ro1">
          <table:table-cell office:value-type="float" office:value="13902737" calcext:value-type="float">
            <text:p>13902737</text:p>
          </table:table-cell>
          <table:table-cell table:formula="of:=[.A871]/1000/(60*60*24)" office:value-type="time" office:time-value="PT03H51M42.737S" calcext:value-type="time">
            <text:p>03:51:43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4.39" calcext:value-type="float">
            <text:p>504.39</text:p>
          </table:table-cell>
          <table:table-cell office:value-type="float" office:value="1774.46" calcext:value-type="float">
            <text:p>1774.46</text:p>
          </table:table-cell>
          <table:table-cell office:value-type="float" office:value="2073.09" calcext:value-type="float">
            <text:p>2073.09</text:p>
          </table:table-cell>
        </table:table-row>
        <table:table-row table:style-name="ro1">
          <table:table-cell office:value-type="float" office:value="13918737" calcext:value-type="float">
            <text:p>13918737</text:p>
          </table:table-cell>
          <table:table-cell table:formula="of:=[.A872]/1000/(60*60*24)" office:value-type="time" office:time-value="PT03H51M58.737S" calcext:value-type="time">
            <text:p>03:51:59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2.47" calcext:value-type="float">
            <text:p>502.47</text:p>
          </table:table-cell>
          <table:table-cell office:value-type="float" office:value="1776.5" calcext:value-type="float">
            <text:p>1776.5</text:p>
          </table:table-cell>
          <table:table-cell office:value-type="float" office:value="2075.32" calcext:value-type="float">
            <text:p>2075.32</text:p>
          </table:table-cell>
        </table:table-row>
        <table:table-row table:style-name="ro1">
          <table:table-cell office:value-type="float" office:value="13934737" calcext:value-type="float">
            <text:p>13934737</text:p>
          </table:table-cell>
          <table:table-cell table:formula="of:=[.A873]/1000/(60*60*24)" office:value-type="time" office:time-value="PT03H52M14.737S" calcext:value-type="time">
            <text:p>03:52:15</text:p>
          </table:table-cell>
          <table:table-cell office:value-type="float" office:value="1.09" calcext:value-type="float">
            <text:p>1.09</text:p>
          </table:table-cell>
          <table:table-cell office:value-type="float" office:value="459.2" calcext:value-type="float">
            <text:p>459.2</text:p>
          </table:table-cell>
          <table:table-cell office:value-type="float" office:value="502.34" calcext:value-type="float">
            <text:p>502.34</text:p>
          </table:table-cell>
          <table:table-cell office:value-type="float" office:value="1778.54" calcext:value-type="float">
            <text:p>1778.54</text:p>
          </table:table-cell>
          <table:table-cell office:value-type="float" office:value="2077.56" calcext:value-type="float">
            <text:p>2077.56</text:p>
          </table:table-cell>
        </table:table-row>
        <table:table-row table:style-name="ro1">
          <table:table-cell office:value-type="float" office:value="13950737" calcext:value-type="float">
            <text:p>13950737</text:p>
          </table:table-cell>
          <table:table-cell table:formula="of:=[.A874]/1000/(60*60*24)" office:value-type="time" office:time-value="PT03H52M30.737S" calcext:value-type="time">
            <text:p>03:52:31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2.77" calcext:value-type="float">
            <text:p>502.77</text:p>
          </table:table-cell>
          <table:table-cell office:value-type="float" office:value="1780.59" calcext:value-type="float">
            <text:p>1780.59</text:p>
          </table:table-cell>
          <table:table-cell office:value-type="float" office:value="2079.79" calcext:value-type="float">
            <text:p>2079.79</text:p>
          </table:table-cell>
        </table:table-row>
        <table:table-row table:style-name="ro1">
          <table:table-cell office:value-type="float" office:value="13966737" calcext:value-type="float">
            <text:p>13966737</text:p>
          </table:table-cell>
          <table:table-cell table:formula="of:=[.A875]/1000/(60*60*24)" office:value-type="time" office:time-value="PT03H52M46.737S" calcext:value-type="time">
            <text:p>03:52:47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2.69" calcext:value-type="float">
            <text:p>502.69</text:p>
          </table:table-cell>
          <table:table-cell office:value-type="float" office:value="1782.63" calcext:value-type="float">
            <text:p>1782.63</text:p>
          </table:table-cell>
          <table:table-cell office:value-type="float" office:value="2082.02" calcext:value-type="float">
            <text:p>2082.02</text:p>
          </table:table-cell>
        </table:table-row>
        <table:table-row table:style-name="ro1">
          <table:table-cell office:value-type="float" office:value="13982737" calcext:value-type="float">
            <text:p>13982737</text:p>
          </table:table-cell>
          <table:table-cell table:formula="of:=[.A876]/1000/(60*60*24)" office:value-type="time" office:time-value="PT03H53M02.737S" calcext:value-type="time">
            <text:p>03:53:03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2.56" calcext:value-type="float">
            <text:p>502.56</text:p>
          </table:table-cell>
          <table:table-cell office:value-type="float" office:value="1784.67" calcext:value-type="float">
            <text:p>1784.67</text:p>
          </table:table-cell>
          <table:table-cell office:value-type="float" office:value="2084.26" calcext:value-type="float">
            <text:p>2084.26</text:p>
          </table:table-cell>
        </table:table-row>
        <table:table-row table:style-name="ro1">
          <table:table-cell office:value-type="float" office:value="13998738" calcext:value-type="float">
            <text:p>13998738</text:p>
          </table:table-cell>
          <table:table-cell table:formula="of:=[.A877]/1000/(60*60*24)" office:value-type="time" office:time-value="PT03H53M18.738S" calcext:value-type="time">
            <text:p>03:53:19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0.63" calcext:value-type="float">
            <text:p>500.63</text:p>
          </table:table-cell>
          <table:table-cell office:value-type="float" office:value="1786.71" calcext:value-type="float">
            <text:p>1786.71</text:p>
          </table:table-cell>
          <table:table-cell office:value-type="float" office:value="2086.49" calcext:value-type="float">
            <text:p>2086.49</text:p>
          </table:table-cell>
        </table:table-row>
        <table:table-row table:style-name="ro1">
          <table:table-cell office:value-type="float" office:value="14014737" calcext:value-type="float">
            <text:p>14014737</text:p>
          </table:table-cell>
          <table:table-cell table:formula="of:=[.A878]/1000/(60*60*24)" office:value-type="time" office:time-value="PT03H53M34.737S" calcext:value-type="time">
            <text:p>03:53:35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2.77" calcext:value-type="float">
            <text:p>502.77</text:p>
          </table:table-cell>
          <table:table-cell office:value-type="float" office:value="1788.75" calcext:value-type="float">
            <text:p>1788.75</text:p>
          </table:table-cell>
          <table:table-cell office:value-type="float" office:value="2088.72" calcext:value-type="float">
            <text:p>2088.72</text:p>
          </table:table-cell>
        </table:table-row>
        <table:table-row table:style-name="ro1">
          <table:table-cell office:value-type="float" office:value="14030737" calcext:value-type="float">
            <text:p>14030737</text:p>
          </table:table-cell>
          <table:table-cell table:formula="of:=[.A879]/1000/(60*60*24)" office:value-type="time" office:time-value="PT03H53M50.737S" calcext:value-type="time">
            <text:p>03:53:51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2.57" calcext:value-type="float">
            <text:p>502.57</text:p>
          </table:table-cell>
          <table:table-cell office:value-type="float" office:value="1790.8" calcext:value-type="float">
            <text:p>1790.8</text:p>
          </table:table-cell>
          <table:table-cell office:value-type="float" office:value="2090.95" calcext:value-type="float">
            <text:p>2090.95</text:p>
          </table:table-cell>
        </table:table-row>
        <table:table-row table:style-name="ro1">
          <table:table-cell office:value-type="float" office:value="14046738" calcext:value-type="float">
            <text:p>14046738</text:p>
          </table:table-cell>
          <table:table-cell table:formula="of:=[.A880]/1000/(60*60*24)" office:value-type="time" office:time-value="PT03H54M06.738S" calcext:value-type="time">
            <text:p>03:54:07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0.73" calcext:value-type="float">
            <text:p>500.73</text:p>
          </table:table-cell>
          <table:table-cell office:value-type="float" office:value="1792.84" calcext:value-type="float">
            <text:p>1792.84</text:p>
          </table:table-cell>
          <table:table-cell office:value-type="float" office:value="2093.17" calcext:value-type="float">
            <text:p>2093.17</text:p>
          </table:table-cell>
        </table:table-row>
        <table:table-row table:style-name="ro1">
          <table:table-cell office:value-type="float" office:value="14062738" calcext:value-type="float">
            <text:p>14062738</text:p>
          </table:table-cell>
          <table:table-cell table:formula="of:=[.A881]/1000/(60*60*24)" office:value-type="time" office:time-value="PT03H54M22.738S" calcext:value-type="time">
            <text:p>03:54:23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0.64" calcext:value-type="float">
            <text:p>500.64</text:p>
          </table:table-cell>
          <table:table-cell office:value-type="float" office:value="1794.88" calcext:value-type="float">
            <text:p>1794.88</text:p>
          </table:table-cell>
          <table:table-cell office:value-type="float" office:value="2095.4" calcext:value-type="float">
            <text:p>2095.4</text:p>
          </table:table-cell>
        </table:table-row>
        <table:table-row table:style-name="ro1">
          <table:table-cell office:value-type="float" office:value="14078737" calcext:value-type="float">
            <text:p>14078737</text:p>
          </table:table-cell>
          <table:table-cell table:formula="of:=[.A882]/1000/(60*60*24)" office:value-type="time" office:time-value="PT03H54M38.737S" calcext:value-type="time">
            <text:p>03:54:39</text:p>
          </table:table-cell>
          <table:table-cell office:value-type="float" office:value="1.09" calcext:value-type="float">
            <text:p>1.0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02.92" calcext:value-type="float">
            <text:p>502.92</text:p>
          </table:table-cell>
          <table:table-cell office:value-type="float" office:value="1796.92" calcext:value-type="float">
            <text:p>1796.92</text:p>
          </table:table-cell>
          <table:table-cell office:value-type="float" office:value="2097.63" calcext:value-type="float">
            <text:p>2097.63</text:p>
          </table:table-cell>
        </table:table-row>
        <table:table-row table:style-name="ro1">
          <table:table-cell office:value-type="float" office:value="14094737" calcext:value-type="float">
            <text:p>14094737</text:p>
          </table:table-cell>
          <table:table-cell table:formula="of:=[.A883]/1000/(60*60*24)" office:value-type="time" office:time-value="PT03H54M54.737S" calcext:value-type="time">
            <text:p>03:54:55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0.62" calcext:value-type="float">
            <text:p>500.62</text:p>
          </table:table-cell>
          <table:table-cell office:value-type="float" office:value="1798.96" calcext:value-type="float">
            <text:p>1798.96</text:p>
          </table:table-cell>
          <table:table-cell office:value-type="float" office:value="2099.85" calcext:value-type="float">
            <text:p>2099.85</text:p>
          </table:table-cell>
        </table:table-row>
        <table:table-row table:style-name="ro1">
          <table:table-cell office:value-type="float" office:value="14110737" calcext:value-type="float">
            <text:p>14110737</text:p>
          </table:table-cell>
          <table:table-cell table:formula="of:=[.A884]/1000/(60*60*24)" office:value-type="time" office:time-value="PT03H55M10.737S" calcext:value-type="time">
            <text:p>03:55:11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498.89" calcext:value-type="float">
            <text:p>498.89</text:p>
          </table:table-cell>
          <table:table-cell office:value-type="float" office:value="1801" calcext:value-type="float">
            <text:p>1801</text:p>
          </table:table-cell>
          <table:table-cell office:value-type="float" office:value="2102.08" calcext:value-type="float">
            <text:p>2102.08</text:p>
          </table:table-cell>
        </table:table-row>
        <table:table-row table:style-name="ro1">
          <table:table-cell office:value-type="float" office:value="14126737" calcext:value-type="float">
            <text:p>14126737</text:p>
          </table:table-cell>
          <table:table-cell table:formula="of:=[.A885]/1000/(60*60*24)" office:value-type="time" office:time-value="PT03H55M26.737S" calcext:value-type="time">
            <text:p>03:55:27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499.1" calcext:value-type="float">
            <text:p>499.1</text:p>
          </table:table-cell>
          <table:table-cell office:value-type="float" office:value="1803.05" calcext:value-type="float">
            <text:p>1803.05</text:p>
          </table:table-cell>
          <table:table-cell office:value-type="float" office:value="2104.3" calcext:value-type="float">
            <text:p>2104.3</text:p>
          </table:table-cell>
        </table:table-row>
        <table:table-row table:style-name="ro1">
          <table:table-cell office:value-type="float" office:value="14142737" calcext:value-type="float">
            <text:p>14142737</text:p>
          </table:table-cell>
          <table:table-cell table:formula="of:=[.A886]/1000/(60*60*24)" office:value-type="time" office:time-value="PT03H55M42.737S" calcext:value-type="time">
            <text:p>03:55:43</text:p>
          </table:table-cell>
          <table:table-cell office:value-type="float" office:value="1.09" calcext:value-type="float">
            <text:p>1.09</text:p>
          </table:table-cell>
          <table:table-cell office:value-type="float" office:value="459.2" calcext:value-type="float">
            <text:p>459.2</text:p>
          </table:table-cell>
          <table:table-cell office:value-type="float" office:value="498.67" calcext:value-type="float">
            <text:p>498.67</text:p>
          </table:table-cell>
          <table:table-cell office:value-type="float" office:value="1805.09" calcext:value-type="float">
            <text:p>1805.09</text:p>
          </table:table-cell>
          <table:table-cell office:value-type="float" office:value="2106.52" calcext:value-type="float">
            <text:p>2106.52</text:p>
          </table:table-cell>
        </table:table-row>
        <table:table-row table:style-name="ro1">
          <table:table-cell office:value-type="float" office:value="14158737" calcext:value-type="float">
            <text:p>14158737</text:p>
          </table:table-cell>
          <table:table-cell table:formula="of:=[.A887]/1000/(60*60*24)" office:value-type="time" office:time-value="PT03H55M58.737S" calcext:value-type="time">
            <text:p>03:55:59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0.64" calcext:value-type="float">
            <text:p>500.64</text:p>
          </table:table-cell>
          <table:table-cell office:value-type="float" office:value="1807.13" calcext:value-type="float">
            <text:p>1807.13</text:p>
          </table:table-cell>
          <table:table-cell office:value-type="float" office:value="2108.75" calcext:value-type="float">
            <text:p>2108.75</text:p>
          </table:table-cell>
        </table:table-row>
        <table:table-row table:style-name="ro1">
          <table:table-cell office:value-type="float" office:value="14174739" calcext:value-type="float">
            <text:p>14174739</text:p>
          </table:table-cell>
          <table:table-cell table:formula="of:=[.A888]/1000/(60*60*24)" office:value-type="time" office:time-value="PT03H56M14.739S" calcext:value-type="time">
            <text:p>03:56:15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0.94" calcext:value-type="float">
            <text:p>500.94</text:p>
          </table:table-cell>
          <table:table-cell office:value-type="float" office:value="1809.17" calcext:value-type="float">
            <text:p>1809.17</text:p>
          </table:table-cell>
          <table:table-cell office:value-type="float" office:value="2110.97" calcext:value-type="float">
            <text:p>2110.97</text:p>
          </table:table-cell>
        </table:table-row>
        <table:table-row table:style-name="ro1">
          <table:table-cell office:value-type="float" office:value="14190737" calcext:value-type="float">
            <text:p>14190737</text:p>
          </table:table-cell>
          <table:table-cell table:formula="of:=[.A889]/1000/(60*60*24)" office:value-type="time" office:time-value="PT03H56M30.737S" calcext:value-type="time">
            <text:p>03:56:31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498.88" calcext:value-type="float">
            <text:p>498.88</text:p>
          </table:table-cell>
          <table:table-cell office:value-type="float" office:value="1811.21" calcext:value-type="float">
            <text:p>1811.21</text:p>
          </table:table-cell>
          <table:table-cell office:value-type="float" office:value="2113.19" calcext:value-type="float">
            <text:p>2113.19</text:p>
          </table:table-cell>
        </table:table-row>
        <table:table-row table:style-name="ro1">
          <table:table-cell office:value-type="float" office:value="14206737" calcext:value-type="float">
            <text:p>14206737</text:p>
          </table:table-cell>
          <table:table-cell table:formula="of:=[.A890]/1000/(60*60*24)" office:value-type="time" office:time-value="PT03H56M46.737S" calcext:value-type="time">
            <text:p>03:56:47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9.02" calcext:value-type="float">
            <text:p>499.02</text:p>
          </table:table-cell>
          <table:table-cell office:value-type="float" office:value="1813.26" calcext:value-type="float">
            <text:p>1813.26</text:p>
          </table:table-cell>
          <table:table-cell office:value-type="float" office:value="2115.41" calcext:value-type="float">
            <text:p>2115.41</text:p>
          </table:table-cell>
        </table:table-row>
        <table:table-row table:style-name="ro1">
          <table:table-cell office:value-type="float" office:value="14222739" calcext:value-type="float">
            <text:p>14222739</text:p>
          </table:table-cell>
          <table:table-cell table:formula="of:=[.A891]/1000/(60*60*24)" office:value-type="time" office:time-value="PT03H57M02.739S" calcext:value-type="time">
            <text:p>03:57:03</text:p>
          </table:table-cell>
          <table:table-cell office:value-type="float" office:value="1.09" calcext:value-type="float">
            <text:p>1.09</text:p>
          </table:table-cell>
          <table:table-cell office:value-type="float" office:value="459.2" calcext:value-type="float">
            <text:p>459.2</text:p>
          </table:table-cell>
          <table:table-cell office:value-type="float" office:value="498.66" calcext:value-type="float">
            <text:p>498.66</text:p>
          </table:table-cell>
          <table:table-cell office:value-type="float" office:value="1815.3" calcext:value-type="float">
            <text:p>1815.3</text:p>
          </table:table-cell>
          <table:table-cell office:value-type="float" office:value="2117.63" calcext:value-type="float">
            <text:p>2117.63</text:p>
          </table:table-cell>
        </table:table-row>
        <table:table-row table:style-name="ro1">
          <table:table-cell office:value-type="float" office:value="14238737" calcext:value-type="float">
            <text:p>14238737</text:p>
          </table:table-cell>
          <table:table-cell table:formula="of:=[.A892]/1000/(60*60*24)" office:value-type="time" office:time-value="PT03H57M18.737S" calcext:value-type="time">
            <text:p>03:57:19</text:p>
          </table:table-cell>
          <table:table-cell office:value-type="float" office:value="1.09" calcext:value-type="float">
            <text:p>1.0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99.44" calcext:value-type="float">
            <text:p>499.44</text:p>
          </table:table-cell>
          <table:table-cell office:value-type="float" office:value="1817.34" calcext:value-type="float">
            <text:p>1817.34</text:p>
          </table:table-cell>
          <table:table-cell office:value-type="float" office:value="2119.84" calcext:value-type="float">
            <text:p>2119.84</text:p>
          </table:table-cell>
        </table:table-row>
        <table:table-row table:style-name="ro1">
          <table:table-cell office:value-type="float" office:value="14254737" calcext:value-type="float">
            <text:p>14254737</text:p>
          </table:table-cell>
          <table:table-cell table:formula="of:=[.A893]/1000/(60*60*24)" office:value-type="time" office:time-value="PT03H57M34.737S" calcext:value-type="time">
            <text:p>03:57:35</text:p>
          </table:table-cell>
          <table:table-cell office:value-type="float" office:value="1.08" calcext:value-type="float">
            <text:p>1.08</text:p>
          </table:table-cell>
          <table:table-cell office:value-type="float" office:value="459.4" calcext:value-type="float">
            <text:p>459.4</text:p>
          </table:table-cell>
          <table:table-cell office:value-type="float" office:value="497.05" calcext:value-type="float">
            <text:p>497.05</text:p>
          </table:table-cell>
          <table:table-cell office:value-type="float" office:value="1819.38" calcext:value-type="float">
            <text:p>1819.38</text:p>
          </table:table-cell>
          <table:table-cell office:value-type="float" office:value="2122.06" calcext:value-type="float">
            <text:p>2122.06</text:p>
          </table:table-cell>
        </table:table-row>
        <table:table-row table:style-name="ro1">
          <table:table-cell office:value-type="float" office:value="14270738" calcext:value-type="float">
            <text:p>14270738</text:p>
          </table:table-cell>
          <table:table-cell table:formula="of:=[.A894]/1000/(60*60*24)" office:value-type="time" office:time-value="PT03H57M50.738S" calcext:value-type="time">
            <text:p>03:57:51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7.18" calcext:value-type="float">
            <text:p>497.18</text:p>
          </table:table-cell>
          <table:table-cell office:value-type="float" office:value="1821.42" calcext:value-type="float">
            <text:p>1821.42</text:p>
          </table:table-cell>
          <table:table-cell office:value-type="float" office:value="2124.27" calcext:value-type="float">
            <text:p>2124.27</text:p>
          </table:table-cell>
        </table:table-row>
        <table:table-row table:style-name="ro1">
          <table:table-cell office:value-type="float" office:value="14286737" calcext:value-type="float">
            <text:p>14286737</text:p>
          </table:table-cell>
          <table:table-cell table:formula="of:=[.A895]/1000/(60*60*24)" office:value-type="time" office:time-value="PT03H58M06.737S" calcext:value-type="time">
            <text:p>03:58:07</text:p>
          </table:table-cell>
          <table:table-cell office:value-type="float" office:value="1.08" calcext:value-type="float">
            <text:p>1.08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7.39" calcext:value-type="float">
            <text:p>497.39</text:p>
          </table:table-cell>
          <table:table-cell office:value-type="float" office:value="1823.47" calcext:value-type="float">
            <text:p>1823.47</text:p>
          </table:table-cell>
          <table:table-cell office:value-type="float" office:value="2126.49" calcext:value-type="float">
            <text:p>2126.49</text:p>
          </table:table-cell>
        </table:table-row>
        <table:table-row table:style-name="ro1">
          <table:table-cell office:value-type="float" office:value="14302738" calcext:value-type="float">
            <text:p>14302738</text:p>
          </table:table-cell>
          <table:table-cell table:formula="of:=[.A896]/1000/(60*60*24)" office:value-type="time" office:time-value="PT03H58M22.738S" calcext:value-type="time">
            <text:p>03:58:23</text:p>
          </table:table-cell>
          <table:table-cell office:value-type="float" office:value="1.08" calcext:value-type="float">
            <text:p>1.08</text:p>
          </table:table-cell>
          <table:table-cell office:value-type="float" office:value="459.8" calcext:value-type="float">
            <text:p>459.8</text:p>
          </table:table-cell>
          <table:table-cell office:value-type="float" office:value="497.48" calcext:value-type="float">
            <text:p>497.48</text:p>
          </table:table-cell>
          <table:table-cell office:value-type="float" office:value="1825.51" calcext:value-type="float">
            <text:p>1825.51</text:p>
          </table:table-cell>
          <table:table-cell office:value-type="float" office:value="2128.7" calcext:value-type="float">
            <text:p>2128.7</text:p>
          </table:table-cell>
        </table:table-row>
        <table:table-row table:style-name="ro1">
          <table:table-cell office:value-type="float" office:value="14318739" calcext:value-type="float">
            <text:p>14318739</text:p>
          </table:table-cell>
          <table:table-cell table:formula="of:=[.A897]/1000/(60*60*24)" office:value-type="time" office:time-value="PT03H58M38.739S" calcext:value-type="time">
            <text:p>03:58:39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7.18" calcext:value-type="float">
            <text:p>497.18</text:p>
          </table:table-cell>
          <table:table-cell office:value-type="float" office:value="1827.55" calcext:value-type="float">
            <text:p>1827.55</text:p>
          </table:table-cell>
          <table:table-cell office:value-type="float" office:value="2130.91" calcext:value-type="float">
            <text:p>2130.91</text:p>
          </table:table-cell>
        </table:table-row>
        <table:table-row table:style-name="ro1">
          <table:table-cell office:value-type="float" office:value="14334738" calcext:value-type="float">
            <text:p>14334738</text:p>
          </table:table-cell>
          <table:table-cell table:formula="of:=[.A898]/1000/(60*60*24)" office:value-type="time" office:time-value="PT03H58M54.738S" calcext:value-type="time">
            <text:p>03:58:55</text:p>
          </table:table-cell>
          <table:table-cell office:value-type="float" office:value="1.08" calcext:value-type="float">
            <text:p>1.08</text:p>
          </table:table-cell>
          <table:table-cell office:value-type="float" office:value="459.2" calcext:value-type="float">
            <text:p>459.2</text:p>
          </table:table-cell>
          <table:table-cell office:value-type="float" office:value="496.83" calcext:value-type="float">
            <text:p>496.83</text:p>
          </table:table-cell>
          <table:table-cell office:value-type="float" office:value="1829.59" calcext:value-type="float">
            <text:p>1829.59</text:p>
          </table:table-cell>
          <table:table-cell office:value-type="float" office:value="2133.12" calcext:value-type="float">
            <text:p>2133.12</text:p>
          </table:table-cell>
        </table:table-row>
        <table:table-row table:style-name="ro1">
          <table:table-cell office:value-type="float" office:value="14350737" calcext:value-type="float">
            <text:p>14350737</text:p>
          </table:table-cell>
          <table:table-cell table:formula="of:=[.A899]/1000/(60*60*24)" office:value-type="time" office:time-value="PT03H59M10.737S" calcext:value-type="time">
            <text:p>03:59:11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8.79" calcext:value-type="float">
            <text:p>498.79</text:p>
          </table:table-cell>
          <table:table-cell office:value-type="float" office:value="1831.63" calcext:value-type="float">
            <text:p>1831.63</text:p>
          </table:table-cell>
          <table:table-cell office:value-type="float" office:value="2135.33" calcext:value-type="float">
            <text:p>2135.33</text:p>
          </table:table-cell>
        </table:table-row>
        <table:table-row table:style-name="ro1">
          <table:table-cell office:value-type="float" office:value="14366738" calcext:value-type="float">
            <text:p>14366738</text:p>
          </table:table-cell>
          <table:table-cell table:formula="of:=[.A900]/1000/(60*60*24)" office:value-type="time" office:time-value="PT03H59M26.738S" calcext:value-type="time">
            <text:p>03:59:27</text:p>
          </table:table-cell>
          <table:table-cell office:value-type="float" office:value="1.08" calcext:value-type="float">
            <text:p>1.08</text:p>
          </table:table-cell>
          <table:table-cell office:value-type="float" office:value="459.2" calcext:value-type="float">
            <text:p>459.2</text:p>
          </table:table-cell>
          <table:table-cell office:value-type="float" office:value="496.83" calcext:value-type="float">
            <text:p>496.83</text:p>
          </table:table-cell>
          <table:table-cell office:value-type="float" office:value="1833.68" calcext:value-type="float">
            <text:p>1833.68</text:p>
          </table:table-cell>
          <table:table-cell office:value-type="float" office:value="2137.54" calcext:value-type="float">
            <text:p>2137.54</text:p>
          </table:table-cell>
        </table:table-row>
        <table:table-row table:style-name="ro1">
          <table:table-cell office:value-type="float" office:value="14382737" calcext:value-type="float">
            <text:p>14382737</text:p>
          </table:table-cell>
          <table:table-cell table:formula="of:=[.A901]/1000/(60*60*24)" office:value-type="time" office:time-value="PT03H59M42.737S" calcext:value-type="time">
            <text:p>03:59:43</text:p>
          </table:table-cell>
          <table:table-cell office:value-type="float" office:value="1.08" calcext:value-type="float">
            <text:p>1.08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6.96" calcext:value-type="float">
            <text:p>496.96</text:p>
          </table:table-cell>
          <table:table-cell office:value-type="float" office:value="1835.72" calcext:value-type="float">
            <text:p>1835.72</text:p>
          </table:table-cell>
          <table:table-cell office:value-type="float" office:value="2139.75" calcext:value-type="float">
            <text:p>2139.75</text:p>
          </table:table-cell>
        </table:table-row>
        <table:table-row table:style-name="ro1">
          <table:table-cell office:value-type="float" office:value="14398737" calcext:value-type="float">
            <text:p>14398737</text:p>
          </table:table-cell>
          <table:table-cell table:formula="of:=[.A902]/1000/(60*60*24)" office:value-type="time" office:time-value="PT03H59M58.737S" calcext:value-type="time">
            <text:p>03:59:59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7.18" calcext:value-type="float">
            <text:p>497.18</text:p>
          </table:table-cell>
          <table:table-cell office:value-type="float" office:value="1837.76" calcext:value-type="float">
            <text:p>1837.76</text:p>
          </table:table-cell>
          <table:table-cell office:value-type="float" office:value="2141.96" calcext:value-type="float">
            <text:p>2141.96</text:p>
          </table:table-cell>
        </table:table-row>
        <table:table-row table:style-name="ro1">
          <table:table-cell office:value-type="float" office:value="14414738" calcext:value-type="float">
            <text:p>14414738</text:p>
          </table:table-cell>
          <table:table-cell table:formula="of:=[.A903]/1000/(60*60*24)" office:value-type="time" office:time-value="PT04H00M14.738S" calcext:value-type="time">
            <text:p>04:00:15</text:p>
          </table:table-cell>
          <table:table-cell office:value-type="float" office:value="1.08" calcext:value-type="float">
            <text:p>1.08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7.39" calcext:value-type="float">
            <text:p>497.39</text:p>
          </table:table-cell>
          <table:table-cell office:value-type="float" office:value="1839.8" calcext:value-type="float">
            <text:p>1839.8</text:p>
          </table:table-cell>
          <table:table-cell office:value-type="float" office:value="2144.16" calcext:value-type="float">
            <text:p>2144.16</text:p>
          </table:table-cell>
        </table:table-row>
        <table:table-row table:style-name="ro1">
          <table:table-cell office:value-type="float" office:value="14430739" calcext:value-type="float">
            <text:p>14430739</text:p>
          </table:table-cell>
          <table:table-cell table:formula="of:=[.A904]/1000/(60*60*24)" office:value-type="time" office:time-value="PT04H00M30.739S" calcext:value-type="time">
            <text:p>04:00:31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5.34" calcext:value-type="float">
            <text:p>495.34</text:p>
          </table:table-cell>
          <table:table-cell office:value-type="float" office:value="1841.84" calcext:value-type="float">
            <text:p>1841.84</text:p>
          </table:table-cell>
          <table:table-cell office:value-type="float" office:value="2146.36" calcext:value-type="float">
            <text:p>2146.36</text:p>
          </table:table-cell>
        </table:table-row>
        <table:table-row table:style-name="ro1">
          <table:table-cell office:value-type="float" office:value="14446737" calcext:value-type="float">
            <text:p>14446737</text:p>
          </table:table-cell>
          <table:table-cell table:formula="of:=[.A905]/1000/(60*60*24)" office:value-type="time" office:time-value="PT04H00M46.737S" calcext:value-type="time">
            <text:p>04:00:47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5.33" calcext:value-type="float">
            <text:p>495.33</text:p>
          </table:table-cell>
          <table:table-cell office:value-type="float" office:value="1843.88" calcext:value-type="float">
            <text:p>1843.88</text:p>
          </table:table-cell>
          <table:table-cell office:value-type="float" office:value="2148.57" calcext:value-type="float">
            <text:p>2148.57</text:p>
          </table:table-cell>
        </table:table-row>
        <table:table-row table:style-name="ro1">
          <table:table-cell office:value-type="float" office:value="14462737" calcext:value-type="float">
            <text:p>14462737</text:p>
          </table:table-cell>
          <table:table-cell table:formula="of:=[.A906]/1000/(60*60*24)" office:value-type="time" office:time-value="PT04H01M02.737S" calcext:value-type="time">
            <text:p>04:01:03</text:p>
          </table:table-cell>
          <table:table-cell office:value-type="float" office:value="1.08" calcext:value-type="float">
            <text:p>1.08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5.11" calcext:value-type="float">
            <text:p>495.11</text:p>
          </table:table-cell>
          <table:table-cell office:value-type="float" office:value="1845.93" calcext:value-type="float">
            <text:p>1845.93</text:p>
          </table:table-cell>
          <table:table-cell office:value-type="float" office:value="2150.77" calcext:value-type="float">
            <text:p>2150.77</text:p>
          </table:table-cell>
        </table:table-row>
        <table:table-row table:style-name="ro1">
          <table:table-cell office:value-type="float" office:value="14478737" calcext:value-type="float">
            <text:p>14478737</text:p>
          </table:table-cell>
          <table:table-cell table:formula="of:=[.A907]/1000/(60*60*24)" office:value-type="time" office:time-value="PT04H01M18.737S" calcext:value-type="time">
            <text:p>04:01:19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5.34" calcext:value-type="float">
            <text:p>495.34</text:p>
          </table:table-cell>
          <table:table-cell office:value-type="float" office:value="1847.97" calcext:value-type="float">
            <text:p>1847.97</text:p>
          </table:table-cell>
          <table:table-cell office:value-type="float" office:value="2152.97" calcext:value-type="float">
            <text:p>2152.97</text:p>
          </table:table-cell>
        </table:table-row>
        <table:table-row table:style-name="ro1">
          <table:table-cell office:value-type="float" office:value="14494737" calcext:value-type="float">
            <text:p>14494737</text:p>
          </table:table-cell>
          <table:table-cell table:formula="of:=[.A908]/1000/(60*60*24)" office:value-type="time" office:time-value="PT04H01M34.737S" calcext:value-type="time">
            <text:p>04:01:35</text:p>
          </table:table-cell>
          <table:table-cell office:value-type="float" office:value="1.08" calcext:value-type="float">
            <text:p>1.08</text:p>
          </table:table-cell>
          <table:table-cell office:value-type="float" office:value="459.4" calcext:value-type="float">
            <text:p>459.4</text:p>
          </table:table-cell>
          <table:table-cell office:value-type="float" office:value="495.2" calcext:value-type="float">
            <text:p>495.2</text:p>
          </table:table-cell>
          <table:table-cell office:value-type="float" office:value="1850.01" calcext:value-type="float">
            <text:p>1850.01</text:p>
          </table:table-cell>
          <table:table-cell office:value-type="float" office:value="2155.17" calcext:value-type="float">
            <text:p>2155.17</text:p>
          </table:table-cell>
        </table:table-row>
        <table:table-row table:style-name="ro1">
          <table:table-cell office:value-type="float" office:value="14510737" calcext:value-type="float">
            <text:p>14510737</text:p>
          </table:table-cell>
          <table:table-cell table:formula="of:=[.A909]/1000/(60*60*24)" office:value-type="time" office:time-value="PT04H01M50.737S" calcext:value-type="time">
            <text:p>04:01:51</text:p>
          </table:table-cell>
          <table:table-cell office:value-type="float" office:value="1.08" calcext:value-type="float">
            <text:p>1.08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5.11" calcext:value-type="float">
            <text:p>495.11</text:p>
          </table:table-cell>
          <table:table-cell office:value-type="float" office:value="1852.05" calcext:value-type="float">
            <text:p>1852.05</text:p>
          </table:table-cell>
          <table:table-cell office:value-type="float" office:value="2157.37" calcext:value-type="float">
            <text:p>2157.37</text:p>
          </table:table-cell>
        </table:table-row>
        <table:table-row table:style-name="ro1">
          <table:table-cell office:value-type="float" office:value="14526737" calcext:value-type="float">
            <text:p>14526737</text:p>
          </table:table-cell>
          <table:table-cell table:formula="of:=[.A910]/1000/(60*60*24)" office:value-type="time" office:time-value="PT04H02M06.737S" calcext:value-type="time">
            <text:p>04:02:07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3.38" calcext:value-type="float">
            <text:p>493.38</text:p>
          </table:table-cell>
          <table:table-cell office:value-type="float" office:value="1854.09" calcext:value-type="float">
            <text:p>1854.09</text:p>
          </table:table-cell>
          <table:table-cell office:value-type="float" office:value="2159.57" calcext:value-type="float">
            <text:p>2159.57</text:p>
          </table:table-cell>
        </table:table-row>
        <table:table-row table:style-name="ro1">
          <table:table-cell office:value-type="float" office:value="14542737" calcext:value-type="float">
            <text:p>14542737</text:p>
          </table:table-cell>
          <table:table-cell table:formula="of:=[.A911]/1000/(60*60*24)" office:value-type="time" office:time-value="PT04H02M22.737S" calcext:value-type="time">
            <text:p>04:02:23</text:p>
          </table:table-cell>
          <table:table-cell office:value-type="float" office:value="1.07" calcext:value-type="float">
            <text:p>1.07</text:p>
          </table:table-cell>
          <table:table-cell office:value-type="float" office:value="459.6" calcext:value-type="float">
            <text:p>459.6</text:p>
          </table:table-cell>
          <table:table-cell office:value-type="float" office:value="493.57" calcext:value-type="float">
            <text:p>493.57</text:p>
          </table:table-cell>
          <table:table-cell office:value-type="float" office:value="1856.13" calcext:value-type="float">
            <text:p>1856.13</text:p>
          </table:table-cell>
          <table:table-cell office:value-type="float" office:value="2161.76" calcext:value-type="float">
            <text:p>2161.76</text:p>
          </table:table-cell>
        </table:table-row>
        <table:table-row table:style-name="ro1">
          <table:table-cell office:value-type="float" office:value="14558737" calcext:value-type="float">
            <text:p>14558737</text:p>
          </table:table-cell>
          <table:table-cell table:formula="of:=[.A912]/1000/(60*60*24)" office:value-type="time" office:time-value="PT04H02M38.737S" calcext:value-type="time">
            <text:p>04:02:39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3.36" calcext:value-type="float">
            <text:p>493.36</text:p>
          </table:table-cell>
          <table:table-cell office:value-type="float" office:value="1858.18" calcext:value-type="float">
            <text:p>1858.18</text:p>
          </table:table-cell>
          <table:table-cell office:value-type="float" office:value="2163.96" calcext:value-type="float">
            <text:p>2163.96</text:p>
          </table:table-cell>
        </table:table-row>
        <table:table-row table:style-name="ro1">
          <table:table-cell office:value-type="float" office:value="14574738" calcext:value-type="float">
            <text:p>14574738</text:p>
          </table:table-cell>
          <table:table-cell table:formula="of:=[.A913]/1000/(60*60*24)" office:value-type="time" office:time-value="PT04H02M54.738S" calcext:value-type="time">
            <text:p>04:02:55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3.37" calcext:value-type="float">
            <text:p>493.37</text:p>
          </table:table-cell>
          <table:table-cell office:value-type="float" office:value="1860.22" calcext:value-type="float">
            <text:p>1860.22</text:p>
          </table:table-cell>
          <table:table-cell office:value-type="float" office:value="2166.15" calcext:value-type="float">
            <text:p>2166.15</text:p>
          </table:table-cell>
        </table:table-row>
        <table:table-row table:style-name="ro1">
          <table:table-cell office:value-type="float" office:value="14590737" calcext:value-type="float">
            <text:p>14590737</text:p>
          </table:table-cell>
          <table:table-cell table:formula="of:=[.A914]/1000/(60*60*24)" office:value-type="time" office:time-value="PT04H03M10.737S" calcext:value-type="time">
            <text:p>04:03:11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3.36" calcext:value-type="float">
            <text:p>493.36</text:p>
          </table:table-cell>
          <table:table-cell office:value-type="float" office:value="1862.26" calcext:value-type="float">
            <text:p>1862.26</text:p>
          </table:table-cell>
          <table:table-cell office:value-type="float" office:value="2168.34" calcext:value-type="float">
            <text:p>2168.34</text:p>
          </table:table-cell>
        </table:table-row>
        <table:table-row table:style-name="ro1">
          <table:table-cell office:value-type="float" office:value="14606737" calcext:value-type="float">
            <text:p>14606737</text:p>
          </table:table-cell>
          <table:table-cell table:formula="of:=[.A915]/1000/(60*60*24)" office:value-type="time" office:time-value="PT04H03M26.737S" calcext:value-type="time">
            <text:p>04:03:27</text:p>
          </table:table-cell>
          <table:table-cell office:value-type="float" office:value="1.07" calcext:value-type="float">
            <text:p>1.07</text:p>
          </table:table-cell>
          <table:table-cell office:value-type="float" office:value="459.2" calcext:value-type="float">
            <text:p>459.2</text:p>
          </table:table-cell>
          <table:table-cell office:value-type="float" office:value="493.16" calcext:value-type="float">
            <text:p>493.16</text:p>
          </table:table-cell>
          <table:table-cell office:value-type="float" office:value="1864.3" calcext:value-type="float">
            <text:p>1864.3</text:p>
          </table:table-cell>
          <table:table-cell office:value-type="float" office:value="2170.53" calcext:value-type="float">
            <text:p>2170.53</text:p>
          </table:table-cell>
        </table:table-row>
        <table:table-row table:style-name="ro1">
          <table:table-cell office:value-type="float" office:value="14622737" calcext:value-type="float">
            <text:p>14622737</text:p>
          </table:table-cell>
          <table:table-cell table:formula="of:=[.A916]/1000/(60*60*24)" office:value-type="time" office:time-value="PT04H03M42.737S" calcext:value-type="time">
            <text:p>04:03:43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1.65" calcext:value-type="float">
            <text:p>491.65</text:p>
          </table:table-cell>
          <table:table-cell office:value-type="float" office:value="1866.34" calcext:value-type="float">
            <text:p>1866.34</text:p>
          </table:table-cell>
          <table:table-cell office:value-type="float" office:value="2172.72" calcext:value-type="float">
            <text:p>2172.72</text:p>
          </table:table-cell>
        </table:table-row>
        <table:table-row table:style-name="ro1">
          <table:table-cell office:value-type="float" office:value="14638739" calcext:value-type="float">
            <text:p>14638739</text:p>
          </table:table-cell>
          <table:table-cell table:formula="of:=[.A917]/1000/(60*60*24)" office:value-type="time" office:time-value="PT04H03M58.739S" calcext:value-type="time">
            <text:p>04:03:59</text:p>
          </table:table-cell>
          <table:table-cell office:value-type="float" office:value="1.07" calcext:value-type="float">
            <text:p>1.07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3.27" calcext:value-type="float">
            <text:p>493.27</text:p>
          </table:table-cell>
          <table:table-cell office:value-type="float" office:value="1868.38" calcext:value-type="float">
            <text:p>1868.38</text:p>
          </table:table-cell>
          <table:table-cell office:value-type="float" office:value="2174.91" calcext:value-type="float">
            <text:p>2174.91</text:p>
          </table:table-cell>
        </table:table-row>
        <table:table-row table:style-name="ro1">
          <table:table-cell office:value-type="float" office:value="14654737" calcext:value-type="float">
            <text:p>14654737</text:p>
          </table:table-cell>
          <table:table-cell table:formula="of:=[.A918]/1000/(60*60*24)" office:value-type="time" office:time-value="PT04H04M14.737S" calcext:value-type="time">
            <text:p>04:04:15</text:p>
          </table:table-cell>
          <table:table-cell office:value-type="float" office:value="1.07" calcext:value-type="float">
            <text:p>1.07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3.28" calcext:value-type="float">
            <text:p>493.28</text:p>
          </table:table-cell>
          <table:table-cell office:value-type="float" office:value="1870.43" calcext:value-type="float">
            <text:p>1870.43</text:p>
          </table:table-cell>
          <table:table-cell office:value-type="float" office:value="2177.1" calcext:value-type="float">
            <text:p>2177.1</text:p>
          </table:table-cell>
        </table:table-row>
        <table:table-row table:style-name="ro1">
          <table:table-cell office:value-type="float" office:value="14670739" calcext:value-type="float">
            <text:p>14670739</text:p>
          </table:table-cell>
          <table:table-cell table:formula="of:=[.A919]/1000/(60*60*24)" office:value-type="time" office:time-value="PT04H04M30.739S" calcext:value-type="time">
            <text:p>04:04:31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1.54" calcext:value-type="float">
            <text:p>491.54</text:p>
          </table:table-cell>
          <table:table-cell office:value-type="float" office:value="1872.47" calcext:value-type="float">
            <text:p>1872.47</text:p>
          </table:table-cell>
          <table:table-cell office:value-type="float" office:value="2179.29" calcext:value-type="float">
            <text:p>2179.29</text:p>
          </table:table-cell>
        </table:table-row>
        <table:table-row table:style-name="ro1">
          <table:table-cell office:value-type="float" office:value="14686737" calcext:value-type="float">
            <text:p>14686737</text:p>
          </table:table-cell>
          <table:table-cell table:formula="of:=[.A920]/1000/(60*60*24)" office:value-type="time" office:time-value="PT04H04M46.737S" calcext:value-type="time">
            <text:p>04:04:47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1.66" calcext:value-type="float">
            <text:p>491.66</text:p>
          </table:table-cell>
          <table:table-cell office:value-type="float" office:value="1874.51" calcext:value-type="float">
            <text:p>1874.51</text:p>
          </table:table-cell>
          <table:table-cell office:value-type="float" office:value="2181.48" calcext:value-type="float">
            <text:p>2181.48</text:p>
          </table:table-cell>
        </table:table-row>
        <table:table-row table:style-name="ro1">
          <table:table-cell office:value-type="float" office:value="14702737" calcext:value-type="float">
            <text:p>14702737</text:p>
          </table:table-cell>
          <table:table-cell table:formula="of:=[.A921]/1000/(60*60*24)" office:value-type="time" office:time-value="PT04H05M02.737S" calcext:value-type="time">
            <text:p>04:05:03</text:p>
          </table:table-cell>
          <table:table-cell office:value-type="float" office:value="1.07" calcext:value-type="float">
            <text:p>1.07</text:p>
          </table:table-cell>
          <table:table-cell office:value-type="float" office:value="459.2" calcext:value-type="float">
            <text:p>459.2</text:p>
          </table:table-cell>
          <table:table-cell office:value-type="float" office:value="491.32" calcext:value-type="float">
            <text:p>491.32</text:p>
          </table:table-cell>
          <table:table-cell office:value-type="float" office:value="1876.55" calcext:value-type="float">
            <text:p>1876.55</text:p>
          </table:table-cell>
          <table:table-cell office:value-type="float" office:value="2183.66" calcext:value-type="float">
            <text:p>2183.66</text:p>
          </table:table-cell>
        </table:table-row>
        <table:table-row table:style-name="ro1">
          <table:table-cell office:value-type="float" office:value="14718739" calcext:value-type="float">
            <text:p>14718739</text:p>
          </table:table-cell>
          <table:table-cell table:formula="of:=[.A922]/1000/(60*60*24)" office:value-type="time" office:time-value="PT04H05M18.739S" calcext:value-type="time">
            <text:p>04:05:19</text:p>
          </table:table-cell>
          <table:table-cell office:value-type="float" office:value="1.07" calcext:value-type="float">
            <text:p>1.07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1.44" calcext:value-type="float">
            <text:p>491.44</text:p>
          </table:table-cell>
          <table:table-cell office:value-type="float" office:value="1878.59" calcext:value-type="float">
            <text:p>1878.59</text:p>
          </table:table-cell>
          <table:table-cell office:value-type="float" office:value="2185.84" calcext:value-type="float">
            <text:p>2185.84</text:p>
          </table:table-cell>
        </table:table-row>
        <table:table-row table:style-name="ro1">
          <table:table-cell office:value-type="float" office:value="14734739" calcext:value-type="float">
            <text:p>14734739</text:p>
          </table:table-cell>
          <table:table-cell table:formula="of:=[.A923]/1000/(60*60*24)" office:value-type="time" office:time-value="PT04H05M34.739S" calcext:value-type="time">
            <text:p>04:05:35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1.54" calcext:value-type="float">
            <text:p>491.54</text:p>
          </table:table-cell>
          <table:table-cell office:value-type="float" office:value="1880.63" calcext:value-type="float">
            <text:p>1880.63</text:p>
          </table:table-cell>
          <table:table-cell office:value-type="float" office:value="2188.02" calcext:value-type="float">
            <text:p>2188.02</text:p>
          </table:table-cell>
        </table:table-row>
        <table:table-row table:style-name="ro1">
          <table:table-cell office:value-type="float" office:value="14750737" calcext:value-type="float">
            <text:p>14750737</text:p>
          </table:table-cell>
          <table:table-cell table:formula="of:=[.A924]/1000/(60*60*24)" office:value-type="time" office:time-value="PT04H05M50.737S" calcext:value-type="time">
            <text:p>04:05:51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89.7" calcext:value-type="float">
            <text:p>489.7</text:p>
          </table:table-cell>
          <table:table-cell office:value-type="float" office:value="1882.67" calcext:value-type="float">
            <text:p>1882.67</text:p>
          </table:table-cell>
          <table:table-cell office:value-type="float" office:value="2190.2" calcext:value-type="float">
            <text:p>2190.2</text:p>
          </table:table-cell>
        </table:table-row>
        <table:table-row table:style-name="ro1">
          <table:table-cell office:value-type="float" office:value="14766738" calcext:value-type="float">
            <text:p>14766738</text:p>
          </table:table-cell>
          <table:table-cell table:formula="of:=[.A925]/1000/(60*60*24)" office:value-type="time" office:time-value="PT04H06M06.738S" calcext:value-type="time">
            <text:p>04:06:07</text:p>
          </table:table-cell>
          <table:table-cell office:value-type="float" office:value="1.07" calcext:value-type="float">
            <text:p>1.07</text:p>
          </table:table-cell>
          <table:table-cell office:value-type="float" office:value="459.2" calcext:value-type="float">
            <text:p>459.2</text:p>
          </table:table-cell>
          <table:table-cell office:value-type="float" office:value="489.47" calcext:value-type="float">
            <text:p>489.47</text:p>
          </table:table-cell>
          <table:table-cell office:value-type="float" office:value="1884.72" calcext:value-type="float">
            <text:p>1884.72</text:p>
          </table:table-cell>
          <table:table-cell office:value-type="float" office:value="2192.38" calcext:value-type="float">
            <text:p>2192.38</text:p>
          </table:table-cell>
        </table:table-row>
        <table:table-row table:style-name="ro1">
          <table:table-cell office:value-type="float" office:value="14782737" calcext:value-type="float">
            <text:p>14782737</text:p>
          </table:table-cell>
          <table:table-cell table:formula="of:=[.A926]/1000/(60*60*24)" office:value-type="time" office:time-value="PT04H06M22.737S" calcext:value-type="time">
            <text:p>04:06:23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9.81" calcext:value-type="float">
            <text:p>489.81</text:p>
          </table:table-cell>
          <table:table-cell office:value-type="float" office:value="1886.76" calcext:value-type="float">
            <text:p>1886.76</text:p>
          </table:table-cell>
          <table:table-cell office:value-type="float" office:value="2194.56" calcext:value-type="float">
            <text:p>2194.56</text:p>
          </table:table-cell>
        </table:table-row>
        <table:table-row table:style-name="ro1">
          <table:table-cell office:value-type="float" office:value="14798738" calcext:value-type="float">
            <text:p>14798738</text:p>
          </table:table-cell>
          <table:table-cell table:formula="of:=[.A927]/1000/(60*60*24)" office:value-type="time" office:time-value="PT04H06M38.738S" calcext:value-type="time">
            <text:p>04:06:39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89.69" calcext:value-type="float">
            <text:p>489.69</text:p>
          </table:table-cell>
          <table:table-cell office:value-type="float" office:value="1888.8" calcext:value-type="float">
            <text:p>1888.8</text:p>
          </table:table-cell>
          <table:table-cell office:value-type="float" office:value="2196.73" calcext:value-type="float">
            <text:p>2196.73</text:p>
          </table:table-cell>
        </table:table-row>
        <table:table-row table:style-name="ro1">
          <table:table-cell office:value-type="float" office:value="14814739" calcext:value-type="float">
            <text:p>14814739</text:p>
          </table:table-cell>
          <table:table-cell table:formula="of:=[.A928]/1000/(60*60*24)" office:value-type="time" office:time-value="PT04H06M54.739S" calcext:value-type="time">
            <text:p>04:06:55</text:p>
          </table:table-cell>
          <table:table-cell office:value-type="float" office:value="1.07" calcext:value-type="float">
            <text:p>1.07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0.02" calcext:value-type="float">
            <text:p>490.02</text:p>
          </table:table-cell>
          <table:table-cell office:value-type="float" office:value="1890.84" calcext:value-type="float">
            <text:p>1890.84</text:p>
          </table:table-cell>
          <table:table-cell office:value-type="float" office:value="2198.91" calcext:value-type="float">
            <text:p>2198.91</text:p>
          </table:table-cell>
        </table:table-row>
        <table:table-row table:style-name="ro1">
          <table:table-cell office:value-type="float" office:value="14830738" calcext:value-type="float">
            <text:p>14830738</text:p>
          </table:table-cell>
          <table:table-cell table:formula="of:=[.A929]/1000/(60*60*24)" office:value-type="time" office:time-value="PT04H07M10.738S" calcext:value-type="time">
            <text:p>04:07:11</text:p>
          </table:table-cell>
          <table:table-cell office:value-type="float" office:value="1.06" calcext:value-type="float">
            <text:p>1.06</text:p>
          </table:table-cell>
          <table:table-cell office:value-type="float" office:value="459.32" calcext:value-type="float">
            <text:p>459.32</text:p>
          </table:table-cell>
          <table:table-cell office:value-type="float" office:value="487.79" calcext:value-type="float">
            <text:p>487.79</text:p>
          </table:table-cell>
          <table:table-cell office:value-type="float" office:value="1892.88" calcext:value-type="float">
            <text:p>1892.88</text:p>
          </table:table-cell>
          <table:table-cell office:value-type="float" office:value="2201.08" calcext:value-type="float">
            <text:p>2201.08</text:p>
          </table:table-cell>
        </table:table-row>
        <table:table-row table:style-name="ro1">
          <table:table-cell office:value-type="float" office:value="14846737" calcext:value-type="float">
            <text:p>14846737</text:p>
          </table:table-cell>
          <table:table-cell table:formula="of:=[.A930]/1000/(60*60*24)" office:value-type="time" office:time-value="PT04H07M26.737S" calcext:value-type="time">
            <text:p>04:07:27</text:p>
          </table:table-cell>
          <table:table-cell office:value-type="float" office:value="1.06" calcext:value-type="float">
            <text:p>1.06</text:p>
          </table:table-cell>
          <table:table-cell office:value-type="float" office:value="459.4" calcext:value-type="float">
            <text:p>459.4</text:p>
          </table:table-cell>
          <table:table-cell office:value-type="float" office:value="487.85" calcext:value-type="float">
            <text:p>487.85</text:p>
          </table:table-cell>
          <table:table-cell office:value-type="float" office:value="1894.93" calcext:value-type="float">
            <text:p>1894.93</text:p>
          </table:table-cell>
          <table:table-cell office:value-type="float" office:value="2203.25" calcext:value-type="float">
            <text:p>2203.25</text:p>
          </table:table-cell>
        </table:table-row>
        <table:table-row table:style-name="ro1">
          <table:table-cell office:value-type="float" office:value="14862737" calcext:value-type="float">
            <text:p>14862737</text:p>
          </table:table-cell>
          <table:table-cell table:formula="of:=[.A931]/1000/(60*60*24)" office:value-type="time" office:time-value="PT04H07M42.737S" calcext:value-type="time">
            <text:p>04:07:43</text:p>
          </table:table-cell>
          <table:table-cell office:value-type="float" office:value="1.06" calcext:value-type="float">
            <text:p>1.06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8" calcext:value-type="float">
            <text:p>488</text:p>
          </table:table-cell>
          <table:table-cell office:value-type="float" office:value="1896.97" calcext:value-type="float">
            <text:p>1896.97</text:p>
          </table:table-cell>
          <table:table-cell office:value-type="float" office:value="2205.42" calcext:value-type="float">
            <text:p>2205.42</text:p>
          </table:table-cell>
        </table:table-row>
        <table:table-row table:style-name="ro1">
          <table:table-cell office:value-type="float" office:value="14878737" calcext:value-type="float">
            <text:p>14878737</text:p>
          </table:table-cell>
          <table:table-cell table:formula="of:=[.A932]/1000/(60*60*24)" office:value-type="time" office:time-value="PT04H07M58.737S" calcext:value-type="time">
            <text:p>04:07:59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8.06" calcext:value-type="float">
            <text:p>488.06</text:p>
          </table:table-cell>
          <table:table-cell office:value-type="float" office:value="1899.01" calcext:value-type="float">
            <text:p>1899.01</text:p>
          </table:table-cell>
          <table:table-cell office:value-type="float" office:value="2207.59" calcext:value-type="float">
            <text:p>2207.59</text:p>
          </table:table-cell>
        </table:table-row>
        <table:table-row table:style-name="ro1">
          <table:table-cell office:value-type="float" office:value="14894737" calcext:value-type="float">
            <text:p>14894737</text:p>
          </table:table-cell>
          <table:table-cell table:formula="of:=[.A933]/1000/(60*60*24)" office:value-type="time" office:time-value="PT04H08M14.737S" calcext:value-type="time">
            <text:p>04:08:15</text:p>
          </table:table-cell>
          <table:table-cell office:value-type="float" office:value="1.06" calcext:value-type="float">
            <text:p>1.06</text:p>
          </table:table-cell>
          <table:table-cell office:value-type="float" office:value="459.2" calcext:value-type="float">
            <text:p>459.2</text:p>
          </table:table-cell>
          <table:table-cell office:value-type="float" office:value="487.65" calcext:value-type="float">
            <text:p>487.65</text:p>
          </table:table-cell>
          <table:table-cell office:value-type="float" office:value="1901.05" calcext:value-type="float">
            <text:p>1901.05</text:p>
          </table:table-cell>
          <table:table-cell office:value-type="float" office:value="2209.76" calcext:value-type="float">
            <text:p>2209.76</text:p>
          </table:table-cell>
        </table:table-row>
        <table:table-row table:style-name="ro1">
          <table:table-cell office:value-type="float" office:value="14910738" calcext:value-type="float">
            <text:p>14910738</text:p>
          </table:table-cell>
          <table:table-cell table:formula="of:=[.A934]/1000/(60*60*24)" office:value-type="time" office:time-value="PT04H08M30.738S" calcext:value-type="time">
            <text:p>04:08:31</text:p>
          </table:table-cell>
          <table:table-cell office:value-type="float" office:value="1.06" calcext:value-type="float">
            <text:p>1.06</text:p>
          </table:table-cell>
          <table:table-cell office:value-type="float" office:value="459.32" calcext:value-type="float">
            <text:p>459.32</text:p>
          </table:table-cell>
          <table:table-cell office:value-type="float" office:value="485.94" calcext:value-type="float">
            <text:p>485.94</text:p>
          </table:table-cell>
          <table:table-cell office:value-type="float" office:value="1903.09" calcext:value-type="float">
            <text:p>1903.09</text:p>
          </table:table-cell>
          <table:table-cell office:value-type="float" office:value="2211.92" calcext:value-type="float">
            <text:p>2211.92</text:p>
          </table:table-cell>
        </table:table-row>
        <table:table-row table:style-name="ro1">
          <table:table-cell office:value-type="float" office:value="14926738" calcext:value-type="float">
            <text:p>14926738</text:p>
          </table:table-cell>
          <table:table-cell table:formula="of:=[.A935]/1000/(60*60*24)" office:value-type="time" office:time-value="PT04H08M46.738S" calcext:value-type="time">
            <text:p>04:08:47</text:p>
          </table:table-cell>
          <table:table-cell office:value-type="float" office:value="1.06" calcext:value-type="float">
            <text:p>1.06</text:p>
          </table:table-cell>
          <table:table-cell office:value-type="float" office:value="459.4" calcext:value-type="float">
            <text:p>459.4</text:p>
          </table:table-cell>
          <table:table-cell office:value-type="float" office:value="486" calcext:value-type="float">
            <text:p>486</text:p>
          </table:table-cell>
          <table:table-cell office:value-type="float" office:value="1905.14" calcext:value-type="float">
            <text:p>1905.14</text:p>
          </table:table-cell>
          <table:table-cell office:value-type="float" office:value="2214.09" calcext:value-type="float">
            <text:p>2214.09</text:p>
          </table:table-cell>
        </table:table-row>
        <table:table-row table:style-name="ro1">
          <table:table-cell office:value-type="float" office:value="14942737" calcext:value-type="float">
            <text:p>14942737</text:p>
          </table:table-cell>
          <table:table-cell table:formula="of:=[.A936]/1000/(60*60*24)" office:value-type="time" office:time-value="PT04H09M02.737S" calcext:value-type="time">
            <text:p>04:09:03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6.25" calcext:value-type="float">
            <text:p>486.25</text:p>
          </table:table-cell>
          <table:table-cell office:value-type="float" office:value="1907.18" calcext:value-type="float">
            <text:p>1907.18</text:p>
          </table:table-cell>
          <table:table-cell office:value-type="float" office:value="2216.25" calcext:value-type="float">
            <text:p>2216.25</text:p>
          </table:table-cell>
        </table:table-row>
        <table:table-row table:style-name="ro1">
          <table:table-cell office:value-type="float" office:value="14958739" calcext:value-type="float">
            <text:p>14958739</text:p>
          </table:table-cell>
          <table:table-cell table:formula="of:=[.A937]/1000/(60*60*24)" office:value-type="time" office:time-value="PT04H09M18.739S" calcext:value-type="time">
            <text:p>04:09:19</text:p>
          </table:table-cell>
          <table:table-cell office:value-type="float" office:value="1.06" calcext:value-type="float">
            <text:p>1.06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6.14" calcext:value-type="float">
            <text:p>486.14</text:p>
          </table:table-cell>
          <table:table-cell office:value-type="float" office:value="1909.22" calcext:value-type="float">
            <text:p>1909.22</text:p>
          </table:table-cell>
          <table:table-cell office:value-type="float" office:value="2218.41" calcext:value-type="float">
            <text:p>2218.41</text:p>
          </table:table-cell>
        </table:table-row>
        <table:table-row table:style-name="ro1">
          <table:table-cell office:value-type="float" office:value="14974737" calcext:value-type="float">
            <text:p>14974737</text:p>
          </table:table-cell>
          <table:table-cell table:formula="of:=[.A938]/1000/(60*60*24)" office:value-type="time" office:time-value="PT04H09M34.737S" calcext:value-type="time">
            <text:p>04:09:35</text:p>
          </table:table-cell>
          <table:table-cell office:value-type="float" office:value="1.05" calcext:value-type="float">
            <text:p>1.05</text:p>
          </table:table-cell>
          <table:table-cell office:value-type="float" office:value="459.4" calcext:value-type="float">
            <text:p>459.4</text:p>
          </table:table-cell>
          <table:table-cell office:value-type="float" office:value="484.18" calcext:value-type="float">
            <text:p>484.18</text:p>
          </table:table-cell>
          <table:table-cell office:value-type="float" office:value="1911.26" calcext:value-type="float">
            <text:p>1911.26</text:p>
          </table:table-cell>
          <table:table-cell office:value-type="float" office:value="2220.57" calcext:value-type="float">
            <text:p>2220.57</text:p>
          </table:table-cell>
        </table:table-row>
        <table:table-row table:style-name="ro1">
          <table:table-cell office:value-type="float" office:value="14990738" calcext:value-type="float">
            <text:p>14990738</text:p>
          </table:table-cell>
          <table:table-cell table:formula="of:=[.A939]/1000/(60*60*24)" office:value-type="time" office:time-value="PT04H09M50.738S" calcext:value-type="time">
            <text:p>04:09:51</text:p>
          </table:table-cell>
          <table:table-cell office:value-type="float" office:value="1.06" calcext:value-type="float">
            <text:p>1.06</text:p>
          </table:table-cell>
          <table:table-cell office:value-type="float" office:value="459.4" calcext:value-type="float">
            <text:p>459.4</text:p>
          </table:table-cell>
          <table:table-cell office:value-type="float" office:value="486.01" calcext:value-type="float">
            <text:p>486.01</text:p>
          </table:table-cell>
          <table:table-cell office:value-type="float" office:value="1913.3" calcext:value-type="float">
            <text:p>1913.3</text:p>
          </table:table-cell>
          <table:table-cell office:value-type="float" office:value="2222.72" calcext:value-type="float">
            <text:p>2222.72</text:p>
          </table:table-cell>
        </table:table-row>
        <table:table-row table:style-name="ro1">
          <table:table-cell office:value-type="float" office:value="15006737" calcext:value-type="float">
            <text:p>15006737</text:p>
          </table:table-cell>
          <table:table-cell table:formula="of:=[.A940]/1000/(60*60*24)" office:value-type="time" office:time-value="PT04H10M06.737S" calcext:value-type="time">
            <text:p>04:10:07</text:p>
          </table:table-cell>
          <table:table-cell office:value-type="float" office:value="1.05" calcext:value-type="float">
            <text:p>1.05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4.52" calcext:value-type="float">
            <text:p>484.52</text:p>
          </table:table-cell>
          <table:table-cell office:value-type="float" office:value="1915.35" calcext:value-type="float">
            <text:p>1915.35</text:p>
          </table:table-cell>
          <table:table-cell office:value-type="float" office:value="2224.88" calcext:value-type="float">
            <text:p>2224.88</text:p>
          </table:table-cell>
        </table:table-row>
        <table:table-row table:style-name="ro1">
          <table:table-cell office:value-type="float" office:value="15022737" calcext:value-type="float">
            <text:p>15022737</text:p>
          </table:table-cell>
          <table:table-cell table:formula="of:=[.A941]/1000/(60*60*24)" office:value-type="time" office:time-value="PT04H10M22.737S" calcext:value-type="time">
            <text:p>04:10:23</text:p>
          </table:table-cell>
          <table:table-cell office:value-type="float" office:value="1.05" calcext:value-type="float">
            <text:p>1.05</text:p>
          </table:table-cell>
          <table:table-cell office:value-type="float" office:value="459.4" calcext:value-type="float">
            <text:p>459.4</text:p>
          </table:table-cell>
          <table:table-cell office:value-type="float" office:value="484.18" calcext:value-type="float">
            <text:p>484.18</text:p>
          </table:table-cell>
          <table:table-cell office:value-type="float" office:value="1917.39" calcext:value-type="float">
            <text:p>1917.39</text:p>
          </table:table-cell>
          <table:table-cell office:value-type="float" office:value="2227.03" calcext:value-type="float">
            <text:p>2227.03</text:p>
          </table:table-cell>
        </table:table-row>
        <table:table-row table:style-name="ro1">
          <table:table-cell office:value-type="float" office:value="15038737" calcext:value-type="float">
            <text:p>15038737</text:p>
          </table:table-cell>
          <table:table-cell table:formula="of:=[.A942]/1000/(60*60*24)" office:value-type="time" office:time-value="PT04H10M38.737S" calcext:value-type="time">
            <text:p>04:10:39</text:p>
          </table:table-cell>
          <table:table-cell office:value-type="float" office:value="1.05" calcext:value-type="float">
            <text:p>1.05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2.46" calcext:value-type="float">
            <text:p>482.46</text:p>
          </table:table-cell>
          <table:table-cell office:value-type="float" office:value="1919.43" calcext:value-type="float">
            <text:p>1919.43</text:p>
          </table:table-cell>
          <table:table-cell office:value-type="float" office:value="2229.18" calcext:value-type="float">
            <text:p>2229.18</text:p>
          </table:table-cell>
        </table:table-row>
        <table:table-row table:style-name="ro1">
          <table:table-cell office:value-type="float" office:value="15054737" calcext:value-type="float">
            <text:p>15054737</text:p>
          </table:table-cell>
          <table:table-cell table:formula="of:=[.A943]/1000/(60*60*24)" office:value-type="time" office:time-value="PT04H10M54.737S" calcext:value-type="time">
            <text:p>04:10:55</text:p>
          </table:table-cell>
          <table:table-cell office:value-type="float" office:value="1.05" calcext:value-type="float">
            <text:p>1.05</text:p>
          </table:table-cell>
          <table:table-cell office:value-type="float" office:value="459.4" calcext:value-type="float">
            <text:p>459.4</text:p>
          </table:table-cell>
          <table:table-cell office:value-type="float" office:value="482.33" calcext:value-type="float">
            <text:p>482.33</text:p>
          </table:table-cell>
          <table:table-cell office:value-type="float" office:value="1921.47" calcext:value-type="float">
            <text:p>1921.47</text:p>
          </table:table-cell>
          <table:table-cell office:value-type="float" office:value="2231.33" calcext:value-type="float">
            <text:p>2231.33</text:p>
          </table:table-cell>
        </table:table-row>
        <table:table-row table:style-name="ro1">
          <table:table-cell office:value-type="float" office:value="15070739" calcext:value-type="float">
            <text:p>15070739</text:p>
          </table:table-cell>
          <table:table-cell table:formula="of:=[.A944]/1000/(60*60*24)" office:value-type="time" office:time-value="PT04H11M10.739S" calcext:value-type="time">
            <text:p>04:11:11</text:p>
          </table:table-cell>
          <table:table-cell office:value-type="float" office:value="1.05" calcext:value-type="float">
            <text:p>1.05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2.67" calcext:value-type="float">
            <text:p>482.67</text:p>
          </table:table-cell>
          <table:table-cell office:value-type="float" office:value="1923.52" calcext:value-type="float">
            <text:p>1923.52</text:p>
          </table:table-cell>
          <table:table-cell office:value-type="float" office:value="2233.48" calcext:value-type="float">
            <text:p>2233.48</text:p>
          </table:table-cell>
        </table:table-row>
        <table:table-row table:style-name="ro1">
          <table:table-cell office:value-type="float" office:value="15086737" calcext:value-type="float">
            <text:p>15086737</text:p>
          </table:table-cell>
          <table:table-cell table:formula="of:=[.A945]/1000/(60*60*24)" office:value-type="time" office:time-value="PT04H11M26.737S" calcext:value-type="time">
            <text:p>04:11:27</text:p>
          </table:table-cell>
          <table:table-cell office:value-type="float" office:value="1.05" calcext:value-type="float">
            <text:p>1.05</text:p>
          </table:table-cell>
          <table:table-cell office:value-type="float" office:value="459.4" calcext:value-type="float">
            <text:p>459.4</text:p>
          </table:table-cell>
          <table:table-cell office:value-type="float" office:value="482.34" calcext:value-type="float">
            <text:p>482.34</text:p>
          </table:table-cell>
          <table:table-cell office:value-type="float" office:value="1925.56" calcext:value-type="float">
            <text:p>1925.56</text:p>
          </table:table-cell>
          <table:table-cell office:value-type="float" office:value="2235.62" calcext:value-type="float">
            <text:p>2235.62</text:p>
          </table:table-cell>
        </table:table-row>
        <table:table-row table:style-name="ro1">
          <table:table-cell office:value-type="float" office:value="15102739" calcext:value-type="float">
            <text:p>15102739</text:p>
          </table:table-cell>
          <table:table-cell table:formula="of:=[.A946]/1000/(60*60*24)" office:value-type="time" office:time-value="PT04H11M42.739S" calcext:value-type="time">
            <text:p>04:11:43</text:p>
          </table:table-cell>
          <table:table-cell office:value-type="float" office:value="1.05" calcext:value-type="float">
            <text:p>1.05</text:p>
          </table:table-cell>
          <table:table-cell office:value-type="float" office:value="459.6" calcext:value-type="float">
            <text:p>459.6</text:p>
          </table:table-cell>
          <table:table-cell office:value-type="float" office:value="482.57" calcext:value-type="float">
            <text:p>482.57</text:p>
          </table:table-cell>
          <table:table-cell office:value-type="float" office:value="1927.6" calcext:value-type="float">
            <text:p>1927.6</text:p>
          </table:table-cell>
          <table:table-cell office:value-type="float" office:value="2237.77" calcext:value-type="float">
            <text:p>2237.77</text:p>
          </table:table-cell>
        </table:table-row>
        <table:table-row table:style-name="ro1">
          <table:table-cell office:value-type="float" office:value="15118739" calcext:value-type="float">
            <text:p>15118739</text:p>
          </table:table-cell>
          <table:table-cell table:formula="of:=[.A947]/1000/(60*60*24)" office:value-type="time" office:time-value="PT04H11M58.739S" calcext:value-type="time">
            <text:p>04:11:59</text:p>
          </table:table-cell>
          <table:table-cell office:value-type="float" office:value="1.05" calcext:value-type="float">
            <text:p>1.05</text:p>
          </table:table-cell>
          <table:table-cell office:value-type="float" office:value="459.4" calcext:value-type="float">
            <text:p>459.4</text:p>
          </table:table-cell>
          <table:table-cell office:value-type="float" office:value="480.52" calcext:value-type="float">
            <text:p>480.52</text:p>
          </table:table-cell>
          <table:table-cell office:value-type="float" office:value="1929.64" calcext:value-type="float">
            <text:p>1929.64</text:p>
          </table:table-cell>
          <table:table-cell office:value-type="float" office:value="2239.91" calcext:value-type="float">
            <text:p>2239.91</text:p>
          </table:table-cell>
        </table:table-row>
        <table:table-row table:style-name="ro1">
          <table:table-cell office:value-type="float" office:value="15134738" calcext:value-type="float">
            <text:p>15134738</text:p>
          </table:table-cell>
          <table:table-cell table:formula="of:=[.A948]/1000/(60*60*24)" office:value-type="time" office:time-value="PT04H12M14.738S" calcext:value-type="time">
            <text:p>04:12:15</text:p>
          </table:table-cell>
          <table:table-cell office:value-type="float" office:value="1.05" calcext:value-type="float">
            <text:p>1.05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2.47" calcext:value-type="float">
            <text:p>482.47</text:p>
          </table:table-cell>
          <table:table-cell office:value-type="float" office:value="1931.68" calcext:value-type="float">
            <text:p>1931.68</text:p>
          </table:table-cell>
          <table:table-cell office:value-type="float" office:value="2242.05" calcext:value-type="float">
            <text:p>2242.05</text:p>
          </table:table-cell>
        </table:table-row>
        <table:table-row table:style-name="ro1">
          <table:table-cell office:value-type="float" office:value="15150737" calcext:value-type="float">
            <text:p>15150737</text:p>
          </table:table-cell>
          <table:table-cell table:formula="of:=[.A949]/1000/(60*60*24)" office:value-type="time" office:time-value="PT04H12M30.737S" calcext:value-type="time">
            <text:p>04:12:31</text:p>
          </table:table-cell>
          <table:table-cell office:value-type="float" office:value="1.05" calcext:value-type="float">
            <text:p>1.05</text:p>
          </table:table-cell>
          <table:table-cell office:value-type="float" office:value="459.6" calcext:value-type="float">
            <text:p>459.6</text:p>
          </table:table-cell>
          <table:table-cell office:value-type="float" office:value="480.7" calcext:value-type="float">
            <text:p>480.7</text:p>
          </table:table-cell>
          <table:table-cell office:value-type="float" office:value="1933.73" calcext:value-type="float">
            <text:p>1933.73</text:p>
          </table:table-cell>
          <table:table-cell office:value-type="float" office:value="2244.19" calcext:value-type="float">
            <text:p>2244.19</text:p>
          </table:table-cell>
        </table:table-row>
        <table:table-row table:style-name="ro1">
          <table:table-cell office:value-type="float" office:value="15166737" calcext:value-type="float">
            <text:p>15166737</text:p>
          </table:table-cell>
          <table:table-cell table:formula="of:=[.A950]/1000/(60*60*24)" office:value-type="time" office:time-value="PT04H12M46.737S" calcext:value-type="time">
            <text:p>04:12:47</text:p>
          </table:table-cell>
          <table:table-cell office:value-type="float" office:value="1.05" calcext:value-type="float">
            <text:p>1.05</text:p>
          </table:table-cell>
          <table:table-cell office:value-type="float" office:value="459.4" calcext:value-type="float">
            <text:p>459.4</text:p>
          </table:table-cell>
          <table:table-cell office:value-type="float" office:value="480.5" calcext:value-type="float">
            <text:p>480.5</text:p>
          </table:table-cell>
          <table:table-cell office:value-type="float" office:value="1935.77" calcext:value-type="float">
            <text:p>1935.77</text:p>
          </table:table-cell>
          <table:table-cell office:value-type="float" office:value="2246.32" calcext:value-type="float">
            <text:p>2246.32</text:p>
          </table:table-cell>
        </table:table-row>
        <table:table-row table:style-name="ro1">
          <table:table-cell office:value-type="float" office:value="15182737" calcext:value-type="float">
            <text:p>15182737</text:p>
          </table:table-cell>
          <table:table-cell table:formula="of:=[.A951]/1000/(60*60*24)" office:value-type="time" office:time-value="PT04H13M02.737S" calcext:value-type="time">
            <text:p>04:13:03</text:p>
          </table:table-cell>
          <table:table-cell office:value-type="float" office:value="1.04" calcext:value-type="float">
            <text:p>1.04</text:p>
          </table:table-cell>
          <table:table-cell office:value-type="float" office:value="459.72" calcext:value-type="float">
            <text:p>459.72</text:p>
          </table:table-cell>
          <table:table-cell office:value-type="float" office:value="479.01" calcext:value-type="float">
            <text:p>479.01</text:p>
          </table:table-cell>
          <table:table-cell office:value-type="float" office:value="1937.81" calcext:value-type="float">
            <text:p>1937.81</text:p>
          </table:table-cell>
          <table:table-cell office:value-type="float" office:value="2248.45" calcext:value-type="float">
            <text:p>2248.45</text:p>
          </table:table-cell>
        </table:table-row>
        <table:table-row table:style-name="ro1">
          <table:table-cell office:value-type="float" office:value="15198739" calcext:value-type="float">
            <text:p>15198739</text:p>
          </table:table-cell>
          <table:table-cell table:formula="of:=[.A952]/1000/(60*60*24)" office:value-type="time" office:time-value="PT04H13M18.739S" calcext:value-type="time">
            <text:p>04:13:19</text:p>
          </table:table-cell>
          <table:table-cell office:value-type="float" office:value="1.04" calcext:value-type="float">
            <text:p>1.04</text:p>
          </table:table-cell>
          <table:table-cell office:value-type="float" office:value="459" calcext:value-type="float">
            <text:p>459</text:p>
          </table:table-cell>
          <table:table-cell office:value-type="float" office:value="478.26" calcext:value-type="float">
            <text:p>478.26</text:p>
          </table:table-cell>
          <table:table-cell office:value-type="float" office:value="1939.85" calcext:value-type="float">
            <text:p>1939.85</text:p>
          </table:table-cell>
          <table:table-cell office:value-type="float" office:value="2250.58" calcext:value-type="float">
            <text:p>2250.58</text:p>
          </table:table-cell>
        </table:table-row>
        <table:table-row table:style-name="ro1">
          <table:table-cell office:value-type="float" office:value="15214737" calcext:value-type="float">
            <text:p>15214737</text:p>
          </table:table-cell>
          <table:table-cell table:formula="of:=[.A953]/1000/(60*60*24)" office:value-type="time" office:time-value="PT04H13M34.737S" calcext:value-type="time">
            <text:p>04:13:35</text:p>
          </table:table-cell>
          <table:table-cell office:value-type="float" office:value="1.04" calcext:value-type="float">
            <text:p>1.04</text:p>
          </table:table-cell>
          <table:table-cell office:value-type="float" office:value="459.6" calcext:value-type="float">
            <text:p>459.6</text:p>
          </table:table-cell>
          <table:table-cell office:value-type="float" office:value="478.88" calcext:value-type="float">
            <text:p>478.88</text:p>
          </table:table-cell>
          <table:table-cell office:value-type="float" office:value="1941.89" calcext:value-type="float">
            <text:p>1941.89</text:p>
          </table:table-cell>
          <table:table-cell office:value-type="float" office:value="2252.71" calcext:value-type="float">
            <text:p>2252.71</text:p>
          </table:table-cell>
        </table:table-row>
        <table:table-row table:style-name="ro1">
          <table:table-cell office:value-type="float" office:value="15230737" calcext:value-type="float">
            <text:p>15230737</text:p>
          </table:table-cell>
          <table:table-cell table:formula="of:=[.A954]/1000/(60*60*24)" office:value-type="time" office:time-value="PT04H13M50.737S" calcext:value-type="time">
            <text:p>04:13:51</text:p>
          </table:table-cell>
          <table:table-cell office:value-type="float" office:value="1.04" calcext:value-type="float">
            <text:p>1.04</text:p>
          </table:table-cell>
          <table:table-cell office:value-type="float" office:value="459.2" calcext:value-type="float">
            <text:p>459.2</text:p>
          </table:table-cell>
          <table:table-cell office:value-type="float" office:value="476.63" calcext:value-type="float">
            <text:p>476.63</text:p>
          </table:table-cell>
          <table:table-cell office:value-type="float" office:value="1943.93" calcext:value-type="float">
            <text:p>1943.93</text:p>
          </table:table-cell>
          <table:table-cell office:value-type="float" office:value="2254.84" calcext:value-type="float">
            <text:p>2254.84</text:p>
          </table:table-cell>
        </table:table-row>
        <table:table-row table:style-name="ro1">
          <table:table-cell office:value-type="float" office:value="15246737" calcext:value-type="float">
            <text:p>15246737</text:p>
          </table:table-cell>
          <table:table-cell table:formula="of:=[.A955]/1000/(60*60*24)" office:value-type="time" office:time-value="PT04H14M06.737S" calcext:value-type="time">
            <text:p>04:14:07</text:p>
          </table:table-cell>
          <table:table-cell office:value-type="float" office:value="1.04" calcext:value-type="float">
            <text:p>1.04</text:p>
          </table:table-cell>
          <table:table-cell office:value-type="float" office:value="459.32" calcext:value-type="float">
            <text:p>459.32</text:p>
          </table:table-cell>
          <table:table-cell office:value-type="float" office:value="476.75" calcext:value-type="float">
            <text:p>476.75</text:p>
          </table:table-cell>
          <table:table-cell office:value-type="float" office:value="1945.98" calcext:value-type="float">
            <text:p>1945.98</text:p>
          </table:table-cell>
          <table:table-cell office:value-type="float" office:value="2256.96" calcext:value-type="float">
            <text:p>2256.96</text:p>
          </table:table-cell>
        </table:table-row>
        <table:table-row table:style-name="ro1">
          <table:table-cell office:value-type="float" office:value="15262737" calcext:value-type="float">
            <text:p>15262737</text:p>
          </table:table-cell>
          <table:table-cell table:formula="of:=[.A956]/1000/(60*60*24)" office:value-type="time" office:time-value="PT04H14M22.737S" calcext:value-type="time">
            <text:p>04:14:23</text:p>
          </table:table-cell>
          <table:table-cell office:value-type="float" office:value="1.04" calcext:value-type="float">
            <text:p>1.04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6.96" calcext:value-type="float">
            <text:p>476.96</text:p>
          </table:table-cell>
          <table:table-cell office:value-type="float" office:value="1948.02" calcext:value-type="float">
            <text:p>1948.02</text:p>
          </table:table-cell>
          <table:table-cell office:value-type="float" office:value="2259.08" calcext:value-type="float">
            <text:p>2259.08</text:p>
          </table:table-cell>
        </table:table-row>
        <table:table-row table:style-name="ro1">
          <table:table-cell office:value-type="float" office:value="15278737" calcext:value-type="float">
            <text:p>15278737</text:p>
          </table:table-cell>
          <table:table-cell table:formula="of:=[.A957]/1000/(60*60*24)" office:value-type="time" office:time-value="PT04H14M38.737S" calcext:value-type="time">
            <text:p>04:14:39</text:p>
          </table:table-cell>
          <table:table-cell office:value-type="float" office:value="1.04" calcext:value-type="float">
            <text:p>1.04</text:p>
          </table:table-cell>
          <table:table-cell office:value-type="float" office:value="459.4" calcext:value-type="float">
            <text:p>459.4</text:p>
          </table:table-cell>
          <table:table-cell office:value-type="float" office:value="476.84" calcext:value-type="float">
            <text:p>476.84</text:p>
          </table:table-cell>
          <table:table-cell office:value-type="float" office:value="1950.06" calcext:value-type="float">
            <text:p>1950.06</text:p>
          </table:table-cell>
          <table:table-cell office:value-type="float" office:value="2261.2" calcext:value-type="float">
            <text:p>2261.2</text:p>
          </table:table-cell>
        </table:table-row>
        <table:table-row table:style-name="ro1">
          <table:table-cell office:value-type="float" office:value="15294737" calcext:value-type="float">
            <text:p>15294737</text:p>
          </table:table-cell>
          <table:table-cell table:formula="of:=[.A958]/1000/(60*60*24)" office:value-type="time" office:time-value="PT04H14M54.737S" calcext:value-type="time">
            <text:p>04:14:55</text:p>
          </table:table-cell>
          <table:table-cell office:value-type="float" office:value="1.04" calcext:value-type="float">
            <text:p>1.04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6.94" calcext:value-type="float">
            <text:p>476.94</text:p>
          </table:table-cell>
          <table:table-cell office:value-type="float" office:value="1952.1" calcext:value-type="float">
            <text:p>1952.1</text:p>
          </table:table-cell>
          <table:table-cell office:value-type="float" office:value="2263.31" calcext:value-type="float">
            <text:p>2263.31</text:p>
          </table:table-cell>
        </table:table-row>
        <table:table-row table:style-name="ro1">
          <table:table-cell office:value-type="float" office:value="15310737" calcext:value-type="float">
            <text:p>15310737</text:p>
          </table:table-cell>
          <table:table-cell table:formula="of:=[.A959]/1000/(60*60*24)" office:value-type="time" office:time-value="PT04H15M10.737S" calcext:value-type="time">
            <text:p>04:15:11</text:p>
          </table:table-cell>
          <table:table-cell office:value-type="float" office:value="1.03" calcext:value-type="float">
            <text:p>1.03</text:p>
          </table:table-cell>
          <table:table-cell office:value-type="float" office:value="459.12" calcext:value-type="float">
            <text:p>459.12</text:p>
          </table:table-cell>
          <table:table-cell office:value-type="float" office:value="474.71" calcext:value-type="float">
            <text:p>474.71</text:p>
          </table:table-cell>
          <table:table-cell office:value-type="float" office:value="1954.14" calcext:value-type="float">
            <text:p>1954.14</text:p>
          </table:table-cell>
          <table:table-cell office:value-type="float" office:value="2265.42" calcext:value-type="float">
            <text:p>2265.42</text:p>
          </table:table-cell>
        </table:table-row>
        <table:table-row table:style-name="ro1">
          <table:table-cell office:value-type="float" office:value="15326737" calcext:value-type="float">
            <text:p>15326737</text:p>
          </table:table-cell>
          <table:table-cell table:formula="of:=[.A960]/1000/(60*60*24)" office:value-type="time" office:time-value="PT04H15M26.737S" calcext:value-type="time">
            <text:p>04:15:27</text:p>
          </table:table-cell>
          <table:table-cell office:value-type="float" office:value="1.03" calcext:value-type="float">
            <text:p>1.03</text:p>
          </table:table-cell>
          <table:table-cell office:value-type="float" office:value="459.2" calcext:value-type="float">
            <text:p>459.2</text:p>
          </table:table-cell>
          <table:table-cell office:value-type="float" office:value="474.79" calcext:value-type="float">
            <text:p>474.79</text:p>
          </table:table-cell>
          <table:table-cell office:value-type="float" office:value="1956.19" calcext:value-type="float">
            <text:p>1956.19</text:p>
          </table:table-cell>
          <table:table-cell office:value-type="float" office:value="2267.54" calcext:value-type="float">
            <text:p>2267.54</text:p>
          </table:table-cell>
        </table:table-row>
        <table:table-row table:style-name="ro1">
          <table:table-cell office:value-type="float" office:value="15342737" calcext:value-type="float">
            <text:p>15342737</text:p>
          </table:table-cell>
          <table:table-cell table:formula="of:=[.A961]/1000/(60*60*24)" office:value-type="time" office:time-value="PT04H15M42.737S" calcext:value-type="time">
            <text:p>04:15:43</text:p>
          </table:table-cell>
          <table:table-cell office:value-type="float" office:value="1.03" calcext:value-type="float">
            <text:p>1.03</text:p>
          </table:table-cell>
          <table:table-cell office:value-type="float" office:value="459.6" calcext:value-type="float">
            <text:p>459.6</text:p>
          </table:table-cell>
          <table:table-cell office:value-type="float" office:value="473.37" calcext:value-type="float">
            <text:p>473.37</text:p>
          </table:table-cell>
          <table:table-cell office:value-type="float" office:value="1958.23" calcext:value-type="float">
            <text:p>1958.23</text:p>
          </table:table-cell>
          <table:table-cell office:value-type="float" office:value="2269.64" calcext:value-type="float">
            <text:p>2269.64</text:p>
          </table:table-cell>
        </table:table-row>
        <table:table-row table:style-name="ro1">
          <table:table-cell office:value-type="float" office:value="15358737" calcext:value-type="float">
            <text:p>15358737</text:p>
          </table:table-cell>
          <table:table-cell table:formula="of:=[.A962]/1000/(60*60*24)" office:value-type="time" office:time-value="PT04H15M58.737S" calcext:value-type="time">
            <text:p>04:15:59</text:p>
          </table:table-cell>
          <table:table-cell office:value-type="float" office:value="1.03" calcext:value-type="float">
            <text:p>1.03</text:p>
          </table:table-cell>
          <table:table-cell office:value-type="float" office:value="459.72" calcext:value-type="float">
            <text:p>459.72</text:p>
          </table:table-cell>
          <table:table-cell office:value-type="float" office:value="473.48" calcext:value-type="float">
            <text:p>473.48</text:p>
          </table:table-cell>
          <table:table-cell office:value-type="float" office:value="1960.27" calcext:value-type="float">
            <text:p>1960.27</text:p>
          </table:table-cell>
          <table:table-cell office:value-type="float" office:value="2271.75" calcext:value-type="float">
            <text:p>2271.75</text:p>
          </table:table-cell>
        </table:table-row>
        <table:table-row table:style-name="ro1">
          <table:table-cell office:value-type="float" office:value="15374737" calcext:value-type="float">
            <text:p>15374737</text:p>
          </table:table-cell>
          <table:table-cell table:formula="of:=[.A963]/1000/(60*60*24)" office:value-type="time" office:time-value="PT04H16M14.737S" calcext:value-type="time">
            <text:p>04:16:15</text:p>
          </table:table-cell>
          <table:table-cell office:value-type="float" office:value="1.03" calcext:value-type="float">
            <text:p>1.03</text:p>
          </table:table-cell>
          <table:table-cell office:value-type="float" office:value="459.32" calcext:value-type="float">
            <text:p>459.32</text:p>
          </table:table-cell>
          <table:table-cell office:value-type="float" office:value="471.23" calcext:value-type="float">
            <text:p>471.23</text:p>
          </table:table-cell>
          <table:table-cell office:value-type="float" office:value="1962.31" calcext:value-type="float">
            <text:p>1962.31</text:p>
          </table:table-cell>
          <table:table-cell office:value-type="float" office:value="2273.85" calcext:value-type="float">
            <text:p>2273.85</text:p>
          </table:table-cell>
        </table:table-row>
        <table:table-row table:style-name="ro1">
          <table:table-cell office:value-type="float" office:value="15390737" calcext:value-type="float">
            <text:p>15390737</text:p>
          </table:table-cell>
          <table:table-cell table:formula="of:=[.A964]/1000/(60*60*24)" office:value-type="time" office:time-value="PT04H16M30.737S" calcext:value-type="time">
            <text:p>04:16:31</text:p>
          </table:table-cell>
          <table:table-cell office:value-type="float" office:value="1.03" calcext:value-type="float">
            <text:p>1.03</text:p>
          </table:table-cell>
          <table:table-cell office:value-type="float" office:value="459.32" calcext:value-type="float">
            <text:p>459.32</text:p>
          </table:table-cell>
          <table:table-cell office:value-type="float" office:value="471.22" calcext:value-type="float">
            <text:p>471.22</text:p>
          </table:table-cell>
          <table:table-cell office:value-type="float" office:value="1964.35" calcext:value-type="float">
            <text:p>1964.35</text:p>
          </table:table-cell>
          <table:table-cell office:value-type="float" office:value="2275.94" calcext:value-type="float">
            <text:p>2275.94</text:p>
          </table:table-cell>
        </table:table-row>
        <table:table-row table:style-name="ro1">
          <table:table-cell office:value-type="float" office:value="15406737" calcext:value-type="float">
            <text:p>15406737</text:p>
          </table:table-cell>
          <table:table-cell table:formula="of:=[.A965]/1000/(60*60*24)" office:value-type="time" office:time-value="PT04H16M46.737S" calcext:value-type="time">
            <text:p>04:16:47</text:p>
          </table:table-cell>
          <table:table-cell office:value-type="float" office:value="1.03" calcext:value-type="float">
            <text:p>1.03</text:p>
          </table:table-cell>
          <table:table-cell office:value-type="float" office:value="459.6" calcext:value-type="float">
            <text:p>459.6</text:p>
          </table:table-cell>
          <table:table-cell office:value-type="float" office:value="471.52" calcext:value-type="float">
            <text:p>471.52</text:p>
          </table:table-cell>
          <table:table-cell office:value-type="float" office:value="1966.39" calcext:value-type="float">
            <text:p>1966.39</text:p>
          </table:table-cell>
          <table:table-cell office:value-type="float" office:value="2278.04" calcext:value-type="float">
            <text:p>2278.04</text:p>
          </table:table-cell>
        </table:table-row>
        <table:table-row table:style-name="ro1">
          <table:table-cell office:value-type="float" office:value="15422737" calcext:value-type="float">
            <text:p>15422737</text:p>
          </table:table-cell>
          <table:table-cell table:formula="of:=[.A966]/1000/(60*60*24)" office:value-type="time" office:time-value="PT04H17M02.737S" calcext:value-type="time">
            <text:p>04:17:03</text:p>
          </table:table-cell>
          <table:table-cell office:value-type="float" office:value="1.03" calcext:value-type="float">
            <text:p>1.03</text:p>
          </table:table-cell>
          <table:table-cell office:value-type="float" office:value="459.4" calcext:value-type="float">
            <text:p>459.4</text:p>
          </table:table-cell>
          <table:table-cell office:value-type="float" office:value="471.32" calcext:value-type="float">
            <text:p>471.32</text:p>
          </table:table-cell>
          <table:table-cell office:value-type="float" office:value="1968.44" calcext:value-type="float">
            <text:p>1968.44</text:p>
          </table:table-cell>
          <table:table-cell office:value-type="float" office:value="2280.13" calcext:value-type="float">
            <text:p>2280.13</text:p>
          </table:table-cell>
        </table:table-row>
        <table:table-row table:style-name="ro1">
          <table:table-cell office:value-type="float" office:value="15438737" calcext:value-type="float">
            <text:p>15438737</text:p>
          </table:table-cell>
          <table:table-cell table:formula="of:=[.A967]/1000/(60*60*24)" office:value-type="time" office:time-value="PT04H17M18.737S" calcext:value-type="time">
            <text:p>04:17:19</text:p>
          </table:table-cell>
          <table:table-cell office:value-type="float" office:value="1.02" calcext:value-type="float">
            <text:p>1.02</text:p>
          </table:table-cell>
          <table:table-cell office:value-type="float" office:value="459.4" calcext:value-type="float">
            <text:p>459.4</text:p>
          </table:table-cell>
          <table:table-cell office:value-type="float" office:value="469.47" calcext:value-type="float">
            <text:p>469.47</text:p>
          </table:table-cell>
          <table:table-cell office:value-type="float" office:value="1970.48" calcext:value-type="float">
            <text:p>1970.48</text:p>
          </table:table-cell>
          <table:table-cell office:value-type="float" office:value="2282.22" calcext:value-type="float">
            <text:p>2282.22</text:p>
          </table:table-cell>
        </table:table-row>
        <table:table-row table:style-name="ro1">
          <table:table-cell office:value-type="float" office:value="15454737" calcext:value-type="float">
            <text:p>15454737</text:p>
          </table:table-cell>
          <table:table-cell table:formula="of:=[.A968]/1000/(60*60*24)" office:value-type="time" office:time-value="PT04H17M34.737S" calcext:value-type="time">
            <text:p>04:17:35</text:p>
          </table:table-cell>
          <table:table-cell office:value-type="float" office:value="1.02" calcext:value-type="float">
            <text:p>1.02</text:p>
          </table:table-cell>
          <table:table-cell office:value-type="float" office:value="459.6" calcext:value-type="float">
            <text:p>459.6</text:p>
          </table:table-cell>
          <table:table-cell office:value-type="float" office:value="469.68" calcext:value-type="float">
            <text:p>469.68</text:p>
          </table:table-cell>
          <table:table-cell office:value-type="float" office:value="1972.52" calcext:value-type="float">
            <text:p>1972.52</text:p>
          </table:table-cell>
          <table:table-cell office:value-type="float" office:value="2284.3" calcext:value-type="float">
            <text:p>2284.3</text:p>
          </table:table-cell>
        </table:table-row>
        <table:table-row table:style-name="ro1">
          <table:table-cell office:value-type="float" office:value="15470739" calcext:value-type="float">
            <text:p>15470739</text:p>
          </table:table-cell>
          <table:table-cell table:formula="of:=[.A969]/1000/(60*60*24)" office:value-type="time" office:time-value="PT04H17M50.739S" calcext:value-type="time">
            <text:p>04:17:51</text:p>
          </table:table-cell>
          <table:table-cell office:value-type="float" office:value="1.02" calcext:value-type="float">
            <text:p>1.02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7.77" calcext:value-type="float">
            <text:p>467.77</text:p>
          </table:table-cell>
          <table:table-cell office:value-type="float" office:value="1974.56" calcext:value-type="float">
            <text:p>1974.56</text:p>
          </table:table-cell>
          <table:table-cell office:value-type="float" office:value="2286.38" calcext:value-type="float">
            <text:p>2286.38</text:p>
          </table:table-cell>
        </table:table-row>
        <table:table-row table:style-name="ro1">
          <table:table-cell office:value-type="float" office:value="15486737" calcext:value-type="float">
            <text:p>15486737</text:p>
          </table:table-cell>
          <table:table-cell table:formula="of:=[.A970]/1000/(60*60*24)" office:value-type="time" office:time-value="PT04H18M06.737S" calcext:value-type="time">
            <text:p>04:18:07</text:p>
          </table:table-cell>
          <table:table-cell office:value-type="float" office:value="1.02" calcext:value-type="float">
            <text:p>1.02</text:p>
          </table:table-cell>
          <table:table-cell office:value-type="float" office:value="459.32" calcext:value-type="float">
            <text:p>459.32</text:p>
          </table:table-cell>
          <table:table-cell office:value-type="float" office:value="467.55" calcext:value-type="float">
            <text:p>467.55</text:p>
          </table:table-cell>
          <table:table-cell office:value-type="float" office:value="1976.6" calcext:value-type="float">
            <text:p>1976.6</text:p>
          </table:table-cell>
          <table:table-cell office:value-type="float" office:value="2288.46" calcext:value-type="float">
            <text:p>2288.46</text:p>
          </table:table-cell>
        </table:table-row>
        <table:table-row table:style-name="ro1">
          <table:table-cell office:value-type="float" office:value="15502737" calcext:value-type="float">
            <text:p>15502737</text:p>
          </table:table-cell>
          <table:table-cell table:formula="of:=[.A971]/1000/(60*60*24)" office:value-type="time" office:time-value="PT04H18M22.737S" calcext:value-type="time">
            <text:p>04:18:23</text:p>
          </table:table-cell>
          <table:table-cell office:value-type="float" office:value="1.01" calcext:value-type="float">
            <text:p>1.01</text:p>
          </table:table-cell>
          <table:table-cell office:value-type="float" office:value="459.72" calcext:value-type="float">
            <text:p>459.72</text:p>
          </table:table-cell>
          <table:table-cell office:value-type="float" office:value="464.3" calcext:value-type="float">
            <text:p>464.3</text:p>
          </table:table-cell>
          <table:table-cell office:value-type="float" office:value="1978.65" calcext:value-type="float">
            <text:p>1978.65</text:p>
          </table:table-cell>
          <table:table-cell office:value-type="float" office:value="2290.53" calcext:value-type="float">
            <text:p>2290.53</text:p>
          </table:table-cell>
        </table:table-row>
        <table:table-row table:style-name="ro1">
          <table:table-cell office:value-type="float" office:value="15518737" calcext:value-type="float">
            <text:p>15518737</text:p>
          </table:table-cell>
          <table:table-cell table:formula="of:=[.A972]/1000/(60*60*24)" office:value-type="time" office:time-value="PT04H18M38.737S" calcext:value-type="time">
            <text:p>04:18:39</text:p>
          </table:table-cell>
          <table:table-cell office:value-type="float" office:value="1.01" calcext:value-type="float">
            <text:p>1.01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4.09" calcext:value-type="float">
            <text:p>464.09</text:p>
          </table:table-cell>
          <table:table-cell office:value-type="float" office:value="1980.69" calcext:value-type="float">
            <text:p>1980.69</text:p>
          </table:table-cell>
          <table:table-cell office:value-type="float" office:value="2292.6" calcext:value-type="float">
            <text:p>2292.6</text:p>
          </table:table-cell>
        </table:table-row>
        <table:table-row table:style-name="ro1">
          <table:table-cell office:value-type="float" office:value="15534737" calcext:value-type="float">
            <text:p>15534737</text:p>
          </table:table-cell>
          <table:table-cell table:formula="of:=[.A973]/1000/(60*60*24)" office:value-type="time" office:time-value="PT04H18M54.737S" calcext:value-type="time">
            <text:p>04:18:55</text:p>
          </table:table-cell>
          <table:table-cell office:value-type="float" office:value="1.01" calcext:value-type="float">
            <text:p>1.01</text:p>
          </table:table-cell>
          <table:table-cell office:value-type="float" office:value="459.32" calcext:value-type="float">
            <text:p>459.32</text:p>
          </table:table-cell>
          <table:table-cell office:value-type="float" office:value="463.88" calcext:value-type="float">
            <text:p>463.88</text:p>
          </table:table-cell>
          <table:table-cell office:value-type="float" office:value="1982.73" calcext:value-type="float">
            <text:p>1982.73</text:p>
          </table:table-cell>
          <table:table-cell office:value-type="float" office:value="2294.66" calcext:value-type="float">
            <text:p>2294.66</text:p>
          </table:table-cell>
        </table:table-row>
        <table:table-row table:style-name="ro1">
          <table:table-cell office:value-type="float" office:value="15550737" calcext:value-type="float">
            <text:p>15550737</text:p>
          </table:table-cell>
          <table:table-cell table:formula="of:=[.A974]/1000/(60*60*24)" office:value-type="time" office:time-value="PT04H19M10.737S" calcext:value-type="time">
            <text:p>04:19:11</text:p>
          </table:table-cell>
          <table:table-cell office:value-type="float" office:value="1.01" calcext:value-type="float">
            <text:p>1.01</text:p>
          </table:table-cell>
          <table:table-cell office:value-type="float" office:value="459.2" calcext:value-type="float">
            <text:p>459.2</text:p>
          </table:table-cell>
          <table:table-cell office:value-type="float" office:value="461.92" calcext:value-type="float">
            <text:p>461.92</text:p>
          </table:table-cell>
          <table:table-cell office:value-type="float" office:value="1984.77" calcext:value-type="float">
            <text:p>1984.77</text:p>
          </table:table-cell>
          <table:table-cell office:value-type="float" office:value="2296.72" calcext:value-type="float">
            <text:p>2296.72</text:p>
          </table:table-cell>
        </table:table-row>
        <table:table-row table:style-name="ro1">
          <table:table-cell office:value-type="float" office:value="15566737" calcext:value-type="float">
            <text:p>15566737</text:p>
          </table:table-cell>
          <table:table-cell table:formula="of:=[.A975]/1000/(60*60*24)" office:value-type="time" office:time-value="PT04H19M26.737S" calcext:value-type="time">
            <text:p>04:19:27</text:p>
          </table:table-cell>
          <table:table-cell office:value-type="float" office:value="1.01" calcext:value-type="float">
            <text:p>1.01</text:p>
          </table:table-cell>
          <table:table-cell office:value-type="float" office:value="459.6" calcext:value-type="float">
            <text:p>459.6</text:p>
          </table:table-cell>
          <table:table-cell office:value-type="float" office:value="462.33" calcext:value-type="float">
            <text:p>462.33</text:p>
          </table:table-cell>
          <table:table-cell office:value-type="float" office:value="1986.81" calcext:value-type="float">
            <text:p>1986.81</text:p>
          </table:table-cell>
          <table:table-cell office:value-type="float" office:value="2298.78" calcext:value-type="float">
            <text:p>2298.78</text:p>
          </table:table-cell>
        </table:table-row>
        <table:table-row table:style-name="ro1">
          <table:table-cell office:value-type="float" office:value="15582739" calcext:value-type="float">
            <text:p>15582739</text:p>
          </table:table-cell>
          <table:table-cell table:formula="of:=[.A976]/1000/(60*60*24)" office:value-type="time" office:time-value="PT04H19M42.739S" calcext:value-type="time">
            <text:p>04:19:43</text:p>
          </table:table-cell>
          <table:table-cell office:value-type="float" office:value="1" calcext:value-type="float">
            <text:p>1</text:p>
          </table:table-cell>
          <table:table-cell office:value-type="float" office:value="459.6" calcext:value-type="float">
            <text:p>459.6</text:p>
          </table:table-cell>
          <table:table-cell office:value-type="float" office:value="460.5" calcext:value-type="float">
            <text:p>460.5</text:p>
          </table:table-cell>
          <table:table-cell office:value-type="float" office:value="1988.86" calcext:value-type="float">
            <text:p>1988.86</text:p>
          </table:table-cell>
          <table:table-cell office:value-type="float" office:value="2300.83" calcext:value-type="float">
            <text:p>2300.83</text:p>
          </table:table-cell>
        </table:table-row>
        <table:table-row table:style-name="ro1">
          <table:table-cell office:value-type="float" office:value="15598737" calcext:value-type="float">
            <text:p>15598737</text:p>
          </table:table-cell>
          <table:table-cell table:formula="of:=[.A977]/1000/(60*60*24)" office:value-type="time" office:time-value="PT04H19M58.737S" calcext:value-type="time">
            <text:p>04:19:59</text:p>
          </table:table-cell>
          <table:table-cell office:value-type="float" office:value="1" calcext:value-type="float">
            <text:p>1</text:p>
          </table:table-cell>
          <table:table-cell office:value-type="float" office:value="459.6" calcext:value-type="float">
            <text:p>459.6</text:p>
          </table:table-cell>
          <table:table-cell office:value-type="float" office:value="460.48" calcext:value-type="float">
            <text:p>460.48</text:p>
          </table:table-cell>
          <table:table-cell office:value-type="float" office:value="1990.9" calcext:value-type="float">
            <text:p>1990.9</text:p>
          </table:table-cell>
          <table:table-cell office:value-type="float" office:value="2302.88" calcext:value-type="float">
            <text:p>2302.88</text:p>
          </table:table-cell>
        </table:table-row>
        <table:table-row table:style-name="ro1">
          <table:table-cell office:value-type="float" office:value="15603737" calcext:value-type="float">
            <text:p>15603737</text:p>
          </table:table-cell>
          <table:table-cell table:formula="of:=[.A978]/1000/(60*60*24)" office:value-type="time" office:time-value="PT04H20M03.737S" calcext:value-type="time">
            <text:p>04:20:04</text:p>
          </table:table-cell>
          <table:table-cell office:value-type="float" office:value="1" calcext:value-type="float">
            <text:p>1</text:p>
          </table:table-cell>
          <table:table-cell office:value-type="float" office:value="459.32" calcext:value-type="float">
            <text:p>459.32</text:p>
          </table:table-cell>
          <table:table-cell office:value-type="float" office:value="458.37" calcext:value-type="float">
            <text:p>458.37</text:p>
          </table:table-cell>
          <table:table-cell office:value-type="float" office:value="1991.54" calcext:value-type="float">
            <text:p>1991.54</text:p>
          </table:table-cell>
          <table:table-cell office:value-type="float" office:value="2303.52" calcext:value-type="float">
            <text:p>2303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9T09:19:52.841000000</dc:date>
    <meta:editing-duration>PT11M26S</meta:editing-duration>
    <meta:editing-cycles>1</meta:editing-cycles>
    <meta:document-statistic meta:table-count="1" meta:cell-count="6846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maximum="1.3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86cm" svg:height="15.179cm" xlink:href=".." xlink:type="simple" chart:class="chart:line" chart:style-name="ch1">
        <chart:title svg:x="11.042cm" svg:y="0.439cm" chart:style-name="ch2">
          <text:p>Energizer AA @0.2C #4</text:p>
        </chart:title>
        <chart:legend chart:legend-position="end" svg:x="24.531cm" svg:y="7.29cm" style:legend-expansion="high" chart:style-name="ch3"/>
        <chart:plot-area chart:style-name="ch4" table:cell-range-address="LOGGER03.B1:LOGGER03.C978" chart:data-source-has-labels="both" svg:x="0.539cm" svg:y="1.521cm" svg:width="23.453cm" svg:height="13.355cm">
          <chartooo:coordinate-region svg:x="1.451cm" svg:y="1.521cm" svg:width="22.541cm" svg:height="12.026cm"/>
          <chart:axis chart:dimension="x" chart:name="primary-x" chart:style-name="ch5" chartooo:axis-type="auto">
            <chartooo:date-scale/>
            <chart:categories table:cell-range-address="LOGGER03.B2:LOGGER03.B9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3.C2:LOGGER03.C978" chart:label-cell-address="LOGGER03.C1:LOGGER03.C1" chart:class="chart:line">
            <chart:data-point chart:repeated="9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3.C1:LOGGER0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3.B2:LOGGER03.B978</svg:desc>
                </draw:g>
              </table:table-cell>
              <table:table-cell office:value-type="float" office:value="1.28">
                <text:p>1.28</text:p>
                <draw:g>
                  <svg:desc>LOGGER03.C2:LOGGER03.C978</svg:desc>
                </draw:g>
              </table:table-cell>
            </table:table-row>
            <table:table-row>
              <table:table-cell office:value-type="float" office:value="0.000182152777777778">
                <text:p>0.0001821527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367337962962963">
                <text:p>0.0003673379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552534722222222">
                <text:p>0.0005525347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737708333333333">
                <text:p>0.0007377083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922905092592593">
                <text:p>0.0009229050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1080787037037">
                <text:p>0.00110807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29326388888889">
                <text:p>0.001293263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47846064814815">
                <text:p>0.0014784606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66363425925926">
                <text:p>0.001663634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84881944444444">
                <text:p>0.00184881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03400462962963">
                <text:p>0.00203400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1918981481481">
                <text:p>0.002219189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40438657407407">
                <text:p>0.002404386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8957175925926">
                <text:p>0.002589571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7474537037037">
                <text:p>0.0027747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95994212962963">
                <text:p>0.002959942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14511574074074">
                <text:p>0.00314511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33030092592593">
                <text:p>0.003330300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1548611111111">
                <text:p>0.00351548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7006712962963">
                <text:p>0.0037006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88585648148148">
                <text:p>0.00388585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07104166666667">
                <text:p>0.00407104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25622685185185">
                <text:p>0.00425622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44141203703704">
                <text:p>0.0044414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2659722222222">
                <text:p>0.00462659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1178240740741">
                <text:p>0.00481178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9696759259259">
                <text:p>0.0049969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18215277777778">
                <text:p>0.0051821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36733796296296">
                <text:p>0.0053673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55252314814815">
                <text:p>0.0055525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73770833333333">
                <text:p>0.00573770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92289351851852">
                <text:p>0.00592289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10809027777778">
                <text:p>0.0061080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29326388888889">
                <text:p>0.00629326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47844907407407">
                <text:p>0.00647844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66363425925926">
                <text:p>0.0066636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84881944444444">
                <text:p>0.00684881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0340162037037">
                <text:p>0.007034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21918981481482">
                <text:p>0.0072191898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404375">
                <text:p>0.007404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58956018518519">
                <text:p>0.00758956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77474537037037">
                <text:p>0.0077747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5993055555556">
                <text:p>0.00795993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512731481481">
                <text:p>0.0081451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3303125">
                <text:p>0.00833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51549768518519">
                <text:p>0.0085154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70068287037037">
                <text:p>0.0087006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88585648148148">
                <text:p>0.0088858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07104166666667">
                <text:p>0.0090710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25622685185185">
                <text:p>0.0092562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42984953703704">
                <text:p>0.0094298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61502314814815">
                <text:p>0.0096150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80020833333333">
                <text:p>0.0098002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98539351851852">
                <text:p>0.0099853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1705787037037">
                <text:p>0.010170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3557638888889">
                <text:p>0.010355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5409490740741">
                <text:p>0.010540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7261342592593">
                <text:p>0.0107261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9113310185185">
                <text:p>0.010911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0965046296296">
                <text:p>0.011096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2816898148148">
                <text:p>0.011281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4668634259259">
                <text:p>0.01146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6520601851852">
                <text:p>0.0116520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8372569444444">
                <text:p>0.011837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0224305555556">
                <text:p>0.0120224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2076157407407">
                <text:p>0.012207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3928009259259">
                <text:p>0.0123928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5779861111111">
                <text:p>0.0125779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7631712962963">
                <text:p>0.012763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9483680555556">
                <text:p>0.012948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1335532407407">
                <text:p>0.013133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3187268518519">
                <text:p>0.0133187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503912037037">
                <text:p>0.013503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6890856481482">
                <text:p>0.013689085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8742824074074">
                <text:p>0.0138742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0594675925926">
                <text:p>0.0140594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2446527777778">
                <text:p>0.014244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429849537037">
                <text:p>0.014429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6150231481482">
                <text:p>0.014615023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8002083333333">
                <text:p>0.014800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9853935185185">
                <text:p>0.0149853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1705671296296">
                <text:p>0.015170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3557638888889">
                <text:p>0.0153557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5409375">
                <text:p>0.01554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7261342592593">
                <text:p>0.0157261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9113310185185">
                <text:p>0.015911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0965046296296">
                <text:p>0.0160965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2816782407407">
                <text:p>0.01628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466875">
                <text:p>0.01646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6520601851852">
                <text:p>0.0166520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8372453703704">
                <text:p>0.0168372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0224421296296">
                <text:p>0.017022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2076041666667">
                <text:p>0.017207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3928009259259">
                <text:p>0.01739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5779976851852">
                <text:p>0.017577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7631712962963">
                <text:p>0.01776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9483449074074">
                <text:p>0.01794834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1335300925926">
                <text:p>0.01813353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3187384259259">
                <text:p>0.018318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503900462963">
                <text:p>0.01850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6890972222222">
                <text:p>0.01868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8742939814815">
                <text:p>0.018874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0594675925926">
                <text:p>0.01905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2446412037037">
                <text:p>0.0192446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429849537037">
                <text:p>0.019429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6150347222222">
                <text:p>0.019615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8002083333333">
                <text:p>0.01980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9854050925926">
                <text:p>0.019985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1705671296296">
                <text:p>0.02017056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355775462963">
                <text:p>0.020355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5409490740741">
                <text:p>0.02054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7261226851852">
                <text:p>0.02072612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9113194444444">
                <text:p>0.02091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0965162037037">
                <text:p>0.02109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2816782407407">
                <text:p>0.02128167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4668865740741">
                <text:p>0.021466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6520601851852">
                <text:p>0.02165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8372453703704">
                <text:p>0.02183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0224421296296">
                <text:p>0.022022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2076157407407">
                <text:p>0.0222076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3928009259259">
                <text:p>0.02239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577974537037">
                <text:p>0.02257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7631597222222">
                <text:p>0.02276315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9483680555556">
                <text:p>0.022948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1335416666667">
                <text:p>0.02313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3187268518519">
                <text:p>0.02331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5039236111111">
                <text:p>0.023503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6890856481481">
                <text:p>0.02368908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8742824074074">
                <text:p>0.0238742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0594675925926">
                <text:p>0.0240594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2446527777778">
                <text:p>0.0242446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4298263888889">
                <text:p>0.02442982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6150347222222">
                <text:p>0.024615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8002083333333">
                <text:p>0.0248002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9854050925926">
                <text:p>0.024985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1705787037037">
                <text:p>0.0251705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3557638888889">
                <text:p>0.0253557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5409606481481">
                <text:p>0.025540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7261342592593">
                <text:p>0.02572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9113194444444">
                <text:p>0.02591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0965162037037">
                <text:p>0.02609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2816898148148">
                <text:p>0.0262816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4668634259259">
                <text:p>0.02646686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6520601851852">
                <text:p>0.0266520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8372453703704">
                <text:p>0.0268372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0224305555556">
                <text:p>0.0270224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2076157407407">
                <text:p>0.0272076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3928009259259">
                <text:p>0.0273928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5779976851852">
                <text:p>0.027577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7631712962963">
                <text:p>0.0277631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9483564814815">
                <text:p>0.0279483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1335416666667">
                <text:p>0.0281335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3187268518518">
                <text:p>0.0283187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5039236111111">
                <text:p>0.028503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6890972222222">
                <text:p>0.0286890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8742824074074">
                <text:p>0.0288742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0594791666667">
                <text:p>0.029059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2446412037037">
                <text:p>0.0292446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4298263888889">
                <text:p>0.02942982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6150231481481">
                <text:p>0.0296150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8001967592593">
                <text:p>0.02980019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9854050925926">
                <text:p>0.029985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1705902777778">
                <text:p>0.030170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3557523148148">
                <text:p>0.03035575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5409490740741">
                <text:p>0.0305409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7261342592593">
                <text:p>0.0307261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9113310185185">
                <text:p>0.030911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0965162037037">
                <text:p>0.03109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2817013888889">
                <text:p>0.031281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466875">
                <text:p>0.03146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6520486111111">
                <text:p>0.03165204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8372569444444">
                <text:p>0.031837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0224189814815">
                <text:p>0.03202241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2076157407407">
                <text:p>0.0322076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3928009259259">
                <text:p>0.0323928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5779861111111">
                <text:p>0.0325779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7631712962963">
                <text:p>0.0327631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9483449074074">
                <text:p>0.03294834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1335416666667">
                <text:p>0.0331335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3187268518519">
                <text:p>0.0333187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503912037037">
                <text:p>0.03350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6890972222222">
                <text:p>0.0336890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8742824074074">
                <text:p>0.0338742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0594675925926">
                <text:p>0.0340594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2446527777778">
                <text:p>0.0342446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429837962963">
                <text:p>0.03442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6150231481481">
                <text:p>0.0346150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8002083333333">
                <text:p>0.0348002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9853935185185">
                <text:p>0.0349853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1705787037037">
                <text:p>0.0351705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3557523148148">
                <text:p>0.03535575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5409375">
                <text:p>0.035540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7261342592593">
                <text:p>0.0357261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9113194444444">
                <text:p>0.0359113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0965046296296">
                <text:p>0.0360965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2816782407407">
                <text:p>0.03628167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4668865740741">
                <text:p>0.036466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6520717592593">
                <text:p>0.036652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8372337962963">
                <text:p>0.0368372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0224305555556">
                <text:p>0.0370224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2076273148148">
                <text:p>0.037207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3928125">
                <text:p>0.03739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577974537037">
                <text:p>0.037577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7631712962963">
                <text:p>0.0377631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9483564814815">
                <text:p>0.0379483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1335300925926">
                <text:p>0.03813353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3187268518518">
                <text:p>0.0383187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503912037037">
                <text:p>0.03850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6890856481482">
                <text:p>0.03868908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8742939814815">
                <text:p>0.038874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0594675925926">
                <text:p>0.0390594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2446412037037">
                <text:p>0.0392446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429837962963">
                <text:p>0.03942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6150115740741">
                <text:p>0.03961501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8002083333333">
                <text:p>0.0398002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9853935185185">
                <text:p>0.0399853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1705787037037">
                <text:p>0.0401705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3557638888889">
                <text:p>0.0403557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5409375">
                <text:p>0.040540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7261226851852">
                <text:p>0.04072612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9113310185185">
                <text:p>0.040911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0965162037037">
                <text:p>0.04109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2816782407407">
                <text:p>0.04128167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466875">
                <text:p>0.04146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6520601851852">
                <text:p>0.0416520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8372569444444">
                <text:p>0.0418372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0224421296296">
                <text:p>0.042022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2076041666667">
                <text:p>0.04220760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3928125">
                <text:p>0.04239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5779861111111">
                <text:p>0.0425779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7631712962963">
                <text:p>0.0427631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9483564814815">
                <text:p>0.0429483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1335416666667">
                <text:p>0.0431335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3187268518519">
                <text:p>0.0433187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5039236111111">
                <text:p>0.043503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6890972222222">
                <text:p>0.0436890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8742939814815">
                <text:p>0.043874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0594791666667">
                <text:p>0.044059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2446643518518">
                <text:p>0.0442446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429837962963">
                <text:p>0.04442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6150231481481">
                <text:p>0.0446150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8001967592593">
                <text:p>0.04480019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9853819444444">
                <text:p>0.04498538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1705671296296">
                <text:p>0.0451705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3557638888889">
                <text:p>0.0453557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5409490740741">
                <text:p>0.0455409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7261458333333">
                <text:p>0.045726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9113194444444">
                <text:p>0.0459113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0965046296296">
                <text:p>0.0460965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2816898148148">
                <text:p>0.0462816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4668865740741">
                <text:p>0.046466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6520601851852">
                <text:p>0.0466520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8372337962963">
                <text:p>0.0468372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0224305555556">
                <text:p>0.0470224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2076157407407">
                <text:p>0.0472076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3928009259259">
                <text:p>0.0473928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577974537037">
                <text:p>0.04757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7631597222222">
                <text:p>0.04776315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9483449074074">
                <text:p>0.0479483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1335416666667">
                <text:p>0.0481335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3187152777778">
                <text:p>0.04831871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503912037037">
                <text:p>0.04850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6891087962963">
                <text:p>0.048689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8742824074074">
                <text:p>0.0488742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0594675925926">
                <text:p>0.0490594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2446527777778">
                <text:p>0.0492446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429837962963">
                <text:p>0.04942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6150231481482">
                <text:p>0.0496150231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8002083333333">
                <text:p>0.0498002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9853935185185">
                <text:p>0.0499853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1705787037037">
                <text:p>0.0501705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3557638888889">
                <text:p>0.0503557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5409606481481">
                <text:p>0.0505409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7261342592593">
                <text:p>0.0507261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9113194444445">
                <text:p>0.050911319444444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0965162037037">
                <text:p>0.051096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2816898148148">
                <text:p>0.0512816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466875">
                <text:p>0.05146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6520717592593">
                <text:p>0.0516520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8372453703704">
                <text:p>0.0518372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0224305555556">
                <text:p>0.0520224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2076157407407">
                <text:p>0.0522076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3928125">
                <text:p>0.05239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5779861111111">
                <text:p>0.0525779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7631712962963">
                <text:p>0.0527631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9483564814815">
                <text:p>0.0529483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1335532407407">
                <text:p>0.053133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3187384259259">
                <text:p>0.053318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503912037037">
                <text:p>0.05350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6890972222222">
                <text:p>0.0536890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8742939814815">
                <text:p>0.053874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0594675925926">
                <text:p>0.0540594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2446527777778">
                <text:p>0.0542446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429837962963">
                <text:p>0.05442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6150231481482">
                <text:p>0.0546150231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8002083333333">
                <text:p>0.0548002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9854050925926">
                <text:p>0.054985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1705902777778">
                <text:p>0.055170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355775462963">
                <text:p>0.05535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5409490740741">
                <text:p>0.0555409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7261342592593">
                <text:p>0.0557261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9113310185185">
                <text:p>0.055911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0965046296296">
                <text:p>0.0560965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2816898148148">
                <text:p>0.0562816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466875">
                <text:p>0.05646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6520601851852">
                <text:p>0.0566520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8372453703704">
                <text:p>0.0568372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0224305555556">
                <text:p>0.0570224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2076157407407">
                <text:p>0.057207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3928125">
                <text:p>0.05739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5779861111111">
                <text:p>0.0575779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7631712962963">
                <text:p>0.0577631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9483564814815">
                <text:p>0.0579483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1335532407407">
                <text:p>0.058133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3187268518519">
                <text:p>0.058318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503912037037">
                <text:p>0.058503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6891087962963">
                <text:p>0.058689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8742939814815">
                <text:p>0.058874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0594675925926">
                <text:p>0.0590594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2446527777778">
                <text:p>0.059244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429837962963">
                <text:p>0.05942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6150115740741">
                <text:p>0.0596150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8002199074074">
                <text:p>0.059800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9853819444444">
                <text:p>0.05998538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1705787037037">
                <text:p>0.0601705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3557638888889">
                <text:p>0.0603557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5409490740741">
                <text:p>0.0605409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7261342592593">
                <text:p>0.0607261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9113194444444">
                <text:p>0.0609113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0965162037037">
                <text:p>0.061096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2816898148148">
                <text:p>0.0612816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466875">
                <text:p>0.06146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6520601851852">
                <text:p>0.061652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8372453703704">
                <text:p>0.0618372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0224305555556">
                <text:p>0.0620224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2076157407408">
                <text:p>0.0622076157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3928009259259">
                <text:p>0.0623928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5779976851852">
                <text:p>0.062577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7631597222222">
                <text:p>0.0627631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9483680555556">
                <text:p>0.062948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1335300925926">
                <text:p>0.0631335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3187384259259">
                <text:p>0.063318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5039236111111">
                <text:p>0.063503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6890856481482">
                <text:p>0.0636890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8742939814815">
                <text:p>0.063874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0594675925926">
                <text:p>0.064059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2446412037037">
                <text:p>0.0642446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429837962963">
                <text:p>0.06442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6150347222222">
                <text:p>0.064615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8002083333333">
                <text:p>0.064800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9853819444444">
                <text:p>0.0649853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1705671296296">
                <text:p>0.0651705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3557638888889">
                <text:p>0.065355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5409606481481">
                <text:p>0.065540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7261342592593">
                <text:p>0.0657261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9113194444445">
                <text:p>0.0659113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0965046296296">
                <text:p>0.0660965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2817013888889">
                <text:p>0.066281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466875">
                <text:p>0.06646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6520601851852">
                <text:p>0.066652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8372453703704">
                <text:p>0.066837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0224189814815">
                <text:p>0.0670224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2076157407407">
                <text:p>0.067207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3928125">
                <text:p>0.06739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5779861111111">
                <text:p>0.0675779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7631828703704">
                <text:p>0.067763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9483564814815">
                <text:p>0.0679483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1335416666667">
                <text:p>0.068133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3187268518519">
                <text:p>0.068318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503912037037">
                <text:p>0.068503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6890972222222">
                <text:p>0.068689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8742824074074">
                <text:p>0.0688742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0594675925926">
                <text:p>0.069059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2446527777778">
                <text:p>0.069244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429849537037">
                <text:p>0.06942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6150231481481">
                <text:p>0.0696150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8002199074074">
                <text:p>0.069800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9854050925926">
                <text:p>0.069985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1705787037037">
                <text:p>0.070170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3557638888889">
                <text:p>0.070355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5409606481481">
                <text:p>0.070540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7261342592593">
                <text:p>0.0707261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09113194444445">
                <text:p>0.0709113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0965162037037">
                <text:p>0.071096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816898148148">
                <text:p>0.071281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466875">
                <text:p>0.07146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6520601851852">
                <text:p>0.071652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8372453703704">
                <text:p>0.071837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0224421296296">
                <text:p>0.072022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2076273148148">
                <text:p>0.072207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3928009259259">
                <text:p>0.0723928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5779861111111">
                <text:p>0.0725779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7631828703704">
                <text:p>0.072763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9483564814815">
                <text:p>0.072948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1335416666667">
                <text:p>0.073133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3187152777778">
                <text:p>0.0733187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5039236111111">
                <text:p>0.073503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6890972222222">
                <text:p>0.073689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742824074074">
                <text:p>0.0738742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0594675925926">
                <text:p>0.074059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2446527777778">
                <text:p>0.074244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429837962963">
                <text:p>0.074429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6150231481481">
                <text:p>0.0746150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8002083333333">
                <text:p>0.074800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9853935185185">
                <text:p>0.0749853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1705787037037">
                <text:p>0.075170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3557638888889">
                <text:p>0.075355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409606481481">
                <text:p>0.075540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261458333333">
                <text:p>0.075726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9113194444444">
                <text:p>0.0759113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0965046296296">
                <text:p>0.076096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816782407407">
                <text:p>0.0762816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66875">
                <text:p>0.07646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6520486111111">
                <text:p>0.0766520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372337962963">
                <text:p>0.07683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0224305555556">
                <text:p>0.0770224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2076041666667">
                <text:p>0.0772076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3927893518519">
                <text:p>0.0773927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577974537037">
                <text:p>0.077577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7631828703704">
                <text:p>0.077763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9483449074074">
                <text:p>0.0779483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335300925926">
                <text:p>0.0781335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3187268518519">
                <text:p>0.078318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503912037037">
                <text:p>0.078503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6890972222222">
                <text:p>0.078689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742824074074">
                <text:p>0.0788742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0594560185185">
                <text:p>0.0790594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2446643518518">
                <text:p>0.0792446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429837962963">
                <text:p>0.079429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6150231481482">
                <text:p>0.0796150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8002083333333">
                <text:p>0.079800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9853935185185">
                <text:p>0.0799853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1705787037037">
                <text:p>0.080170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557638888889">
                <text:p>0.080355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5409490740741">
                <text:p>0.0805409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7261226851852">
                <text:p>0.0807261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9113310185185">
                <text:p>0.080911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0965046296296">
                <text:p>0.081096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2816782407407">
                <text:p>0.0812816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4668865740741">
                <text:p>0.081466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6520486111111">
                <text:p>0.0816520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8372337962963">
                <text:p>0.08183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0224189814815">
                <text:p>0.0820224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2076041666667">
                <text:p>0.0822076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3928009259259">
                <text:p>0.0823928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577974537037">
                <text:p>0.082577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7631712962963">
                <text:p>0.082763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9483680555556">
                <text:p>0.082948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1335416666667">
                <text:p>0.083133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3187152777778">
                <text:p>0.0833187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503900462963">
                <text:p>0.083503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6890856481482">
                <text:p>0.0836890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8742708333333">
                <text:p>0.0838742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0594560185185">
                <text:p>0.0840594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2446527777778">
                <text:p>0.084244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429837962963">
                <text:p>0.084429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6150115740741">
                <text:p>0.0846150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8001967592593">
                <text:p>0.0848001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9853819444444">
                <text:p>0.0849853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1705787037037">
                <text:p>0.085170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3557638888889">
                <text:p>0.085355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5409375">
                <text:p>0.085540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7261342592593">
                <text:p>0.0857261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9113078703704">
                <text:p>0.0859113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0965046296296">
                <text:p>0.086096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2816898148148">
                <text:p>0.086281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466875">
                <text:p>0.08646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6520717592593">
                <text:p>0.086652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8372453703704">
                <text:p>0.086837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0224421296296">
                <text:p>0.087022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2076041666667">
                <text:p>0.0872076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3928125">
                <text:p>0.08739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5779861111111">
                <text:p>0.0875779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7631712962963">
                <text:p>0.0877631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9483680555556">
                <text:p>0.087948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1335300925926">
                <text:p>0.0881335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3187152777778">
                <text:p>0.0883187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5039236111111">
                <text:p>0.088503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6890972222222">
                <text:p>0.088689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8742708333333">
                <text:p>0.08887427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0594791666667">
                <text:p>0.089059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2446412037037">
                <text:p>0.0892446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429849537037">
                <text:p>0.08942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6150347222222">
                <text:p>0.089615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8002083333333">
                <text:p>0.0898002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9853819444444">
                <text:p>0.08998538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1705787037037">
                <text:p>0.090170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3557638888889">
                <text:p>0.090355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5409606481481">
                <text:p>0.090540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7261458333333">
                <text:p>0.090726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9113194444444">
                <text:p>0.0909113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0964930555556">
                <text:p>0.09109649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2816782407407">
                <text:p>0.09128167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4668634259259">
                <text:p>0.09146686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6520486111111">
                <text:p>0.09165204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8372337962963">
                <text:p>0.0918372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0224189814815">
                <text:p>0.0920224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2076041666667">
                <text:p>0.09220760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3927893518519">
                <text:p>0.09239278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577974537037">
                <text:p>0.092577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7631828703704">
                <text:p>0.092763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9483449074074">
                <text:p>0.0929483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1335532407407">
                <text:p>0.093133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3187152777778">
                <text:p>0.09331871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503900462963">
                <text:p>0.093503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6891087962963">
                <text:p>0.093689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8742939814815">
                <text:p>0.093874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0594560185185">
                <text:p>0.09405945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2446412037037">
                <text:p>0.0942446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429849537037">
                <text:p>0.094429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6150115740741">
                <text:p>0.09461501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8001967592593">
                <text:p>0.09480019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9853819444444">
                <text:p>0.09498538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1705902777778">
                <text:p>0.095170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355775462963">
                <text:p>0.095355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5409375">
                <text:p>0.095540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7261458333333">
                <text:p>0.095726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9113310185185">
                <text:p>0.095911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0965046296296">
                <text:p>0.0960965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2816782407407">
                <text:p>0.09628167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4668865740741">
                <text:p>0.096466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6520717592593">
                <text:p>0.096652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8372337962963">
                <text:p>0.0968372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0224421296296">
                <text:p>0.097022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2076041666667">
                <text:p>0.09720760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3928125">
                <text:p>0.097392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577974537037">
                <text:p>0.097577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7631597222222">
                <text:p>0.09776315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9483680555556">
                <text:p>0.097948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1335532407407">
                <text:p>0.098133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3187152777778">
                <text:p>0.09831871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503900462963">
                <text:p>0.098503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6890856481482">
                <text:p>0.0986890856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8742824074074">
                <text:p>0.0988742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0594791666667">
                <text:p>0.099059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2446412037037">
                <text:p>0.0992446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4298263888889">
                <text:p>0.09942982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6150115740741">
                <text:p>0.09961501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8001967592592">
                <text:p>0.099800196759259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9853819444444">
                <text:p>0.09998538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17056712963">
                <text:p>0.1001705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355752314815">
                <text:p>0.1003557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540960648148">
                <text:p>0.100540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726145833333">
                <text:p>0.100726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91130787037">
                <text:p>0.1009113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096516203704">
                <text:p>0.101096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281701388889">
                <text:p>0.101281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466863425926">
                <text:p>0.1014668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652048611111">
                <text:p>0.1016520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837233796296">
                <text:p>0.101837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02244212963">
                <text:p>0.102022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207604166667">
                <text:p>0.1022076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392789351852">
                <text:p>0.1023927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577997685185">
                <text:p>0.102577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763171296296">
                <text:p>0.102763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948356481481">
                <text:p>0.102948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133553240741">
                <text:p>0.103133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318715277778">
                <text:p>0.1033187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503923611111">
                <text:p>0.103503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689085648148">
                <text:p>0.1036890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874293981481">
                <text:p>0.103874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059479166667">
                <text:p>0.104059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244652777778">
                <text:p>0.104244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429826388889">
                <text:p>0.1044298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615011574074">
                <text:p>0.1046150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800208333333">
                <text:p>0.104800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985381944444">
                <text:p>0.1049853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17056712963">
                <text:p>0.1051705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355775462963">
                <text:p>0.105355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540960648148">
                <text:p>0.105540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726122685185">
                <text:p>0.1057261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91130787037">
                <text:p>0.1059113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09650462963">
                <text:p>0.10609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281678240741">
                <text:p>0.1062816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466886574074">
                <text:p>0.106466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652048611111">
                <text:p>0.1066520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837233796296">
                <text:p>0.106837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02244212963">
                <text:p>0.107022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207604166667">
                <text:p>0.1072076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392800925926">
                <text:p>0.1073928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577997685185">
                <text:p>0.107577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763159722222">
                <text:p>0.107763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948344907407">
                <text:p>0.1079483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133530092593">
                <text:p>0.1081335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318715277778">
                <text:p>0.1083187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503923611111">
                <text:p>0.108503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689085648148">
                <text:p>0.1086890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874270833333">
                <text:p>0.1088742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059456018519">
                <text:p>0.10905945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244641203704">
                <text:p>0.1092446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429826388889">
                <text:p>0.1094298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615011574074">
                <text:p>0.1096150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800196759259">
                <text:p>0.1098001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985405092593">
                <text:p>0.109985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17056712963">
                <text:p>0.1101705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355763888889">
                <text:p>0.1103557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5409375">
                <text:p>0.110540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726122685185">
                <text:p>0.1107261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91130787037">
                <text:p>0.1109113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096516203704">
                <text:p>0.111096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281701388889">
                <text:p>0.111281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466863425926">
                <text:p>0.111466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652048611111">
                <text:p>0.1116520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837233796296">
                <text:p>0.111837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022430555556">
                <text:p>0.112022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207604166667">
                <text:p>0.1122076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3928125">
                <text:p>0.112392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577997685185">
                <text:p>0.112577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763171296296">
                <text:p>0.1127631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948344907407">
                <text:p>0.1129483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133530092593">
                <text:p>0.1131335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318715277778">
                <text:p>0.1133187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503923611111">
                <text:p>0.113503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689108796296">
                <text:p>0.113689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874270833333">
                <text:p>0.1138742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059456018519">
                <text:p>0.11405945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244641203704">
                <text:p>0.1142446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429826388889">
                <text:p>0.1144298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615034722222">
                <text:p>0.114615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800208333333">
                <text:p>0.1148002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985381944444">
                <text:p>0.1149853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17056712963">
                <text:p>0.1151705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355752314815">
                <text:p>0.1153557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5409375">
                <text:p>0.1155409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726145833333">
                <text:p>0.115726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91130787037">
                <text:p>0.1159113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096493055556">
                <text:p>0.1160964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281678240741">
                <text:p>0.1162816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466863425926">
                <text:p>0.116466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652060185185">
                <text:p>0.1166520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837233796296">
                <text:p>0.1168372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022418981481">
                <text:p>0.1170224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207615740741">
                <text:p>0.117207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392789351852">
                <text:p>0.1173927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577997685185">
                <text:p>0.117577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763159722222">
                <text:p>0.117763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948344907407">
                <text:p>0.1179483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133530092593">
                <text:p>0.1181335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318715277778">
                <text:p>0.1183187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503900462963">
                <text:p>0.1185039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689085648148">
                <text:p>0.1186890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874270833333">
                <text:p>0.1188742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059456018519">
                <text:p>0.11905945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244641203704">
                <text:p>0.1192446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429826388889">
                <text:p>0.1194298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615011574074">
                <text:p>0.1196150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800196759259">
                <text:p>0.1198001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985393518519">
                <text:p>0.1199853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17056712963">
                <text:p>0.1201705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355763888889">
                <text:p>0.1203557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5409375">
                <text:p>0.1205409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726122685185">
                <text:p>0.1207261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91130787037">
                <text:p>0.1209113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096493055556">
                <text:p>0.1210964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281678240741">
                <text:p>0.1212816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466863425926">
                <text:p>0.121466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652048611111">
                <text:p>0.1216520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37233796296">
                <text:p>0.1218372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022418981481">
                <text:p>0.1220224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207604166667">
                <text:p>0.1222076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392789351852">
                <text:p>0.1223927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577974537037">
                <text:p>0.1225779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763159722222">
                <text:p>0.1227631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948368055556">
                <text:p>0.122948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133530092593">
                <text:p>0.1231335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318715277778">
                <text:p>0.1233187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503900462963">
                <text:p>0.1235039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689085648148">
                <text:p>0.1236890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874270833333">
                <text:p>0.1238742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059467592593">
                <text:p>0.12405946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244641203704">
                <text:p>0.1242446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429826388889">
                <text:p>0.1244298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615023148148">
                <text:p>0.1246150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800196759259">
                <text:p>0.1248001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85405092593">
                <text:p>0.124985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7056712963">
                <text:p>0.1251705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355752314815">
                <text:p>0.1253557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5409375">
                <text:p>0.1255409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726122685185">
                <text:p>0.1257261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91130787037">
                <text:p>0.1259113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096516203704">
                <text:p>0.126096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281678240741">
                <text:p>0.1262816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66875">
                <text:p>0.12646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652071759259">
                <text:p>0.126652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837233796296">
                <text:p>0.1268372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7022418981481">
                <text:p>0.1270224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7207604166667">
                <text:p>0.1272076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392789351852">
                <text:p>0.1273927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577974537037">
                <text:p>0.1275779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763159722222">
                <text:p>0.1277631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948344907407">
                <text:p>0.1279483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133530092593">
                <text:p>0.1281335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318715277778">
                <text:p>0.1283187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503923611111">
                <text:p>0.128503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689108796296">
                <text:p>0.128689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874270833333">
                <text:p>0.1288742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059456018519">
                <text:p>0.12905945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244641203704">
                <text:p>0.1292446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429849537037">
                <text:p>0.129429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615011574074">
                <text:p>0.1296150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800219907407">
                <text:p>0.1298002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985381944444">
                <text:p>0.1299853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17056712963">
                <text:p>0.1301705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355752314815">
                <text:p>0.1303557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540949074074">
                <text:p>0.1305409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726122685185">
                <text:p>0.1307261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91130787037">
                <text:p>0.1309113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096493055556">
                <text:p>0.1310964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281678240741">
                <text:p>0.1312816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466863425926">
                <text:p>0.131466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652071759259">
                <text:p>0.1316520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837256944444">
                <text:p>0.1318372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022418981481">
                <text:p>0.1320224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207615740741">
                <text:p>0.1322076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3928125">
                <text:p>0.132392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577974537037">
                <text:p>0.1325779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763159722222">
                <text:p>0.1327631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948344907407">
                <text:p>0.1329483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133541666667">
                <text:p>0.13313354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318726851852">
                <text:p>0.13331872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503923611111">
                <text:p>0.133503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689085648148">
                <text:p>0.1336890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874270833333">
                <text:p>0.1338742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059479166667">
                <text:p>0.134059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244664351852">
                <text:p>0.1342446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429826388889">
                <text:p>0.1344298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615034722222">
                <text:p>0.1346150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800196759259">
                <text:p>0.1348001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985381944444">
                <text:p>0.13498538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17056712963">
                <text:p>0.1351705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355775462963">
                <text:p>0.135355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5409375">
                <text:p>0.1355409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726134259259">
                <text:p>0.1357261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91130787037">
                <text:p>0.1359113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096493055556">
                <text:p>0.1360964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281678240741">
                <text:p>0.1362816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466863425926">
                <text:p>0.1364668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652060185185">
                <text:p>0.13665206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837233796296">
                <text:p>0.1368372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022418981481">
                <text:p>0.1370224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207615740741">
                <text:p>0.13720761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392789351852">
                <text:p>0.1373927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577997685185">
                <text:p>0.137577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763159722222">
                <text:p>0.1377631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948344907407">
                <text:p>0.13794834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133530092593">
                <text:p>0.1381335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318738425926">
                <text:p>0.138318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503900462963">
                <text:p>0.1385039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689085648148">
                <text:p>0.1386890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874270833333">
                <text:p>0.1388742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059456018519">
                <text:p>0.13905945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244641203704">
                <text:p>0.13924464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429826388889">
                <text:p>0.13942982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615034722222">
                <text:p>0.1396150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800208333333">
                <text:p>0.1398002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985381944444">
                <text:p>0.1399853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170590277778">
                <text:p>0.1401705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355775462963">
                <text:p>0.140355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5409375">
                <text:p>0.1405409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726122685185">
                <text:p>0.1407261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91130787037">
                <text:p>0.14091130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09650462963">
                <text:p>0.141096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281678240741">
                <text:p>0.1412816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466863425926">
                <text:p>0.1414668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652048611111">
                <text:p>0.1416520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837256944444">
                <text:p>0.1418372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022418981481">
                <text:p>0.1420224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207604166667">
                <text:p>0.1422076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3928125">
                <text:p>0.142392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577997685185">
                <text:p>0.142577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76318287037">
                <text:p>0.142763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948356481481">
                <text:p>0.14294835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133553240741">
                <text:p>0.1431335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318738425926">
                <text:p>0.143318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503900462963">
                <text:p>0.1435039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689085648148">
                <text:p>0.1436890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874270833333">
                <text:p>0.1438742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059456018519">
                <text:p>0.14405945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244641203704">
                <text:p>0.14424464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429826388889">
                <text:p>0.14442982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615011574074">
                <text:p>0.14461501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800196759259">
                <text:p>0.1448001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985393518519">
                <text:p>0.144985393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170590277778">
                <text:p>0.1451705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355752314815">
                <text:p>0.14535575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5409375">
                <text:p>0.1455409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726122685185">
                <text:p>0.14572612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911331018519">
                <text:p>0.14591133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096493055556">
                <text:p>0.14609649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281701388889">
                <text:p>0.14628170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466863425926">
                <text:p>0.146466863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652048611111">
                <text:p>0.14665204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837233796296">
                <text:p>0.1468372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022418981481">
                <text:p>0.147022418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207604166667">
                <text:p>0.14720760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3928125">
                <text:p>0.147392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577974537037">
                <text:p>0.14757797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76318287037">
                <text:p>0.147763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948356481481">
                <text:p>0.147948356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133530092593">
                <text:p>0.148133530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318738425926">
                <text:p>0.14831873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503900462963">
                <text:p>0.1485039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689108796296">
                <text:p>0.14868910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874270833333">
                <text:p>0.14887427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059456018518">
                <text:p>0.149059456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244641203704">
                <text:p>0.14924464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429826388889">
                <text:p>0.1494298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615011574074">
                <text:p>0.14961501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800196759259">
                <text:p>0.14980019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985381944444">
                <text:p>0.14998538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17056712963">
                <text:p>0.150170567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355775462963">
                <text:p>0.1503557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540949074074">
                <text:p>0.150540949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726122685185">
                <text:p>0.15072612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911331018519">
                <text:p>0.1509113310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096516203704">
                <text:p>0.1510965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281678240741">
                <text:p>0.15128167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466863425926">
                <text:p>0.151466863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652071759259">
                <text:p>0.151652071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837233796296">
                <text:p>0.151837233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022418981481">
                <text:p>0.152022418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207604166667">
                <text:p>0.15220760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392789351852">
                <text:p>0.15239278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577974537037">
                <text:p>0.1525779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76318287037">
                <text:p>0.15276318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948344907407">
                <text:p>0.15294834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133530092593">
                <text:p>0.15313353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318715277778">
                <text:p>0.15331871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503900462963">
                <text:p>0.1535039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689085648148">
                <text:p>0.153689085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874270833333">
                <text:p>0.153874270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059456018519">
                <text:p>0.1540594560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244652777778">
                <text:p>0.15424465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429826388889">
                <text:p>0.154429826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615011574074">
                <text:p>0.15461501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800196759259">
                <text:p>0.154800196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985381944444">
                <text:p>0.154985381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170590277778">
                <text:p>0.15517059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355775462963">
                <text:p>0.1553557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540960648148">
                <text:p>0.155540960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5726134259259">
                <text:p>0.15572613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91130787037">
                <text:p>0.15591130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096493055556">
                <text:p>0.156096493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281678240741">
                <text:p>0.156281678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6466863425926">
                <text:p>0.156466863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652048611111">
                <text:p>0.15665204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837233796296">
                <text:p>0.156837233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022418981481">
                <text:p>0.157022418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207604166667">
                <text:p>0.15720760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392789351852">
                <text:p>0.157392789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577974537037">
                <text:p>0.1575779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763159722222">
                <text:p>0.157763159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948344907407">
                <text:p>0.157948344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133530092593">
                <text:p>0.158133530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318738425926">
                <text:p>0.15831873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503900462963">
                <text:p>0.158503900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689085648148">
                <text:p>0.158689085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874270833333">
                <text:p>0.158874270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059479166667">
                <text:p>0.159059479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244641203704">
                <text:p>0.159244641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429826388889">
                <text:p>0.159429826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615011574074">
                <text:p>0.15961501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800196759259">
                <text:p>0.159800196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985405092593">
                <text:p>0.159985405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170578703704">
                <text:p>0.160170578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355752314815">
                <text:p>0.160355752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5409375">
                <text:p>0.16054093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726122685185">
                <text:p>0.160726122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91130787037">
                <text:p>0.160911307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096493055556">
                <text:p>0.161096493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281678240741">
                <text:p>0.161281678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466863425926">
                <text:p>0.161466863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652048611111">
                <text:p>0.161652048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837233796296">
                <text:p>0.161837233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022430555556">
                <text:p>0.162022430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207604166667">
                <text:p>0.162207604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392789351852">
                <text:p>0.162392789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577986111111">
                <text:p>0.162577986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763171296296">
                <text:p>0.162763171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948344907407">
                <text:p>0.162948344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133530092593">
                <text:p>0.163133530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318715277778">
                <text:p>0.163318715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503900462963">
                <text:p>0.16350390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689085648148">
                <text:p>0.163689085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874270833333">
                <text:p>0.163874270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059479166667">
                <text:p>0.164059479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244641203704">
                <text:p>0.16424464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429826388889">
                <text:p>0.164429826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615034722222">
                <text:p>0.164615034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800196759259">
                <text:p>0.164800196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985381944444">
                <text:p>0.164985381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170578703704">
                <text:p>0.165170578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355752314815">
                <text:p>0.1653557523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540949074074">
                <text:p>0.165540949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726145833333">
                <text:p>0.1657261458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911319444444">
                <text:p>0.165911319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096493055556">
                <text:p>0.166096493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281689814815">
                <text:p>0.166281689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466863425926">
                <text:p>0.166466863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652048611111">
                <text:p>0.1666520486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83724537037">
                <text:p>0.16683724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02244212963">
                <text:p>0.167022442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207604166667">
                <text:p>0.1672076041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392789351852">
                <text:p>0.1673927893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577974537037">
                <text:p>0.167577974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763159722222">
                <text:p>0.1677631597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948344907407">
                <text:p>0.167948344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133530092593">
                <text:p>0.168133530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318715277778">
                <text:p>0.168318715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503900462963">
                <text:p>0.168503900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689097222222">
                <text:p>0.168689097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874270833333">
                <text:p>0.168874270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059456018519">
                <text:p>0.1690594560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244641203704">
                <text:p>0.169244641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429849537037">
                <text:p>0.16942984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615011574074">
                <text:p>0.169615011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800219907407">
                <text:p>0.169800219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985381944444">
                <text:p>0.169985381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17056712963">
                <text:p>0.170170567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355775462963">
                <text:p>0.170355775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540960648148">
                <text:p>0.170540960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726122685185">
                <text:p>0.170726122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911319444444">
                <text:p>0.170911319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096493055556">
                <text:p>0.171096493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281689814815">
                <text:p>0.171281689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466886574074">
                <text:p>0.171466886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652060185185">
                <text:p>0.171652060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1837233796296">
                <text:p>0.1718372337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022418981481">
                <text:p>0.1720224189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207604166667">
                <text:p>0.1722076041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392789351852">
                <text:p>0.1723927893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577986111111">
                <text:p>0.172577986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763171296296">
                <text:p>0.172763171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948344907407">
                <text:p>0.1729483449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133553240741">
                <text:p>0.173133553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318715277778">
                <text:p>0.173318715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3503912037037">
                <text:p>0.173503912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689085648148">
                <text:p>0.173689085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3874270833333">
                <text:p>0.173874270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059456018519">
                <text:p>0.1740594560185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244641203704">
                <text:p>0.1742446412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429849537037">
                <text:p>0.174429849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615011574074">
                <text:p>0.1746150115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800219907407">
                <text:p>0.1748002199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4985405092593">
                <text:p>0.1749854050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170578703704">
                <text:p>0.175170578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355752314815">
                <text:p>0.1753557523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5409375">
                <text:p>0.1755409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726122685185">
                <text:p>0.1757261226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5911331018519">
                <text:p>0.17591133101851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6096493055556">
                <text:p>0.1760964930555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6281678240741">
                <text:p>0.1762816782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6466863425926">
                <text:p>0.1764668634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6652048611111">
                <text:p>0.1766520486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6837233796296">
                <text:p>0.1768372337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022418981481">
                <text:p>0.1770224189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7207604166667">
                <text:p>0.1772076041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7392789351852">
                <text:p>0.1773927893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7577974537037">
                <text:p>0.1775779745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7763159722222">
                <text:p>0.1777631597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7948344907407">
                <text:p>0.1779483449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8133530092593">
                <text:p>0.1781335300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8318715277778">
                <text:p>0.1783187152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8503900462963">
                <text:p>0.1785039004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8689085648148">
                <text:p>0.1786890856481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78874270833333">
                <text:p>0.1788742708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79059479166667">
                <text:p>0.1790594791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79244641203704">
                <text:p>0.1792446412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79429826388889">
                <text:p>0.17942982638888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79615011574074">
                <text:p>0.1796150115740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79800196759259">
                <text:p>0.1798001967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79985381944444">
                <text:p>0.1799853819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017056712963">
                <text:p>0.1801705671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0355775462963">
                <text:p>0.18035577546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05409375">
                <text:p>0.180540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059880787037">
                <text:p>0.180598807870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